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oacoes_entregu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ENDERECO</text:p>
          </table:table-cell>
          <table:table-cell office:value-type="string">
            <text:p>id</text:p>
          </table:table-cell>
          <table:table-cell office:value-type="string">
            <text:p>nome_ap</text:p>
          </table:table-cell>
          <table:table-cell office:value-type="string">
            <text:p>instituica</text:p>
          </table:table-cell>
        </table:table-row>
        <table:table-row>
          <table:table-cell office:value-type="string">
            <text:p>Avenida Dos sertanistas, 200, Jardim Santo Andr�</text:p>
          </table:table-cell>
          <table:table-cell office:value-type="string">
            <text:p>301868</text:p>
          </table:table-cell>
          <table:table-cell office:value-type="string">
            <text:p>Bairro Jardim Santo Andr� e Jardim S�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Soneto da Fidelidade 14. Jardim Maraca</text:p>
          </table:table-cell>
          <table:table-cell office:value-type="string">
            <text:p>301975</text:p>
          </table:table-cell>
          <table:table-cell office:value-type="string">
            <text:p>Bairros do Cap�o Redo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415, Conjunto Habitacional Instituto Adventista</text:p>
          </table:table-cell>
          <table:table-cell office:value-type="string">
            <text:p>301871</text:p>
          </table:table-cell>
          <table:table-cell office:value-type="string">
            <text:p>Rua da safra 415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 10, Jardim do Alto - S�o Paulo</text:p>
          </table:table-cell>
          <table:table-cell office:value-type="string">
            <text:p>301899</text:p>
          </table:table-cell>
          <table:table-cell office:value-type="string">
            <text:p>Varginha, Parelheiros, Graja�, Jardim Herplin e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� Santa Cruz, 32 Conjunto Habitacional Inacio Monteiro</text:p>
          </table:table-cell>
          <table:table-cell office:value-type="string">
            <text:p>301915</text:p>
          </table:table-cell>
          <table:table-cell office:value-type="string">
            <text:p>Conjunto Habitacional In�cio Monteiro, Cohab Juc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Hilda Prudente Teixeira, 44. Conj. Hab. Nova Uni�o. Jardim Bras�lia</text:p>
          </table:table-cell>
          <table:table-cell office:value-type="string">
            <text:p>300907</text:p>
          </table:table-cell>
          <table:table-cell office:value-type="string">
            <text:p>Jardim Paquet�  -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Verde, 91 - Vila Silvia</text:p>
          </table:table-cell>
          <table:table-cell office:value-type="string">
            <text:p>300901</text:p>
          </table:table-cell>
          <table:table-cell office:value-type="string">
            <text:p>Vila Silvia - S�o Paulo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Flamiano Costa, 582 - Jardim Penha</text:p>
          </table:table-cell>
          <table:table-cell office:value-type="string">
            <text:p>301060</text:p>
          </table:table-cell>
          <table:table-cell office:value-type="string">
            <text:p>Comunidades no Cangaiba/SP e Ermelino Matarazzo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iguel Achiole da Fonseca, 399 - Jardim S�o Paulo (Zona Leste), S�o Paulo - SP</text:p>
          </table:table-cell>
          <table:table-cell office:value-type="string">
            <text:p>300963</text:p>
          </table:table-cell>
          <table:table-cell office:value-type="string">
            <text:p>Jd S�o Paulo, comunidade da Igreja Extreme em Gu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Prado, 93 - Bela Vista - S�o Paulo/SP</text:p>
          </table:table-cell>
          <table:table-cell office:value-type="string">
            <text:p>300976</text:p>
          </table:table-cell>
          <table:table-cell office:value-type="string">
            <text:p>Corti�os e Ocupa��es do Centro da cidade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riente, 505 - Galeria - Loja 2 - Br�s</text:p>
          </table:table-cell>
          <table:table-cell office:value-type="string">
            <text:p>300884</text:p>
          </table:table-cell>
          <table:table-cell office:value-type="string">
            <text:p>Favela de cidade Tiradentes,  Favela Tijuco Preto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cisco de Santa Maria, 1256 - Jardim Colonial</text:p>
          </table:table-cell>
          <table:table-cell office:value-type="string">
            <text:p>300936</text:p>
          </table:table-cell>
          <table:table-cell office:value-type="string">
            <text:p>Jd Colonial S�o Mateus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rillo Puerto, 96</text:p>
          </table:table-cell>
          <table:table-cell office:value-type="string">
            <text:p>300920</text:p>
          </table:table-cell>
          <table:table-cell office:value-type="string">
            <text:p>Atendemos diversas fam�lias na regi�o do Cap�o Re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nte Grande, 167 - Jardim Am�lia</text:p>
          </table:table-cell>
          <table:table-cell office:value-type="string">
            <text:p>301096</text:p>
          </table:table-cell>
          <table:table-cell office:value-type="string">
            <text:p>JD Magdalena e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jeta n�mero 27 ch�cara  Bananal Vila calu</text:p>
          </table:table-cell>
          <table:table-cell office:value-type="string">
            <text:p>300863</text:p>
          </table:table-cell>
          <table:table-cell office:value-type="string">
            <text:p>S�o 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cinio Felini, 97, Ch�cara Fl�rida</text:p>
          </table:table-cell>
          <table:table-cell office:value-type="string">
            <text:p>300959</text:p>
          </table:table-cell>
          <table:table-cell office:value-type="string">
            <text:p>Jardim Aracati, Chacara Bandeirantes, Favela Mur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TOB� REIMBERG, 1C</text:p>
          </table:table-cell>
          <table:table-cell office:value-type="string">
            <text:p>300950</text:p>
          </table:table-cell>
          <table:table-cell office:value-type="string">
            <text:p>RUAS PAINEIRA REIMBERG, RUA JATOB� REIMBERG, RU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�lia da Silva Mendes, 706 - Parque Cocaia</text:p>
          </table:table-cell>
          <table:table-cell office:value-type="string">
            <text:p>301012</text:p>
          </table:table-cell>
          <table:table-cell office:value-type="string">
            <text:p>Comunidade do Parque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na Lu�sa de Jesus, 350 - Jardim Novo Paralheiros - Cep: 04890.530</text:p>
          </table:table-cell>
          <table:table-cell office:value-type="string">
            <text:p>300991</text:p>
          </table:table-cell>
          <table:table-cell office:value-type="string">
            <text:p>Jardim Novo Parelh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 Paissand�, 132, CJ 22, Centro</text:p>
          </table:table-cell>
          <table:table-cell office:value-type="string">
            <text:p>300874</text:p>
          </table:table-cell>
          <table:table-cell office:value-type="string">
            <text:p>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D� N�73 - JARDIM DA CONQUISTA - S�O PAULO - SP</text:p>
          </table:table-cell>
          <table:table-cell office:value-type="string">
            <text:p>300966</text:p>
          </table:table-cell>
          <table:table-cell office:value-type="string">
            <text:p>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ostin Lubert, 1053</text:p>
          </table:table-cell>
          <table:table-cell office:value-type="string">
            <text:p>301005</text:p>
          </table:table-cell>
          <table:table-cell office:value-type="string">
            <text:p>Comunidad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Godofredo Cerqueira Leite,300- Mascarenhas de Moraes</text:p>
          </table:table-cell>
          <table:table-cell office:value-type="string">
            <text:p>301007</text:p>
          </table:table-cell>
          <table:table-cell office:value-type="string">
            <text:p>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Marcelina, 991, Vila Carmosina</text:p>
          </table:table-cell>
          <table:table-cell office:value-type="string">
            <text:p>300071</text:p>
          </table:table-cell>
          <table:table-cell office:value-type="string">
            <text:p>Jardim Maraba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'Boi Gua�u, 622</text:p>
          </table:table-cell>
          <table:table-cell office:value-type="string">
            <text:p>300431</text:p>
          </table:table-cell>
          <table:table-cell office:value-type="string">
            <text:p>Av m boi Gua�u n�mero 622 cep 04949_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�o Nery, 3201 - Jardim Nazareth</text:p>
          </table:table-cell>
          <table:table-cell office:value-type="string">
            <text:p>300789</text:p>
          </table:table-cell>
          <table:table-cell office:value-type="string">
            <text:p>Associa��o  unidos do jangadr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dre Estanislau de Campos, 379 - COHAB I</text:p>
          </table:table-cell>
          <table:table-cell office:value-type="string">
            <text:p>300330</text:p>
          </table:table-cell>
          <table:table-cell office:value-type="string">
            <text:p>COHAB I, COHAB II, Jardim Sinh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capeguara, 84 - Jardim Umarizal</text:p>
          </table:table-cell>
          <table:table-cell office:value-type="string">
            <text:p>300824</text:p>
          </table:table-cell>
          <table:table-cell office:value-type="string">
            <text:p>S�O PAULO - FAM�LIAS CAR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t�rias 325, Imirim</text:p>
          </table:table-cell>
          <table:table-cell office:value-type="string">
            <text:p>300310</text:p>
          </table:table-cell>
          <table:table-cell office:value-type="string">
            <text:p>Favela do p�, Jd Vista Alegre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z, 52</text:p>
          </table:table-cell>
          <table:table-cell office:value-type="string">
            <text:p>300714</text:p>
          </table:table-cell>
          <table:table-cell office:value-type="string">
            <text:p>Associa�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Guelf, 2280 - Jardim da Laranjeira</text:p>
          </table:table-cell>
          <table:table-cell office:value-type="string">
            <text:p>300230</text:p>
          </table:table-cell>
          <table:table-cell office:value-type="string">
            <text:p>Jd pinheirinho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D Arco Roxo, 167</text:p>
          </table:table-cell>
          <table:table-cell office:value-type="string">
            <text:p>300311</text:p>
          </table:table-cell>
          <table:table-cell office:value-type="string">
            <text:p>Vila Jacui e  S�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Schreittmiller, 149 - Trememb�</text:p>
          </table:table-cell>
          <table:table-cell office:value-type="string">
            <text:p>300497</text:p>
          </table:table-cell>
          <table:table-cell office:value-type="string">
            <text:p>Vila albertina , Jardim tremembe ,Jardim S�o Jo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 Mandiore, 37 A, Jardim Camrgo Novo</text:p>
          </table:table-cell>
          <table:table-cell office:value-type="string">
            <text:p>300364</text:p>
          </table:table-cell>
          <table:table-cell office:value-type="string">
            <text:p>Rua Lago Mandiore  n 37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o Cavalcanti, 84, sala 02, Conjunto Habitacional Jos� Bonif�cio</text:p>
          </table:table-cell>
          <table:table-cell office:value-type="string">
            <text:p>300394</text:p>
          </table:table-cell>
          <table:table-cell office:value-type="string">
            <text:p>Favelas, igreja e todos assistidos pela institui�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Odilon Raposo, 01</text:p>
          </table:table-cell>
          <table:table-cell office:value-type="string">
            <text:p>300630</text:p>
          </table:table-cell>
          <table:table-cell office:value-type="string">
            <text:p>Sociedade Amigos Unidos Jd. 3 Cora��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Da Serra, 82,  Garagem Jd Paulistano.</text:p>
          </table:table-cell>
          <table:table-cell office:value-type="string">
            <text:p>300514</text:p>
          </table:table-cell>
          <table:table-cell office:value-type="string">
            <text:p>Jd Paulistano/ Jd Carumb�/ Jd Guarani (Capad�cia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cira Artacho, 47 - Canga�ba</text:p>
          </table:table-cell>
          <table:table-cell office:value-type="string">
            <text:p>300491</text:p>
          </table:table-cell>
          <table:table-cell office:value-type="string">
            <text:p>Favela do Bato, Caixa D�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etalurgicos 1065, sl. 10, Cidade Tiradentes</text:p>
          </table:table-cell>
          <table:table-cell office:value-type="string">
            <text:p>300821</text:p>
          </table:table-cell>
          <table:table-cell office:value-type="string">
            <text:p>Av metalurgicos 1065 cid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i.Mazetti 128</text:p>
          </table:table-cell>
          <table:table-cell office:value-type="string">
            <text:p>300595</text:p>
          </table:table-cell>
          <table:table-cell office:value-type="string">
            <text:p>COMPLEXO IPANEMA 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Vieira da Silva, 98 - Jardim S�o Benedito</text:p>
          </table:table-cell>
          <table:table-cell office:value-type="string">
            <text:p>301249</text:p>
          </table:table-cell>
          <table:table-cell office:value-type="string">
            <text:p>Jardim S�o Benedito (tubo 1 e 2) e bairros adjace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udio Monte Verde n�02,  Jardim Myrna</text:p>
          </table:table-cell>
          <table:table-cell office:value-type="string">
            <text:p>301159</text:p>
          </table:table-cell>
          <table:table-cell office:value-type="string">
            <text:p>Rua Dr Juvenal Hudson Ferreira S/N� (Pra�a Pag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Facchini, 108 - Jardim Anchieta</text:p>
          </table:table-cell>
          <table:table-cell office:value-type="string">
            <text:p>301290</text:p>
          </table:table-cell>
          <table:table-cell office:value-type="string">
            <text:p>Associa��o de Moradores do Jardim Anchi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Carlos Decort, 220 - Jardim S�o Jorge</text:p>
          </table:table-cell>
          <table:table-cell office:value-type="string">
            <text:p>301234</text:p>
          </table:table-cell>
          <table:table-cell office:value-type="string">
            <text:p>JARDIM  S�O JORGE, JARDIM DOMITILA, JARDIM S�O 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avezane, 26 Vila Rodrigues</text:p>
          </table:table-cell>
          <table:table-cell office:value-type="string">
            <text:p>301356</text:p>
          </table:table-cell>
          <table:table-cell office:value-type="string">
            <text:p>extremo sul de s�o paulo, Fund�o, vila rodrigues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scaz Natal, 130 - Vila Natal</text:p>
          </table:table-cell>
          <table:table-cell office:value-type="string">
            <text:p>301324</text:p>
          </table:table-cell>
          <table:table-cell office:value-type="string">
            <text:p>Vila natal zona sul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Newton Braga, 24 - Jardim Jau - Penha</text:p>
          </table:table-cell>
          <table:table-cell office:value-type="string">
            <text:p>301205</text:p>
          </table:table-cell>
          <table:table-cell office:value-type="string">
            <text:p>Rua Coronel Newton Braga n 24 Jd. Jau Penha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efgrem, 1729 - Vila Clementino</text:p>
          </table:table-cell>
          <table:table-cell office:value-type="string">
            <text:p>301297</text:p>
          </table:table-cell>
          <table:table-cell office:value-type="string">
            <text:p>Estamos atendendo comunidades em vulnerabilidade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Pacificador, 288 - Heli�polis</text:p>
          </table:table-cell>
          <table:table-cell office:value-type="string">
            <text:p>301219</text:p>
          </table:table-cell>
          <table:table-cell office:value-type="string">
            <text:p>Heli�polis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�o Florencio Pereira, 247 - Jardim Nardini</text:p>
          </table:table-cell>
          <table:table-cell office:value-type="string">
            <text:p>301160</text:p>
          </table:table-cell>
          <table:table-cell office:value-type="string">
            <text:p>Jd.Nardini -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apor� 76, Itaim paulista</text:p>
          </table:table-cell>
          <table:table-cell office:value-type="string">
            <text:p>301334</text:p>
          </table:table-cell>
          <table:table-cell office:value-type="string">
            <text:p>Favela Agua Vermelha JD.Robru Itaim Paulista  - F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eri Mirim</text:p>
          </table:table-cell>
          <table:table-cell office:value-type="string">
            <text:p>301370</text:p>
          </table:table-cell>
          <table:table-cell office:value-type="string">
            <text:p>Comunidade de Peri Mir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CONJUNTO RESIDENCIAL JOS� BONIF�CIO</text:p>
          </table:table-cell>
          <table:table-cell office:value-type="string">
            <text:p>301134</text:p>
          </table:table-cell>
          <table:table-cell office:value-type="string">
            <text:p>ASSOCIA��O DOS CIDAD�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Jones, 380 - Vila Curu�a</text:p>
          </table:table-cell>
          <table:table-cell office:value-type="string">
            <text:p>301361</text:p>
          </table:table-cell>
          <table:table-cell office:value-type="string">
            <text:p>Jd Pantan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�nego Jos� Maria Fernandes, 356 - Vila Fl�via - S�o Matheus</text:p>
          </table:table-cell>
          <table:table-cell office:value-type="string">
            <text:p>301258</text:p>
          </table:table-cell>
          <table:table-cell office:value-type="string">
            <text:p>Comunidade Vila Fl�via em S�o Matheus -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 95 e 306 -</text:p>
          </table:table-cell>
          <table:table-cell office:value-type="string">
            <text:p>301612</text:p>
          </table:table-cell>
          <table:table-cell office:value-type="string">
            <text:p>Recanto Santo Ant�nio, Jardim Let�cia, Jardim S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Guaruj�, 311</text:p>
          </table:table-cell>
          <table:table-cell office:value-type="string">
            <text:p>301710</text:p>
          </table:table-cell>
          <table:table-cell office:value-type="string">
            <text:p>Bairro do Jardim Guaruj� e adjac�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st�o, 197</text:p>
          </table:table-cell>
          <table:table-cell office:value-type="string">
            <text:p>301755</text:p>
          </table:table-cell>
          <table:table-cell office:value-type="string">
            <text:p>Fam�lias da regi�o do Jardim Planalto, Parque 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tina, 1525, Vila Carr�o</text:p>
          </table:table-cell>
          <table:table-cell office:value-type="string">
            <text:p>301490</text:p>
          </table:table-cell>
          <table:table-cell office:value-type="string">
            <text:p>Jd Santo Eduardo e Jd Sinh� Z/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Madrugada, 40</text:p>
          </table:table-cell>
          <table:table-cell office:value-type="string">
            <text:p>301432</text:p>
          </table:table-cell>
          <table:table-cell office:value-type="string">
            <text:p>Instituto Formando Atletas Bons de Bola  COHAB Te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Cavalgada, 527 - Jardim Julieta</text:p>
          </table:table-cell>
          <table:table-cell office:value-type="string">
            <text:p>301675</text:p>
          </table:table-cell>
          <table:table-cell office:value-type="string">
            <text:p>Rua da Cavalgada, 527 Jd. Julieta CEP 02161-030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� Serra Encantada, 218, Conjunto Habitacional Inacio Monteiro</text:p>
          </table:table-cell>
          <table:table-cell office:value-type="string">
            <text:p>301699</text:p>
          </table:table-cell>
          <table:table-cell office:value-type="string">
            <text:p>Rua: Guaianases, Jd N�lia conj habitacional, parq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��o Agalopada, 204 - Conjunto Habitacional Ant�nio Estev�o de Carvalho</text:p>
          </table:table-cell>
          <table:table-cell office:value-type="string">
            <text:p>301730</text:p>
          </table:table-cell>
          <table:table-cell office:value-type="string">
            <text:p>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ogo Gon�alves La�o 136 - Jardim Romano</text:p>
          </table:table-cell>
          <table:table-cell office:value-type="string">
            <text:p>301609</text:p>
          </table:table-cell>
          <table:table-cell office:value-type="string">
            <text:p>Jardim Romano. S�o Paulo.700 fam�l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�o Barbosa Rabelo, 48, Casa 2, Jardim Romano</text:p>
          </table:table-cell>
          <table:table-cell office:value-type="string">
            <text:p>301795</text:p>
          </table:table-cell>
          <table:table-cell office:value-type="string">
            <text:p>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stavo paiva, 31</text:p>
          </table:table-cell>
          <table:table-cell office:value-type="string">
            <text:p>302200</text:p>
          </table:table-cell>
          <table:table-cell office:value-type="string">
            <text:p>comunidade loc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Luiz Rodrigues Filho, 100 -  Mascarenhas de Moraes</text:p>
          </table:table-cell>
          <table:table-cell office:value-type="string">
            <text:p>302437</text:p>
          </table:table-cell>
          <table:table-cell office:value-type="string">
            <text:p>Mascarenhas de Moraes 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taviano Alves de Lima, 1881</text:p>
          </table:table-cell>
          <table:table-cell office:value-type="string">
            <text:p>302367</text:p>
          </table:table-cell>
          <table:table-cell office:value-type="string">
            <text:p>Comunidade do Pique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Dep. Emilio Carlos, 3774, Vl. nova Cachoeirinha</text:p>
          </table:table-cell>
          <table:table-cell office:value-type="string">
            <text:p>302425</text:p>
          </table:table-cell>
          <table:table-cell office:value-type="string">
            <text:p>Direitos Humanos,Engeheiro Caetano e adje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Ermelino Matarazzo, S�o Miguel Paulista, Itaim P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� Pessota, 14-B - Pq. Santa Rita em frente ao n� 625.</text:p>
          </table:table-cell>
          <table:table-cell office:value-type="string">
            <text:p>302284</text:p>
          </table:table-cell>
          <table:table-cell office:value-type="string">
            <text:p>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me Fingerman, 25, Pq. Santo Antonio</text:p>
          </table:table-cell>
          <table:table-cell office:value-type="string">
            <text:p>302615</text:p>
          </table:table-cell>
          <table:table-cell office:value-type="string">
            <text:p>Jardim Aracati - Ch�cara Fl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o Pires Silva, 149, Jardim Bras�lia</text:p>
          </table:table-cell>
          <table:table-cell office:value-type="string">
            <text:p>302627</text:p>
          </table:table-cell>
          <table:table-cell office:value-type="string">
            <text:p>COMUNIDADE JARDIM BRASI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13, 68 - MONTE VERDE</text:p>
          </table:table-cell>
          <table:table-cell office:value-type="string">
            <text:p>11212</text:p>
          </table:table-cell>
          <table:table-cell office:value-type="string">
            <text:p>MONTE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�CIO CURY, 36 - ITAQUERA</text:p>
          </table:table-cell>
          <table:table-cell office:value-type="string">
            <text:p>11213</text:p>
          </table:table-cell>
          <table:table-cell office:value-type="string">
            <text:p>FAV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Metal�rgicos, 1065 - Cidade Tiradentes</text:p>
          </table:table-cell>
          <table:table-cell office:value-type="string">
            <text:p>11214</text:p>
          </table:table-cell>
          <table:table-cell office:value-type="string">
            <text:p>VILMA FL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tiba do  Sul, 750 - Vista Alegre</text:p>
          </table:table-cell>
          <table:table-cell office:value-type="string">
            <text:p>11215</text:p>
          </table:table-cell>
          <table:table-cell office:value-type="string">
            <text:p>COMUNIDADE JARDIM VISTA ALEG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tal Bazille, 2118</text:p>
          </table:table-cell>
          <table:table-cell office:value-type="string">
            <text:p>11217</text:p>
          </table:table-cell>
          <table:table-cell office:value-type="string">
            <text:p>CHAPARRAL (14 BLOCO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Kampala, 200 - Penha</text:p>
          </table:table-cell>
          <table:table-cell office:value-type="string">
            <text:p>11218</text:p>
          </table:table-cell>
          <table:table-cell office:value-type="string">
            <text:p>TIQUATIRA I E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adre Nildo do Amaral, 720</text:p>
          </table:table-cell>
          <table:table-cell office:value-type="string">
            <text:p>11219</text:p>
          </table:table-cell>
          <table:table-cell office:value-type="string">
            <text:p>BOTUCAT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�o Carlos Ferreira, 525 - Boa Esperan�a</text:p>
          </table:table-cell>
          <table:table-cell office:value-type="string">
            <text:p>11220</text:p>
          </table:table-cell>
          <table:table-cell office:value-type="string">
            <text:p>RESIDENCIAL LUCI VAL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�cio Cury, 36 - Itaquera</text:p>
          </table:table-cell>
          <table:table-cell office:value-type="string">
            <text:p>11221</text:p>
          </table:table-cell>
          <table:table-cell office:value-type="string">
            <text:p>MIGUEL IN�CIO CURY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popemba, 2908</text:p>
          </table:table-cell>
          <table:table-cell office:value-type="string">
            <text:p>11222</text:p>
          </table:table-cell>
          <table:table-cell office:value-type="string">
            <text:p>TERCEIRA DIVIS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231-Trav. Raimundo de Bezerra Lima, 100</text:p>
          </table:table-cell>
          <table:table-cell office:value-type="string">
            <text:p>11223</text:p>
          </table:table-cell>
          <table:table-cell office:value-type="string">
            <text:p>TIRO AO POMBO / MOSSOB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, 110 - Parque Dorot�ia</text:p>
          </table:table-cell>
          <table:table-cell office:value-type="string">
            <text:p>11224</text:p>
          </table:table-cell>
          <table:table-cell office:value-type="string">
            <text:p>JARDIM RUBILE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r� Dias, 83, Jardim Boa Vista</text:p>
          </table:table-cell>
          <table:table-cell office:value-type="string">
            <text:p>11226</text:p>
          </table:table-cell>
          <table:table-cell office:value-type="string">
            <text:p>Jardim Boa Vista - Butant�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orio Franco Vilhene, 1099 - Vila Nova Curu�a</text:p>
          </table:table-cell>
          <table:table-cell office:value-type="string">
            <text:p>11227</text:p>
          </table:table-cell>
          <table:table-cell office:value-type="string">
            <text:p>Osorio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ma Entre Verdes, 129 - Vila Nova Curu��</text:p>
          </table:table-cell>
          <table:table-cell office:value-type="string">
            <text:p>11228</text:p>
          </table:table-cell>
          <table:table-cell office:value-type="string">
            <text:p>Osorio 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on Maria Gacceone, 279 - Rio Pequeno</text:p>
          </table:table-cell>
          <table:table-cell office:value-type="string">
            <text:p>11229</text:p>
          </table:table-cell>
          <table:table-cell office:value-type="string">
            <text:p>Favela 101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 Poeta, 26, Jardim Julieta</text:p>
          </table:table-cell>
          <table:table-cell office:value-type="string">
            <text:p>11230</text:p>
          </table:table-cell>
          <table:table-cell office:value-type="string">
            <text:p>Comunidade do Viol�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, 701, Parais�polis</text:p>
          </table:table-cell>
          <table:table-cell office:value-type="string">
            <text:p>1178</text:p>
          </table:table-cell>
          <table:table-cell office:value-type="string">
            <text:p>Condom�nio M - PARAIS�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�o amos Comenius, 449, Jardim S�o Bernardo</text:p>
          </table:table-cell>
          <table:table-cell office:value-type="string">
            <text:p>11231</text:p>
          </table:table-cell>
          <table:table-cell office:value-type="string">
            <text:p>Jardim Sao Bernar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ra�a Machacaris, n 59, Vila aymor�, Itaim Paulista</text:p>
          </table:table-cell>
          <table:table-cell office:value-type="string">
            <text:p>11232</text:p>
          </table:table-cell>
          <table:table-cell office:value-type="string">
            <text:p>Vila Aimor�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�nio Pav�o 17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�nio Pav�o 18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Leme 5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onio Burlini, s/n</text:p>
          </table:table-cell>
          <table:table-cell office:value-type="string">
            <text:p>11233</text:p>
          </table:table-cell>
          <table:table-cell office:value-type="string">
            <text:p>Jardim S�o Judas Tad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orinha, 04</text:p>
          </table:table-cell>
          <table:table-cell office:value-type="string">
            <text:p>11234</text:p>
          </table:table-cell>
          <table:table-cell office:value-type="string">
            <text:p>Comunidade do Por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�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�rio, 292 - Rep�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 - SACOM�</text:p>
          </table:table-cell>
          <table:table-cell office:value-type="string">
            <text:p>12132</text:p>
          </table:table-cell>
          <table:table-cell office:value-type="string">
            <text:p>GARMIC - Grupo de Articula��o para a Conquista da Moradia do Idoso da Capit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BONIF�CIO, 395 - CENTRO HIST�RICO</text:p>
          </table:table-cell>
          <table:table-cell office:value-type="string">
            <text:p>12145</text:p>
          </table:table-cell>
          <table:table-cell office:value-type="string">
            <text:p>MOVIMENTO ESTADUAL DA POPULA��O EM SITUA��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�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�</text:p>
          </table:table-cell>
          <table:table-cell office:value-type="string">
            <text:p>12101</text:p>
          </table:table-cell>
          <table:table-cell office:value-type="string">
            <text:p>�frica do Cor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�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�rios de S�o Carlos - Miss�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��O SENEGALESA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�o de Itapetininga, 255 - Conjunto 104 - Rep�blica</text:p>
          </table:table-cell>
          <table:table-cell office:value-type="string">
            <text:p>12133</text:p>
          </table:table-cell>
          <table:table-cell office:value-type="string">
            <text:p>Associa��o dos Angolanos em S�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o Teodoro, 1052 - Br�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�NIO ESTEV�O DE CARVALHO</text:p>
          </table:table-cell>
          <table:table-cell office:value-type="string">
            <text:p>12105</text:p>
          </table:table-cell>
          <table:table-cell office:value-type="string">
            <text:p>ASSOCIA��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18</text:p>
          </table:table-cell>
          <table:table-cell office:value-type="string">
            <text:p>Popula��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�s da Rocha Cardoso refer�ncia esta��o CPTM DO ITAIM PAULISTA</text:p>
          </table:table-cell>
          <table:table-cell office:value-type="string">
            <text:p>12119</text:p>
          </table:table-cell>
          <table:table-cell office:value-type="string">
            <text:p>Popula��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ovo Oriente do Piau�, 160, Vila Silvia, Canga�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��o dos Idosos de Sapopem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�RIOS</text:p>
          </table:table-cell>
          <table:table-cell office:value-type="string">
            <text:p>12147</text:p>
          </table:table-cell>
          <table:table-cell office:value-type="string">
            <text:p>ASSOCIA��O JAIME AB�LIO DE S�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�s</text:p>
          </table:table-cell>
          <table:table-cell office:value-type="string">
            <text:p>12155</text:p>
          </table:table-cell>
          <table:table-cell office:value-type="string">
            <text:p>A��o Educativa, Assessoria, Pesquisa e Inform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�nimo Furtado, 796 - Jardim Modelo</text:p>
          </table:table-cell>
          <table:table-cell office:value-type="string">
            <text:p>12156</text:p>
          </table:table-cell>
          <table:table-cell office:value-type="string">
            <text:p>Associa��o Social, Educacional e Cultural Novos Rumos - Comunidade Jardim Modelo Favela da Po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Dias da Costa , Jardim Colombo</text:p>
          </table:table-cell>
          <table:table-cell office:value-type="string">
            <text:p>12111</text:p>
          </table:table-cell>
          <table:table-cell office:value-type="string">
            <text:p>CDC Prestes Maia (Clube da Comunidade Pref Francisc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�RIO DE CAMPOS, 191 - AMERICAN�POLIS</text:p>
          </table:table-cell>
          <table:table-cell office:value-type="string">
            <text:p>12116</text:p>
          </table:table-cell>
          <table:table-cell office:value-type="string">
            <text:p>PAR�QUIA S�O BENT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�TIO REPRESA</text:p>
          </table:table-cell>
          <table:table-cell office:value-type="string">
            <text:p>12136</text:p>
          </table:table-cell>
          <table:table-cell office:value-type="string">
            <text:p>ASSOCIA��O BENEFICENTE CANTINHO DA TERCEIRA IDA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�cara Santo Amaro</text:p>
          </table:table-cell>
          <table:table-cell office:value-type="string">
            <text:p>12138</text:p>
          </table:table-cell>
          <table:table-cell office:value-type="string">
            <text:p>Associa��o Beneficente Guilhermina Maria de Jesu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�stica do Jaragu�, 3750 - Vila Jaragu�, S�o Paulo</text:p>
          </table:table-cell>
          <table:table-cell office:value-type="string">
            <text:p>12157</text:p>
          </table:table-cell>
          <table:table-cell office:value-type="string">
            <text:p>Territ�rio Indigena do Jaragu�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�o Lang, 153 - Cip� do Meio, S�o Paulo - SP</text:p>
          </table:table-cell>
          <table:table-cell office:value-type="string">
            <text:p>12158</text:p>
          </table:table-cell>
          <table:table-cell office:value-type="string">
            <text:p>Territ�rio Indigena do Tenond� Por� - Parelh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errit�rio Ind�gena Aldeia Tekoa Yyrex�k� - Estrada Engenheiro Marsilac</text:p>
          </table:table-cell>
          <table:table-cell office:value-type="string">
            <text:p>12159</text:p>
          </table:table-cell>
          <table:table-cell office:value-type="string">
            <text:p>Territ�rio Indigena de Tekoa Yyrex�k� -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�o de Itapetininga, 255 - Conjunto 104 - Rep�blica</text:p>
          </table:table-cell>
          <table:table-cell office:value-type="string">
            <text:p>12133</text:p>
          </table:table-cell>
          <table:table-cell office:value-type="string">
            <text:p>Associa��o dos Angolanos em S�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��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�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o Teodoro, 1052 - Br�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�rio, 292 - Rep�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 BONIF�CIO, 395 - CENTRO HIST�RICO</text:p>
          </table:table-cell>
          <table:table-cell office:value-type="string">
            <text:p>12145</text:p>
          </table:table-cell>
          <table:table-cell office:value-type="string">
            <text:p>MOVIMENTO ESTADUAL DA POPULA��O EM SITUA��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olidonio Leite, 1890,  Vila Ivone</text:p>
          </table:table-cell>
          <table:table-cell office:value-type="string">
            <text:p>12160</text:p>
          </table:table-cell>
          <table:table-cell office:value-type="string">
            <text:p>Associa��o Comunit�ria M�o Ami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�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�</text:p>
          </table:table-cell>
          <table:table-cell office:value-type="string">
            <text:p>12101</text:p>
          </table:table-cell>
          <table:table-cell office:value-type="string">
            <text:p>�frica do Cor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�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�rios de S�o Carlos - Miss�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�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��O SENEGALESA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��O SENEGALESA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 - Ermelino Matarazzo</text:p>
          </table:table-cell>
          <table:table-cell office:value-type="string">
            <text:p>12152</text:p>
          </table:table-cell>
          <table:table-cell office:value-type="string">
            <text:p>CENTRO DE PROMO��O HUMANA LAR VICENTINO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��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�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�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�o e Emo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��o. Endere�o: R. Visc. de Parna�ba, 1316 - Mooca, S�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�a da Am�rica Latina-P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�s</text:p>
          </table:table-cell>
          <table:table-cell office:value-type="string">
            <text:p>12155</text:p>
          </table:table-cell>
          <table:table-cell office:value-type="string">
            <text:p>A��o Educativa, Assessoria, Pesquisa e Informa��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RANCISCO JUSTINO AZEVEDO, 79 - ACLIMA��O</text:p>
          </table:table-cell>
          <table:table-cell office:value-type="string">
            <text:p>13156</text:p>
          </table:table-cell>
          <table:table-cell office:value-type="string">
            <text:p>SASF (SAS S�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�NIO, 371 - CONJUNTO PROMORAR RIO CLARO</text:p>
          </table:table-cell>
          <table:table-cell office:value-type="string">
            <text:p>13157</text:p>
          </table:table-cell>
          <table:table-cell office:value-type="string">
            <text:p>SASF S�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SASF DOM M�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� PRETO, 233 - JARDIM PANORAMA</text:p>
          </table:table-cell>
          <table:table-cell office:value-type="string">
            <text:p>13159</text:p>
          </table:table-cell>
          <table:table-cell office:value-type="string">
            <text:p>SASF S�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�rio, 175 - Tatuap�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�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�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, Cidade Tiradentes</text:p>
          </table:table-cell>
          <table:table-cell office:value-type="string">
            <text:p>13117</text:p>
          </table:table-cell>
          <table:table-cell office:value-type="string">
            <text:p>SASF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 - S�tio dos Pereiras</text:p>
          </table:table-cell>
          <table:table-cell office:value-type="string">
            <text:p>13118</text:p>
          </table:table-cell>
          <table:table-cell office:value-type="string">
            <text:p>SASF UBUNTU - CASA DA HUMAN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SASF PONTE RAS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�O FRANCISCO DO HUMAIT�, 107 - PARQUE TIET�</text:p>
          </table:table-cell>
          <table:table-cell office:value-type="string">
            <text:p>13121</text:p>
          </table:table-cell>
          <table:table-cell office:value-type="string">
            <text:p>SASF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�, 1740 - VILA S�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��O DO EX�LIO, 210 - JARDIM S�O SAV�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Jos� Bonif�cio</text:p>
          </table:table-cell>
          <table:table-cell office:value-type="string">
            <text:p>13126</text:p>
          </table:table-cell>
          <table:table-cell office:value-type="string">
            <text:p>SASF JOS� BONIF�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SASF PARQUE DO CARMO �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lmiro Leal da Costa, 22 - Jd. Das Oliveiras, Itaim Paulista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�o Luis, Itaim Paulista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�� Velha</text:p>
          </table:table-cell>
          <table:table-cell office:value-type="string">
            <text:p>13130</text:p>
          </table:table-cell>
          <table:table-cell office:value-type="string">
            <text:p>SASF CURU��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�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�� - CASA DA FAM�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�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, Ja�an�</text:p>
          </table:table-cell>
          <table:table-cell office:value-type="string">
            <text:p>13133</text:p>
          </table:table-cell>
          <table:table-cell office:value-type="string">
            <text:p>SASF JA�AN�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�</text:p>
          </table:table-cell>
          <table:table-cell office:value-type="string">
            <text:p>13134</text:p>
          </table:table-cell>
          <table:table-cell office:value-type="string">
            <text:p>SASF TREMEMB�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d. Vera Cruz - Jd Angela</text:p>
          </table:table-cell>
          <table:table-cell office:value-type="string">
            <text:p>13135</text:p>
          </table:table-cell>
          <table:table-cell office:value-type="string">
            <text:p>SASF JARDIM �NGEL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aquandava, 17 - CIidade Ipava - Jd Angela</text:p>
          </table:table-cell>
          <table:table-cell office:value-type="string">
            <text:p>13136</text:p>
          </table:table-cell>
          <table:table-cell office:value-type="string">
            <text:p>SASF JARDIM �NGEL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mendador Santana, 1932 - Jd. S�o Jos� - Jd Angela</text:p>
          </table:table-cell>
          <table:table-cell office:value-type="string">
            <text:p>13137</text:p>
          </table:table-cell>
          <table:table-cell office:value-type="string">
            <text:p>SASF JARDIM �NGELA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284, Jardim Angela</text:p>
          </table:table-cell>
          <table:table-cell office:value-type="string">
            <text:p>13138</text:p>
          </table:table-cell>
          <table:table-cell office:value-type="string">
            <text:p>SASF JARDIM �NGEL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�NIO DE FRANCO, 22 - JARDIM S�O LUIZ</text:p>
          </table:table-cell>
          <table:table-cell office:value-type="string">
            <text:p>13139</text:p>
          </table:table-cell>
          <table:table-cell office:value-type="string">
            <text:p>SASF S�O LUIZ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 - PARQUE SANTO ANT�NIO</text:p>
          </table:table-cell>
          <table:table-cell office:value-type="string">
            <text:p>13140</text:p>
          </table:table-cell>
          <table:table-cell office:value-type="string">
            <text:p>SASF JARDIM S�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307 - CONJ. 181 - CERQUEIRA C�SAR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�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�v�o Montebello, 556 - Freguesia do �</text:p>
          </table:table-cell>
          <table:table-cell office:value-type="string">
            <text:p>14170</text:p>
          </table:table-cell>
          <table:table-cell office:value-type="string">
            <text:p>APAJE - Associa��o de Pais Diretos e Indiretos do Tribunal de Justi�a do Estado de S�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�O MIGUEL PAULISTA</text:p>
          </table:table-cell>
          <table:table-cell office:value-type="string">
            <text:p>14145</text:p>
          </table:table-cell>
          <table:table-cell office:value-type="string">
            <text:p>ASSOCIA��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��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��O NOVA PROJETO EDUCA��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��O LIDER S�O SEBASTI�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��O COMUNIT�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�lio Pereira, 115 04343-090 - Jabaquara - S�o Paulo/SP</text:p>
          </table:table-cell>
          <table:table-cell office:value-type="string">
            <text:p>14138</text:p>
          </table:table-cell>
          <table:table-cell office:value-type="string">
            <text:p>Associa��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�lgica</text:p>
          </table:table-cell>
          <table:table-cell office:value-type="string">
            <text:p>14211</text:p>
          </table:table-cell>
          <table:table-cell office:value-type="string">
            <text:p>ASSOCIA��O SUI�O BRASILEIRA DE AJUDA � CRIAN�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�o Samuel, 174 - Vila Mariana</text:p>
          </table:table-cell>
          <table:table-cell office:value-type="string">
            <text:p>14212</text:p>
          </table:table-cell>
          <table:table-cell office:value-type="string">
            <text:p>ASSOCIA��O DE DEFICIENTES VISUAIS E AMIGOS - ADEV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3</text:p>
          </table:table-cell>
          <table:table-cell office:value-type="string">
            <text:p>AOSSC � Associa��o Obras Sociais Santa Cruz � Recanto Nossa Senhora de Lourdes - S�o Luis Guanella - unidade Educacional (CEFAI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4</text:p>
          </table:table-cell>
          <table:table-cell office:value-type="string">
            <text:p>NAIS TREMEMB� - S�o Luis Ganella - ASSOCIA��O OBRAS SOCIAIS SANTA CRUZ unidade assisten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ul Lino, 34 - Jardim S�o Bento Novo</text:p>
          </table:table-cell>
          <table:table-cell office:value-type="string">
            <text:p>14215</text:p>
          </table:table-cell>
          <table:table-cell office:value-type="string">
            <text:p>CASA DA VOV�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�, 184 - Vila Mariana</text:p>
          </table:table-cell>
          <table:table-cell office:value-type="string">
            <text:p>14166</text:p>
          </table:table-cell>
          <table:table-cell office:value-type="string">
            <text:p>ABSW - ASSOCIA��O BRASILEIRA DE S�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Diogo de Faria, 695 - Vl. Clementino</text:p>
          </table:table-cell>
          <table:table-cell office:value-type="string">
            <text:p>14216</text:p>
          </table:table-cell>
          <table:table-cell office:value-type="string">
            <text:p>ASSOCIA��O CRUZ VER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��O BRASILEIRA DE ASSIST�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�polis, 2752</text:p>
          </table:table-cell>
          <table:table-cell office:value-type="string">
            <text:p>14217</text:p>
          </table:table-cell>
          <table:table-cell office:value-type="string">
            <text:p>ABEM Associa��o Brasileira de Esclerose M�ltip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�O MIGUEL PAULISTA</text:p>
          </table:table-cell>
          <table:table-cell office:value-type="string">
            <text:p>14145</text:p>
          </table:table-cell>
          <table:table-cell office:value-type="string">
            <text:p>ASSOCIA��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Bar�o do Rego Barros, 179 - Campo Belo.</text:p>
          </table:table-cell>
          <table:table-cell office:value-type="string">
            <text:p>14218</text:p>
          </table:table-cell>
          <table:table-cell office:value-type="string">
            <text:p>Associa��o Lares de inclus�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��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��O LIDER S�O SEBASTI�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��O COMUNIT�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�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�ncia nas �reas da Surdocegueira, Defici�ncia M�ltipla e Defici�ncia Visual</text:p>
          </table:table-cell>
          <table:table-cell/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ILPI - Institui��o de Longa Permanencia para Idosos S�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�NIO ESTEVAO DE CARVALHO</text:p>
          </table:table-cell>
          <table:table-cell office:value-type="string">
            <text:p>14161</text:p>
          </table:table-cell>
          <table:table-cell office:value-type="string">
            <text:p>ASSOCIA��O BENEFICENTE COMUNIT�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SSOCIA��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��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meira de Leque, 66 - Jardim Pedro Jos� Nunes</text:p>
          </table:table-cell>
          <table:table-cell office:value-type="string">
            <text:p>14219</text:p>
          </table:table-cell>
          <table:table-cell office:value-type="string">
            <text:p>Instituto Mais Convivi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Associa��o Comunitaria Dos Moradores Da Cidade Kemel Itaim Paulista E A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�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�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� 202.212.216 - Vila Mariana</text:p>
          </table:table-cell>
          <table:table-cell office:value-type="string">
            <text:p>14142</text:p>
          </table:table-cell>
          <table:table-cell office:value-type="string">
            <text:p>Ahimsa Associa��o Educacional para M�ltipla Defici�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� Penha</text:p>
          </table:table-cell>
          <table:table-cell office:value-type="string">
            <text:p>14174</text:p>
          </table:table-cell>
          <table:table-cell office:value-type="string">
            <text:p>Associa��o Batista da P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��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�ncio Aires, 793, casa 3 - Vila Pomp�ia</text:p>
          </table:table-cell>
          <table:table-cell office:value-type="string">
            <text:p>14160</text:p>
          </table:table-cell>
          <table:table-cell office:value-type="string">
            <text:p>INSTITUTO DE ARTES E EDUCA��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��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�ndio 89 - S�o Miguel Paulista</text:p>
          </table:table-cell>
          <table:table-cell office:value-type="string">
            <text:p>14172</text:p>
          </table:table-cell>
          <table:table-cell office:value-type="string">
            <text:p>Associa��o Nego Nag�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�o Mateus</text:p>
          </table:table-cell>
          <table:table-cell office:value-type="string">
            <text:p>14197</text:p>
          </table:table-cell>
          <table:table-cell office:value-type="string">
            <text:p>RESID�NCIA INCLUSIVA S�O MATEUS II - ASSOCIA��O COMUNIT�RIA E BENEFICENTE PADRE JOS�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 S�o Paulo.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�O, 90 - CIDADE S�O MATEUS</text:p>
          </table:table-cell>
          <table:table-cell office:value-type="string">
            <text:p>14162</text:p>
          </table:table-cell>
          <table:table-cell office:value-type="string">
            <text:p>RESID�NCIA INCLUSIVA S�O MATEUS II - ASSOCIA��O COMUNIT�RIA E BENEFICENTE PADRE JOS�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 176 -S�o Miguel Paulista</text:p>
          </table:table-cell>
          <table:table-cell office:value-type="string">
            <text:p>14176</text:p>
          </table:table-cell>
          <table:table-cell office:value-type="string">
            <text:p>ASSOCIA��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�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��O, SA�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�SIA, 234 - SUMAREZINHO</text:p>
          </table:table-cell>
          <table:table-cell office:value-type="string">
            <text:p>14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�sar Zama, 257 - Mandaqui</text:p>
          </table:table-cell>
          <table:table-cell office:value-type="string">
            <text:p>14201</text:p>
          </table:table-cell>
          <table:table-cell office:value-type="string">
            <text:p>ASSOCIA��O DOS AMIGOS DA CRIAN�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��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ASSOCIA��O PROJETO BATUTINHAS E ADJAC�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��O NOVA PROJETO EDUCA��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�lio Pereira, 115 04343-090 - Jabaquara - S�o Paulo/SP</text:p>
          </table:table-cell>
          <table:table-cell office:value-type="string">
            <text:p>14138</text:p>
          </table:table-cell>
          <table:table-cell office:value-type="string">
            <text:p>Associa��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�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PIRES DE MINAS, 716 - JARDIM IMPERADOR</text:p>
          </table:table-cell>
          <table:table-cell office:value-type="string">
            <text:p>14194</text:p>
          </table:table-cell>
          <table:table-cell office:value-type="string">
            <text:p>INSTITUTO MATER DEI DAS PEQUENAS IRM�S MISSION�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�.</text:p>
          </table:table-cell>
          <table:table-cell office:value-type="string">
            <text:p>14221</text:p>
          </table:table-cell>
          <table:table-cell office:value-type="string">
            <text:p>CIAM - Centro Israelita de Apoio Multidiciplin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�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ASSOCIA��O PR�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Associa��o Cantarei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ENATO SERRA - JARDIM JULIANA</text:p>
          </table:table-cell>
          <table:table-cell office:value-type="string">
            <text:p>18145</text:p>
          </table:table-cell>
          <table:table-cell office:value-type="string">
            <text:p>OCUPA��O FERN�O DI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inistro Luiz Esparano, 309, Jardim Santa Adelia</text:p>
          </table:table-cell>
          <table:table-cell office:value-type="string">
            <text:p>18146</text:p>
          </table:table-cell>
          <table:table-cell office:value-type="string">
            <text:p>Liga de Futebol Amador de S�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7</text:p>
          </table:table-cell>
          <table:table-cell office:value-type="string">
            <text:p>Clube da comunidade �guia de Ha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8</text:p>
          </table:table-cell>
          <table:table-cell office:value-type="string">
            <text:p>Associa��o Esportiva Cultural Folha Sec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Francisco de S� Peixoto, 01, Jardim Aimor�</text:p>
          </table:table-cell>
          <table:table-cell office:value-type="string">
            <text:p>18149</text:p>
          </table:table-cell>
          <table:table-cell office:value-type="string">
            <text:p>UNIAO INTERNACIONAL DE MINISTROS E IGREJAS EVANGELIC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BANOPOLIS, 20</text:p>
          </table:table-cell>
          <table:table-cell office:value-type="string">
            <text:p>23444</text:p>
          </table:table-cell>
          <table:table-cell office:value-type="string">
            <text:p>FAVELA ARTHUR ALVI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 - CONJUNTO HABITACIONAL TEOT�NIO VILELA</text:p>
          </table:table-cell>
          <table:table-cell office:value-type="string">
            <text:p>23445</text:p>
          </table:table-cell>
          <table:table-cell office:value-type="string">
            <text:p>S�O PATRIC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O FERRO - JARDIM CARUMB�</text:p>
          </table:table-cell>
          <table:table-cell office:value-type="string">
            <text:p>23446</text:p>
          </table:table-cell>
          <table:table-cell office:value-type="string">
            <text:p>FAVELA ISRAEL FERREIRA FER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a Ferro</text:p>
          </table:table-cell>
          <table:table-cell office:value-type="string">
            <text:p>23447</text:p>
          </table:table-cell>
          <table:table-cell office:value-type="string">
            <text:p>BURACO DO SAP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48</text:p>
          </table:table-cell>
          <table:table-cell office:value-type="string">
            <text:p>VIELA BO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49</text:p>
          </table:table-cell>
          <table:table-cell office:value-type="string">
            <text:p>Rua 13 de Maio, 342 - RUA TREZE DE MAIO, 34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0</text:p>
          </table:table-cell>
          <table:table-cell office:value-type="string">
            <text:p>Rua Professor Batista De Andrade, 7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1</text:p>
          </table:table-cell>
          <table:table-cell office:value-type="string">
            <text:p>Rua Guilherme Maw, 9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2</text:p>
          </table:table-cell>
          <table:table-cell office:value-type="string">
            <text:p>Rua Guilherme Maw, 6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3</text:p>
          </table:table-cell>
          <table:table-cell office:value-type="string">
            <text:p>Rua Jo�o Teodoro, 3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4</text:p>
          </table:table-cell>
          <table:table-cell office:value-type="string">
            <text:p>Rua Conselheiro Carr�o, 15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5</text:p>
          </table:table-cell>
          <table:table-cell office:value-type="string">
            <text:p>Do Ricardo Batista, 6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6</text:p>
          </table:table-cell>
          <table:table-cell office:value-type="string">
            <text:p>Rua Conselheiro Carr�o, N� 63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7</text:p>
          </table:table-cell>
          <table:table-cell office:value-type="string">
            <text:p>Rua Conselheiro Ramalho, N� 5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8</text:p>
          </table:table-cell>
          <table:table-cell office:value-type="string">
            <text:p>Rua Almirante Marques de Le�o, N�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59</text:p>
          </table:table-cell>
          <table:table-cell office:value-type="string">
            <text:p>Rua conselheiro Ramalho, N� 4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0</text:p>
          </table:table-cell>
          <table:table-cell office:value-type="string">
            <text:p>Rua conselheiro ramalho, N� 9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1</text:p>
          </table:table-cell>
          <table:table-cell office:value-type="string">
            <text:p>Rua Bar�o de campina, N� 51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2</text:p>
          </table:table-cell>
          <table:table-cell office:value-type="string">
            <text:p>Rua Travessa dos Arquitetos, N� 2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3</text:p>
          </table:table-cell>
          <table:table-cell office:value-type="string">
            <text:p>Rua 13 de Maio, N� 105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�o, 202 -  Bela vista</text:p>
          </table:table-cell>
          <table:table-cell office:value-type="string">
            <text:p>23464</text:p>
          </table:table-cell>
          <table:table-cell office:value-type="string">
            <text:p>Rua 13 de Maio, N� 103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 - CIDADE NITRO OPER�RIA</text:p>
          </table:table-cell>
          <table:table-cell office:value-type="string">
            <text:p>23465</text:p>
          </table:table-cell>
          <table:table-cell office:value-type="string">
            <text:p>Capad�c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na Fel�cia, 01- Ch�cara do Conde - Graja�</text:p>
          </table:table-cell>
          <table:table-cell office:value-type="string">
            <text:p>23393</text:p>
          </table:table-cell>
          <table:table-cell office:value-type="string">
            <text:p>Associacao Morar e preservar Chacara do Conde Fase u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. Parada Pinto, 1770 - Lauzane Paulista</text:p>
          </table:table-cell>
          <table:table-cell office:value-type="string">
            <text:p>23394</text:p>
          </table:table-cell>
          <table:table-cell office:value-type="string">
            <text:p>Comunidade Fazendinha/ Vista Alegr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uro Jos� do santos 27</text:p>
          </table:table-cell>
          <table:table-cell office:value-type="string">
            <text:p>23466</text:p>
          </table:table-cell>
          <table:table-cell office:value-type="string">
            <text:p>Comunidade Lau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�rio Moura - Vila Progresso</text:p>
          </table:table-cell>
          <table:table-cell office:value-type="string">
            <text:p>23467</text:p>
          </table:table-cell>
          <table:table-cell office:value-type="string">
            <text:p>Viela Mauro Mour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RECANTO DOS HUMIL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18 DE ABRIL, 830 - CIDADE ANT�NIO ESTEV�O DE CARVALH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, 13 A - JARDIM RINC�O</text:p>
          </table:table-cell>
          <table:table-cell office:value-type="string">
            <text:p>24516</text:p>
          </table:table-cell>
          <table:table-cell office:value-type="string">
            <text:p>JARDIM DON�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27</text:p>
          </table:table-cell>
          <table:table-cell office:value-type="string">
            <text:p>INDEPEND�N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RENATO SERRA</text:p>
          </table:table-cell>
          <table:table-cell office:value-type="string">
            <text:p>24528</text:p>
          </table:table-cell>
          <table:table-cell office:value-type="string">
            <text:p>PARQUE NOVO MU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N - JARDIM �NGELA</text:p>
          </table:table-cell>
          <table:table-cell office:value-type="string">
            <text:p>24529</text:p>
          </table:table-cell>
          <table:table-cell office:value-type="string">
            <text:p>RANIER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AQUEL ALVES MOREIRA, 823 - PARQUE SANTO ANT�NIO</text:p>
          </table:table-cell>
          <table:table-cell office:value-type="string">
            <text:p>24530</text:p>
          </table:table-cell>
          <table:table-cell office:value-type="string">
            <text:p>S�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iera, 12B</text:p>
          </table:table-cell>
          <table:table-cell office:value-type="string">
            <text:p>24531</text:p>
          </table:table-cell>
          <table:table-cell office:value-type="string">
            <text:p>NOVO SANTO AMAR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532</text:p>
          </table:table-cell>
          <table:table-cell office:value-type="string">
            <text:p>JARDIM LAU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33</text:p>
          </table:table-cell>
          <table:table-cell office:value-type="string">
            <text:p>KAGOH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34</text:p>
          </table:table-cell>
          <table:table-cell office:value-type="string">
            <text:p>CEREJEIR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�NGELA</text:p>
          </table:table-cell>
          <table:table-cell office:value-type="string">
            <text:p>24535</text:p>
          </table:table-cell>
          <table:table-cell office:value-type="string">
            <text:p>SANTA L�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Jardim da Pa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Flores N�1</text:p>
          </table:table-cell>
          <table:table-cell office:value-type="string">
            <text:p>24537</text:p>
          </table:table-cell>
          <table:table-cell office:value-type="string">
            <text:p>Horizo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agaris,101</text:p>
          </table:table-cell>
          <table:table-cell office:value-type="string">
            <text:p>24537</text:p>
          </table:table-cell>
          <table:table-cell office:value-type="string">
            <text:p>Renato Locch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eira 12 B</text:p>
          </table:table-cell>
          <table:table-cell office:value-type="string">
            <text:p>24538</text:p>
          </table:table-cell>
          <table:table-cell office:value-type="string">
            <text:p>Costa do Val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</text:p>
          </table:table-cell>
          <table:table-cell office:value-type="string">
            <text:p>24539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��O PISCIN�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��O PISCIN�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AULO BOULROU, 120 - BOX 6 - REAL PARQUE</text:p>
          </table:table-cell>
          <table:table-cell office:value-type="string">
            <text:p>26132</text:p>
          </table:table-cell>
          <table:table-cell office:value-type="string">
            <text:p>REAL PARQUE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�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OUTOR DANTE COSTA, 104 - VILA CRIST�LIA</text:p>
          </table:table-cell>
          <table:table-cell office:value-type="string">
            <text:p>26137</text:p>
          </table:table-cell>
          <table:table-cell office:value-type="string">
            <text:p>VILA ARAPU� - HELI�POLIS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Nossa Senhora de Nazar�, 51 - Bairro Cidade Dutra</text:p>
          </table:table-cell>
          <table:table-cell office:value-type="string">
            <text:p>26547</text:p>
          </table:table-cell>
          <table:table-cell office:value-type="string">
            <text:p>CIDADE DUTR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�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. ANERCY ROCHA, 1502</text:p>
          </table:table-cell>
          <table:table-cell office:value-type="string">
            <text:p>26153</text:p>
          </table:table-cell>
          <table:table-cell office:value-type="string">
            <text:p>NOVA VIT�RIA</text:p>
          </table:table-cell>
          <table:table-cell office:value-type="string">
            <text:p>Nova Vitoria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�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VIEIRA DE MARTINS, 2A - BRESSER</text:p>
          </table:table-cell>
          <table:table-cell office:value-type="string">
            <text:p>27181</text:p>
          </table:table-cell>
          <table:table-cell office:value-type="string">
            <text:p>Cintra Gord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�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 - COHAB BRIGADEIRO FARIA LIMA</text:p>
          </table:table-cell>
          <table:table-cell office:value-type="string">
            <text:p>27549</text:p>
          </table:table-cell>
          <table:table-cell office:value-type="string">
            <text:p>Favela CDHU Brasil�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UM, JARDIM JOMAR - JARDIM APUAN�</text:p>
          </table:table-cell>
          <table:table-cell office:value-type="string">
            <text:p>27241</text:p>
          </table:table-cell>
          <table:table-cell office:value-type="string">
            <text:p>JARDIM APUAN� - JD. APUAN�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�  Pereira Cruz, 81 -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ALVORADA DO PORTO, 54</text:p>
          </table:table-cell>
          <table:table-cell office:value-type="string">
            <text:p>27261</text:p>
          </table:table-cell>
          <table:table-cell office:value-type="string">
            <text:p>Porto Vel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�O ANTUNES MACIEL, 720 - PARQUE S�O RAFAEL</text:p>
          </table:table-cell>
          <table:table-cell office:value-type="string">
            <text:p>27615</text:p>
          </table:table-cell>
          <table:table-cell office:value-type="string">
            <text:p>PARQUE S�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�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616</text:p>
          </table:table-cell>
          <table:table-cell office:value-type="string">
            <text:p>ILHA DAS COB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rlos Farias, 525 - Jardim Raposo Tavares</text:p>
          </table:table-cell>
          <table:table-cell office:value-type="string">
            <text:p>27617</text:p>
          </table:table-cell>
          <table:table-cell office:value-type="string">
            <text:p>FAV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182</text:p>
          </table:table-cell>
          <table:table-cell office:value-type="string">
            <text:p>City jarag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Jd Sinh�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�, 751 - Conj. Res. Prestes Maia</text:p>
          </table:table-cell>
          <table:table-cell office:value-type="string">
            <text:p>27220</text:p>
          </table:table-cell>
          <table:table-cell office:value-type="string">
            <text:p>INACIO MONTEI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�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 - VILA ITAIM</text:p>
          </table:table-cell>
          <table:table-cell office:value-type="string">
            <text:p>27569</text:p>
          </table:table-cell>
          <table:table-cell office:value-type="string">
            <text:p>JARDIM ROMANO 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 Antonio Duni, 30  - Patamar 5 - Pro Morar Rio Claro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Engenheiro Heitor Eiras Garcia, 7800</text:p>
          </table:table-cell>
          <table:table-cell office:value-type="string">
            <text:p>27225</text:p>
          </table:table-cell>
          <table:table-cell office:value-type="string">
            <text:p>Jardim Esmerald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atal, 112  jardim papai noel</text:p>
          </table:table-cell>
          <table:table-cell office:value-type="string">
            <text:p>27230</text:p>
          </table:table-cell>
          <table:table-cell office:value-type="string">
            <text:p>Jardim Papai No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�o Henrique da Silva, n� 550, Vlia Jaragu�</text:p>
          </table:table-cell>
          <table:table-cell office:value-type="string">
            <text:p>27318</text:p>
          </table:table-cell>
          <table:table-cell office:value-type="string">
            <text:p>Vila Atlanti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5 - QUINTA DA PAINEIRA</text:p>
          </table:table-cell>
          <table:table-cell office:value-type="string">
            <text:p>27328</text:p>
          </table:table-cell>
          <table:table-cell office:value-type="string">
            <text:p>VILA PRUDENTE - RUA DIAN�POL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RA�AS, 79 - CONJUNTO HABITACIONAL S�TIO CONCEI��O</text:p>
          </table:table-cell>
          <table:table-cell office:value-type="string">
            <text:p>27614</text:p>
          </table:table-cell>
          <table:table-cell office:value-type="string">
            <text:p>CACHOEIRA DAS GRA�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� ALVES, 185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. Canal de Cocaia, 4112 - Grajau, Capela do Socorro</text:p>
          </table:table-cell>
          <table:table-cell office:value-type="string">
            <text:p>27186</text:p>
          </table:table-cell>
          <table:table-cell office:value-type="string">
            <text:p>Comunidade do gaivot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�o Saverio</text:p>
          </table:table-cell>
          <table:table-cell office:value-type="string">
            <text:p>27210</text:p>
          </table:table-cell>
          <table:table-cell office:value-type="string">
            <text:p>Favelas Santo Antonio e S�o Ped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�O ANTUNES MACIEL, 720 - PARQUE S�O RAFAEL</text:p>
          </table:table-cell>
          <table:table-cell office:value-type="string">
            <text:p>27615</text:p>
          </table:table-cell>
          <table:table-cell office:value-type="string">
            <text:p>PARQUE S�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RAVESSA DO LAURO DA BEIRA, 37 - COHAB ADVENTISTA</text:p>
          </table:table-cell>
          <table:table-cell office:value-type="string">
            <text:p>28107</text:p>
          </table:table-cell>
          <table:table-cell office:value-type="string">
            <text:p>COHAB ADVENT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 - JARDIM ITAMB�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ULTURA POPULAR, 119 - GRAJA�</text:p>
          </table:table-cell>
          <table:table-cell office:value-type="string">
            <text:p>28115</text:p>
          </table:table-cell>
          <table:table-cell office:value-type="string">
            <text:p>GRAJA�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TARDE DE BRISA, JARDIM DO LESTE</text:p>
          </table:table-cell>
          <table:table-cell office:value-type="string">
            <text:p>28121</text:p>
          </table:table-cell>
          <table:table-cell office:value-type="string">
            <text:p>VILA DAND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N�LTON SILVA, 70 - VILA SANTA TERESA</text:p>
          </table:table-cell>
          <table:table-cell office:value-type="string">
            <text:p>28577</text:p>
          </table:table-cell>
          <table:table-cell office:value-type="string">
            <text:p>PITANGU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8578</text:p>
          </table:table-cell>
          <table:table-cell office:value-type="string">
            <text:p>CH�CARA SONHO AZU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milio Ares, 80 - Jos� Bonifacio</text:p>
          </table:table-cell>
          <table:table-cell office:value-type="string">
            <text:p>28579</text:p>
          </table:table-cell>
          <table:table-cell office:value-type="string">
            <text:p>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rroio Real, 54 - Vila S�o Nicolau</text:p>
          </table:table-cell>
          <table:table-cell office:value-type="string">
            <text:p>28580</text:p>
          </table:table-cell>
          <table:table-cell office:value-type="string">
            <text:p>S�O NICOL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ntonio Vitor de Oliveira, 300 - Jardim Copacabana</text:p>
          </table:table-cell>
          <table:table-cell office:value-type="string">
            <text:p>28581</text:p>
          </table:table-cell>
          <table:table-cell office:value-type="string">
            <text:p>TUPI / PINHEIRA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PRESIDENTE WILSON, 2168</text:p>
          </table:table-cell>
          <table:table-cell office:value-type="string">
            <text:p>28116</text:p>
          </table:table-cell>
          <table:table-cell office:value-type="string">
            <text:p>MOOC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8117</text:p>
          </table:table-cell>
          <table:table-cell office:value-type="string">
            <text:p>QUIMIL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bral do Nascimento, 82, Alto do Riviera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Nuno Guerne de Almeida, 111</text:p>
          </table:table-cell>
          <table:table-cell office:value-type="string">
            <text:p>28571</text:p>
          </table:table-cell>
          <table:table-cell office:value-type="string">
            <text:p>GRAJA�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�o de Barros 72, Jd. Novo S�o Noberto</text:p>
          </table:table-cell>
          <table:table-cell office:value-type="string">
            <text:p>28582</text:p>
          </table:table-cell>
          <table:table-cell office:value-type="string">
            <text:p>S�O NORBERT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Maria Trevisani, 1002</text:p>
          </table:table-cell>
          <table:table-cell office:value-type="string">
            <text:p>28583</text:p>
          </table:table-cell>
          <table:table-cell office:value-type="string">
            <text:p>VERA CRUZ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� Ferreira Dantas, 06, Jd. Boa Vista</text:p>
          </table:table-cell>
          <table:table-cell office:value-type="string">
            <text:p>28584</text:p>
          </table:table-cell>
          <table:table-cell office:value-type="string">
            <text:p>CH�CARA SANTA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9520</text:p>
          </table:table-cell>
          <table:table-cell office:value-type="string">
            <text:p>PORTO ARE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1</text:p>
          </table:table-cell>
          <table:table-cell office:value-type="string">
            <text:p>QUIMIL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2</text:p>
          </table:table-cell>
          <table:table-cell office:value-type="string">
            <text:p>CAI CA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do Carteiro,  Jd. S�o Luis</text:p>
          </table:table-cell>
          <table:table-cell office:value-type="string">
            <text:p>29523</text:p>
          </table:table-cell>
          <table:table-cell office:value-type="string">
            <text:p>Jd. Felicida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NAZIR MIGUEL</text:p>
          </table:table-cell>
          <table:table-cell office:value-type="string">
            <text:p>18124</text:p>
          </table:table-cell>
          <table:table-cell office:value-type="string">
            <text:p>CEU CEI UIRAPURU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ANTOS DO AMANHECER</text:p>
          </table:table-cell>
          <table:table-cell office:value-type="string">
            <text:p>18109</text:p>
          </table:table-cell>
          <table:table-cell office:value-type="string">
            <text:p>CEU CEI CANTOS DO AMANHECE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ONESA  1120</text:p>
          </table:table-cell>
          <table:table-cell office:value-type="string">
            <text:p>18112</text:p>
          </table:table-cell>
          <table:table-cell office:value-type="string">
            <text:p>CEU CEI GUARAPIRA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ERNARDO JOSE DE LORENA</text:p>
          </table:table-cell>
          <table:table-cell office:value-type="string">
            <text:p>18104</text:p>
          </table:table-cell>
          <table:table-cell office:value-type="string">
            <text:p>CEU CEI PER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PERA-MARMELO  226</text:p>
          </table:table-cell>
          <table:table-cell office:value-type="string">
            <text:p>18105</text:p>
          </table:table-cell>
          <table:table-cell office:value-type="string">
            <text:p>CEU CEI PERA MARMEL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HEITOR ANTONIO EIRAS GARCIA ENGENHEIRO 1870</text:p>
          </table:table-cell>
          <table:table-cell office:value-type="string">
            <text:p>18125</text:p>
          </table:table-cell>
          <table:table-cell office:value-type="string">
            <text:p>CEU CEI BUTAN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KENKITI SIMOMOTO</text:p>
          </table:table-cell>
          <table:table-cell office:value-type="string">
            <text:p>18126</text:p>
          </table:table-cell>
          <table:table-cell office:value-type="string">
            <text:p>CEU CEI JAGUARE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JOSE PEDRO DE BORBA  20</text:p>
          </table:table-cell>
          <table:table-cell office:value-type="string">
            <text:p>18113</text:p>
          </table:table-cell>
          <table:table-cell office:value-type="string">
            <text:p>CEU CEI PARELHEIR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PARECIDA DO TABOADO</text:p>
          </table:table-cell>
          <table:table-cell office:value-type="string">
            <text:p>18102</text:p>
          </table:table-cell>
          <table:table-cell office:value-type="string">
            <text:p>CEU CEI JARDIM PAULIST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OMINGOS TARROSO  101</text:p>
          </table:table-cell>
          <table:table-cell office:value-type="string">
            <text:p>18110</text:p>
          </table:table-cell>
          <table:table-cell office:value-type="string">
            <text:p>CEU CEI VILA RUB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ANIEL CERRI  1549</text:p>
          </table:table-cell>
          <table:table-cell office:value-type="string">
            <text:p>18103</text:p>
          </table:table-cell>
          <table:table-cell office:value-type="string">
            <text:p>CEU CEI PAZ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LVARENGA</text:p>
          </table:table-cell>
          <table:table-cell office:value-type="string">
            <text:p>18111</text:p>
          </table:table-cell>
          <table:table-cell office:value-type="string">
            <text:p>CEU CEI ALVARE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MANDO DE ARRUDA PEREIRA ENGENHEIRO 5080</text:p>
          </table:table-cell>
          <table:table-cell office:value-type="string">
            <text:p>18108</text:p>
          </table:table-cell>
          <table:table-cell office:value-type="string">
            <text:p>CEU CEI CAMINHO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TUR PRIMAVESI PROFESSOR</text:p>
          </table:table-cell>
          <table:table-cell office:value-type="string">
            <text:p>18106</text:p>
          </table:table-cell>
          <table:table-cell office:value-type="string">
            <text:p>CEU CEI PARQUE BRIST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RANCISCA ESPOSITO TONETTI</text:p>
          </table:table-cell>
          <table:table-cell office:value-type="string">
            <text:p>18101</text:p>
          </table:table-cell>
          <table:table-cell office:value-type="string">
            <text:p>CEU CEI JACA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BINOS  111</text:p>
          </table:table-cell>
          <table:table-cell office:value-type="string">
            <text:p>18107</text:p>
          </table:table-cell>
          <table:table-cell office:value-type="string">
            <text:p>CEU CEI MENIN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CONDESSA ELISABETH ROBIANO</text:p>
          </table:table-cell>
          <table:table-cell office:value-type="string">
            <text:p>18115</text:p>
          </table:table-cell>
          <table:table-cell office:value-type="string">
            <text:p>CEU CEI WALTER DE ANDRADE PROF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MANOEL FERREIRA PIRES</text:p>
          </table:table-cell>
          <table:table-cell office:value-type="string">
            <text:p>18114</text:p>
          </table:table-cell>
          <table:table-cell office:value-type="string">
            <text:p>CEU CEI ADELAIDE TERESA LOPES CIMONARI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A PETRELA  113</text:p>
          </table:table-cell>
          <table:table-cell office:value-type="string">
            <text:p>18117</text:p>
          </table:table-cell>
          <table:table-cell office:value-type="string">
            <text:p>CEU CEI ROSA DA CHI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LUIZ IMPARATO  564</text:p>
          </table:table-cell>
          <table:table-cell office:value-type="string">
            <text:p>18116</text:p>
          </table:table-cell>
          <table:table-cell office:value-type="string">
            <text:p>CEU CEI QUINTA DO S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EAR  141</text:p>
          </table:table-cell>
          <table:table-cell office:value-type="string">
            <text:p>18123</text:p>
          </table:table-cell>
          <table:table-cell office:value-type="string">
            <text:p>CEU CEI PARQUE SAO CARL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RNESTO SOUZA CRUZ  2171</text:p>
          </table:table-cell>
          <table:table-cell office:value-type="string">
            <text:p>18121</text:p>
          </table:table-cell>
          <table:table-cell office:value-type="string">
            <text:p>CEU CEI AZUL DA COR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URUMATIM  201</text:p>
          </table:table-cell>
          <table:table-cell office:value-type="string">
            <text:p>18122</text:p>
          </table:table-cell>
          <table:table-cell office:value-type="string">
            <text:p>CEU CEI SA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LORES DO JAMBEIRO</text:p>
          </table:table-cell>
          <table:table-cell office:value-type="string">
            <text:p>18119</text:p>
          </table:table-cell>
          <table:table-cell office:value-type="string">
            <text:p>CEU CEI EVANIR APARECIDA HILARIO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TITO MARECHAL 3400</text:p>
          </table:table-cell>
          <table:table-cell office:value-type="string">
            <text:p>18120</text:p>
          </table:table-cell>
          <table:table-cell office:value-type="string">
            <text:p>CEU CEI ANA LUCIA DE HOLANDA GAMBOA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S METALURGICOS</text:p>
          </table:table-cell>
          <table:table-cell office:value-type="string">
            <text:p>18118</text:p>
          </table:table-cell>
          <table:table-cell office:value-type="string">
            <text:p>CEU CEI AGUA AZU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 VERGUEIRO, 1.000</text:p>
          </table:table-cell>
          <table:table-cell office:value-type="string">
            <text:p>18130</text:p>
          </table:table-cell>
          <table:table-cell office:value-type="string">
            <text:p>CENTRO CULTURAL SAO PAULO</text:p>
          </table:table-cell>
          <table:table-cell/>
        </table:table-row>
        <table:table-row>
          <table:table-cell office:value-type="string">
            <text:p>PC FRANCISCO FERREIRA LOPES, 434</text:p>
          </table:table-cell>
          <table:table-cell office:value-type="string">
            <text:p>18131</text:p>
          </table:table-cell>
          <table:table-cell office:value-type="string">
            <text:p>CC DE SANTO AMARO</text:p>
          </table:table-cell>
          <table:table-cell/>
        </table:table-row>
        <table:table-row>
          <table:table-cell office:value-type="string">
            <text:p>AV SAO JOAO, 281</text:p>
          </table:table-cell>
          <table:table-cell office:value-type="string">
            <text:p>18128</text:p>
          </table:table-cell>
          <table:table-cell office:value-type="string">
            <text:p>PRACA DAS ARTES</text:p>
          </table:table-cell>
          <table:table-cell/>
        </table:table-row>
        <table:table-row>
          <table:table-cell office:value-type="string">
            <text:p>AV SANTOS DUMONT, 1.770</text:p>
          </table:table-cell>
          <table:table-cell office:value-type="string">
            <text:p>18127</text:p>
          </table:table-cell>
          <table:table-cell office:value-type="string">
            <text:p>TEATRO ALFREDO MESQUITA</text:p>
          </table:table-cell>
          <table:table-cell/>
        </table:table-row>
        <table:table-row>
          <table:table-cell office:value-type="string">
            <text:p>R DA CONSOLACAO, 94</text:p>
          </table:table-cell>
          <table:table-cell office:value-type="string">
            <text:p>18129</text:p>
          </table:table-cell>
          <table:table-cell office:value-type="string">
            <text:p>BIBLIOTECA MARIO DE ANDRADE</text:p>
          </table:table-cell>
          <table:table-cell/>
        </table:table-row>
        <table:table-row>
          <table:table-cell office:value-type="string">
            <text:p>Rua Euclides de Jesus , 60</text:p>
          </table:table-cell>
          <table:table-cell office:value-type="string">
            <text:p>301547</text:p>
          </table:table-cell>
          <table:table-cell office:value-type="string">
            <text:p>Instituto Esperanca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ctor Bouquet, 4</text:p>
          </table:table-cell>
          <table:table-cell office:value-type="string">
            <text:p>300524</text:p>
          </table:table-cell>
          <table:table-cell office:value-type="string">
            <text:p>G.R.C.R.Escola de Samba Boemios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mb. Macedo Soares, 1018</text:p>
          </table:table-cell>
          <table:table-cell office:value-type="string">
            <text:p>302502</text:p>
          </table:table-cell>
          <table:table-cell office:value-type="string">
            <text:p>Nucleo Espirita Maos Da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Teodoro Bernardo do Nascimento, 425, Jardim Robru</text:p>
          </table:table-cell>
          <table:table-cell office:value-type="string">
            <text:p>301980</text:p>
          </table:table-cell>
          <table:table-cell office:value-type="string">
            <text:p>Associa??o de Lutas e Promo??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berania divina s/n</text:p>
          </table:table-cell>
          <table:table-cell office:value-type="string">
            <text:p>301992</text:p>
          </table:table-cell>
          <table:table-cell office:value-type="string">
            <text:p>Uni?o Popular da Vila Simon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lvador do Vale, 09</text:p>
          </table:table-cell>
          <table:table-cell office:value-type="string">
            <text:p>301952</text:p>
          </table:table-cell>
          <table:table-cell office:value-type="string">
            <text:p>Funda??o Comunidade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o Manoel Alves 59, Vila Itaim</text:p>
          </table:table-cell>
          <table:table-cell office:value-type="string">
            <text:p>300958</text:p>
          </table:table-cell>
          <table:table-cell office:value-type="string">
            <text:p>Centro de Educa??o Popular Ambiental e Integra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Br?s do Sua?u?, 300 cep 08090 290</text:p>
          </table:table-cell>
          <table:table-cell office:value-type="string">
            <text:p>301068</text:p>
          </table:table-cell>
          <table:table-cell office:value-type="string">
            <text:p>ASSOCIACAO BENEFICENTE AMIGOS DO ERICAO - DIVINA A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? Pereira Cruz, 81, Pq. Bristol</text:p>
          </table:table-cell>
          <table:table-cell office:value-type="string">
            <text:p>300902</text:p>
          </table:table-cell>
          <table:table-cell office:value-type="string">
            <text:p>Associa??o dos Moradores da Vila Cristina e Vila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nio anunziato 57, Jd. Patente</text:p>
          </table:table-cell>
          <table:table-cell office:value-type="string">
            <text:p>300997</text:p>
          </table:table-cell>
          <table:table-cell office:value-type="string">
            <text:p>Clube da Comunidade Jardim Pat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cartun 15B esquina com a rua Maria do carmo</text:p>
          </table:table-cell>
          <table:table-cell office:value-type="string">
            <text:p>301001</text:p>
          </table:table-cell>
          <table:table-cell office:value-type="string">
            <text:p>Ong pila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Arlindo dos Santos, 31, Jd. Novo Horizonte</text:p>
          </table:table-cell>
          <table:table-cell office:value-type="string">
            <text:p>300876</text:p>
          </table:table-cell>
          <table:table-cell office:value-type="string">
            <text:p>ASSOCIA??O DOS MORADORES DO JARDIM DOS EUCALIP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as Palmeiras,112/114 - Vargem Grande</text:p>
          </table:table-cell>
          <table:table-cell office:value-type="string">
            <text:p>300865</text:p>
          </table:table-cell>
          <table:table-cell office:value-type="string">
            <text:p>Instituto de Cultura e Cidadania Crescer e Conviv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Rep?blica de San Marino, 59 - Burgo Paulista</text:p>
          </table:table-cell>
          <table:table-cell office:value-type="string">
            <text:p>300323</text:p>
          </table:table-cell>
          <table:table-cell office:value-type="string">
            <text:p>ONG Amor e Caridade Dr Bezerra de Mene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hea, 150</text:p>
          </table:table-cell>
          <table:table-cell office:value-type="string">
            <text:p>300269</text:p>
          </table:table-cell>
          <table:table-cell office:value-type="string">
            <text:p>Ong Lar da Paz - Casa de Idos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stor Agenor Caldeira Diniz, 495</text:p>
          </table:table-cell>
          <table:table-cell office:value-type="string">
            <text:p>300718</text:p>
          </table:table-cell>
          <table:table-cell office:value-type="string">
            <text:p>Casa do Caminho IRM? SHE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juape n?mero 596 , Jd. Tamoio</text:p>
          </table:table-cell>
          <table:table-cell office:value-type="string">
            <text:p>300260</text:p>
          </table:table-cell>
          <table:table-cell office:value-type="string">
            <text:p>Associa??o Beneficente esportiva apocalips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elho Lousada, 1.000 - Parque Novo Santo Amaro</text:p>
          </table:table-cell>
          <table:table-cell office:value-type="string">
            <text:p>300438</text:p>
          </table:table-cell>
          <table:table-cell office:value-type="string">
            <text:p>Associacao Parque Novo Santo Ama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rculano Jos? dos Santos, 40B, Morro Doce, CEP 05267-190</text:p>
          </table:table-cell>
          <table:table-cell office:value-type="string">
            <text:p>300557</text:p>
          </table:table-cell>
          <table:table-cell office:value-type="string">
            <text:p>Clube da comunidade coronel Jos? gladiad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poti, 20 - Jardim Aeroporto - S?o Paulo - Cep: 04615-040</text:p>
          </table:table-cell>
          <table:table-cell office:value-type="string">
            <text:p>300424</text:p>
          </table:table-cell>
          <table:table-cell office:value-type="string">
            <text:p>INSTITUTO MUDA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dreia de Firenze 71</text:p>
          </table:table-cell>
          <table:table-cell office:value-type="string">
            <text:p>300651</text:p>
          </table:table-cell>
          <table:table-cell office:value-type="string">
            <text:p>Associa??o vila nova Pirajussa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Dias 54 Jd Pirauama</text:p>
          </table:table-cell>
          <table:table-cell office:value-type="string">
            <text:p>300150</text:p>
          </table:table-cell>
          <table:table-cell office:value-type="string">
            <text:p>Associa??o dos moradores do Jardim Piracua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ouren?o Cabreira altura do n?mero 756 cep 04812-010 obs. Na quadra da pra?a Jo?o bei?ola</text:p>
          </table:table-cell>
          <table:table-cell office:value-type="string">
            <text:p>300478</text:p>
          </table:table-cell>
          <table:table-cell office:value-type="string">
            <text:p>Gr?mio recreativo cultural esportivo e social Unidos do Jardim Primav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243 Interlagos S?o Paulo</text:p>
          </table:table-cell>
          <table:table-cell office:value-type="string">
            <text:p>300358</text:p>
          </table:table-cell>
          <table:table-cell office:value-type="string">
            <text:p>Instituto Hera Artemisu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Tarroso, 632</text:p>
          </table:table-cell>
          <table:table-cell office:value-type="string">
            <text:p>300419</text:p>
          </table:table-cell>
          <table:table-cell office:value-type="string">
            <text:p>Associa??o de moradores da vila ru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ulg?ncio vertelo 24, Pq. Alto do Rio Bonito</text:p>
          </table:table-cell>
          <table:table-cell office:value-type="string">
            <text:p>300759</text:p>
          </table:table-cell>
          <table:table-cell office:value-type="string">
            <text:p>Inovha instituto nacional de valoriza??o humana, 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, Cid. Tiradentes</text:p>
          </table:table-cell>
          <table:table-cell office:value-type="string">
            <text:p>300501</text:p>
          </table:table-cell>
          <table:table-cell office:value-type="string">
            <text:p>Associa??o de Capoeira Uni?o Arte e Cult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?o, 38, Recanto Alegre</text:p>
          </table:table-cell>
          <table:table-cell office:value-type="string">
            <text:p>300487</text:p>
          </table:table-cell>
          <table:table-cell office:value-type="string">
            <text:p>Associa??o Fam?lia em Foco - Integra??o Social e Educacional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0853</text:p>
          </table:table-cell>
          <table:table-cell office:value-type="string">
            <text:p>Uni?o pelos Direitos dos Moradores do Jd das Ros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Pires Monteiro, 401, S?o Mateus</text:p>
          </table:table-cell>
          <table:table-cell office:value-type="string">
            <text:p>300675</text:p>
          </table:table-cell>
          <table:table-cell office:value-type="string">
            <text:p>IGREJA MINIST?RIO SIQU?M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e Itaquera a Guaianazes, 2782</text:p>
          </table:table-cell>
          <table:table-cell office:value-type="string">
            <text:p>300530</text:p>
          </table:table-cell>
          <table:table-cell office:value-type="string">
            <text:p>Associa??o Beneficente Per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s Romanzeiras, 114, Ermelino Matarazzo</text:p>
          </table:table-cell>
          <table:table-cell office:value-type="string">
            <text:p>300643</text:p>
          </table:table-cell>
          <table:table-cell office:value-type="string">
            <text:p>Centro de Atendimento e Solidariedade S?o Tia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, Heliopolis</text:p>
          </table:table-cell>
          <table:table-cell office:value-type="string">
            <text:p>300428</text:p>
          </table:table-cell>
          <table:table-cell office:value-type="string">
            <text:p>N?cleo Maio (movimento das associa??es independentes organizadas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 A</text:p>
          </table:table-cell>
          <table:table-cell office:value-type="string">
            <text:p>300253</text:p>
          </table:table-cell>
          <table:table-cell office:value-type="string">
            <text:p>Associa??o radcom Miss?es e cidadania em Heli?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nia, 26, Jd. S?o Francisco</text:p>
          </table:table-cell>
          <table:table-cell office:value-type="string">
            <text:p>300164</text:p>
          </table:table-cell>
          <table:table-cell office:value-type="string">
            <text:p>Associa??o de Moradores Nossa Senhor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rigues Caldas, 142, Jardim Vera Cruz SP.</text:p>
          </table:table-cell>
          <table:table-cell office:value-type="string">
            <text:p>300655</text:p>
          </table:table-cell>
          <table:table-cell office:value-type="string">
            <text:p>Associa??o Esp?rita O Caminho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Bar?o de Itaqui 685, Vl. Carr?o</text:p>
          </table:table-cell>
          <table:table-cell office:value-type="string">
            <text:p>300499</text:p>
          </table:table-cell>
          <table:table-cell office:value-type="string">
            <text:p>Conselho Coordenador da Entidades Habitacionais de 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xandre Archipenko, 251</text:p>
          </table:table-cell>
          <table:table-cell office:value-type="string">
            <text:p>300154</text:p>
          </table:table-cell>
          <table:table-cell office:value-type="string">
            <text:p>Associa??o dos Moradores da Vila Andr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  Rua Romualdo de Sousa Brito</text:p>
          </table:table-cell>
          <table:table-cell office:value-type="string">
            <text:p>300155</text:p>
          </table:table-cell>
          <table:table-cell office:value-type="string">
            <text:p>Clube de Maes Alieta -Adjacentes Pq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ig Boys, 356, Jardim Bartira cep 08152100</text:p>
          </table:table-cell>
          <table:table-cell office:value-type="string">
            <text:p>300355</text:p>
          </table:table-cell>
          <table:table-cell office:value-type="string">
            <text:p>Associa??o Rosa de Saron Cristo e a Solu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valdo Calabrez, 1647</text:p>
          </table:table-cell>
          <table:table-cell office:value-type="string">
            <text:p>300191</text:p>
          </table:table-cell>
          <table:table-cell office:value-type="string">
            <text:p>Associa??o Comunit?ria Haa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olfo Albino Silva, 49</text:p>
          </table:table-cell>
          <table:table-cell office:value-type="string">
            <text:p>300035</text:p>
          </table:table-cell>
          <table:table-cell office:value-type="string">
            <text:p>Sociedade Amigos do Jardim S?o Jo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on Xavier de Barros 185, Jardim das Oliveiras</text:p>
          </table:table-cell>
          <table:table-cell office:value-type="string">
            <text:p>300082</text:p>
          </table:table-cell>
          <table:table-cell office:value-type="string">
            <text:p>Entende CLUBE DE M?ES CORA??O DE JES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 56</text:p>
          </table:table-cell>
          <table:table-cell office:value-type="string">
            <text:p>300299</text:p>
          </table:table-cell>
          <table:table-cell office:value-type="string">
            <text:p>Associa??o dos Empres?rios do Itaim Paulista AEIP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fael correia da silva 84 - Placa Colorida ONG Esperan?a viva</text:p>
          </table:table-cell>
          <table:table-cell office:value-type="string">
            <text:p>300747</text:p>
          </table:table-cell>
          <table:table-cell office:value-type="string">
            <text:p>Instituto beneficente Recanto da cr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anal de Tutoia, 12 - A jd.camargo novo - Itaim Paulista</text:p>
          </table:table-cell>
          <table:table-cell office:value-type="string">
            <text:p>300626</text:p>
          </table:table-cell>
          <table:table-cell office:value-type="string">
            <text:p>Associa??o Beneficente CAMARGO NOVO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utor Azevedo Lima, 86 - CEP 02238-130 - Jardim Modelo</text:p>
          </table:table-cell>
          <table:table-cell office:value-type="string">
            <text:p>300620</text:p>
          </table:table-cell>
          <table:table-cell office:value-type="string">
            <text:p>Cooperativa amantes da naturez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tim Correia de S? n? 134 - CEP: 08451-090</text:p>
          </table:table-cell>
          <table:table-cell office:value-type="string">
            <text:p>300288</text:p>
          </table:table-cell>
          <table:table-cell office:value-type="string">
            <text:p>Associa??o dos Moradores do Jardim ?ure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:S?o L?zaro de Jerusal?m,  11, Jardim Irene -  Guaianases</text:p>
          </table:table-cell>
          <table:table-cell office:value-type="string">
            <text:p>300226</text:p>
          </table:table-cell>
          <table:table-cell office:value-type="string">
            <text:p>Igreja Assembleia de DEUS Restaurando o Ferido - Proje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uzambinho, 221 - American?polis</text:p>
          </table:table-cell>
          <table:table-cell office:value-type="string">
            <text:p>300568</text:p>
          </table:table-cell>
          <table:table-cell office:value-type="string">
            <text:p>Associa??o Esportiva Social Traves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stevan de Araujo Almeida, 674, Parada XV de novembro</text:p>
          </table:table-cell>
          <table:table-cell office:value-type="string">
            <text:p>300412</text:p>
          </table:table-cell>
          <table:table-cell office:value-type="string">
            <text:p>Associa??o faz um idoso fel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550</text:p>
          </table:table-cell>
          <table:table-cell office:value-type="string">
            <text:p>Assoados dos Moradores do jardim Redil e Adjac?ncias-VIVA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268</text:p>
          </table:table-cell>
          <table:table-cell office:value-type="string">
            <text:p>Assoc de defesa e orienta??o ao consumidor/contribuinte de S?o Paulo ADOCC-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inas do Piaui, 330, CEP 08210-000 - Itaquera</text:p>
          </table:table-cell>
          <table:table-cell office:value-type="string">
            <text:p>300638</text:p>
          </table:table-cell>
          <table:table-cell office:value-type="string">
            <text:p>Associa??o dos Pequenos Pescadores de Assis- AP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ei Francisco, 226. Jardim Helena. Escrit?rio da Ong</text:p>
          </table:table-cell>
          <table:table-cell office:value-type="string">
            <text:p>300811</text:p>
          </table:table-cell>
          <table:table-cell office:value-type="string">
            <text:p>Associa??o Beneficente dos Empregados e Desempregados do Estado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cio Maciel 311, Vila Jacu?</text:p>
          </table:table-cell>
          <table:table-cell office:value-type="string">
            <text:p>300743</text:p>
          </table:table-cell>
          <table:table-cell office:value-type="string">
            <text:p>casa de cultura afro descendentes filhos de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0456</text:p>
          </table:table-cell>
          <table:table-cell office:value-type="string">
            <text:p>Associa??o Comunit?ria Auri Verde -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leiades na 126 - Jd Maria Amalia</text:p>
          </table:table-cell>
          <table:table-cell office:value-type="string">
            <text:p>300174</text:p>
          </table:table-cell>
          <table:table-cell office:value-type="string">
            <text:p>Associa??o dos Moradores do Jardim Maria Am?l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Wilches,12 b , Pq. Maria Fernandes</text:p>
          </table:table-cell>
          <table:table-cell office:value-type="string">
            <text:p>300627</text:p>
          </table:table-cell>
          <table:table-cell office:value-type="string">
            <text:p>Associa??o de moradia e habita??o portas abert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i Barbosa, 647</text:p>
          </table:table-cell>
          <table:table-cell office:value-type="string">
            <text:p>300206</text:p>
          </table:table-cell>
          <table:table-cell office:value-type="string">
            <text:p>Instituto Omindar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em, numero 4 b, jd. Papai Noel</text:p>
          </table:table-cell>
          <table:table-cell office:value-type="string">
            <text:p>300030</text:p>
          </table:table-cell>
          <table:table-cell office:value-type="string">
            <text:p>Associacao unidos comunitaria do jardim papai no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milio Castro 114, Jardim Damasceno</text:p>
          </table:table-cell>
          <table:table-cell office:value-type="string">
            <text:p>300080</text:p>
          </table:table-cell>
          <table:table-cell office:value-type="string">
            <text:p>Associa??o Familia unida em Cristo - FUE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afin Augusto Lopes, 63, Jardim Piratininga, Penha CEP 03717-080</text:p>
          </table:table-cell>
          <table:table-cell office:value-type="string">
            <text:p>300572</text:p>
          </table:table-cell>
          <table:table-cell office:value-type="string">
            <text:p>SOCIEDADE BENEFICENTE AMIGOS DO JARDIM PIRATININGA F. 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sa Ch?, 10 - Canga?ba</text:p>
          </table:table-cell>
          <table:table-cell office:value-type="string">
            <text:p>300337</text:p>
          </table:table-cell>
          <table:table-cell office:value-type="string">
            <text:p>Associa??o da Cidade Azul e Adjacentes - ACAA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s? Higino Neves, Na 1624</text:p>
          </table:table-cell>
          <table:table-cell office:value-type="string">
            <text:p>300282</text:p>
          </table:table-cell>
          <table:table-cell office:value-type="string">
            <text:p>Associa??o Grupo de M?es Novo Amanhe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xpedito Ribeiro de Souza, 30, Jd. Paulistano</text:p>
          </table:table-cell>
          <table:table-cell office:value-type="string">
            <text:p>300252</text:p>
          </table:table-cell>
          <table:table-cell office:value-type="string">
            <text:p>Instituto O Pequeno Searei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terativa, 99,  AP 41 B 05</text:p>
          </table:table-cell>
          <table:table-cell office:value-type="string">
            <text:p>300149</text:p>
          </table:table-cell>
          <table:table-cell office:value-type="string">
            <text:p>ONG NAMASTE ESP?RITA FILHOS DE C?RITAS - NAESF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022</text:p>
          </table:table-cell>
          <table:table-cell office:value-type="string">
            <text:p>ASSOCIA??O BENEFICENTE FAZENDA ITAIM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. Paulistano</text:p>
          </table:table-cell>
          <table:table-cell office:value-type="string">
            <text:p>300756</text:p>
          </table:table-cell>
          <table:table-cell office:value-type="string">
            <text:p>Oasis Organiza??o de Assist?ncia Social para Inclus?o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Benedita Rodrigues, 184,  05851-280</text:p>
          </table:table-cell>
          <table:table-cell office:value-type="string">
            <text:p>300776</text:p>
          </table:table-cell>
          <table:table-cell office:value-type="string">
            <text:p>Gr?mio Recreativo Cultural Escola de Samba Cacique do Parqu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?ia Andr?, 01, Pq. Sto. Antonio</text:p>
          </table:table-cell>
          <table:table-cell office:value-type="string">
            <text:p>300297</text:p>
          </table:table-cell>
          <table:table-cell office:value-type="string">
            <text:p>Associa??o do Movimento por Moradia Vida No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eia Andr? 158, Pq. Sto. Antonio</text:p>
          </table:table-cell>
          <table:table-cell office:value-type="string">
            <text:p>300663</text:p>
          </table:table-cell>
          <table:table-cell office:value-type="string">
            <text:p>Associa??o Unidos de campo de fora e Parque Santo Ant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n?lio Z?lia 187 promorar Jd S?o Luiz</text:p>
          </table:table-cell>
          <table:table-cell office:value-type="string">
            <text:p>300464</text:p>
          </table:table-cell>
          <table:table-cell office:value-type="string">
            <text:p>Associa?ao de Moradores da Nova Uni?o Jardim S?a Lu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Nova do Tuparoquera 1750</text:p>
          </table:table-cell>
          <table:table-cell office:value-type="string">
            <text:p>300784</text:p>
          </table:table-cell>
          <table:table-cell office:value-type="string">
            <text:p>ASSOCIA??O DE MORADORES JARDIM LETI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de Santana, 17, Chacara Santana</text:p>
          </table:table-cell>
          <table:table-cell office:value-type="string">
            <text:p>300715</text:p>
          </table:table-cell>
          <table:table-cell office:value-type="string">
            <text:p>UNI?O DE M?ES E FILHOS DO PARQUE SANTO ANTO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Quimili 511</text:p>
          </table:table-cell>
          <table:table-cell office:value-type="string">
            <text:p>300640</text:p>
          </table:table-cell>
          <table:table-cell office:value-type="string">
            <text:p>Associa??o dos Moradores do Jardim Alfre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spar do Rego Figueiredo,       518 - CEP                     04915-140</text:p>
          </table:table-cell>
          <table:table-cell office:value-type="string">
            <text:p>300605</text:p>
          </table:table-cell>
          <table:table-cell office:value-type="string">
            <text:p>Associa??o dos Amigos de Bairro Daniel Klei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tonio de Salles Penteado, 224, Jardim Tab?o - Campo Limpo</text:p>
          </table:table-cell>
          <table:table-cell office:value-type="string">
            <text:p>301331</text:p>
          </table:table-cell>
          <table:table-cell office:value-type="string">
            <text:p>INSTITUTO DE BALLET SHIRLEI BENeVID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S?o Vicente de Paula 73, Heliopolis</text:p>
          </table:table-cell>
          <table:table-cell office:value-type="string">
            <text:p>301106</text:p>
          </table:table-cell>
          <table:table-cell office:value-type="string">
            <text:p>Associa??o comercial de Heli?polis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nry Fuzeli, 49, Pq. Banc?rio</text:p>
          </table:table-cell>
          <table:table-cell office:value-type="string">
            <text:p>301359</text:p>
          </table:table-cell>
          <table:table-cell office:value-type="string">
            <text:p>Mitra Arquidiocesani Vozes da Periferia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Castro Velho, 349 - Jardim Iva</text:p>
          </table:table-cell>
          <table:table-cell office:value-type="string">
            <text:p>301285</text:p>
          </table:table-cell>
          <table:table-cell office:value-type="string">
            <text:p>ABVC - Associa??o Beneficente Vem Comi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presidente Altino 2858</text:p>
          </table:table-cell>
          <table:table-cell office:value-type="string">
            <text:p>301185</text:p>
          </table:table-cell>
          <table:table-cell office:value-type="string">
            <text:p>Amaje - Moradores do Are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. ARAUJO DE CASTRO, 127 D, Jd. Peri Alto</text:p>
          </table:table-cell>
          <table:table-cell office:value-type="string">
            <text:p>301319</text:p>
          </table:table-cell>
          <table:table-cell office:value-type="string">
            <text:p>ASSOCIA??O BENEFICIENTE UN??O E GL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arque Novo Mundo, na Rua: Arai, 31 - entrada port?o azul</text:p>
          </table:table-cell>
          <table:table-cell office:value-type="string">
            <text:p>301296</text:p>
          </table:table-cell>
          <table:table-cell office:value-type="string">
            <text:p>AGAPE - Associa??o Deus ? D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RNESTINA LONEZ, 34, Jd. Britania, cep 05269-090</text:p>
          </table:table-cell>
          <table:table-cell office:value-type="string">
            <text:p>301363</text:p>
          </table:table-cell>
          <table:table-cell office:value-type="string">
            <text:p>SOCIEDADE AMIGOS DE JARDIM BRITANIA E VILA JARAGUA - SABRIJ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more, 30 - Parque Central</text:p>
          </table:table-cell>
          <table:table-cell office:value-type="string">
            <text:p>301124</text:p>
          </table:table-cell>
          <table:table-cell office:value-type="string">
            <text:p>Institui??o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: Salve A Mocidade na 110 jardim da conquista -SP</text:p>
          </table:table-cell>
          <table:table-cell office:value-type="string">
            <text:p>301327</text:p>
          </table:table-cell>
          <table:table-cell office:value-type="string">
            <text:p>Igreja Assembleia de Deus Minist?rio Aos P?s do Altissi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?o Jo?o, 588</text:p>
          </table:table-cell>
          <table:table-cell office:value-type="string">
            <text:p>301337</text:p>
          </table:table-cell>
          <table:table-cell office:value-type="string">
            <text:p>Instituto Clelia Angel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uque de Caxias, 325 - 1a andar sala 2, Bom Retiro</text:p>
          </table:table-cell>
          <table:table-cell office:value-type="string">
            <text:p>301396</text:p>
          </table:table-cell>
          <table:table-cell office:value-type="string">
            <text:p>Instituto de Desenvolvimento de Projetos Sociais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?o Martins Eredia, 242 - Ipanema</text:p>
          </table:table-cell>
          <table:table-cell office:value-type="string">
            <text:p>301648</text:p>
          </table:table-cell>
          <table:table-cell office:value-type="string">
            <text:p>Igreja Videira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H?lio Lobo , 928 - Parque Jabaquara</text:p>
          </table:table-cell>
          <table:table-cell office:value-type="string">
            <text:p>301661</text:p>
          </table:table-cell>
          <table:table-cell office:value-type="string">
            <text:p>Associa??o Brau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g?rio Taques Bitencourt, 156 - Santo Amaro</text:p>
          </table:table-cell>
          <table:table-cell office:value-type="string">
            <text:p>301650</text:p>
          </table:table-cell>
          <table:table-cell office:value-type="string">
            <text:p>Igreja Videira Vila das Belez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bel Normando , 122 Marajoara</text:p>
          </table:table-cell>
          <table:table-cell office:value-type="string">
            <text:p>301564</text:p>
          </table:table-cell>
          <table:table-cell office:value-type="string">
            <text:p>Igreja Betesd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edo ,41 - Graja?</text:p>
          </table:table-cell>
          <table:table-cell office:value-type="string">
            <text:p>301646</text:p>
          </table:table-cell>
          <table:table-cell office:value-type="string">
            <text:p>Igreja Videira do Graj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 Jo?o Maria ,Ogno , 59 - Vila Matilde</text:p>
          </table:table-cell>
          <table:table-cell office:value-type="string">
            <text:p>301545</text:p>
          </table:table-cell>
          <table:table-cell office:value-type="string">
            <text:p>Corpor??o Al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Carlota 1015 - Vila Esperan?a ( penha)</text:p>
          </table:table-cell>
          <table:table-cell office:value-type="string">
            <text:p>301668</text:p>
          </table:table-cell>
          <table:table-cell office:value-type="string">
            <text:p>Associa??o Moradores do Conjunto Rinc?o - AMC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ngaiba n 1500</text:p>
          </table:table-cell>
          <table:table-cell office:value-type="string">
            <text:p>301663</text:p>
          </table:table-cell>
          <table:table-cell office:value-type="string">
            <text:p>Associa??o de Taekwondo Pr?ncipe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nedito Leal , 332 - Artur Alvim</text:p>
          </table:table-cell>
          <table:table-cell office:value-type="string">
            <text:p>301568</text:p>
          </table:table-cell>
          <table:table-cell office:value-type="string">
            <text:p>Igreja Primitiva Ato dos Apostol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ntonio Estev?o de Carvalho, 2960 ? Artur Alvim</text:p>
          </table:table-cell>
          <table:table-cell office:value-type="string">
            <text:p>301569</text:p>
          </table:table-cell>
          <table:table-cell office:value-type="string">
            <text:p>Igreja Evang?lica Monte Carme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os Grotti Vidal, 170 - Jardim Assun??o, S?o Paulo - SP, 03547-030</text:p>
          </table:table-cell>
          <table:table-cell office:value-type="string">
            <text:p>301467</text:p>
          </table:table-cell>
          <table:table-cell office:value-type="string">
            <text:p>Igreja Batista Jd. Assun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Padre Francisco de Tol?do, 605 - Artur Alvim, S?o Paulo - SP, 03567-000</text:p>
          </table:table-cell>
          <table:table-cell office:value-type="string">
            <text:p>301486</text:p>
          </table:table-cell>
          <table:table-cell office:value-type="string">
            <text:p>PIB Conjunto Habitacional Itaquera 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?lio de Campos 204</text:p>
          </table:table-cell>
          <table:table-cell office:value-type="string">
            <text:p>301726</text:p>
          </table:table-cell>
          <table:table-cell office:value-type="string">
            <text:p>Associa??o L?rio do Vale Fazenda da J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ula Rosa n? 366 - Pq Santa Madalena</text:p>
          </table:table-cell>
          <table:table-cell office:value-type="string">
            <text:p>301667</text:p>
          </table:table-cell>
          <table:table-cell office:value-type="string">
            <text:p>Associa??o Direitos e Igualdade para to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Gen. Porf?rio da Paz, 237 - Vila Bancaria</text:p>
          </table:table-cell>
          <table:table-cell office:value-type="string">
            <text:p>301636</text:p>
          </table:table-cell>
          <table:table-cell office:value-type="string">
            <text:p>Comunidade Vida em Vila R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arolina Maria de Jesus, 208 - Vila Tolstoi</text:p>
          </table:table-cell>
          <table:table-cell office:value-type="string">
            <text:p>301637</text:p>
          </table:table-cell>
          <table:table-cell office:value-type="string">
            <text:p>Igreja Batista Fonte ?gua Vi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inistro Modestino Deloy Gibson , 19 Vila Ema</text:p>
          </table:table-cell>
          <table:table-cell office:value-type="string">
            <text:p>301577</text:p>
          </table:table-cell>
          <table:table-cell office:value-type="string">
            <text:p>Comunidade Apost?lica e Prof?tica Pen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Secundino Domingues, 701 - Jardim Independ?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o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rumado de Minas , 698 - Jd Independ?ncia</text:p>
          </table:table-cell>
          <table:table-cell office:value-type="string">
            <text:p>301641</text:p>
          </table:table-cell>
          <table:table-cell office:value-type="string">
            <text:p>Igreja Batista Renovada Deus ? F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adre Pedro Rota, 408 ? S?o Lucas</text:p>
          </table:table-cell>
          <table:table-cell office:value-type="string">
            <text:p>301570</text:p>
          </table:table-cell>
          <table:table-cell office:value-type="string">
            <text:p>Igreja Evang?lica Counidade de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: Canan?ia 347 Vila Prudente</text:p>
          </table:table-cell>
          <table:table-cell office:value-type="string">
            <text:p>301666</text:p>
          </table:table-cell>
          <table:table-cell office:value-type="string">
            <text:p>Associa??o Cultural e Esportiva de Capoeira Express?o e A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edo de Deus, 113 - Vila Formosa, S?o Paulo - SP, 03363-100</text:p>
          </table:table-cell>
          <table:table-cell office:value-type="string">
            <text:p>301465</text:p>
          </table:table-cell>
          <table:table-cell office:value-type="string">
            <text:p>Abamsul - PIB Vil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aldemar D?ria, 44 - Belenzinho, S?o Paulo - SP, 03020-050</text:p>
          </table:table-cell>
          <table:table-cell office:value-type="string">
            <text:p>301581</text:p>
          </table:table-cell>
          <table:table-cell office:value-type="string">
            <text:p>Igreja Batista Unida do Br?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eliodoro ?bano Pereira, 267</text:p>
          </table:table-cell>
          <table:table-cell office:value-type="string">
            <text:p>301633</text:p>
          </table:table-cell>
          <table:table-cell office:value-type="string">
            <text:p>Associa??o Beneficente Kyri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Mateo Forte, 259 - ?gua Branca,</text:p>
          </table:table-cell>
          <table:table-cell office:value-type="string">
            <text:p>301649</text:p>
          </table:table-cell>
          <table:table-cell office:value-type="string">
            <text:p>Igreja Videira La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Dr. Ara?jo de Castro, 445 ? Vila Nova Cachoeirinha</text:p>
          </table:table-cell>
          <table:table-cell office:value-type="string">
            <text:p>301653</text:p>
          </table:table-cell>
          <table:table-cell office:value-type="string">
            <text:p>Casa Apost?lica Renovo 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Jo?o Lopes de Amorim, 607 - Vila Nova Cachoeirinha, S?o Paulo - SP, 02613-050</text:p>
          </table:table-cell>
          <table:table-cell office:value-type="string">
            <text:p>301591</text:p>
          </table:table-cell>
          <table:table-cell office:value-type="string">
            <text:p>Igreja Metodista Vila Nova Cachoeirinha - 3a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ares dos Reis , 19 - Lauzane Paulista</text:p>
          </table:table-cell>
          <table:table-cell office:value-type="string">
            <text:p>301727</text:p>
          </table:table-cell>
          <table:table-cell office:value-type="string">
            <text:p>Assembleia de Deus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el?quia, 300 - Jardim das Laranjeiras,</text:p>
          </table:table-cell>
          <table:table-cell office:value-type="string">
            <text:p>301645</text:p>
          </table:table-cell>
          <table:table-cell office:value-type="string">
            <text:p>Igreja Videira Casa Ver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as Virtuosas , 1177 - Pq Peruche</text:p>
          </table:table-cell>
          <table:table-cell office:value-type="string">
            <text:p>301671</text:p>
          </table:table-cell>
          <table:table-cell office:value-type="string">
            <text:p>Igreja Miss?o El Shadda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Penha Brasil, 1926 -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Sitiantes, 904 - Itaberaba</text:p>
          </table:table-cell>
          <table:table-cell office:value-type="string">
            <text:p>301647</text:p>
          </table:table-cell>
          <table:table-cell office:value-type="string">
            <text:p>Igreja Videira Fregues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l?sio Cordeiro de Siqueira, 910 - Jardim Santo Elias, S?o Paulo - SP, 05136-001</text:p>
          </table:table-cell>
          <table:table-cell office:value-type="string">
            <text:p>301655</text:p>
          </table:table-cell>
          <table:table-cell office:value-type="string">
            <text:p>Igreja Batista Menora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. Edgar Fac?, 835 - Vila Arcadia,</text:p>
          </table:table-cell>
          <table:table-cell office:value-type="string">
            <text:p>301541</text:p>
          </table:table-cell>
          <table:table-cell office:value-type="string">
            <text:p>Igreja Comunidade da Gra?a-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?o Bueno Trigueirinho, 301 - Jaragu?</text:p>
          </table:table-cell>
          <table:table-cell office:value-type="string">
            <text:p>301652</text:p>
          </table:table-cell>
          <table:table-cell office:value-type="string">
            <text:p>O Brasil para Cristo Jarag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ilomena Fongaro , 208 Perus</text:p>
          </table:table-cell>
          <table:table-cell office:value-type="string">
            <text:p>301656</text:p>
          </table:table-cell>
          <table:table-cell office:value-type="string">
            <text:p>Igreja Internacional Agap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Tom?s Xavier de Almeida, 10</text:p>
          </table:table-cell>
          <table:table-cell office:value-type="string">
            <text:p>301657</text:p>
          </table:table-cell>
          <table:table-cell office:value-type="string">
            <text:p>O Brasil para Cristo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Alfredo Pujol, 242 - Santana, S?o Paulo - SP, 02017-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r. Francisco Ranieri, 115 - Mandaqui, S?o Paulo - SP, 02435-060</text:p>
          </table:table-cell>
          <table:table-cell office:value-type="string">
            <text:p>301582</text:p>
          </table:table-cell>
          <table:table-cell office:value-type="string">
            <text:p>Igreja Batista Filad?lfia em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Ultramarino, 616 - Lauzane Paulista, S?o Paulo - SP, 02441-001</text:p>
          </table:table-cell>
          <table:table-cell office:value-type="string">
            <text:p>301583</text:p>
          </table:table-cell>
          <table:table-cell office:value-type="string">
            <text:p>O Brasil Para Cristo Mandaq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uaran?sia , 995 - Vila Maria</text:p>
          </table:table-cell>
          <table:table-cell office:value-type="string">
            <text:p>301670</text:p>
          </table:table-cell>
          <table:table-cell office:value-type="string">
            <text:p>Igreja Adventista da Promessa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bo Jo?o Monteiro da Rocha , 448 - Jardim Jap?o</text:p>
          </table:table-cell>
          <table:table-cell office:value-type="string">
            <text:p>301690</text:p>
          </table:table-cell>
          <table:table-cell office:value-type="string">
            <text:p>Escola de Samba Unidos de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ldado Anesio Ant?o Ferreira , 31 - Jardim Jap?o</text:p>
          </table:table-cell>
          <table:table-cell office:value-type="string">
            <text:p>301691</text:p>
          </table:table-cell>
          <table:table-cell office:value-type="string">
            <text:p>Clube da Comunidade Cec?lia Meirel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Galv?o Bueno Trigueirinho, 301 - Jaragu?</text:p>
          </table:table-cell>
          <table:table-cell office:value-type="string">
            <text:p>301632</text:p>
          </table:table-cell>
          <table:table-cell office:value-type="string">
            <text:p>Assembleia de Deus Can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erimanduba, 732 - Jaragu?,</text:p>
          </table:table-cell>
          <table:table-cell office:value-type="string">
            <text:p>301634</text:p>
          </table:table-cell>
          <table:table-cell office:value-type="string">
            <text:p>Associa??o Moradores e Amigos do Jaragu?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?lio, 12 - Vila Nova Galv?o</text:p>
          </table:table-cell>
          <table:table-cell office:value-type="string">
            <text:p>301642</text:p>
          </table:table-cell>
          <table:table-cell office:value-type="string">
            <text:p>Igreja Videira Jov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Wilma Fl?r, 516 - Guaianases</text:p>
          </table:table-cell>
          <table:table-cell office:value-type="string">
            <text:p>301537</text:p>
          </table:table-cell>
          <table:table-cell office:value-type="string">
            <text:p>Igreja Comunidade da Gra?a - Cidade Tiradent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o Antonio Benfica, 35          ( prox ao CEU In?cio Monteiro)</text:p>
          </table:table-cell>
          <table:table-cell office:value-type="string">
            <text:p>301750</text:p>
          </table:table-cell>
          <table:table-cell office:value-type="string">
            <text:p>associacao de moradores Benfica ambf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oturussu, 1432 - Parque Boturussu, S?o Paulo - SP, 03802-000</text:p>
          </table:table-cell>
          <table:table-cell office:value-type="string">
            <text:p>301466</text:p>
          </table:table-cell>
          <table:table-cell office:value-type="string">
            <text:p>Igreja Batista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bns Galv?o de Fran?a , 363 Ermelino Matarazzo</text:p>
          </table:table-cell>
          <table:table-cell office:value-type="string">
            <text:p>301659</text:p>
          </table:table-cell>
          <table:table-cell office:value-type="string">
            <text:p>Sociedade Amigos do Bairro do Parque Boturus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oturussu, 665 - Itaquera</text:p>
          </table:table-cell>
          <table:table-cell office:value-type="string">
            <text:p>301546</text:p>
          </table:table-cell>
          <table:table-cell office:value-type="string">
            <text:p>Igreja Ref?gio em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noel Asson , 112 - Vila S?o Francisco</text:p>
          </table:table-cell>
          <table:table-cell office:value-type="string">
            <text:p>301658</text:p>
          </table:table-cell>
          <table:table-cell office:value-type="string">
            <text:p>Esporte Clube Amigos Jardim Tr?s Mar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rancisco Ant?nio Miranda, 219 - Jardim Belem, S?o Paulo - SP, 03809-130</text:p>
          </table:table-cell>
          <table:table-cell office:value-type="string">
            <text:p>301464</text:p>
          </table:table-cell>
          <table:table-cell office:value-type="string">
            <text:p>PIB de Er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pebus , 423 - Guaianazes</text:p>
          </table:table-cell>
          <table:table-cell office:value-type="string">
            <text:p>301548</text:p>
          </table:table-cell>
          <table:table-cell office:value-type="string">
            <text:p>Minist?rio Avivamento Betes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ancho Queimado, 176 - Itaquera, S?o Paulo - SP, 08240-100</text:p>
          </table:table-cell>
          <table:table-cell office:value-type="string">
            <text:p>301469</text:p>
          </table:table-cell>
          <table:table-cell office:value-type="string">
            <text:p>PIB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na , 36 - Itaquera</text:p>
          </table:table-cell>
          <table:table-cell office:value-type="string">
            <text:p>301669</text:p>
          </table:table-cell>
          <table:table-cell office:value-type="string">
            <text:p>Igreja Adventista da Promessa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Saladin , 36 - Itaquera</text:p>
          </table:table-cell>
          <table:table-cell office:value-type="string">
            <text:p>301576</text:p>
          </table:table-cell>
          <table:table-cell office:value-type="string">
            <text:p>Associa??o Nasci para Ven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Lagoa da Barra, 157</text:p>
          </table:table-cell>
          <table:table-cell office:value-type="string">
            <text:p>301540</text:p>
          </table:table-cell>
          <table:table-cell office:value-type="string">
            <text:p>Igreja Comunidade da Gra?a - Jos? Bonif?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et?, 164</text:p>
          </table:table-cell>
          <table:table-cell office:value-type="string">
            <text:p>301723</text:p>
          </table:table-cell>
          <table:table-cell office:value-type="string">
            <text:p>Associa??o Clube da Alegria do Jardim Noem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oi?uaiba,239</text:p>
          </table:table-cell>
          <table:table-cell office:value-type="string">
            <text:p>301724</text:p>
          </table:table-cell>
          <table:table-cell office:value-type="string">
            <text:p>Associa??o de Amigos Jardim Hele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Uaranapu, 9</text:p>
          </table:table-cell>
          <table:table-cell office:value-type="string">
            <text:p>301725</text:p>
          </table:table-cell>
          <table:table-cell office:value-type="string">
            <text:p>Associa??o dos amigos Chacara Tr?s Meni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Ten. Laudelino F.do Amaral, 888 - Vila Jacu?</text:p>
          </table:table-cell>
          <table:table-cell office:value-type="string">
            <text:p>301639</text:p>
          </table:table-cell>
          <table:table-cell office:value-type="string">
            <text:p>Igreja O Brasil para Cristo - Jac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?r de Cachimbo, 4 - Jardim Santana, S?o Paulo - SP, 08050-040</text:p>
          </table:table-cell>
          <table:table-cell office:value-type="string">
            <text:p>301476</text:p>
          </table:table-cell>
          <table:table-cell office:value-type="string">
            <text:p>Igreja Batista Jd.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ubas de Mendon?a, 400 - Jardim Iguatemi,</text:p>
          </table:table-cell>
          <table:table-cell office:value-type="string">
            <text:p>301538</text:p>
          </table:table-cell>
          <table:table-cell office:value-type="string">
            <text:p>Igreja Comunidade da Gra?a - Jardim Iguatem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DOS CRAVOS 117 Pq Flores</text:p>
          </table:table-cell>
          <table:table-cell office:value-type="string">
            <text:p>301662</text:p>
          </table:table-cell>
          <table:table-cell office:value-type="string">
            <text:p>PRIMEIRA IGREJA EVANGELICA BATISTA EM PARQUE DAS FLO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orte do Rio Branco, 854 S?o Mateus - Parque S?o Louren?o</text:p>
          </table:table-cell>
          <table:table-cell office:value-type="string">
            <text:p>301542</text:p>
          </table:table-cell>
          <table:table-cell office:value-type="string">
            <text:p>Igreja Comunidade da Gra?a - S?o Mat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r. Jo?o Pereira Monteiro J?nior, 106 - ?gua Branca,</text:p>
          </table:table-cell>
          <table:table-cell office:value-type="string">
            <text:p>301640</text:p>
          </table:table-cell>
          <table:table-cell office:value-type="string">
            <text:p>Igreja O Brasil para Cristo - Pompe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edro Vicente, 98 - Luz,</text:p>
          </table:table-cell>
          <table:table-cell office:value-type="string">
            <text:p>301644</text:p>
          </table:table-cell>
          <table:table-cell office:value-type="string">
            <text:p>Igreja Videira Arm?n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ar do Sert?o, 07, Valo Velho- Cap?o Redondo</text:p>
          </table:table-cell>
          <table:table-cell office:value-type="string">
            <text:p>302162</text:p>
          </table:table-cell>
          <table:table-cell office:value-type="string">
            <text:p>Par?quia S?o Francisco de Assis -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apabussu, 860, Jardim Aeroporto</text:p>
          </table:table-cell>
          <table:table-cell office:value-type="string">
            <text:p>302332</text:p>
          </table:table-cell>
          <table:table-cell office:value-type="string">
            <text:p>IM ? Jardim Aeropor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da Luz Rodrigues Ramalho, 158, Santa Lucia</text:p>
          </table:table-cell>
          <table:table-cell office:value-type="string">
            <text:p>302337</text:p>
          </table:table-cell>
          <table:table-cell office:value-type="string">
            <text:p>IM ? Jardim ?ng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paratuba, 588, S?o Jo?o Cl?maco</text:p>
          </table:table-cell>
          <table:table-cell office:value-type="string">
            <text:p>302336</text:p>
          </table:table-cell>
          <table:table-cell office:value-type="string">
            <text:p>IM ? Vila Co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raviola de Heli?polis, 103</text:p>
          </table:table-cell>
          <table:table-cell office:value-type="string">
            <text:p>302309</text:p>
          </table:table-cell>
          <table:table-cell office:value-type="string">
            <text:p>Associa??o Recome?o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?lvaro Fragoso n? 313 - Vila Independ?ncia - Bairro - Ipiranga</text:p>
          </table:table-cell>
          <table:table-cell office:value-type="string">
            <text:p>302267</text:p>
          </table:table-cell>
          <table:table-cell office:value-type="string">
            <text:p>Uni?o M?tu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Orat?rio, 4300 - Jardim Guairaca</text:p>
          </table:table-cell>
          <table:table-cell office:value-type="string">
            <text:p>302300</text:p>
          </table:table-cell>
          <table:table-cell office:value-type="string">
            <text:p>Comunidade Evang?lica Korba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elo M?ller, 1405, Jardim Independ?ncia</text:p>
          </table:table-cell>
          <table:table-cell office:value-type="string">
            <text:p>302327</text:p>
          </table:table-cell>
          <table:table-cell office:value-type="string">
            <text:p>IM ? Vila Al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eta , 84 - Vila Guarani</text:p>
          </table:table-cell>
          <table:table-cell office:value-type="string">
            <text:p>302299</text:p>
          </table:table-cell>
          <table:table-cell office:value-type="string">
            <text:p>Comunidade B?blic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Floriano, 1153, Itaim Bibi</text:p>
          </table:table-cell>
          <table:table-cell office:value-type="string">
            <text:p>302335</text:p>
          </table:table-cell>
          <table:table-cell office:value-type="string">
            <text:p>IM ? Itaim Bi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?o Maur?cio da Costa jubim 322 Cep : 02866-110 Vila Penteado</text:p>
          </table:table-cell>
          <table:table-cell office:value-type="string">
            <text:p>302401</text:p>
          </table:table-cell>
          <table:table-cell office:value-type="string">
            <text:p>ASSOCIA??O MENINOS DA B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?como Della Porta, 349, Jd. Guarani</text:p>
          </table:table-cell>
          <table:table-cell office:value-type="string">
            <text:p>302262</text:p>
          </table:table-cell>
          <table:table-cell office:value-type="string">
            <text:p>ASSOCIA??O BENEFICENTE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Gon?alo do Abaet?, 468, Jardim Elisa Maria, Brasil?ndia</text:p>
          </table:table-cell>
          <table:table-cell office:value-type="string">
            <text:p>302340</text:p>
          </table:table-cell>
          <table:table-cell office:value-type="string">
            <text:p>IM ? Jardim Elis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Junqueira Freire, 163, Vila Penteado</text:p>
          </table:table-cell>
          <table:table-cell office:value-type="string">
            <text:p>302326</text:p>
          </table:table-cell>
          <table:table-cell office:value-type="string">
            <text:p>IM ? Vila Pente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Ribeiro, 349</text:p>
          </table:table-cell>
          <table:table-cell office:value-type="string">
            <text:p>302323</text:p>
          </table:table-cell>
          <table:table-cell office:value-type="string">
            <text:p>IM ? Morro Gra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o Antonio do Amparo, 93, Vila Renato</text:p>
          </table:table-cell>
          <table:table-cell office:value-type="string">
            <text:p>302349</text:p>
          </table:table-cell>
          <table:table-cell office:value-type="string">
            <text:p>IM ?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ano Carneiro, 250 ? Trememb?</text:p>
          </table:table-cell>
          <table:table-cell office:value-type="string">
            <text:p>302343</text:p>
          </table:table-cell>
          <table:table-cell office:value-type="string">
            <text:p>IM em Vila Paulis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Leandro, 19, Vila Maria</text:p>
          </table:table-cell>
          <table:table-cell office:value-type="string">
            <text:p>302329</text:p>
          </table:table-cell>
          <table:table-cell office:value-type="string">
            <text:p>IM ?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ra Kubitscheck, 221, Cj. Hab. Castro Alves</text:p>
          </table:table-cell>
          <table:table-cell office:value-type="string">
            <text:p>302263</text:p>
          </table:table-cell>
          <table:table-cell office:value-type="string">
            <text:p>Centro Comunit?rio Beneficente Conj. Habitacional Castro Alves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Utaro Kanai 546,</text:p>
          </table:table-cell>
          <table:table-cell office:value-type="string">
            <text:p>302293</text:p>
          </table:table-cell>
          <table:table-cell office:value-type="string">
            <text:p>Associa??o Atl?tic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Americano Freire, 300</text:p>
          </table:table-cell>
          <table:table-cell office:value-type="string">
            <text:p>302324</text:p>
          </table:table-cell>
          <table:table-cell office:value-type="string">
            <text:p>IM ? Guaiana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La Guardia, 106 ? Itaim Paulista</text:p>
          </table:table-cell>
          <table:table-cell office:value-type="string">
            <text:p>302322</text:p>
          </table:table-cell>
          <table:table-cell office:value-type="string">
            <text:p>IM ? Jd. Camargo Nov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Lider, 2995 - Cidade Lider</text:p>
          </table:table-cell>
          <table:table-cell office:value-type="string">
            <text:p>302298</text:p>
          </table:table-cell>
          <table:table-cell office:value-type="string">
            <text:p>Assoc. Igreja Metodista da Terceira Regi?o Eclesi?st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?der, 2995</text:p>
          </table:table-cell>
          <table:table-cell office:value-type="string">
            <text:p>302325</text:p>
          </table:table-cell>
          <table:table-cell office:value-type="string">
            <text:p>IM ? Cidade L?d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?rgamo, 208</text:p>
          </table:table-cell>
          <table:table-cell office:value-type="string">
            <text:p>302341</text:p>
          </table:table-cell>
          <table:table-cell office:value-type="string">
            <text:p>IM em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elarmino Ferreira, 111, Jardim Arisi</text:p>
          </table:table-cell>
          <table:table-cell office:value-type="string">
            <text:p>302334</text:p>
          </table:table-cell>
          <table:table-cell office:value-type="string">
            <text:p>IM ? Jardim Aris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v?ria, 105</text:p>
          </table:table-cell>
          <table:table-cell office:value-type="string">
            <text:p>302330</text:p>
          </table:table-cell>
          <table:table-cell office:value-type="string">
            <text:p>IM ? Jardim Ipane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gundes, 97, Liberdade</text:p>
          </table:table-cell>
          <table:table-cell office:value-type="string">
            <text:p>302339</text:p>
          </table:table-cell>
          <table:table-cell office:value-type="string">
            <text:p>Catedral Metodist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baquara, 340 - Parais?polis, S?o Paulo - SP</text:p>
          </table:table-cell>
          <table:table-cell office:value-type="string">
            <text:p>302699</text:p>
          </table:table-cell>
          <table:table-cell office:value-type="string">
            <text:p>Associa??o sos fam?lia - Par?quia S?o Jos? Paraiso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esembargador Rodrigues Sette, 195</text:p>
          </table:table-cell>
          <table:table-cell office:value-type="string">
            <text:p>302513</text:p>
          </table:table-cell>
          <table:table-cell office:value-type="string">
            <text:p>ASSOCIACAO DE JUDO SENSEI DIV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uzana de Goes, 72 ? Vila Carolina</text:p>
          </table:table-cell>
          <table:table-cell office:value-type="string">
            <text:p>302633</text:p>
          </table:table-cell>
          <table:table-cell office:value-type="string">
            <text:p>Associa??o Atl?tica Vila Carol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mbari, 120, Casa verde</text:p>
          </table:table-cell>
          <table:table-cell office:value-type="string">
            <text:p>302577</text:p>
          </table:table-cell>
          <table:table-cell office:value-type="string">
            <text:p>Instituto A??o e Prote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?a Pastoral n 57 In?cio Monteiro Cidade Tiradentes - CEP 08472-562.</text:p>
          </table:table-cell>
          <table:table-cell office:value-type="string">
            <text:p>302624</text:p>
          </table:table-cell>
          <table:table-cell office:value-type="string">
            <text:p>Associa??o Le?es Unidos F.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Estado, 300 - Canind???</text:p>
          </table:table-cell>
          <table:table-cell office:value-type="string">
            <text:p>15100</text:p>
          </table:table-cell>
          <table:table-cell office:value-type="string">
            <text:p>COOPERCAPS - PONTE PEQUEN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?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la
7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                      8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9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0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1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da Mina, 38</text:p>
          </table:table-cell>
          <table:table-cell office:value-type="string">
            <text:p>26543</text:p>
          </table:table-cell>
          <table:table-cell office:value-type="string">
            <text:p>HELI?POLIS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
1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Av. Pires do Rio, 3185 - Vila Progresso, 08240-370</text:p>
          </table:table-cell>
          <table:table-cell office:value-type="string">
            <text:p>28566</text:p>
          </table:table-cell>
          <table:table-cell office:value-type="string">
            <text:p>Amazonas/ 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. Reinaldo Pereira, 1 - Parque Santo Amaro, 04932-340</text:p>
          </table:table-cell>
          <table:table-cell office:value-type="string">
            <text:p>28564</text:p>
          </table:table-cell>
          <table:table-cell office:value-type="string">
            <text:p>Coimb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Adalberto Pereira da Fonseca, 60, Pq. Independencia, 05875-250</text:p>
          </table:table-cell>
          <table:table-cell office:value-type="string">
            <text:p>28565</text:p>
          </table:table-cell>
          <table:table-cell office:value-type="string">
            <text:p>Morro do Ind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8557</text:p>
          </table:table-cell>
          <table:table-cell office:value-type="string">
            <text:p>Alto do Riviera
2A ENTREG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In?cio dias da Silva s/n, 04913-180</text:p>
          </table:table-cell>
          <table:table-cell office:value-type="string">
            <text:p>28567</text:p>
          </table:table-cell>
          <table:table-cell office:value-type="string">
            <text:p>Figueira grande / M' Boi Mirim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gard, 05885-680</text:p>
          </table:table-cell>
          <table:table-cell office:value-type="string">
            <text:p>28569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 dos Bochimanos, 36, CEP 05890-470</text:p>
          </table:table-cell>
          <table:table-cell office:value-type="string">
            <text:p>28568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Engenheiro Armando de Arruda Pereira, 5275, CEP  04308-001</text:p>
          </table:table-cell>
          <table:table-cell office:value-type="string">
            <text:p>28570</text:p>
          </table:table-cell>
          <table:table-cell office:value-type="string">
            <text:p>Vila Cl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ice candida da Silveira, 159, CEP  04872-050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edroso, 111, Bela Vista, 01322-010, Viaduto Pedroso</text:p>
          </table:table-cell>
          <table:table-cell office:value-type="string">
            <text:p>28573</text:p>
          </table:table-cell>
          <table:table-cell office:value-type="string">
            <text:p>Cracoland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rofessor Picarolo, 123, 01332-020, Bela Vista</text:p>
          </table:table-cell>
          <table:table-cell office:value-type="string">
            <text:p>28572</text:p>
          </table:table-cell>
          <table:table-cell office:value-type="string">
            <text:p>Bela V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. Itaberba, 4665, Vila Nova Cachoerinha, 02739-000</text:p>
          </table:table-cell>
          <table:table-cell office:value-type="string">
            <text:p>28574</text:p>
          </table:table-cell>
          <table:table-cell office:value-type="string">
            <text:p>Nova Cachoerinh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, Jd. Imb???, 05863-110</text:p>
          </table:table-cell>
          <table:table-cell office:value-type="string">
            <text:p>28576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In?cio Monteiro, 2131, Cidade Tiradentes, 08474-480</text:p>
          </table:table-cell>
          <table:table-cell office:value-type="string">
            <text:p>28575</text:p>
          </table:table-cell>
          <table:table-cell office:value-type="string">
            <text:p>Souza Ramo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Sabor de Mim, N? 333</text:p>
          </table:table-cell>
          <table:table-cell office:value-type="string">
            <text:p>23435</text:p>
          </table:table-cell>
          <table:table-cell office:value-type="string">
            <text:p>Comunidade JARDIM DA CONQU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36</text:p>
          </table:table-cell>
          <table:table-cell office:value-type="string">
            <text:p>S?tio Carambi?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                                             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39</text:p>
          </table:table-cell>
          <table:table-cell office:value-type="string">
            <text:p>Olga Bena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</text:p>
          </table:table-cell>
          <table:table-cell office:value-type="string">
            <text:p>23440</text:p>
          </table:table-cell>
          <table:table-cell office:value-type="string">
            <text:p>Rua Esquivel Navarro, 67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Floresta, 42 - PQ Taipas</text:p>
          </table:table-cell>
          <table:table-cell office:value-type="string">
            <text:p>23441</text:p>
          </table:table-cell>
          <table:table-cell office:value-type="string">
            <text:p>Taipas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rreia Arnau,  22A</text:p>
          </table:table-cell>
          <table:table-cell office:value-type="string">
            <text:p>23442</text:p>
          </table:table-cell>
          <table:table-cell office:value-type="string">
            <text:p>Favela Jardim Cinco de Jul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43</text:p>
          </table:table-cell>
          <table:table-cell office:value-type="string">
            <text:p>Favela da Paz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 LUCIA DE AMICIS, 425 - JARDIM VERA CRUZ - CEP: 04962-140</text:p>
          </table:table-cell>
          <table:table-cell office:value-type="string">
            <text:p>24517</text:p>
          </table:table-cell>
          <table:table-cell office:value-type="string">
            <text:p>Vera Cru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29</text:p>
          </table:table-cell>
          <table:table-cell office:value-type="string">
            <text:p>Conquista (Norte)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Vereda Tropical, 287, 08343-565</text:p>
          </table:table-cell>
          <table:table-cell office:value-type="string">
            <text:p>24456</text:p>
          </table:table-cell>
          <table:table-cell office:value-type="string">
            <text:p>Conquista (Leste)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Tr?s Marias, 809
Cep: 05874 -180</text:p>
          </table:table-cell>
          <table:table-cell office:value-type="string">
            <text:p>24518</text:p>
          </table:table-cell>
          <table:table-cell office:value-type="string">
            <text:p>Jardim dos Rei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 08370-530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0</text:p>
          </table:table-cell>
          <table:table-cell office:value-type="string">
            <text:p>Santa Ma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2</text:p>
          </table:table-cell>
          <table:table-cell office:value-type="string">
            <text:p>Vila Calu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? Pinheiro Bezerra, 12</text:p>
          </table:table-cell>
          <table:table-cell office:value-type="string">
            <text:p>24519</text:p>
          </table:table-cell>
          <table:table-cell office:value-type="string">
            <text:p>BELENZIN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, 106, Perus</text:p>
          </table:table-cell>
          <table:table-cell office:value-type="string">
            <text:p>24524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09</text:p>
          </table:table-cell>
          <table:table-cell office:value-type="string">
            <text:p>24523</text:p>
          </table:table-cell>
          <table:table-cell office:value-type="string">
            <text:p>Hercul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Conquist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ineu Novais, 162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?08330-360</text:p>
          </table:table-cell>
          <table:table-cell office:value-type="string">
            <text:p>24511</text:p>
          </table:table-cell>
          <table:table-cell office:value-type="string">
            <text:p>Jardim Vila Carr???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 09</text:p>
          </table:table-cell>
          <table:table-cell office:value-type="string">
            <text:p>24525</text:p>
          </table:table-cell>
          <table:table-cell office:value-type="string">
            <text:p>Morro do ???ndi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16</text:p>
          </table:table-cell>
          <table:table-cell office:value-type="string">
            <text:p>Jardim Don?ri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6</text:p>
          </table:table-cell>
          <table:table-cell office:value-type="string">
            <text:p>Capel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In?cio Monteiro, 6100</text:p>
          </table:table-cell>
          <table:table-cell office:value-type="string">
            <text:p>24494</text:p>
          </table:table-cell>
          <table:table-cell office:value-type="string">
            <text:p>Vila Yoland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 n 106, Perus.</text:p>
          </table:table-cell>
          <table:table-cell office:value-type="string">
            <text:p>24491</text:p>
          </table:table-cell>
          <table:table-cell office:value-type="string">
            <text:p>Recanto dos Humildes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</text:p>
          </table:table-cell>
          <table:table-cell office:value-type="string">
            <text:p>24499</text:p>
          </table:table-cell>
          <table:table-cell office:value-type="string">
            <text:p>Mirante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?cio Monroe 34, Taipas</text:p>
          </table:table-cell>
          <table:table-cell office:value-type="string">
            <text:p>24493</text:p>
          </table:table-cell>
          <table:table-cell office:value-type="string">
            <text:p>Parque Taipas
4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, S???o Paulo-SP, 08265-040, Brasil</text:p>
          </table:table-cell>
          <table:table-cell office:value-type="string">
            <text:p>24508</text:p>
          </table:table-cell>
          <table:table-cell office:value-type="string">
            <text:p>A.E Carvalh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dre Vieira 138, Canind???.</text:p>
          </table:table-cell>
          <table:table-cell office:value-type="string">
            <text:p>24514</text:p>
          </table:table-cell>
          <table:table-cell office:value-type="string">
            <text:p>Canind??? 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Guarapiranga, 3658, 04911-005</text:p>
          </table:table-cell>
          <table:table-cell office:value-type="string">
            <text:p>29514</text:p>
          </table:table-cell>
          <table:table-cell office:value-type="string">
            <text:p>Figueira Gran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. Jos??? Ferreira Dantas, 06, Jardim Boa Vista, 05831-090</text:p>
          </table:table-cell>
          <table:table-cell office:value-type="string">
            <text:p>29513</text:p>
          </table:table-cell>
          <table:table-cell office:value-type="string">
            <text:p>Zacarias Mazel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9515</text:p>
          </table:table-cell>
          <table:table-cell office:value-type="string">
            <text:p>Nakamu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Pandalhos, 17, Chac Santa Maria, 05876-100</text:p>
          </table:table-cell>
          <table:table-cell office:value-type="string">
            <text:p>29517</text:p>
          </table:table-cell>
          <table:table-cell office:value-type="string">
            <text:p>Chac Santa Mar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ona Joaquina Francisca de Paiva, 102, Catumbi / Bel???m 03020-020</text:p>
          </table:table-cell>
          <table:table-cell office:value-type="string">
            <text:p>29511</text:p>
          </table:table-cell>
          <table:table-cell office:value-type="string">
            <text:p>Belenzinho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Ribeira Macabira, S?o Paulo</text:p>
          </table:table-cell>
          <table:table-cell office:value-type="string">
            <text:p>29518</text:p>
          </table:table-cell>
          <table:table-cell office:value-type="string">
            <text:p>S???o Nicol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Inacio Parreiras Neves, 309, Jd. Nakamura, 04942-080</text:p>
          </table:table-cell>
          <table:table-cell office:value-type="string">
            <text:p>29515</text:p>
          </table:table-cell>
          <table:table-cell office:value-type="string">
            <text:p>Nakamura 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3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1187</text:p>
          </table:table-cell>
          <table:table-cell office:value-type="string">
            <text:p>11199</text:p>
          </table:table-cell>
          <table:table-cell office:value-type="string">
            <text:p>Paulis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</text:p>
          </table:table-cell>
          <table:table-cell office:value-type="string">
            <text:p>11197</text:p>
          </table:table-cell>
          <table:table-cell office:value-type="string">
            <text:p>Morro da USP                                          4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culano Jos??? dos Santos</text:p>
          </table:table-cell>
          <table:table-cell office:value-type="string">
            <text:p>11093</text:p>
          </table:table-cell>
          <table:table-cell office:value-type="string">
            <text:p>Jardim Arnal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CEP 04181-160</text:p>
          </table:table-cell>
          <table:table-cell office:value-type="string">
            <text:p>11201</text:p>
          </table:table-cell>
          <table:table-cell office:value-type="string">
            <text:p>Jos??? Paulin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oa Vista, 44, s?o paulo</text:p>
          </table:table-cell>
          <table:table-cell office:value-type="string">
            <text:p>11203</text:p>
          </table:table-cell>
          <table:table-cell office:value-type="string">
            <text:p>Cantinho do C???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 04181-160</text:p>
          </table:table-cell>
          <table:table-cell office:value-type="string">
            <text:p>11201</text:p>
          </table:table-cell>
          <table:table-cell office:value-type="string">
            <text:p>Jos??? Paulino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Nova Grajau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a de Bendengo, 11 A- Jardim Monte Belo -Anhanguera</text:p>
          </table:table-cell>
          <table:table-cell office:value-type="string">
            <text:p>11207</text:p>
          </table:table-cell>
          <table:table-cell office:value-type="string">
            <text:p>Jardim Monte Belo/Morro Doc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tiguara, 28- Jardim Jaragu</text:p>
          </table:table-cell>
          <table:table-cell office:value-type="string">
            <text:p>11206</text:p>
          </table:table-cell>
          <table:table-cell office:value-type="string">
            <text:p>S?tio Formi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ixe de prata, 37</text:p>
          </table:table-cell>
          <table:table-cell office:value-type="string">
            <text:p>11208</text:p>
          </table:table-cell>
          <table:table-cell office:value-type="string">
            <text:p>Recanto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o Alvarenga, 3878 -</text:p>
          </table:table-cell>
          <table:table-cell office:value-type="string">
            <text:p>11090</text:p>
          </table:table-cell>
          <table:table-cell office:value-type="string">
            <text:p>Neblina/ Leblon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rtal Ecol?gico, 11</text:p>
          </table:table-cell>
          <table:table-cell office:value-type="string">
            <text:p>11091</text:p>
          </table:table-cell>
          <table:table-cell office:value-type="string">
            <text:p>Marginal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rd?o Camargo de Oliveira, 144</text:p>
          </table:table-cell>
          <table:table-cell office:value-type="string">
            <text:p>11209</text:p>
          </table:table-cell>
          <table:table-cell office:value-type="string">
            <text:p>Jardim Ja???an?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M?Boi Mirim, 130</text:p>
          </table:table-cell>
          <table:table-cell office:value-type="string">
            <text:p>11080</text:p>
          </table:table-cell>
          <table:table-cell office:value-type="string">
            <text:p>Condom?nio Ponte Baix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?sio Da Silveira Machado, 441 - Jd. Robru</text:p>
          </table:table-cell>
          <table:table-cell office:value-type="string">
            <text:p>30131</text:p>
          </table:table-cell>
          <table:table-cell office:value-type="string">
            <text:p>SASF Curu???? - Casa Da Fam?lia 2? entre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lamenda Santos, 2313</text:p>
          </table:table-cell>
          <table:table-cell office:value-type="string">
            <text:p>12143</text:p>
          </table:table-cell>
          <table:table-cell office:value-type="string">
            <text:p>Consulado do Equador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 255,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 Palanca Negr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 1052</text:p>
          </table:table-cell>
          <table:table-cell office:value-type="string">
            <text:p>12144</text:p>
          </table:table-cell>
          <table:table-cell office:value-type="string">
            <text:p>Faculdade Latino-Americana de Ci??ncias Sociais (FLACS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Br?s da Rocha Cardoso</text:p>
          </table:table-cell>
          <table:table-cell office:value-type="string">
            <text:p>12119</text:p>
          </table:table-cell>
          <table:table-cell office:value-type="string">
            <text:p>Instituto Cigano do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eneral Olimpio da Silveira, 427, apto. 801, Santa Cec?lia Cep 0115-001</text:p>
          </table:table-cell>
          <table:table-cell office:value-type="string">
            <text:p>12107</text:p>
          </table:table-cell>
          <table:table-cell office:value-type="string">
            <text:p>Associa??????o Social, Educacional e Cultural Novos Rumo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?o Joaquim, 179 - Bela Vista
 S???o Paulo</text:p>
          </table:table-cell>
          <table:table-cell office:value-type="string">
            <text:p>12113</text:p>
          </table:table-cell>
          <table:table-cell office:value-type="string">
            <text:p>CEMI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Carmo, 115</text:p>
          </table:table-cell>
          <table:table-cell office:value-type="string">
            <text:p>12101</text:p>
          </table:table-cell>
          <table:table-cell office:value-type="string">
            <text:p>Africa do Coraca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???</text:p>
          </table:table-cell>
          <table:table-cell office:value-type="string">
            <text:p>12132</text:p>
          </table:table-cell>
          <table:table-cell office:value-type="string">
            <text:p>GARMIC - Grupo de Articula??????o para a Conquista da Moradia do Idoso da Capit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, S?o Paulo</text:p>
          </table:table-cell>
          <table:table-cell office:value-type="string">
            <text:p>12145</text:p>
          </table:table-cell>
          <table:table-cell office:value-type="string">
            <text:p>Movimento Estadual da Popula??????o em Situa????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</text:p>
          </table:table-cell>
          <table:table-cell office:value-type="string">
            <text:p>12131</text:p>
          </table:table-cell>
          <table:table-cell office:value-type="string">
            <text:p>Pela Vidd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???o e Emo???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</text:p>
          </table:table-cell>
          <table:table-cell office:value-type="string">
            <text:p>12117</text:p>
          </table:table-cell>
          <table:table-cell office:value-type="string">
            <text:p>Miss??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?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bom retiro</text:p>
          </table:table-cell>
          <table:table-cell office:value-type="string">
            <text:p>12130</text:p>
          </table:table-cell>
          <table:table-cell office:value-type="string">
            <text:p>Associa??????o Feira Kantut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S???o Paul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, Parque dos Banc?rios</text:p>
          </table:table-cell>
          <table:table-cell office:value-type="string">
            <text:p>12147</text:p>
          </table:table-cell>
          <table:table-cell office:value-type="string">
            <text:p>Associa??????o Jaime Ab?lio de 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
4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????o dos Idosos de Sapopemb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, Cidade Antonio Estev???o de Carvalho</text:p>
          </table:table-cell>
          <table:table-cell office:value-type="string">
            <text:p>12105</text:p>
          </table:table-cell>
          <table:table-cell office:value-type="string">
            <text:p>Associa??????o Beneficente Esporte, Cultura e Lazer Nosso Sonh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Visc. de Parna?ba, 1316 - Mooca, S??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??a da Am???rica Latina-PAL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?rica Bol?via Brasil (ACFBB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 , 513 - Canind???</text:p>
          </table:table-cell>
          <table:table-cell office:value-type="string">
            <text:p>12104</text:p>
          </table:table-cell>
          <table:table-cell office:value-type="string">
            <text:p>Associa??????o de Residentes   Bolivianos - ADRB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Nordestina 496, S???o Miguel</text:p>
          </table:table-cell>
          <table:table-cell office:value-type="string">
            <text:p>12149</text:p>
          </table:table-cell>
          <table:table-cell office:value-type="string">
            <text:p>Acesd/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CEP 02649-030</text:p>
          </table:table-cell>
          <table:table-cell office:value-type="string">
            <text:p>12150</text:p>
          </table:table-cell>
          <table:table-cell office:value-type="string">
            <text:p>Associa??????o Ile Ase Ewe Ajase e Caboclo Folh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Francisco Chaves, Viela 4, n. 4, Jardim Paulistano, Cep 02812-020</text:p>
          </table:table-cell>
          <table:table-cell office:value-type="string">
            <text:p>12151</text:p>
          </table:table-cell>
          <table:table-cell office:value-type="string">
            <text:p>Il?? As? Ob? Onidaj??? Afonj?, Centro Comunit?rio Nossa Senhora Aparec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- sala 2 - Vila Medeiros</text:p>
          </table:table-cell>
          <table:table-cell office:value-type="string">
            <text:p>12125</text:p>
          </table:table-cell>
          <table:table-cell office:value-type="string">
            <text:p>Uni???o Brasileira de Mulher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?a centen?rio, 43 - Casa Verde</text:p>
          </table:table-cell>
          <table:table-cell office:value-type="string">
            <text:p>12141</text:p>
          </table:table-cell>
          <table:table-cell office:value-type="string">
            <text:p>Acesd/ Centro LGBTI Norte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, Erm. Matarazzo</text:p>
          </table:table-cell>
          <table:table-cell office:value-type="string">
            <text:p>12152</text:p>
          </table:table-cell>
          <table:table-cell office:value-type="string">
            <text:p>CENTRO DE PROMO????O HUMANA LAR VICENTINO ERMELINO MATARAZZO - 2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, Vila Banc?ria Munhoz, Cep 02758-040</text:p>
          </table:table-cell>
          <table:table-cell office:value-type="string">
            <text:p>12102</text:p>
          </table:table-cell>
          <table:table-cell office:value-type="string">
            <text:p>Templo de Umbanda Anjo Divino Salvador
5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auna, 673 - S?o paulo</text:p>
          </table:table-cell>
          <table:table-cell office:value-type="string">
            <text:p>12137</text:p>
          </table:table-cell>
          <table:table-cell office:value-type="string">
            <text:p>Unas/ Centro LGBTI Su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?lia, 73, Lim???o, Cep 02558-020</text:p>
          </table:table-cell>
          <table:table-cell office:value-type="string">
            <text:p>12109</text:p>
          </table:table-cell>
          <table:table-cell office:value-type="string">
            <text:p>Casar???o Brasil - Associa??????o LGBTI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eolano?Durant, 30?(pr?ximo a Rua Cidade de Bagd?)</text:p>
          </table:table-cell>
          <table:table-cell office:value-type="string">
            <text:p>12103</text:p>
          </table:table-cell>
          <table:table-cell office:value-type="string">
            <text:p>Associa??????o Conquistando Um Espa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?rio e Social do Jardim Lourd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Paulo Guilguer Reimberg, 7003, Ch?cara Santo Amaro, 04858-570</text:p>
          </table:table-cell>
          <table:table-cell office:value-type="string">
            <text:p>12138</text:p>
          </table:table-cell>
          <table:table-cell office:value-type="string">
            <text:p>Associa??????o Beneficente Guilhermina Maria de Jesus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a barragem, s?o paulo</text:p>
          </table:table-cell>
          <table:table-cell office:value-type="string">
            <text:p>12139</text:p>
          </table:table-cell>
          <table:table-cell office:value-type="string">
            <text:p>Associa??????o Comunit?ria Marlene Moreira de Orienta??????o Cultur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Mario de Campos 191 (pr?ximo a Rua Cidade de Bagd?)??</text:p>
          </table:table-cell>
          <table:table-cell office:value-type="string">
            <text:p>12116</text:p>
          </table:table-cell>
          <table:table-cell office:value-type="string">
            <text:p>Par?quia S???o Bent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Consulado do Equado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em S???o Paulo Palanca Negr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??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, 1052</text:p>
          </table:table-cell>
          <table:table-cell office:value-type="string">
            <text:p>12135</text:p>
          </table:table-cell>
          <table:table-cell office:value-type="string">
            <text:p>FLACSO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 LUIZ CARLOS GENTI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olfo Samuel, 14 - Parque Mandaqui CEP 02418-100</text:p>
          </table:table-cell>
          <table:table-cell office:value-type="string">
            <text:p>30189</text:p>
          </table:table-cell>
          <table:table-cell office:value-type="string">
            <text:p>APMDFESP - Associa??????o dos Policiais Militares Portadores de Defici??ncia dos Estado de S??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esia, 234 - Sumarezinho</text:p>
          </table:table-cell>
          <table:table-cell office:value-type="string">
            <text:p>30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?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Pinto de Oliveira 104 Jd Guarani Brasilandia</text:p>
          </table:table-cell>
          <table:table-cell office:value-type="string">
            <text:p>14193</text:p>
          </table:table-cell>
          <table:table-cell office:value-type="string">
            <text:p>NAB - NUCLEO ASSISTENCIAL VILA BRASIL?N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b?lia, 59 - Jd Prud??ncia</text:p>
          </table:table-cell>
          <table:table-cell office:value-type="string">
            <text:p>14195</text:p>
          </table:table-cell>
          <table:table-cell office:value-type="string">
            <text:p>Associa??????o Beneficente Parsif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
04343-090 - Jabaquara - S???o Paulo/SP</text:p>
          </table:table-cell>
          <table:table-cell office:value-type="string">
            <text:p>14138</text:p>
          </table:table-cell>
          <table:table-cell office:value-type="string">
            <text:p>Associa??????o de Surdos do Estado de S. Paulo - VEM SONHAR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mpante, 100</text:p>
          </table:table-cell>
          <table:table-cell office:value-type="string">
            <text:p>14136</text:p>
          </table:table-cell>
          <table:table-cell office:value-type="string">
            <text:p>Super M???es Especiais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 n?211 A - Morro Doce - Jd Anhanguera 
 05267220 (Igreja Nossa Senhora das Gra???as)</text:p>
          </table:table-cell>
          <table:table-cell office:value-type="string">
            <text:p>14104</text:p>
          </table:table-cell>
          <table:table-cell office:value-type="string">
            <text:p>IPDA - Instituto de Pessoas com Defici??ncia do Anhanguera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, Uni???o Nacional dos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?pios, 338 - Mirand?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orvan Dias de Figueiredo, 2.801 - Vila Guilherme (Marginal Tiet??, ao lado do Makro Atacadista)</text:p>
          </table:table-cell>
          <table:table-cell office:value-type="string">
            <text:p>14164</text:p>
          </table:table-cell>
          <table:table-cell office:value-type="string">
            <text:p>ABADS - Associa??????o Brasileira de Assist??ncia e Desenvolvimento Social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 (entrada do Hospital Dia - Departamento de Psiquiaria da Unifesp) procurar por Luciene Redondo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vap???s, 1123 - Cambuci - CEP 01519-000</text:p>
          </table:table-cell>
          <table:table-cell office:value-type="string">
            <text:p>14147</text:p>
          </table:table-cell>
          <table:table-cell office:value-type="string">
            <text:p>AMA - Associa??????o de Amigos do Autista - Cambuc?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???o Dias, Km: 82- Parque Edu Chaves- S???o Paulo- SP. Cep: 02284-000</text:p>
          </table:table-cell>
          <table:table-cell office:value-type="string">
            <text:p>14102</text:p>
          </table:table-cell>
          <table:table-cell office:value-type="string">
            <text:p>Casa de David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 855 - Barra Funda</text:p>
          </table:table-cell>
          <table:table-cell office:value-type="string">
            <text:p>14106</text:p>
          </table:table-cell>
          <table:table-cell office:value-type="string">
            <text:p>FIC - Fraternidade Irm??? Cla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 142 - Artur Alvim. CEP: 03567030</text:p>
          </table:table-cell>
          <table:table-cell office:value-type="string">
            <text:p>14202</text:p>
          </table:table-cell>
          <table:table-cell office:value-type="string">
            <text:p>Associa??????o Mulheres em A??????o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sar Zama, 257 - CEP: 02406-030 - Mandaqui - S???o Paulo (em frente ao edificio Gabriela)</text:p>
          </table:table-cell>
          <table:table-cell office:value-type="string">
            <text:p>14201</text:p>
          </table:table-cell>
          <table:table-cell office:value-type="string">
            <text:p>AUMA - Associa??????o dos Amigos da Crian???a Autista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BRETE Associa??????o Brasileira de S?ndrome de Rett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nego Vicente Miguel Marino, 572 Barra Funda</text:p>
          </table:table-cell>
          <table:table-cell office:value-type="string">
            <text:p>14207</text:p>
          </table:table-cell>
          <table:table-cell office:value-type="string">
            <text:p>P???rolas do Bom Jesus - Casa 1 e 2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?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????o, Sa?de e Longevidad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?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???guias, 753 - Vila Alexandria</text:p>
          </table:table-cell>
          <table:table-cell office:value-type="string">
            <text:p>14491</text:p>
          </table:table-cell>
          <table:table-cell office:value-type="string">
            <text:p>Instituto Gabi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ardim Jap???o, 1029 - Jd Brasil</text:p>
          </table:table-cell>
          <table:table-cell office:value-type="string">
            <text:p>14169</text:p>
          </table:table-cell>
          <table:table-cell office:value-type="string">
            <text:p>Projeto Abra???a Edu Chaves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??s Mission?ri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 CEP 04601-001</text:p>
          </table:table-cell>
          <table:table-cell office:value-type="string">
            <text:p>14111</text:p>
          </table:table-cell>
          <table:table-cell office:value-type="string">
            <text:p>ABRACE - Associa??????o Brasileira para o Adolescente e a Crian???a Especial -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 - Jardim An?lia Franco</text:p>
          </table:table-cell>
          <table:table-cell office:value-type="string">
            <text:p>14129</text:p>
          </table:table-cell>
          <table:table-cell office:value-type="string">
            <text:p>LEMDA - Lar M???e do Divino Amor 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?cio Cervantes, 630 - Parque Ip??. CEP: 05572-000</text:p>
          </table:table-cell>
          <table:table-cell office:value-type="string">
            <text:p>14107</text:p>
          </table:table-cell>
          <table:table-cell office:value-type="string">
            <text:p>Lar Ternu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Jardim Nazar??? - Itaim Paulista CEP 08150-560</text:p>
          </table:table-cell>
          <table:table-cell office:value-type="string">
            <text:p>14120</text:p>
          </table:table-cell>
          <table:table-cell office:value-type="string">
            <text:p>Instituto Severino Fabria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D?rio Ribeiro, 1386 - S?o Paulo</text:p>
          </table:table-cell>
          <table:table-cell office:value-type="string">
            <text:p>14208</text:p>
          </table:table-cell>
          <table:table-cell office:value-type="string">
            <text:p>Casa Jesus Amor e Caridade (Larzinho)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oefgren, 2109 - Vila Clementino</text:p>
          </table:table-cell>
          <table:table-cell office:value-type="string">
            <text:p>14124</text:p>
          </table:table-cell>
          <table:table-cell office:value-type="string">
            <text:p>Instituto J??? Clement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RAFA - Instituto de Reabilita??????o e Apoio ???s fam?lias de Autist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???a Feliz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Milagres, 48 - Parque Pirajussara</text:p>
          </table:table-cell>
          <table:table-cell office:value-type="string">
            <text:p>14209</text:p>
          </table:table-cell>
          <table:table-cell office:value-type="string">
            <text:p>ADEVEB - Associa??????o Deficientes Visuais Evang???licos Brasil -                                   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Satelite, 298/308 - S???o Mathues - CEP 08330-480</text:p>
          </table:table-cell>
          <table:table-cell office:value-type="string">
            <text:p>14159</text:p>
          </table:table-cell>
          <table:table-cell office:value-type="string">
            <text:p>ILPI - Institui??????o de Longa Permanencia para Idosos S???o Mateus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lemente Pereira 286 - Ipiranga</text:p>
          </table:table-cell>
          <table:table-cell office:value-type="string">
            <text:p>14158</text:p>
          </table:table-cell>
          <table:table-cell office:value-type="string">
            <text:p>ADEFAV- Centro de Refer??ncia nas ?reas da Surdocegueira, Defici??ncia M?ltipla e Defici??ncia Visual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156</text:p>
          </table:table-cell>
          <table:table-cell office:value-type="string">
            <text:p>Associa??????o Comunitaria Dos Moradores Da Cidade Kemel Itaim Paulista E Ajacencias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iogo Garcia 254 - Parque Boa Esperan???a</text:p>
          </table:table-cell>
          <table:table-cell office:value-type="string">
            <text:p>14143</text:p>
          </table:table-cell>
          <table:table-cell office:value-type="string">
            <text:p>Comunidade Cantinho da Paz II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Embaixador Ildefonso Falc???o, 90 - S???o Mateus - Cep 03964-020</text:p>
          </table:table-cell>
          <table:table-cell office:value-type="string">
            <text:p>14162</text:p>
          </table:table-cell>
          <table:table-cell office:value-type="string">
            <text:p>Resid??ncia Inclusiva S???o Mateus II - Associa??????o Comunit?ria e Beneficente Padre Jos??? Augusto Machado Moreir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Irara 255 -Cidade A E Carvalho -CEP: 08220-200</text:p>
          </table:table-cell>
          <table:table-cell office:value-type="string">
            <text:p>14161</text:p>
          </table:table-cell>
          <table:table-cell office:value-type="string">
            <text:p>Associa??????o Beneficente Comunit?ria Educar Para Vid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J?lio C???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onde de Iraj?, 131,?S?o Paulo</text:p>
          </table:table-cell>
          <table:table-cell office:value-type="string">
            <text:p>14157</text:p>
          </table:table-cell>
          <table:table-cell office:value-type="string">
            <text:p>Instituto Escut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Sabia Laranjeira , 758 - CEP 08081160 - S???o miguel Paulista</text:p>
          </table:table-cell>
          <table:table-cell office:value-type="string">
            <text:p>14145</text:p>
          </table:table-cell>
          <table:table-cell office:value-type="string">
            <text:p>Associa??????o Sempre Juntos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Av Gabriela Mistral, 635 - Penha, S???o Paulo - SP - 03701-010</text:p>
          </table:table-cell>
          <table:table-cell office:value-type="string">
            <text:p>14174</text:p>
          </table:table-cell>
          <table:table-cell office:value-type="string">
            <text:p>Associa??????o Batista da Penha -                   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: Baetinga, 99 - Brooklin</text:p>
          </table:table-cell>
          <table:table-cell office:value-type="string">
            <text:p>14153</text:p>
          </table:table-cell>
          <table:table-cell office:value-type="string">
            <text:p>AAEB - Associa??????o de Amigos dos Excepcionais do Brooklin -               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Luiz Geraldo da Silva, 220
Vila Regente Feijo CEP 03345-060</text:p>
          </table:table-cell>
          <table:table-cell office:value-type="string">
            <text:p>14144</text:p>
          </table:table-cell>
          <table:table-cell office:value-type="string">
            <text:p>Lar Shekina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Ven?ncio Aires, 793, casa 3, Vila Pomp???ia, 05024-030</text:p>
          </table:table-cell>
          <table:table-cell office:value-type="string">
            <text:p>14160</text:p>
          </table:table-cell>
          <table:table-cell office:value-type="string">
            <text:p>Instituto de Artes e Educa??????o de Rodas para o Ar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urema , 661 - Vila Santo Henrique</text:p>
          </table:table-cell>
          <table:table-cell office:value-type="string">
            <text:p>30190</text:p>
          </table:table-cell>
          <table:table-cell office:value-type="string">
            <text:p>Associa??????o de Moradores da Vila Santo Henrique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: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Movimento Sao Paulo Inclui - 3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176</text:p>
          </table:table-cell>
          <table:table-cell office:value-type="string">
            <text:p>Associa??????o Messagesoul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Eug???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??????o Nego Nag???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??????o para o Desenvolvimento integral do Down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de Carvalho, 16 - Vila Progresso - CEP 02978-040</text:p>
          </table:table-cell>
          <table:table-cell office:value-type="string">
            <text:p>14196</text:p>
          </table:table-cell>
          <table:table-cell office:value-type="string">
            <text:p>Instituto Saci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Carlos Vivaldi, 575- S???o Matheus - CEP 03965-030</text:p>
          </table:table-cell>
          <table:table-cell office:value-type="string">
            <text:p>14197</text:p>
          </table:table-cell>
          <table:table-cell office:value-type="string">
            <text:p>Resid??ncia Inclusiva S???o Mateus II - Associa??????o Comunit?ria e Beneficente Padre Jos??? Augusto Machado Moreira (CASA 2 )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03959-000</text:p>
          </table:table-cell>
          <table:table-cell office:value-type="string">
            <text:p>14198</text:p>
          </table:table-cell>
          <table:table-cell office:value-type="string">
            <text:p>Resid??ncia Inclusiva S???o Mateus I 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. dos Junquilhos, 480 - Vila Alpina, S???o Paulo - SP, 03204-040</text:p>
          </table:table-cell>
          <table:table-cell office:value-type="string">
            <text:p>14168</text:p>
          </table:table-cell>
          <table:table-cell office:value-type="string">
            <text:p>Associa??????o Brasileira de Epilepsia
3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das Pitombeiras, 296 - Vila Parque Jabaquara - CEP 04321-160</text:p>
          </table:table-cell>
          <table:table-cell office:value-type="string">
            <text:p>14200</text:p>
          </table:table-cell>
          <table:table-cell office:value-type="string">
            <text:p>ADD Associa??????o Desportiva para Deficientes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203</text:p>
          </table:table-cell>
          <table:table-cell office:value-type="string">
            <text:p>Semeando o Amanha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Jos??? Miguel Ackel, 280 - Vila Granada</text:p>
          </table:table-cell>
          <table:table-cell office:value-type="string">
            <text:p>14204</text:p>
          </table:table-cell>
          <table:table-cell office:value-type="string">
            <text:p>Associa??????o Com Mais Amor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Manuel da Maia, 131 - Parque Am???rica - CEP: 04822-120</text:p>
          </table:table-cell>
          <table:table-cell office:value-type="string">
            <text:p>14205</text:p>
          </table:table-cell>
          <table:table-cell office:value-type="string">
            <text:p>Comunidade Nova Civiliza??????o "Comunidade Cidad???"
2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34</text:p>
          </table:table-cell>
          <table:table-cell office:value-type="string">
            <text:p>Sipatei sindicato dos permission?rio ambulantes e trabalhadores na economia informal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41</text:p>
          </table:table-cell>
          <table:table-cell office:value-type="string">
            <text:p>Uniao Nacional Trabalhadores Camelos, Ambulantes e Feirantes do Brasil - 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Arlindo Cola???o, 32 centro de S???o Miguel Paulista SP</text:p>
          </table:table-cell>
          <table:table-cell office:value-type="string">
            <text:p>18133</text:p>
          </table:table-cell>
          <table:table-cell office:value-type="string">
            <text:p>Sinpesp S???o Miguel Paulist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8136</text:p>
          </table:table-cell>
          <table:table-cell office:value-type="string">
            <text:p>Ambulantes imigrantes do centro/ Imigrantes Mam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Miller, 488, sala 11 Br?s SP CEP 03011-010</text:p>
          </table:table-cell>
          <table:table-cell office:value-type="string">
            <text:p>18137</text:p>
          </table:table-cell>
          <table:table-cell office:value-type="string">
            <text:p>Associa??????o  dos Ambulantes do Br?s e da capital de SP - Abra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Frei Francisco De Sampaio 333 . Travessa da Ant???nio Gil</text:p>
          </table:table-cell>
          <table:table-cell office:value-type="string">
            <text:p>18144</text:p>
          </table:table-cell>
          <table:table-cell office:value-type="string">
            <text:p>Ambulantes da Concei??????o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eneral Carneiro 231, 4? andar, sala 43 S???o Paulo</text:p>
          </table:table-cell>
          <table:table-cell office:value-type="string">
            <text:p>18138</text:p>
          </table:table-cell>
          <table:table-cell office:value-type="string">
            <text:p>SODEVIBR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uaianazes, 45, Campos El?sios   CEP 01204-000</text:p>
          </table:table-cell>
          <table:table-cell office:value-type="string">
            <text:p>18135</text:p>
          </table:table-cell>
          <table:table-cell office:value-type="string">
            <text:p>Associa??????o Jaciara/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7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8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Av. Ernesto Souza Cruz, 757 - Jardim Vila Nova, S???o Paulo - SP, 08225-380</text:p>
          </table:table-cell>
          <table:table-cell office:value-type="string">
            <text:p>25508</text:p>
          </table:table-cell>
          <table:table-cell office:value-type="string">
            <text:p>Agua Vermelh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??????o Piscin???o Bento Guelfi 
9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??ndia
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rnardo Antunes Rolim,  n? 12</text:p>
          </table:table-cell>
          <table:table-cell office:value-type="string">
            <text:p>27237</text:p>
          </table:table-cell>
          <table:table-cell office:value-type="string">
            <text:p>Jardim Laranjeiras  - 2?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195</text:p>
          </table:table-cell>
          <table:table-cell office:value-type="string">
            <text:p>Cruzeir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utort Nuno Guerner de Almeida, 184,</text:p>
          </table:table-cell>
          <table:table-cell office:value-type="string">
            <text:p>27308</text:p>
          </table:table-cell>
          <table:table-cell office:value-type="string">
            <text:p>COMUNIDADE TO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.                          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                                              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?udio ghirelli 559, s?o paulo</text:p>
          </table:table-cell>
          <table:table-cell office:value-type="string">
            <text:p>27552</text:p>
          </table:table-cell>
          <table:table-cell office:value-type="string">
            <text:p>Favela do P?
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    26 A.</text:p>
          </table:table-cell>
          <table:table-cell office:value-type="string">
            <text:p>27549</text:p>
          </table:table-cell>
          <table:table-cell office:value-type="string">
            <text:p>Favela CDHU Brasil??ndia
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Jacaraip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ar???as, 79 Cohab Sitio Concei??????o. -  -</text:p>
          </table:table-cell>
          <table:table-cell office:value-type="string">
            <text:p>27614</text:p>
          </table:table-cell>
          <table:table-cell office:value-type="string">
            <text:p>Cachoeira das Gar??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quina paiva 41,?S?o Paulo</text:p>
          </table:table-cell>
          <table:table-cell office:value-type="string">
            <text:p>27612</text:p>
          </table:table-cell>
          <table:table-cell office:value-type="string">
            <text:p>rua joaquina paiva 41 e corti???os pr?ximos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224</text:p>
          </table:table-cell>
          <table:table-cell office:value-type="string">
            <text:p>Jd. Celeste -                                            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73</text:p>
          </table:table-cell>
          <table:table-cell office:value-type="string">
            <text:p>Brasilandia B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99</text:p>
          </table:table-cell>
          <table:table-cell office:value-type="string">
            <text:p>Escad???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5</text:p>
          </table:table-cell>
          <table:table-cell office:value-type="string">
            <text:p>Rua Lavradio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6</text:p>
          </table:table-cell>
          <table:table-cell office:value-type="string">
            <text:p>Rua Lopes Chaves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m?lia Cordeli Cardenuto 40 S???o Mateus</text:p>
          </table:table-cell>
          <table:table-cell office:value-type="string">
            <text:p>27183</text:p>
          </table:table-cell>
          <table:table-cell office:value-type="string">
            <text:p>Vergueirinho / Divinei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??, 751 - Conj. Res. Prestes Maia</text:p>
          </table:table-cell>
          <table:table-cell office:value-type="string">
            <text:p>27220</text:p>
          </table:table-cell>
          <table:table-cell office:value-type="string">
            <text:p>Inacio  Monteirov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,</text:p>
          </table:table-cell>
          <table:table-cell office:value-type="string">
            <text:p>27306</text:p>
          </table:table-cell>
          <table:table-cell office:value-type="string">
            <text:p>Parque Santa Madalena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TOLOMEU, 900, SOCORRO</text:p>
          </table:table-cell>
          <table:table-cell office:value-type="string">
            <text:p>27165</text:p>
          </table:table-cell>
          <table:table-cell office:value-type="string">
            <text:p>Comunidade Pantana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 AM?NCIO DOMINGUES BUENO, 18 A</text:p>
          </table:table-cell>
          <table:table-cell office:value-type="string">
            <text:p>27567</text:p>
          </table:table-cell>
          <table:table-cell office:value-type="string">
            <text:p>VILA RUBI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328</text:p>
          </table:table-cell>
          <table:table-cell office:value-type="string">
            <text:p>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 / VILA ITAIM
4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 - 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lameda Eduardo Prado - Campos El?seos, S???o Paulo - SP, 01218-011</text:p>
          </table:table-cell>
          <table:table-cell office:value-type="string">
            <text:p>301374</text:p>
          </table:table-cell>
          <table:table-cell office:value-type="string">
            <text:p>Favela do Moinho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deia dos Machacalis, Jardim Etelvina</text:p>
          </table:table-cell>
          <table:table-cell office:value-type="string">
            <text:p>301374</text:p>
          </table:table-cell>
          <table:table-cell office:value-type="string">
            <text:p>Comunidade Morro do Acert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lcantara Machado, 3402</text:p>
          </table:table-cell>
          <table:table-cell office:value-type="string">
            <text:p>301374</text:p>
          </table:table-cell>
          <table:table-cell office:value-type="string">
            <text:p>Guadalajar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elso Garcia, 1724</text:p>
          </table:table-cell>
          <table:table-cell office:value-type="string">
            <text:p>301374</text:p>
          </table:table-cell>
          <table:table-cell office:value-type="string">
            <text:p>Comunidade Celso Garci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Inajar de Souza, 6955</text:p>
          </table:table-cell>
          <table:table-cell office:value-type="string">
            <text:p>301374</text:p>
          </table:table-cell>
          <table:table-cell office:value-type="string">
            <text:p>Jardim dos Francos (M???os na Mass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anoel Bandeira 211</text:p>
          </table:table-cell>
          <table:table-cell office:value-type="string">
            <text:p>301374</text:p>
          </table:table-cell>
          <table:table-cell office:value-type="string">
            <text:p>Comunidades Linha, Nove e Cingapura Madeirite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ace</text:p>
          </table:table-cell>
          <table:table-cell office:value-type="string">
            <text:p>301374</text:p>
          </table:table-cell>
          <table:table-cell office:value-type="string">
            <text:p>Favela do Rebou???as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ssis Ribeiro</text:p>
          </table:table-cell>
          <table:table-cell office:value-type="string">
            <text:p>301374</text:p>
          </table:table-cell>
          <table:table-cell office:value-type="string">
            <text:p>Comunidade do Piratininga - S???o Francisc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ouza Ramos, 150</text:p>
          </table:table-cell>
          <table:table-cell office:value-type="string">
            <text:p>301374</text:p>
          </table:table-cell>
          <table:table-cell office:value-type="string">
            <text:p>Comunidade Souza Ramos/Tiradentes (Institi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ntrada : Rua Antenor de Oliveira e Silva - 376</text:p>
          </table:table-cell>
          <table:table-cell office:value-type="string">
            <text:p>301374</text:p>
          </table:table-cell>
          <table:table-cell office:value-type="string">
            <text:p>Jardim dos Francos (Comunidade do Gato Preto)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 Iguatemi</text:p>
          </table:table-cell>
          <table:table-cell office:value-type="string">
            <text:p>301374</text:p>
          </table:table-cell>
          <table:table-cell office:value-type="string">
            <text:p>Comunidade Pedreira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ante Maron</text:p>
          </table:table-cell>
          <table:table-cell office:value-type="string">
            <text:p>301374</text:p>
          </table:table-cell>
          <table:table-cell office:value-type="string">
            <text:p>Esmaga Sap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da Independ?ncia</text:p>
          </table:table-cell>
          <table:table-cell office:value-type="string">
            <text:p>301374</text:p>
          </table:table-cell>
          <table:table-cell office:value-type="string">
            <text:p>Ocupa??????o Sete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olando Curti - Vila Clara, cep  04413-010</text:p>
          </table:table-cell>
          <table:table-cell office:value-type="string">
            <text:p>301374</text:p>
          </table:table-cell>
          <table:table-cell office:value-type="string">
            <text:p>Vila Clara (Jabaquara) (SD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ila da Paz, Alvarenga S/N</text:p>
          </table:table-cell>
          <table:table-cell office:value-type="string">
            <text:p>301374</text:p>
          </table:table-cell>
          <table:table-cell office:value-type="string">
            <text:p>Sitio Joaninh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??nio Frederico 738</text:p>
          </table:table-cell>
          <table:table-cell office:value-type="string">
            <text:p>301374</text:p>
          </table:table-cell>
          <table:table-cell office:value-type="string">
            <text:p>Vila carioca (Projeto Abayom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erib??? - Parque Edu Chaves</text:p>
          </table:table-cell>
          <table:table-cell office:value-type="string">
            <text:p>301374</text:p>
          </table:table-cell>
          <table:table-cell office:value-type="string">
            <text:p>Comunidade Mimos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ucarana</text:p>
          </table:table-cell>
          <table:table-cell office:value-type="string">
            <text:p>301374</text:p>
          </table:table-cell>
          <table:table-cell office:value-type="string">
            <text:p>Comunidade do Vista Alegre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ch?ngelo Archina, 587 - Cidade S???o Mateus, S???o Paulo - SP, 03960-010</text:p>
          </table:table-cell>
          <table:table-cell office:value-type="string">
            <text:p>301374</text:p>
          </table:table-cell>
          <table:table-cell office:value-type="string">
            <text:p>Comunidade S???o Matheus ( Instituto Human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??o de Jaguara, 13</text:p>
          </table:table-cell>
          <table:table-cell office:value-type="string">
            <text:p>301374</text:p>
          </table:table-cell>
          <table:table-cell office:value-type="string">
            <text:p>F?brica 5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it???o Jo???o Noranha, 208 Mandaqui</text:p>
          </table:table-cell>
          <table:table-cell office:value-type="string">
            <text:p>301374</text:p>
          </table:table-cell>
          <table:table-cell office:value-type="string">
            <text:p>Projeto de Incentivo ???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?nego Vicente Miguel Marino, 660</text:p>
          </table:table-cell>
          <table:table-cell office:value-type="string">
            <text:p>301374</text:p>
          </table:table-cell>
          <table:table-cell office:value-type="string">
            <text:p>Ocupa??????o (Associa??????o Beneficente Anjos da cidad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 boqueirao</text:p>
          </table:table-cell>
          <table:table-cell office:value-type="string">
            <text:p>301374</text:p>
          </table:table-cell>
          <table:table-cell office:value-type="string">
            <text:p>Comunidade do boqueira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Fonsecas, 111 - Vila Nova York</text:p>
          </table:table-cell>
          <table:table-cell office:value-type="string">
            <text:p>301374</text:p>
          </table:table-cell>
          <table:table-cell office:value-type="string">
            <text:p>Comunidade Vila Nova York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ndo Sanabria 87</text:p>
          </table:table-cell>
          <table:table-cell office:value-type="string">
            <text:p>301374</text:p>
          </table:table-cell>
          <table:table-cell office:value-type="string">
            <text:p>Viela do Jacar???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?ncio ferreira 77.</text:p>
          </table:table-cell>
          <table:table-cell office:value-type="string">
            <text:p>301374</text:p>
          </table:table-cell>
          <table:table-cell office:value-type="string">
            <text:p>Comunidade da tribo - Jd Vista Alegre - ZN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in???ia, 229 cep: 02334-050</text:p>
          </table:table-cell>
          <table:table-cell office:value-type="string">
            <text:p>301374</text:p>
          </table:table-cell>
          <table:table-cell office:value-type="string">
            <text:p>Jow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son Marques da Silva</text:p>
          </table:table-cell>
          <table:table-cell office:value-type="string">
            <text:p>301374</text:p>
          </table:table-cell>
          <table:table-cell office:value-type="string">
            <text:p>Vila Fund???o - Cap???o Redond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v?sio leite Rebelo altura 1382</text:p>
          </table:table-cell>
          <table:table-cell office:value-type="string">
            <text:p>301374</text:p>
          </table:table-cell>
          <table:table-cell office:value-type="string">
            <text:p>Jardim Peri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ip?dromo, 1000</text:p>
          </table:table-cell>
          <table:table-cell office:value-type="string">
            <text:p>301374</text:p>
          </table:table-cell>
          <table:table-cell office:value-type="string">
            <text:p>Comunidade Cimento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Cordeiro, 1351 - Trav com a Rua Rio Verde</text:p>
          </table:table-cell>
          <table:table-cell office:value-type="string">
            <text:p>301374</text:p>
          </table:table-cell>
          <table:table-cell office:value-type="string">
            <text:p>Comunidade da Capad?c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??o Guiller - Jardim das Rosas (Zona Leste I)</text:p>
          </table:table-cell>
          <table:table-cell office:value-type="string">
            <text:p>301374</text:p>
          </table:table-cell>
          <table:table-cell office:value-type="string">
            <text:p>Comunidade Terra Prometida (Cazaca Futebol Club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rge Pires Ramalho 34</text:p>
          </table:table-cell>
          <table:table-cell office:value-type="string">
            <text:p>301374</text:p>
          </table:table-cell>
          <table:table-cell office:value-type="string">
            <text:p>Vila isabel Brasilandia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?lio Pinheiro/Travessa no Jd.Elisa Maria.</text:p>
          </table:table-cell>
          <table:table-cell office:value-type="string">
            <text:p>301374</text:p>
          </table:table-cell>
          <table:table-cell office:value-type="string">
            <text:p>Comunidade J?lio Pinheiro.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Kotinda,1434-CEP 02365-010</text:p>
          </table:table-cell>
          <table:table-cell office:value-type="string">
            <text:p>301374</text:p>
          </table:table-cell>
          <table:table-cell office:value-type="string">
            <text:p>Comunidade Kotind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Alves de Carvalho - Ponte do Socorro SP</text:p>
          </table:table-cell>
          <table:table-cell office:value-type="string">
            <text:p>301374</text:p>
          </table:table-cell>
          <table:table-cell office:value-type="string">
            <text:p>Ponto do Socorro - Ch?cara do So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Macario de Castro, 286 Casa 3</text:p>
          </table:table-cell>
          <table:table-cell office:value-type="string">
            <text:p>301374</text:p>
          </table:table-cell>
          <table:table-cell office:value-type="string">
            <text:p>Comunidade Jardim Per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Aquilino dos Santos,? 1350</text:p>
          </table:table-cell>
          <table:table-cell office:value-type="string">
            <text:p>301374</text:p>
          </table:table-cell>
          <table:table-cell office:value-type="string">
            <text:p>Jardim Elisa Mar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garida Cristina Bauman, 481
Guaianases -  08245-490</text:p>
          </table:table-cell>
          <table:table-cell office:value-type="string">
            <text:p>301374</text:p>
          </table:table-cell>
          <table:table-cell office:value-type="string">
            <text:p>Comunidade Fazendinha Vila Progres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Grazini 100</text:p>
          </table:table-cell>
          <table:table-cell office:value-type="string">
            <text:p>301374</text:p>
          </table:table-cell>
          <table:table-cell office:value-type="string">
            <text:p>Favela Monsenhor ( Ipiranga)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nforte de lemos ( Viela 3)</text:p>
          </table:table-cell>
          <table:table-cell office:value-type="string">
            <text:p>301374</text:p>
          </table:table-cell>
          <table:table-cell office:value-type="string">
            <text:p>Favela Monforte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04840-050</text:p>
          </table:table-cell>
          <table:table-cell office:value-type="string">
            <text:p>301374</text:p>
          </table:table-cell>
          <table:table-cell office:value-type="string">
            <text:p>Graja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??o Jos??? de Serzedelo - Parque Edu Chaves - Posto P??? de Boi</text:p>
          </table:table-cell>
          <table:table-cell office:value-type="string">
            <text:p>301374</text:p>
          </table:table-cell>
          <table:table-cell office:value-type="string">
            <text:p>Comunidade Aquarel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tephen Benet, 26</text:p>
          </table:table-cell>
          <table:table-cell office:value-type="string">
            <text:p>301374</text:p>
          </table:table-cell>
          <table:table-cell office:value-type="string">
            <text:p>Comunidade 29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boas</text:p>
          </table:table-cell>
          <table:table-cell office:value-type="string">
            <text:p>301374</text:p>
          </table:table-cell>
          <table:table-cell office:value-type="string">
            <text:p>Olaria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aetano de Campos, 286</text:p>
          </table:table-cell>
          <table:table-cell office:value-type="string">
            <text:p>301374</text:p>
          </table:table-cell>
          <table:table-cell office:value-type="string">
            <text:p>Pau Queim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s??? Milton Barbosa, 227</text:p>
          </table:table-cell>
          <table:table-cell office:value-type="string">
            <text:p>301374</text:p>
          </table:table-cell>
          <table:table-cell office:value-type="string">
            <text:p>Invas???o Vila Esperan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da unifica??o, 05</text:p>
          </table:table-cell>
          <table:table-cell office:value-type="string">
            <text:p>301374</text:p>
          </table:table-cell>
          <table:table-cell office:value-type="string">
            <text:p>Coabh Adventista Cap???o Redondo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Manuel Cintra 10 Jaguara</text:p>
          </table:table-cell>
          <table:table-cell office:value-type="string">
            <text:p>301374</text:p>
          </table:table-cell>
          <table:table-cell office:value-type="string">
            <text:p>Comunidade Jaguar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te de Setembro, 35</text:p>
          </table:table-cell>
          <table:table-cell office:value-type="string">
            <text:p>301374</text:p>
          </table:table-cell>
          <table:table-cell office:value-type="string">
            <text:p>Jardim Apura, Pedreira, Santa Am???lia, Dorot???ia, Marsilac e Favela da Fuma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tirana,200 bairro ColA?nia Itaquera ZL,</text:p>
          </table:table-cell>
          <table:table-cell office:value-type="string">
            <text:p>30012</text:p>
          </table:table-cell>
          <table:table-cell office:value-type="string">
            <text:p>Associacao de moradores e comerciantes da Fazend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bner Ribeiro Borges 463, Jardim Roseli</text:p>
          </table:table-cell>
          <table:table-cell office:value-type="string">
            <text:p>30013</text:p>
          </table:table-cell>
          <table:table-cell office:value-type="string">
            <text:p>Associacao Beneficente Porto Ilumin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iego Sande n� 321 - Jardim Camargo Novo - Cep 08121-540</text:p>
          </table:table-cell>
          <table:table-cell office:value-type="string">
            <text:p>30014</text:p>
          </table:table-cell>
          <table:table-cell office:value-type="string">
            <text:p>Associacao Beneficente Esportiva e Cultural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Dias n:22 B</text:p>
          </table:table-cell>
          <table:table-cell office:value-type="string">
            <text:p>30017</text:p>
          </table:table-cell>
          <table:table-cell office:value-type="string">
            <text:p>Associacao Caminho de BraA?os Aber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jardo de Barros, 61 - Jd Campos - Itaim Paulista</text:p>
          </table:table-cell>
          <table:table-cell office:value-type="string">
            <text:p>30020</text:p>
          </table:table-cell>
          <table:table-cell office:value-type="string">
            <text:p>Associacao Social e AssistA?ncial Filantropica do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21</text:p>
          </table:table-cell>
          <table:table-cell office:value-type="string">
            <text:p>ASSOCIACAO BENEFICENTE FAZENDA ITAIM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a Vista de Minas, 6B - Igreja Sao Geraldo</text:p>
          </table:table-cell>
          <table:table-cell office:value-type="string">
            <text:p>30022</text:p>
          </table:table-cell>
          <table:table-cell office:value-type="string">
            <text:p>Associacao Sem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ivota, 68</text:p>
          </table:table-cell>
          <table:table-cell office:value-type="string">
            <text:p>30037</text:p>
          </table:table-cell>
          <table:table-cell office:value-type="string">
            <text:p>Instituto Alfa Om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ssao Watanabe, 79 - Jardim Santa Cruz</text:p>
          </table:table-cell>
          <table:table-cell office:value-type="string">
            <text:p>30038</text:p>
          </table:table-cell>
          <table:table-cell office:value-type="string">
            <text:p>Encantos Instituto Socio Cultural e Benefi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Humberto Serrutti, 151, Jd, Mabel</text:p>
          </table:table-cell>
          <table:table-cell office:value-type="string">
            <text:p>30041</text:p>
          </table:table-cell>
          <table:table-cell office:value-type="string">
            <text:p>Associacao NA?lia Mab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ra Escalvada, 249</text:p>
          </table:table-cell>
          <table:table-cell office:value-type="string">
            <text:p>30042</text:p>
          </table:table-cell>
          <table:table-cell office:value-type="string">
            <text:p>associacao uniao dos moradores do jardim sao carlos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bastiao Dias Fragoso, 33 A, Pq, Figueira Grande</text:p>
          </table:table-cell>
          <table:table-cell office:value-type="string">
            <text:p>30045</text:p>
          </table:table-cell>
          <table:table-cell office:value-type="string">
            <text:p>Associacao Beneficente CrianA?a Esperan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ises Alves dos Santos,906</text:p>
          </table:table-cell>
          <table:table-cell office:value-type="string">
            <text:p>30057</text:p>
          </table:table-cell>
          <table:table-cell office:value-type="string">
            <text:p>Associacao comunitA?ria Santos do jardim das olivei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m Joao Nery, 4117 - Jardim Lourdes</text:p>
          </table:table-cell>
          <table:table-cell office:value-type="string">
            <text:p>30060</text:p>
          </table:table-cell>
          <table:table-cell office:value-type="string">
            <text:p>Associacao beneficente cultural educativa das associaA?A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Virgilio Campelo, 150</text:p>
          </table:table-cell>
          <table:table-cell office:value-type="string">
            <text:p>30062</text:p>
          </table:table-cell>
          <table:table-cell office:value-type="string">
            <text:p>BRASIL SEM DIFERENC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apopemba, 11,558, loja 1 e 2</text:p>
          </table:table-cell>
          <table:table-cell office:value-type="string">
            <text:p>30091</text:p>
          </table:table-cell>
          <table:table-cell office:value-type="string">
            <text:p>Associacao Teotonio Vilela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a Sofia,250 Jardim Turquesa</text:p>
          </table:table-cell>
          <table:table-cell office:value-type="string">
            <text:p>30111</text:p>
          </table:table-cell>
          <table:table-cell office:value-type="string">
            <text:p>Movimento Habitacional e AA?a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A? CARDOSO PIMENTEL N� 734 VILA ALABAMA CEP 08110-490</text:p>
          </table:table-cell>
          <table:table-cell office:value-type="string">
            <text:p>30123</text:p>
          </table:table-cell>
          <table:table-cell office:value-type="string">
            <text:p>ASSOCIACAO GRUPO DE MAES DEUS A? AM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Rinaldelli, 1709 - Jardim Castro Alves</text:p>
          </table:table-cell>
          <table:table-cell office:value-type="string">
            <text:p>30125</text:p>
          </table:table-cell>
          <table:table-cell office:value-type="string">
            <text:p>Associacao de jovens do Jd Castro Alv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Canal do cocaia 1481 Parque Residencial Cocaia</text:p>
          </table:table-cell>
          <table:table-cell office:value-type="string">
            <text:p>30127</text:p>
          </table:table-cell>
          <table:table-cell office:value-type="string">
            <text:p>M, D, S, A, Paroquia Nossa Senhora dos Migrantes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verino de Freitas Prestes 331, jD, Rodolfo Pirani</text:p>
          </table:table-cell>
          <table:table-cell office:value-type="string">
            <text:p>30143</text:p>
          </table:table-cell>
          <table:table-cell office:value-type="string">
            <text:p>Associacao Social Casa das DA?bor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16 - Jardim Vila Carrao</text:p>
          </table:table-cell>
          <table:table-cell office:value-type="string">
            <text:p>30148</text:p>
          </table:table-cell>
          <table:table-cell office:value-type="string">
            <text:p>Associacao da Comunidade Mulheres de L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, 461</text:p>
          </table:table-cell>
          <table:table-cell office:value-type="string">
            <text:p>30155</text:p>
          </table:table-cell>
          <table:table-cell office:value-type="string">
            <text:p>Associacao Clube de Maes Alieta Adj, Do Parque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mA?sio Pinto, 2101, Parada XV de Novembro</text:p>
          </table:table-cell>
          <table:table-cell office:value-type="string">
            <text:p>30157</text:p>
          </table:table-cell>
          <table:table-cell office:value-type="string">
            <text:p>ASSOCIACAO COMUNIDADE VIV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a Mameia, proximo ao n, 45 / referencia escola Estadual Dr Chrstiano</text:p>
          </table:table-cell>
          <table:table-cell office:value-type="string">
            <text:p>30161</text:p>
          </table:table-cell>
          <table:table-cell office:value-type="string">
            <text:p>Associacao SANTA FA? Hunter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rro das Pedras, 154, Final da rua, Jd Sao Francisco</text:p>
          </table:table-cell>
          <table:table-cell office:value-type="string">
            <text:p>30167</text:p>
          </table:table-cell>
          <table:table-cell office:value-type="string">
            <text:p>Associacao de Moradores Fenix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Evaristo Ginasterio, 36</text:p>
          </table:table-cell>
          <table:table-cell office:value-type="string">
            <text:p>30168</text:p>
          </table:table-cell>
          <table:table-cell office:value-type="string">
            <text:p>Associacao Mayla Luiza dos Moradores do condomA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sas Partidas, n� 35, Cidade A, E, Carvalho, CEP: 08223-410</text:p>
          </table:table-cell>
          <table:table-cell office:value-type="string">
            <text:p>30171</text:p>
          </table:table-cell>
          <table:table-cell office:value-type="string">
            <text:p>Associacao Beneficente Por Um Mundo Melhor e Soli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rezine, 113 Jardim Ideal</text:p>
          </table:table-cell>
          <table:table-cell office:value-type="string">
            <text:p>30207</text:p>
          </table:table-cell>
          <table:table-cell office:value-type="string">
            <text:p>Associacao ComunitA?ria JardiM Ide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choeira Utupiru 197 Vila Nova Itaim</text:p>
          </table:table-cell>
          <table:table-cell office:value-type="string">
            <text:p>30216</text:p>
          </table:table-cell>
          <table:table-cell office:value-type="string">
            <text:p>Associacao trabalho comunitA?rio de vila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ssiano dos Santos, 236, Jardim das Imbuias</text:p>
          </table:table-cell>
          <table:table-cell office:value-type="string">
            <text:p>30232</text:p>
          </table:table-cell>
          <table:table-cell office:value-type="string">
            <text:p>LACE - Nucleo de aA?A?es para cidadania na diversi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umarana, 26 - Jd, Eliane</text:p>
          </table:table-cell>
          <table:table-cell office:value-type="string">
            <text:p>30233</text:p>
          </table:table-cell>
          <table:table-cell office:value-type="string">
            <text:p>Centro de AA?ao Social EspaA?o Liv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pe, 68, Vila Maria na associaA?, dos moradores - ClA?udia Soares</text:p>
          </table:table-cell>
          <table:table-cell office:value-type="string">
            <text:p>30242</text:p>
          </table:table-cell>
          <table:table-cell office:value-type="string">
            <text:p>Uniao de Moradores Vila Nova TietA? - Vila Maria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73 s/n, Parque Boa EsperanA?a (Ref, continuaA?ao da Rua Diogo Munhoz - ref, AssociaA?ao)</text:p>
          </table:table-cell>
          <table:table-cell office:value-type="string">
            <text:p>30251</text:p>
          </table:table-cell>
          <table:table-cell office:value-type="string">
            <text:p>Associacao de Moradores da Comunidade CA?cero Ibia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na Avancini Prado, 101 - Jardim Lalo</text:p>
          </table:table-cell>
          <table:table-cell office:value-type="string">
            <text:p>30262</text:p>
          </table:table-cell>
          <table:table-cell office:value-type="string">
            <text:p>Associacao cultural Unidos do Ori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a Lomba, 139 - Pq, Sao Rafael</text:p>
          </table:table-cell>
          <table:table-cell office:value-type="string">
            <text:p>30272</text:p>
          </table:table-cell>
          <table:table-cell office:value-type="string">
            <text:p>ESPERANA?A SOCIEDADE DE EDUCAA?AO E INCLUSAO SOCIAL                 - 2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ssandro Melani,156 Jardim Sao Joao - SP   08370-345</text:p>
          </table:table-cell>
          <table:table-cell office:value-type="string">
            <text:p>30276</text:p>
          </table:table-cell>
          <table:table-cell office:value-type="string">
            <text:p>ESPERANA?A SOCIEDADE DE EDUCAA?AO E INCLUSAO SOCIAL                           3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Barroso, 211, Pedreira</text:p>
          </table:table-cell>
          <table:table-cell office:value-type="string">
            <text:p>30278</text:p>
          </table:table-cell>
          <table:table-cell office:value-type="string">
            <text:p>ASSOCIACAO BENEFICIENTE , JUVENTUDE EVANGELICA UNIDOS POR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A?lio de Campos 204 CEP 03977570</text:p>
          </table:table-cell>
          <table:table-cell office:value-type="string">
            <text:p>30280</text:p>
          </table:table-cell>
          <table:table-cell office:value-type="string">
            <text:p>Associacao Social LA?rios do Val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Ragueb Chohfi, 5450, Jd, Iguatemi</text:p>
          </table:table-cell>
          <table:table-cell office:value-type="string">
            <text:p>30290</text:p>
          </table:table-cell>
          <table:table-cell office:value-type="string">
            <text:p>PAULISTANO, F,C JD IGUATEMI S,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 do Li?rio, s/n - Conjunto Habitacional Brasilandia B-2</text:p>
          </table:table-cell>
          <table:table-cell office:value-type="string">
            <text:p>30293</text:p>
          </table:table-cell>
          <table:table-cell office:value-type="string">
            <text:p>Instituto Brasileiro de Desenvolvimento Educacional, Cultural e Social INBRADEC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56 - Vila CuruA?A? Velha</text:p>
          </table:table-cell>
          <table:table-cell office:value-type="string">
            <text:p>30299</text:p>
          </table:table-cell>
          <table:table-cell office:value-type="string">
            <text:p>Associacao dos EmpresA?rios do Itaim Paulista AEIP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damus de Dore 102</text:p>
          </table:table-cell>
          <table:table-cell office:value-type="string">
            <text:p>30309</text:p>
          </table:table-cell>
          <table:table-cell office:value-type="string">
            <text:p>Associacao dos Moradores do Jardim Virginia Itaj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tista Crespo 105, Vila Pirajussara</text:p>
          </table:table-cell>
          <table:table-cell office:value-type="string">
            <text:p>30313</text:p>
          </table:table-cell>
          <table:table-cell office:value-type="string">
            <text:p>Associacao AgA?ncia Solano Trin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inturao Verde, 156 - Vila Santa InA?s</text:p>
          </table:table-cell>
          <table:table-cell office:value-type="string">
            <text:p>30321</text:p>
          </table:table-cell>
          <table:table-cell office:value-type="string">
            <text:p>Centro de EducaA?ao Popular da Comunidade Nossa Senhora d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oa dourada, 1, Jardim Bartira</text:p>
          </table:table-cell>
          <table:table-cell office:value-type="string">
            <text:p>30329</text:p>
          </table:table-cell>
          <table:table-cell office:value-type="string">
            <text:p>Instituto Dias e Martin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ria Coelho Aguiar, 1211, Jardim Sao Luiz</text:p>
          </table:table-cell>
          <table:table-cell office:value-type="string">
            <text:p>30331</text:p>
          </table:table-cell>
          <table:table-cell office:value-type="string">
            <text:p>MAC - Movimento Associativo ComunitA?r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mendes Pinto,35 Ermelino matarazzo SP</text:p>
          </table:table-cell>
          <table:table-cell office:value-type="string">
            <text:p>30342</text:p>
          </table:table-cell>
          <table:table-cell office:value-type="string">
            <text:p>Associacao Unida de EducaA?ao e AssistA?n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3</text:p>
          </table:table-cell>
          <table:table-cell office:value-type="string">
            <text:p>Associacao Heliopolis Esporte e Laz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8</text:p>
          </table:table-cell>
          <table:table-cell office:value-type="string">
            <text:p>IS Instituto Social Nova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jal, 1010, COHAB jardim sao bento</text:p>
          </table:table-cell>
          <table:table-cell office:value-type="string">
            <text:p>30352</text:p>
          </table:table-cell>
          <table:table-cell office:value-type="string">
            <text:p>Associacao Povo em AA?ao Vida SustentA?v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 282 - Interlagos</text:p>
          </table:table-cell>
          <table:table-cell office:value-type="string">
            <text:p>30353</text:p>
          </table:table-cell>
          <table:table-cell office:value-type="string">
            <text:p>Recanto de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planalto, dos acantilados, 110 ,cep 03981/110</text:p>
          </table:table-cell>
          <table:table-cell office:value-type="string">
            <text:p>30368</text:p>
          </table:table-cell>
          <table:table-cell office:value-type="string">
            <text:p>Associacao assistencial Plan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Butarelo, n� 499,     CEP 03813-010</text:p>
          </table:table-cell>
          <table:table-cell office:value-type="string">
            <text:p>30378</text:p>
          </table:table-cell>
          <table:table-cell office:value-type="string">
            <text:p>APABE - ASSOCIACAO PAULISTA BENEFICIENTE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mim de Porcelana 784</text:p>
          </table:table-cell>
          <table:table-cell office:value-type="string">
            <text:p>30386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87</text:p>
          </table:table-cell>
          <table:table-cell office:value-type="string">
            <text:p>IIS Futuro Brilhante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rlos Benjamim dos Santos, 3025</text:p>
          </table:table-cell>
          <table:table-cell office:value-type="string">
            <text:p>30388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90</text:p>
          </table:table-cell>
          <table:table-cell office:value-type="string">
            <text:p>CDC Cidade Sao Mateus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arlos Barbosa dos Santos, 549/551</text:p>
          </table:table-cell>
          <table:table-cell office:value-type="string">
            <text:p>30391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neral Bagnuolo 533, Vila Prudente</text:p>
          </table:table-cell>
          <table:table-cell office:value-type="string">
            <text:p>30393</text:p>
          </table:table-cell>
          <table:table-cell office:value-type="string">
            <text:p>ASSOCIACAO DOS AMIGOS DO CENTRO DE MEMA?RIA DO CIR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cialista,26, Jd, Prainha</text:p>
          </table:table-cell>
          <table:table-cell office:value-type="string">
            <text:p>30397</text:p>
          </table:table-cell>
          <table:table-cell office:value-type="string">
            <text:p>Associacao Comunit, de Desenvolvimento Social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PlA?, 155, Pq, res, Cocaia</text:p>
          </table:table-cell>
          <table:table-cell office:value-type="string">
            <text:p>30405</text:p>
          </table:table-cell>
          <table:table-cell office:value-type="string">
            <text:p>Ong equilibrio universal - 2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lara Nunes, 01 - CEP 05282-040 - Bairro Residencial Sol Nascente (km 24 Anhanguera)</text:p>
          </table:table-cell>
          <table:table-cell office:value-type="string">
            <text:p>30406</text:p>
          </table:table-cell>
          <table:table-cell office:value-type="string">
            <text:p>Associacao Paulistanos de HabitaA?ao e Associa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26, Jardim Vila Carraozinho CEP 08340 270</text:p>
          </table:table-cell>
          <table:table-cell office:value-type="string">
            <text:p>30411</text:p>
          </table:table-cell>
          <table:table-cell office:value-type="string">
            <text:p>Associacao O MUNDO E UMA B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437</text:p>
          </table:table-cell>
          <table:table-cell office:value-type="string">
            <text:p>Instituto Grande Vit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Progresso, 562, Jd, do Palanque</text:p>
          </table:table-cell>
          <table:table-cell office:value-type="string">
            <text:p>30447</text:p>
          </table:table-cell>
          <table:table-cell office:value-type="string">
            <text:p>Associacao Esporte Lazer, SaA?de e Cultura Premi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Dr,Guilherme de Abreu Sodre N" 1050</text:p>
          </table:table-cell>
          <table:table-cell office:value-type="string">
            <text:p>30449</text:p>
          </table:table-cell>
          <table:table-cell office:value-type="string">
            <text:p>Associacao E Missoes Gideoes do Carce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u Ferrari, 432 - Conjunto Residencial JosA? BonifA?cio</text:p>
          </table:table-cell>
          <table:table-cell office:value-type="string">
            <text:p>30452</text:p>
          </table:table-cell>
          <table:table-cell office:value-type="string">
            <text:p>Instituto Viver Melh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o da Silva n� 86 Vila Guiomar SP</text:p>
          </table:table-cell>
          <table:table-cell office:value-type="string">
            <text:p>30460</text:p>
          </table:table-cell>
          <table:table-cell office:value-type="string">
            <text:p>Soc, Amigos de Vila Guiomar e Adjace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ergamo 765</text:p>
          </table:table-cell>
          <table:table-cell office:value-type="string">
            <text:p>30465</text:p>
          </table:table-cell>
          <table:table-cell office:value-type="string">
            <text:p>Associacao Uniao dos Moradores de Vila Reg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JosA? de Anchieta, 235 - Santo Amaro</text:p>
          </table:table-cell>
          <table:table-cell office:value-type="string">
            <text:p>30468</text:p>
          </table:table-cell>
          <table:table-cell office:value-type="string">
            <text:p>ASSOCIACAO DE GESTAO EM HABITAA?AO DE INTERESSE SO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x, 200, Jardim Nova Tereza</text:p>
          </table:table-cell>
          <table:table-cell office:value-type="string">
            <text:p>30473</text:p>
          </table:table-cell>
          <table:table-cell office:value-type="string">
            <text:p>Clube das senhoras uni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Afonso Sertao, 671 - Parque Figueira Grande</text:p>
          </table:table-cell>
          <table:table-cell office:value-type="string">
            <text:p>30474</text:p>
          </table:table-cell>
          <table:table-cell office:value-type="string">
            <text:p>Associacao Esportiva Figueir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ao, 38, Recanto Alegre</text:p>
          </table:table-cell>
          <table:table-cell office:value-type="string">
            <text:p>30487</text:p>
          </table:table-cell>
          <table:table-cell office:value-type="string">
            <text:p>Associacao FamA?lia em Foco - IntegraA?ao Social e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Rodolfo Pirani, 616</text:p>
          </table:table-cell>
          <table:table-cell office:value-type="string">
            <text:p>30494</text:p>
          </table:table-cell>
          <table:table-cell office:value-type="string">
            <text:p>Uniao Geral dos Trabalhadores Desempregado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Gouveia Franco, 388 - sala 1</text:p>
          </table:table-cell>
          <table:table-cell office:value-type="string">
            <text:p>30498</text:p>
          </table:table-cell>
          <table:table-cell office:value-type="string">
            <text:p>Sociedade Amigos do Jardim Sapopemba e AdjacA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Bento Guelfi, 2217 - Recanto Verde Sol</text:p>
          </table:table-cell>
          <table:table-cell office:value-type="string">
            <text:p>30511</text:p>
          </table:table-cell>
          <table:table-cell office:value-type="string">
            <text:p>Sociedade Amigos do Bairro de vila Leme e Jardim 2� Entrega ?4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Tavares, 123, Tatuape?</text:p>
          </table:table-cell>
          <table:table-cell office:value-type="string">
            <text:p>30520</text:p>
          </table:table-cell>
          <table:table-cell office:value-type="string">
            <text:p>Instituto Sao Paulo de Acao VoluntA?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Mariana Caligiori Ronchetti</text:p>
          </table:table-cell>
          <table:table-cell office:value-type="string">
            <text:p>30556</text:p>
          </table:table-cell>
          <table:table-cell office:value-type="string">
            <text:p>Associacao crianca equipe norte tuning do Jardim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ela da Lagoa, 518</text:p>
          </table:table-cell>
          <table:table-cell office:value-type="string">
            <text:p>30563</text:p>
          </table:table-cell>
          <table:table-cell office:value-type="string">
            <text:p>Associacao Atletica SUB 20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IBE, 2245 - JARDIM NA?LIA</text:p>
          </table:table-cell>
          <table:table-cell office:value-type="string">
            <text:p>30578</text:p>
          </table:table-cell>
          <table:table-cell office:value-type="string">
            <text:p>IGREJA APOSTA?LICA TEMPLO DE ADORAA?AO A YAHWE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599</text:p>
          </table:table-cell>
          <table:table-cell office:value-type="string">
            <text:p>Instituto dee Amparo Social Movimentos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nA?rios nA?mero 17 antigo 216</text:p>
          </table:table-cell>
          <table:table-cell office:value-type="string">
            <text:p>30600</text:p>
          </table:table-cell>
          <table:table-cell office:value-type="string">
            <text:p>Associacao cantinho do CA?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07</text:p>
          </table:table-cell>
          <table:table-cell office:value-type="string">
            <text:p>Instituto social educacional Boaventu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1</text:p>
          </table:table-cell>
          <table:table-cell office:value-type="string">
            <text:p>Clube da comunidade Jardim cachoei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2</text:p>
          </table:table-cell>
          <table:table-cell office:value-type="string">
            <text:p>Instituto MA?rio AmA?rico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3</text:p>
          </table:table-cell>
          <table:table-cell office:value-type="string">
            <text:p>Associacao de amigos do projeto lutando pelo futuro salve per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Flor de Lis, 1652 ( Morro do Piolho da Vila Brasilandia)</text:p>
          </table:table-cell>
          <table:table-cell office:value-type="string">
            <text:p>30621</text:p>
          </table:table-cell>
          <table:table-cell office:value-type="string">
            <text:p>AMOFRAN- Associacao de Moradores Francisco Nun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Roque de Minas, 398 - Jardim AntA?rtica</text:p>
          </table:table-cell>
          <table:table-cell office:value-type="string">
            <text:p>30625</text:p>
          </table:table-cell>
          <table:table-cell office:value-type="string">
            <text:p>Instituto Espaco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rusalia, 80 - Jardim Recor</text:p>
          </table:table-cell>
          <table:table-cell office:value-type="string">
            <text:p>30639</text:p>
          </table:table-cell>
          <table:table-cell office:value-type="string">
            <text:p>ASSOCIACAO COMUNITA?RIA DAS FAMA?LIAS DO BAIRRO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A?nio Lopes de Medeiros, 274 - Jardim Eliana</text:p>
          </table:table-cell>
          <table:table-cell office:value-type="string">
            <text:p>30641</text:p>
          </table:table-cell>
          <table:table-cell office:value-type="string">
            <text:p>Associacao ComunitA?ria Jardim Eli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Francisco Veloso, 300 - Itaim Paulista</text:p>
          </table:table-cell>
          <table:table-cell office:value-type="string">
            <text:p>30652</text:p>
          </table:table-cell>
          <table:table-cell office:value-type="string">
            <text:p>Associacao Beneficente Mulheres Voluntariosas de s
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Bueno da Fonseca, 503 A - Jardim Sao Luiz (ZL)</text:p>
          </table:table-cell>
          <table:table-cell office:value-type="string">
            <text:p>30667</text:p>
          </table:table-cell>
          <table:table-cell office:value-type="string">
            <text:p>cooperativa fA?nix A?gape cooperativa de produA?ao 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gentina, 41, Perus</text:p>
          </table:table-cell>
          <table:table-cell office:value-type="string">
            <text:p>30671</text:p>
          </table:table-cell>
          <table:table-cell office:value-type="string">
            <text:p>Associacao dos trabalhadores unidos de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Estrada da Barreira Grande , 3355</text:p>
          </table:table-cell>
          <table:table-cell office:value-type="string">
            <text:p>30672</text:p>
          </table:table-cell>
          <table:table-cell office:value-type="string">
            <text:p>Associacao de Amigos de Bairro Estado do Amazo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Pires Monteiro 401</text:p>
          </table:table-cell>
          <table:table-cell office:value-type="string">
            <text:p>30675</text:p>
          </table:table-cell>
          <table:table-cell office:value-type="string">
            <text:p>IGREJA MINISTA?RIO SIQUA?M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mirante Oliveira Pinto, 53, fundos</text:p>
          </table:table-cell>
          <table:table-cell office:value-type="string">
            <text:p>30676</text:p>
          </table:table-cell>
          <table:table-cell office:value-type="string">
            <text:p>Gremio Heliopolis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o maciel 428, Vila Nova Perus</text:p>
          </table:table-cell>
          <table:table-cell office:value-type="string">
            <text:p>30677</text:p>
          </table:table-cell>
          <table:table-cell office:value-type="string">
            <text:p>INSTITUTO BENEFICENTE VIDA NOVA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Agua Vermelha, Particular 7, n 2 D, Jardim Robru, CEP, 08031-080 - Sao Paulo</text:p>
          </table:table-cell>
          <table:table-cell office:value-type="string">
            <text:p>30696</text:p>
          </table:table-cell>
          <table:table-cell office:value-type="string">
            <text:p>OrganizaA?, Nao Governam, DISTRIBUINDO SORRI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A?lia Lopes de Azevedo, 4,180, Jd, Filhos da Terra - CEP 02318-000 SP</text:p>
          </table:table-cell>
          <table:table-cell office:value-type="string">
            <text:p>30699</text:p>
          </table:table-cell>
          <table:table-cell office:value-type="string">
            <text:p>Associacao ComunitA?ria Raio de Cris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buriti 39, Jd, CarumbA?</text:p>
          </table:table-cell>
          <table:table-cell office:value-type="string">
            <text:p>30701</text:p>
          </table:table-cell>
          <table:table-cell office:value-type="string">
            <text:p>Instituto Casa Alme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Joaquim Alao, 04 - Vila Inacio</text:p>
          </table:table-cell>
          <table:table-cell office:value-type="string">
            <text:p>30724</text:p>
          </table:table-cell>
          <table:table-cell office:value-type="string">
            <text:p>INSTITUTO D,I,P,I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ao Bueno, 782</text:p>
          </table:table-cell>
          <table:table-cell office:value-type="string">
            <text:p>30755</text:p>
          </table:table-cell>
          <table:table-cell office:value-type="string">
            <text:p>Confederacao das Mulhere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, Paulistano</text:p>
          </table:table-cell>
          <table:table-cell office:value-type="string">
            <text:p>30756</text:p>
          </table:table-cell>
          <table:table-cell office:value-type="string">
            <text:p>Oasis OrganizaA?ao de AssistA?ncia Social para Inclusao 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nego Antonio Manz 43</text:p>
          </table:table-cell>
          <table:table-cell office:value-type="string">
            <text:p>30757</text:p>
          </table:table-cell>
          <table:table-cell office:value-type="string">
            <text:p>Instituto Cristiane Camargo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 n, 38</text:p>
          </table:table-cell>
          <table:table-cell office:value-type="string">
            <text:p>30762</text:p>
          </table:table-cell>
          <table:table-cell office:value-type="string">
            <text:p>G,R,E,Samba Unidos do Vale Encant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nente Sotomano, 1209 - Jardim Brasil</text:p>
          </table:table-cell>
          <table:table-cell office:value-type="string">
            <text:p>30763</text:p>
          </table:table-cell>
          <table:table-cell office:value-type="string">
            <text:p>Bakissi Aueto Mona Cafung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imir, 01 Jd Universal</text:p>
          </table:table-cell>
          <table:table-cell office:value-type="string">
            <text:p>30768</text:p>
          </table:table-cell>
          <table:table-cell office:value-type="string">
            <text:p>Associacao esportiva Grande Famili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Domingos de Martins Pacheco, 51</text:p>
          </table:table-cell>
          <table:table-cell office:value-type="string">
            <text:p>30775</text:p>
          </table:table-cell>
          <table:table-cell office:value-type="string">
            <text:p>Associacao G, Vi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Rodrigues Santiago, 88</text:p>
          </table:table-cell>
          <table:table-cell office:value-type="string">
            <text:p>30799</text:p>
          </table:table-cell>
          <table:table-cell office:value-type="string">
            <text:p>Instituto de Olho da Saude de Orientacao e Prevencao ao Cancer e Outras Patolog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o Belland, 2 - Burgo Paulista</text:p>
          </table:table-cell>
          <table:table-cell office:value-type="string">
            <text:p>30803</text:p>
          </table:table-cell>
          <table:table-cell office:value-type="string">
            <text:p>Associacao Esportiva Arsenal de Ponte 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canguira, N 386 Jd, Vista Alegre, Sao Paulo</text:p>
          </table:table-cell>
          <table:table-cell office:value-type="string">
            <text:p>30836</text:p>
          </table:table-cell>
          <table:table-cell office:value-type="string">
            <text:p>Associacao morada feliz do Jd, Vista Aleg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tica, 577 - Jd, Brasil</text:p>
          </table:table-cell>
          <table:table-cell office:value-type="string">
            <text:p>30842</text:p>
          </table:table-cell>
          <table:table-cell office:value-type="string">
            <text:p>Associacao de Conselheiros e   Ex-Conselheiros do ComA?r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24 de Maio esquina com R, Dom JosA? de Barros</text:p>
          </table:table-cell>
          <table:table-cell office:value-type="string">
            <text:p>30895</text:p>
          </table:table-cell>
          <table:table-cell office:value-type="string">
            <text:p>Associacao da Parada do Orgulho LGBT de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el Sezefredo Fagundes, 2732</text:p>
          </table:table-cell>
          <table:table-cell office:value-type="string">
            <text:p>30900</text:p>
          </table:table-cell>
          <table:table-cell office:value-type="string">
            <text:p>InstituiA?ao EsperanA?a para Todos (INESP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dilheira do Araripe, 381 - Jd Noemia</text:p>
          </table:table-cell>
          <table:table-cell office:value-type="string">
            <text:p>30928</text:p>
          </table:table-cell>
          <table:table-cell office:value-type="string">
            <text:p>Institu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V DOM BOSCO, N, 32 A - BAIRRO JARDIM MATARAZZO - CEP,: 03,810-045</text:p>
          </table:table-cell>
          <table:table-cell office:value-type="string">
            <text:p>30956</text:p>
          </table:table-cell>
          <table:table-cell office:value-type="string">
            <text:p>CLUBER DA COMUNIDADE DA DANUBIO JD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1212</text:p>
          </table:table-cell>
          <table:table-cell office:value-type="string">
            <text:p>Associacao ComunitA?ria Auri Verde - 1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na Matilde, 455 - Vila Matilde 03,589-001</text:p>
          </table:table-cell>
          <table:table-cell office:value-type="string">
            <text:p>301257</text:p>
          </table:table-cell>
          <table:table-cell office:value-type="string">
            <text:p>ASSOCIACAO SAO PAULO DIFERENCIADO - ASP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omendador JosA? Alves Dias, n, 62 - Vila Industrial - CEP 03250-000</text:p>
          </table:table-cell>
          <table:table-cell office:value-type="string">
            <text:p>301287</text:p>
          </table:table-cell>
          <table:table-cell office:value-type="string">
            <text:p>ASSOCIACAO MULHERES DE F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guaia, 207, CanindA?</text:p>
          </table:table-cell>
          <table:table-cell office:value-type="string">
            <text:p>301340</text:p>
          </table:table-cell>
          <table:table-cell office:value-type="string">
            <text:p>Associacao Vila Nova Cachoeirinha Cen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opes de Medeiros,85</text:p>
          </table:table-cell>
          <table:table-cell office:value-type="string">
            <text:p>301425</text:p>
          </table:table-cell>
          <table:table-cell office:value-type="string">
            <text:p>Associacao Amigos do Jardim Nossa Senhor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Engenheiro Feijo Bittencourt, 330 - Vila Primavera</text:p>
          </table:table-cell>
          <table:table-cell office:value-type="string">
            <text:p>301565</text:p>
          </table:table-cell>
          <table:table-cell office:value-type="string">
            <text:p>IGREJA MINISTERIO DE JESUS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rigadeiro Hardman, 117, Lajeado</text:p>
          </table:table-cell>
          <table:table-cell office:value-type="string">
            <text:p>301715</text:p>
          </table:table-cell>
          <table:table-cell office:value-type="string">
            <text:p>Associacao Resplandecer a Ordem e o direito de nascer a esperanA?a de igual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?rio Grazini, 100 � Vila Santo EstA?fano � Sao Paulo</text:p>
          </table:table-cell>
          <table:table-cell office:value-type="string">
            <text:p>302268</text:p>
          </table:table-cell>
          <table:table-cell office:value-type="string">
            <text:p>Novos Herdeiros HumanA?sticos - 2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onio Araujo, 112 - Cidade Tiradentes -  08471-680</text:p>
          </table:table-cell>
          <table:table-cell office:value-type="string">
            <text:p>302269</text:p>
          </table:table-cell>
          <table:table-cell office:value-type="string">
            <text:p>Associacao Nacional em Defesa Civil - ANADE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inaldo Bezerra dos Santos 20 A cep 08131-070</text:p>
          </table:table-cell>
          <table:table-cell office:value-type="string">
            <text:p>302272</text:p>
          </table:table-cell>
          <table:table-cell office:value-type="string">
            <text:p>Instituto Social Black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?cio Monteiro, 1863 - Jardim Sao Paulo (ZL)</text:p>
          </table:table-cell>
          <table:table-cell office:value-type="string">
            <text:p>302273</text:p>
          </table:table-cell>
          <table:table-cell office:value-type="string">
            <text:p>Associacao Dos Sem Terra d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uza Lima, 295 - Barra Funda</text:p>
          </table:table-cell>
          <table:table-cell office:value-type="string">
            <text:p>302276</text:p>
          </table:table-cell>
          <table:table-cell office:value-type="string">
            <text:p>E,C, Classe A da Barra Fun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Esteves, 93 - Cidade Ademar</text:p>
          </table:table-cell>
          <table:table-cell office:value-type="string">
            <text:p>302280</text:p>
          </table:table-cell>
          <table:table-cell office:value-type="string">
            <text:p>Associacao Paulistinha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Carioca, 85 � Ipiranga � Cep 04225-000 � Sao Paulo � SP</text:p>
          </table:table-cell>
          <table:table-cell office:value-type="string">
            <text:p>302282</text:p>
          </table:table-cell>
          <table:table-cell office:value-type="string">
            <text:p>ASSOCIACAO BENEFICENTE, SOCIAL, CULTURAL E DESPORTIVA UNIDOS DA VILA CARIO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4</text:p>
          </table:table-cell>
          <table:table-cell office:value-type="string">
            <text:p>GRA?MIO RECREATIVO FLOR DE SAO JOAO CLA?MA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5</text:p>
          </table:table-cell>
          <table:table-cell office:value-type="string">
            <text:p>Clube Atletico Arapu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Lins de Vasconcelos, 804, Cambuci,</text:p>
          </table:table-cell>
          <table:table-cell office:value-type="string">
            <text:p>302310</text:p>
          </table:table-cell>
          <table:table-cell office:value-type="string">
            <text:p>Associacao dos Moradores das Ruas Silveira da Mota, Vicente De Carvalho, Ana Neri, Barao de Jaguara, Otto de Alencar, Stefano e Adj, Defesa da Moradia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:Duas Barras 154, vl, california</text:p>
          </table:table-cell>
          <table:table-cell office:value-type="string">
            <text:p>302346</text:p>
          </table:table-cell>
          <table:table-cell office:value-type="string">
            <text:p>ASSOCIACAO BENEFICENTE SOCIAL DESPORTIVA CULTURAL Flor de Ma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urindo Rabelo, 142 - Jardim da Gloria</text:p>
          </table:table-cell>
          <table:table-cell office:value-type="string">
            <text:p>302364</text:p>
          </table:table-cell>
          <table:table-cell office:value-type="string">
            <text:p>Associacao de PreservaA?ao do Cambuci e de Vila Deodo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,38</text:p>
          </table:table-cell>
          <table:table-cell office:value-type="string">
            <text:p>302389</text:p>
          </table:table-cell>
          <table:table-cell office:value-type="string">
            <text:p>ASSOCIACAO VISAO DO FUTU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509</text:p>
          </table:table-cell>
          <table:table-cell office:value-type="string">
            <text:p>Associacao Cultural bloco carnavalesco INAJAR de 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622</text:p>
          </table:table-cell>
          <table:table-cell office:value-type="string">
            <text:p>Associacao Corinthinha de Vila Nova Cachoeirinh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 - Cidade Tiradentes</text:p>
          </table:table-cell>
          <table:table-cell office:value-type="string">
            <text:p>301866</text:p>
          </table:table-cell>
          <table:table-cell office:value-type="string">
            <text:p>Associacao Comunitaria, Cultural, Esportiva Eli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de Almeida Leite, 76 Jd. Jaragua</text:p>
          </table:table-cell>
          <table:table-cell office:value-type="string">
            <text:p>301600</text:p>
          </table:table-cell>
          <table:table-cell office:value-type="string">
            <text:p>ASSOCIACAO SAO MARCOS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ne do Reino 151 - capao redondo</text:p>
          </table:table-cell>
          <table:table-cell office:value-type="string">
            <text:p>30322</text:p>
          </table:table-cell>
          <table:table-cell office:value-type="string">
            <text:p>Associacao de Moradores Quintal de C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Talisma 38 - Jardim da Conquista</text:p>
          </table:table-cell>
          <table:table-cell office:value-type="string">
            <text:p>30335</text:p>
          </table:table-cell>
          <table:table-cell office:value-type="string">
            <text:p>Associacao Esportiva Cacha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Domingos, 224 - Bela Vista</text:p>
          </table:table-cell>
          <table:table-cell office:value-type="string">
            <text:p>301393</text:p>
          </table:table-cell>
          <table:table-cell office:value-type="string">
            <text:p>Cooperativa de Tea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ercinio Pereira de Souza, 1202</text:p>
          </table:table-cell>
          <table:table-cell office:value-type="string">
            <text:p>30450</text:p>
          </table:table-cell>
          <table:table-cell office:value-type="string">
            <text:p>A. A. Portuguesa do Jardim Vila Carra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ameda Nothmann, 485 - Campos Eli?seos</text:p>
          </table:table-cell>
          <table:table-cell office:value-type="string">
            <text:p>12108</text:p>
          </table:table-cell>
          <table:table-cell office:value-type="string">
            <text:p>CAMI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e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a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Fazenda da Juta -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ras da Rocha Cardoso - estai?ao CPTM DO ITAIM PAULISTA</text:p>
          </table:table-cell>
          <table:table-cell office:value-type="string">
            <text:p>12119</text:p>
          </table:table-cell>
          <table:table-cell office:value-type="string">
            <text:p>Populacao Cigana do Itaim Paulsta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Cantidio Sampaio, 4547 (referi?ncia: atras da consiga</text:p>
          </table:table-cell>
          <table:table-cell office:value-type="string">
            <text:p>11192</text:p>
          </table:table-cell>
          <table:table-cell office:value-type="string">
            <text:p>CapadA�A?�c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Celso  Garcia  1558</text:p>
          </table:table-cell>
          <table:table-cell office:value-type="string">
            <text:p>27604</text:p>
          </table:table-cell>
          <table:table-cell office:value-type="string">
            <text:p>Avenida Celso  Garcia  15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015</text:p>
          </table:table-cell>
          <table:table-cell office:value-type="string">
            <text:p>27611</text:p>
          </table:table-cell>
          <table:table-cell office:value-type="string">
            <text:p>avenida celso garcia 10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348</text:p>
          </table:table-cell>
          <table:table-cell office:value-type="string">
            <text:p>27602</text:p>
          </table:table-cell>
          <table:table-cell office:value-type="string">
            <text:p>avenida celso garcia 13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404</text:p>
          </table:table-cell>
          <table:table-cell office:value-type="string">
            <text:p>27603</text:p>
          </table:table-cell>
          <table:table-cell office:value-type="string">
            <text:p>avenida celso garcia 404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oronel  Jose  Gladiador  895 Morro Doce</text:p>
          </table:table-cell>
          <table:table-cell office:value-type="string">
            <text:p>23430</text:p>
          </table:table-cell>
          <table:table-cell office:value-type="string">
            <text:p>Morro Doc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Doutor Decio de Toledo Leite, 143 - Jardim Das Oliveiras</text:p>
          </table:table-cell>
          <table:table-cell office:value-type="string">
            <text:p>14179</text:p>
          </table:table-cell>
          <table:table-cell office:value-type="string">
            <text:p>ILPI Ita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scola Politecnica, 4600</text:p>
          </table:table-cell>
          <table:table-cell office:value-type="string">
            <text:p>27613</text:p>
          </table:table-cell>
          <table:table-cell office:value-type="string">
            <text:p>Ponta d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Fagundes Filho, 596 apto 113 -Vila Monte Alegre  04304-000</text:p>
          </table:table-cell>
          <table:table-cell office:value-type="string">
            <text:p>14183</text:p>
          </table:table-cell>
          <table:table-cell office:value-type="string">
            <text:p>Associaca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A?�� Penha, Sao Paulo A?�� SP A?�� 03701-010</text:p>
          </table:table-cell>
          <table:table-cell office:value-type="string">
            <text:p>14173</text:p>
          </table:table-cell>
          <table:table-cell office:value-type="string">
            <text:p>Associacao Batista da Penh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enida General Olimpio da Silveira, 427 - Santa Ceci?lia</text:p>
          </table:table-cell>
          <table:table-cell office:value-type="string">
            <text:p>12107</text:p>
          </table:table-cell>
          <table:table-cell office:value-type="string">
            <text:p>Associacao Social, Educacional e Cultural Novos Rumos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09</text:p>
          </table:table-cell>
          <table:table-cell office:value-type="string">
            <text:p>Leonidas Morei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Jardim Japao, 1029 - Jd Brasil</text:p>
          </table:table-cell>
          <table:table-cell office:value-type="string">
            <text:p>14169</text:p>
          </table:table-cell>
          <table:table-cell office:value-type="string">
            <text:p>Projeto Abraca Edu Chav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 2a Entreg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ila Campestre</text:p>
          </table:table-cell>
          <table:table-cell office:value-type="string">
            <text:p>11069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eonardo da Vinci, 2650 - Vila Guarani</text:p>
          </table:table-cell>
          <table:table-cell office:value-type="string">
            <text:p>14188</text:p>
          </table:table-cell>
          <table:table-cell office:value-type="string">
            <text:p>Instituto Akh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tlos Gentil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Maria Cursi, 900 - Com Sao Judas</text:p>
          </table:table-cell>
          <table:table-cell office:value-type="string">
            <text:p>27243</text:p>
          </table:table-cell>
          <table:table-cell office:value-type="string">
            <text:p>Maria Curs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orvan Dias de Figueiredo, 2801 - Vila Guilherme</text:p>
          </table:table-cell>
          <table:table-cell office:value-type="string">
            <text:p>14164</text:p>
          </table:table-cell>
          <table:table-cell office:value-type="string">
            <text:p>ABAD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ordestina, 496 - Sao Miguel</text:p>
          </table:table-cell>
          <table:table-cell office:value-type="string">
            <text:p>12122</text:p>
          </table:table-cell>
          <table:table-cell office:value-type="string">
            <text:p>Acesd - Sao Miguel -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Olga Bernardes Jardim chacara do conde n.4 CEP 04859395 Grajau</text:p>
          </table:table-cell>
          <table:table-cell office:value-type="string">
            <text:p>12118</text:p>
          </table:table-cell>
          <table:table-cell office:value-type="string">
            <text:p>Populacao Cigana da Zona Sul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, Chacara Santo Amaro, 04858-570</text:p>
          </table:table-cell>
          <table:table-cell office:value-type="string">
            <text:p>12138</text:p>
          </table:table-cell>
          <table:table-cell office:value-type="string">
            <text:p>Associacao Beneficente Guilhermina Maria de Jesus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rimavera de Caiena, 338 - Parque Santa Madalena - Sapopemba</text:p>
          </table:table-cell>
          <table:table-cell office:value-type="string">
            <text:p>14175</text:p>
          </table:table-cell>
          <table:table-cell office:value-type="string">
            <text:p>Cantinho da EsperanA�A?�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Sa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oland Garros, 1065 A - Sala 2 - Vila Medeiros	</text:p>
          </table:table-cell>
          <table:table-cell office:value-type="string">
            <text:p>12125</text:p>
          </table:table-cell>
          <table:table-cell office:value-type="string">
            <text:p>UBM - Uniao Brasileira das Mulheres -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udge Ramos / Viaduto Rudge Ramos</text:p>
          </table:table-cell>
          <table:table-cell office:value-type="string">
            <text:p>11169</text:p>
          </table:table-cell>
          <table:table-cell office:value-type="string">
            <text:p>Viaduto Rudge Ram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lim Farah Maluf, 179 - Tatuape</text:p>
          </table:table-cell>
          <table:table-cell office:value-type="string">
            <text:p>15106</text:p>
          </table:table-cell>
          <table:table-cell office:value-type="string">
            <text:p>Cooperativa CENTRAL TIETA�A?� - 1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Francisco Jose da Costa, 110,  Parque Doroteia</text:p>
          </table:table-cell>
          <table:table-cell office:value-type="string">
            <text:p>11193</text:p>
          </table:table-cell>
          <table:table-cell office:value-type="string">
            <text:p>DorotA�A?�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onde de Sao Joaquim , 318</text:p>
          </table:table-cell>
          <table:table-cell office:value-type="string">
            <text:p>27581</text:p>
          </table:table-cell>
          <table:table-cell office:value-type="string">
            <text:p>Conde de Sao Joaquim , 3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 , 326</text:p>
          </table:table-cell>
          <table:table-cell office:value-type="string">
            <text:p>27582</text:p>
          </table:table-cell>
          <table:table-cell office:value-type="string">
            <text:p>Conde de Sao Joaquim , 32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00</text:p>
          </table:table-cell>
          <table:table-cell office:value-type="string">
            <text:p>27583</text:p>
          </table:table-cell>
          <table:table-cell office:value-type="string">
            <text:p>Conde de Sao Joaquim, 1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18</text:p>
          </table:table-cell>
          <table:table-cell office:value-type="string">
            <text:p>27584</text:p>
          </table:table-cell>
          <table:table-cell office:value-type="string">
            <text:p>Conde de Sao Joaquim, 1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39</text:p>
          </table:table-cell>
          <table:table-cell office:value-type="string">
            <text:p>27585</text:p>
          </table:table-cell>
          <table:table-cell office:value-type="string">
            <text:p>Conde de Sao Joaquim, 13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96</text:p>
          </table:table-cell>
          <table:table-cell office:value-type="string">
            <text:p>27586</text:p>
          </table:table-cell>
          <table:table-cell office:value-type="string">
            <text:p>Conde de Sao Joaquim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210</text:p>
          </table:table-cell>
          <table:table-cell office:value-type="string">
            <text:p>27589</text:p>
          </table:table-cell>
          <table:table-cell office:value-type="string">
            <text:p>Conde de Sao Joaquim,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5</text:p>
          </table:table-cell>
          <table:table-cell office:value-type="string">
            <text:p>27587</text:p>
          </table:table-cell>
          <table:table-cell office:value-type="string">
            <text:p>Conde de Sao Joaquim, 3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7</text:p>
          </table:table-cell>
          <table:table-cell office:value-type="string">
            <text:p>27588</text:p>
          </table:table-cell>
          <table:table-cell office:value-type="string">
            <text:p>Conde de Sao Joaquim, 3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i?nego Jose Maria Fernandes, 356</text:p>
          </table:table-cell>
          <table:table-cell office:value-type="string">
            <text:p>23425</text:p>
          </table:table-cell>
          <table:table-cell office:value-type="string">
            <text:p>comunidade Vila Flav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Joao alves de lima 336</text:p>
          </table:table-cell>
          <table:table-cell office:value-type="string">
            <text:p>27595</text:p>
          </table:table-cell>
          <table:table-cell office:value-type="string">
            <text:p>doutor  Joao  alves de lima  33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-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a Colonia 110</text:p>
          </table:table-cell>
          <table:table-cell office:value-type="string">
            <text:p>11175</text:p>
          </table:table-cell>
          <table:table-cell office:value-type="string">
            <text:p>Tab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ITAPECIRICA, 8400 - DOM JOSE II</text:p>
          </table:table-cell>
          <table:table-cell office:value-type="string">
            <text:p>27556</text:p>
          </table:table-cell>
          <table:table-cell office:value-type="string">
            <text:p>JD. COMERCIAL/DOM JOSE 2   2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 Barragem, 100. VIELA 2 - Coli?nia, CEP 04895-020</text:p>
          </table:table-cell>
          <table:table-cell office:value-type="string">
            <text:p>12139</text:p>
          </table:table-cell>
          <table:table-cell office:value-type="string">
            <text:p>Associacao ComunitA�A?�ria Marlene Moreira de OrientaA�A?�ao -      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Estrada do M Boi Mirim, 120/130</text:p>
          </table:table-cell>
          <table:table-cell office:value-type="string">
            <text:p>11079</text:p>
          </table:table-cell>
          <table:table-cell office:value-type="string">
            <text:p>Condominio Ponte Baixa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Nezilio Banqueri, 15 - Chac. Sta. Maria</text:p>
          </table:table-cell>
          <table:table-cell office:value-type="string">
            <text:p>28556</text:p>
          </table:table-cell>
          <table:table-cell office:value-type="string">
            <text:p>Chac Sta. Mar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Prai?a Augusto Rademaker Grunewald, 37</text:p>
          </table:table-cell>
          <table:table-cell office:value-type="string">
            <text:p>11073</text:p>
          </table:table-cell>
          <table:table-cell office:value-type="string">
            <text:p>Colis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ai?a Centenario, 43 - Casa Verde</text:p>
          </table:table-cell>
          <table:table-cell office:value-type="string">
            <text:p>12141</text:p>
          </table:table-cell>
          <table:table-cell office:value-type="string">
            <text:p>Acesd Casa Verde -              2a ent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 Cezario Alvim  288</text:p>
          </table:table-cell>
          <table:table-cell office:value-type="string">
            <text:p>27596</text:p>
          </table:table-cell>
          <table:table-cell office:value-type="string">
            <text:p>Rua   Cezario Alvim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Sao Domingos 211</text:p>
          </table:table-cell>
          <table:table-cell office:value-type="string">
            <text:p>22495</text:p>
          </table:table-cell>
          <table:table-cell office:value-type="string">
            <text:p>Rua  Sao Domingos 211 e outros prA�A?�ximo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21 de abril 352</text:p>
          </table:table-cell>
          <table:table-cell office:value-type="string">
            <text:p>27590</text:p>
          </table:table-cell>
          <table:table-cell office:value-type="string">
            <text:p>Rua 21 de abril 35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ba 23 A</text:p>
          </table:table-cell>
          <table:table-cell office:value-type="string">
            <text:p>23426</text:p>
          </table:table-cell>
          <table:table-cell office:value-type="string">
            <text:p>Favela Jd. Moren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elino Jose da Silva, 38</text:p>
          </table:table-cell>
          <table:table-cell office:value-type="string">
            <text:p>27577</text:p>
          </table:table-cell>
          <table:table-cell office:value-type="string">
            <text:p>PRAIA PAULISTINH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fonso Porto 42 - Artur Alvim - CEP 03567-030</text:p>
          </table:table-cell>
          <table:table-cell office:value-type="string">
            <text:p>14176</text:p>
          </table:table-cell>
          <table:table-cell office:value-type="string">
            <text:p>Associaca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cao Lider Sao Sebastiao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meida lima 933</text:p>
          </table:table-cell>
          <table:table-cell office:value-type="string">
            <text:p>27600</text:p>
          </table:table-cell>
          <table:table-cell office:value-type="string">
            <text:p>rua almeida lima 93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mirante Marques de Leao, NA?� 227</text:p>
          </table:table-cell>
          <table:table-cell office:value-type="string">
            <text:p>23432</text:p>
          </table:table-cell>
          <table:table-cell office:value-type="string">
            <text:p>Rua Almirante Marques de Leao, NAA?� 22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24</text:p>
          </table:table-cell>
          <table:table-cell office:value-type="string">
            <text:p>Rua Ana Aslan 9999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tonio Dionizio de Souza, 45, Jd. Angela</text:p>
          </table:table-cell>
          <table:table-cell office:value-type="string">
            <text:p>29510</text:p>
          </table:table-cell>
          <table:table-cell office:value-type="string">
            <text:p>Copacaban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Aquianes, 118 - Vila Butanta</text:p>
          </table:table-cell>
          <table:table-cell office:value-type="string">
            <text:p>26128</text:p>
          </table:table-cell>
          <table:table-cell office:value-type="string">
            <text:p>Jardim Sao Remo (2a entrega)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5</text:p>
          </table:table-cell>
          <table:table-cell office:value-type="string">
            <text:p>Chacara Bandei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8 - Vera Cruz</text:p>
          </table:table-cell>
          <table:table-cell office:value-type="string">
            <text:p>14181</text:p>
          </table:table-cell>
          <table:table-cell office:value-type="string">
            <text:p>Associacao Projeto Batutinhas e AdjacA�A?�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cao Senegalesa Sao Paulo   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venida 9 de julho, NA?� 1163</text:p>
          </table:table-cell>
          <table:table-cell office:value-type="string">
            <text:p>23429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cao de Amigos dos Excepcionais do Brooklin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Barao de Itapetininga, 255 - Republica</text:p>
          </table:table-cell>
          <table:table-cell office:value-type="string">
            <text:p>12133</text:p>
          </table:table-cell>
          <table:table-cell office:value-type="string">
            <text:p>Associacao dos Angolanos em Sao Paulo Palanca Negra                          1AA?�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a Areia, 60, Jd. Brasil, 02223-120</text:p>
          </table:table-cell>
          <table:table-cell office:value-type="string">
            <text:p>28561</text:p>
          </table:table-cell>
          <table:table-cell office:value-type="string">
            <text:p>Sallu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ao e EmoA�A?�ao (2a Entrega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lo horizonte  96</text:p>
          </table:table-cell>
          <table:table-cell office:value-type="string">
            <text:p>27592</text:p>
          </table:table-cell>
          <table:table-cell office:value-type="string">
            <text:p>rua belo horizonte  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07</text:p>
          </table:table-cell>
          <table:table-cell office:value-type="string">
            <text:p>27593</text:p>
          </table:table-cell>
          <table:table-cell office:value-type="string">
            <text:p>rua belo horizonte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17</text:p>
          </table:table-cell>
          <table:table-cell office:value-type="string">
            <text:p>27594</text:p>
          </table:table-cell>
          <table:table-cell office:value-type="string">
            <text:p>rua belo horizonte 1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rnardo Antunes Rolim,  12</text:p>
          </table:table-cell>
          <table:table-cell office:value-type="string">
            <text:p>27237</text:p>
          </table:table-cell>
          <table:table-cell office:value-type="string">
            <text:p>Jd. Laranjei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 601, conjunto 28, Bras</text:p>
          </table:table-cell>
          <table:table-cell office:value-type="string">
            <text:p>12101</text:p>
          </table:table-cell>
          <table:table-cell office:value-type="string">
            <text:p>A?frica do Coracao  -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resser, 2701 - Mooca (nucleo)</text:p>
          </table:table-cell>
          <table:table-cell office:value-type="string">
            <text:p>14165</text:p>
          </table:table-cell>
          <table:table-cell office:value-type="string">
            <text:p>LAR NOVA 4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rigadeiro machado 288</text:p>
          </table:table-cell>
          <table:table-cell office:value-type="string">
            <text:p>27598</text:p>
          </table:table-cell>
          <table:table-cell office:value-type="string">
            <text:p>rua brigadeiro   machado 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393</text:p>
          </table:table-cell>
          <table:table-cell office:value-type="string">
            <text:p>27609</text:p>
          </table:table-cell>
          <table:table-cell office:value-type="string">
            <text:p>rua brigadeiro   machado   39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95</text:p>
          </table:table-cell>
          <table:table-cell office:value-type="string">
            <text:p>27610</text:p>
          </table:table-cell>
          <table:table-cell office:value-type="string">
            <text:p>rua brigadeiro machado 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beceira de Basto, 90</text:p>
          </table:table-cell>
          <table:table-cell office:value-type="string">
            <text:p>24513</text:p>
          </table:table-cell>
          <table:table-cell office:value-type="string">
            <text:p>Nossa Senhora Aparecid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ampante nA?� 100, Vila Independi?ncia - Balneario Princesa Isabel</text:p>
          </table:table-cell>
          <table:table-cell office:value-type="string">
            <text:p>14136</text:p>
          </table:table-cell>
          <table:table-cell office:value-type="string">
            <text:p>Super Mae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so garcia 1448</text:p>
          </table:table-cell>
          <table:table-cell office:value-type="string">
            <text:p>27601</text:p>
          </table:table-cell>
          <table:table-cell office:value-type="string">
            <text:p>rua celso garcia 1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harles Coloumb,120 Brooklin Novo- Cidade Moni?i?es</text:p>
          </table:table-cell>
          <table:table-cell office:value-type="string">
            <text:p>11133</text:p>
          </table:table-cell>
          <table:table-cell office:value-type="string">
            <text:p>Jardim Edite I  / 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audio ghirelli 559 pq Sao Lui?s.</text:p>
          </table:table-cell>
          <table:table-cell office:value-type="string">
            <text:p>27552</text:p>
          </table:table-cell>
          <table:table-cell office:value-type="string">
            <text:p>Favela do PA�A?�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de de Iraja, 184 - Vila Mariana</text:p>
          </table:table-cell>
          <table:table-cell office:value-type="string">
            <text:p>14166</text:p>
          </table:table-cell>
          <table:table-cell office:value-type="string">
            <text:p>ABSW - Associacao Brasileira de Si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au, 673 - Santo Amaro</text:p>
          </table:table-cell>
          <table:table-cell office:value-type="string">
            <text:p>12137</text:p>
          </table:table-cell>
          <table:table-cell office:value-type="string">
            <text:p>Unas -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 - Liberdade
 Sao Paulo</text:p>
          </table:table-cell>
          <table:table-cell office:value-type="string">
            <text:p>12113</text:p>
          </table:table-cell>
          <table:table-cell office:value-type="string">
            <text:p>CEMIR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ssa de Sao Joaquim, 182- Bela Vista</text:p>
          </table:table-cell>
          <table:table-cell office:value-type="string">
            <text:p>23431</text:p>
          </table:table-cell>
          <table:table-cell office:value-type="string">
            <text:p>Rua Condessa de Sao Joaquim, 182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eolanoA?�Durant, 30A?�(proximo a Rua Cidade de Bagda)</text:p>
          </table:table-cell>
          <table:table-cell office:value-type="string">
            <text:p>12103</text:p>
          </table:table-cell>
          <table:table-cell office:value-type="string">
            <text:p>Associacao Conquistando Um EspaA�A?�o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ardim Sao Luis</text:p>
          </table:table-cell>
          <table:table-cell office:value-type="string">
            <text:p>29512</text:p>
          </table:table-cell>
          <table:table-cell office:value-type="string">
            <text:p>Pro Morar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Papai Noel / 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esiderio Ferreira, 1531</text:p>
          </table:table-cell>
          <table:table-cell office:value-type="string">
            <text:p>11171</text:p>
          </table:table-cell>
          <table:table-cell office:value-type="string">
            <text:p>CA�A?�rrego ItararA�A?�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nopolis, 4100 (Travessa da Rua Pacheco Chaves)</text:p>
          </table:table-cell>
          <table:table-cell office:value-type="string">
            <text:p>11162</text:p>
          </table:table-cell>
          <table:table-cell office:value-type="string">
            <text:p>Vila Prud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s Vieira, 800, Espai?o Cultural</text:p>
          </table:table-cell>
          <table:table-cell office:value-type="string">
            <text:p>11167</text:p>
          </table:table-cell>
          <table:table-cell office:value-type="string">
            <text:p>Labiri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ogo Garcia 254 - Parque Boa Esperani?a</text:p>
          </table:table-cell>
          <table:table-cell office:value-type="string">
            <text:p>14143</text:p>
          </table:table-cell>
          <table:table-cell office:value-type="string">
            <text:p>Comunidade Cantinho da Paz I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 office:value-type="string">
            <text:p>Missao Paz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hipodromo  521</text:p>
          </table:table-cell>
          <table:table-cell office:value-type="string">
            <text:p>27605</text:p>
          </table:table-cell>
          <table:table-cell office:value-type="string">
            <text:p>rua do hipodromo  52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 Parque, 134, Sacoma</text:p>
          </table:table-cell>
          <table:table-cell office:value-type="string">
            <text:p>12132</text:p>
          </table:table-cell>
          <table:table-cell office:value-type="string">
            <text:p>GARMIC - Grupo de ArticulaA�A?�ao para a Conquista da Moradia do Idoso da Capital                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ingos Simi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cao, Saude e Lon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opios, 338 - Mirando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Irmaos Leme, 95, 04943070, Jd. Sao Loureni?o</text:p>
          </table:table-cell>
          <table:table-cell office:value-type="string">
            <text:p>28559</text:p>
          </table:table-cell>
          <table:table-cell office:value-type="string">
            <text:p>Papai Noel / Graj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8</text:p>
          </table:table-cell>
          <table:table-cell office:value-type="string">
            <text:p>Conjunto Morro da Esperanca e Ocupacao Cemiterio Cachoeir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 -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 Clementino 576</text:p>
          </table:table-cell>
          <table:table-cell office:value-type="string">
            <text:p>27606</text:p>
          </table:table-cell>
          <table:table-cell office:value-type="string">
            <text:p>rua Dr Clementino 5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AMANCIO DOMINGUES BUENO, 18 A</text:p>
          </table:table-cell>
          <table:table-cell office:value-type="string">
            <text:p>27567</text:p>
          </table:table-cell>
          <table:table-cell office:value-type="string">
            <text:p>VILA RUBI 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Mario de Campos 191 (proximo a Rua Cidade de Bagda)A?�A?�</text:p>
          </table:table-cell>
          <table:table-cell office:value-type="string">
            <text:p>12116</text:p>
          </table:table-cell>
          <table:table-cell office:value-type="string">
            <text:p>ParA�A?�quia Sao Bento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rnest  Renan, 364</text:p>
          </table:table-cell>
          <table:table-cell office:value-type="string">
            <text:p>11164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sti?vao Montebello, 556 - Freguesia do A�</text:p>
          </table:table-cell>
          <table:table-cell office:value-type="string">
            <text:p>14170</text:p>
          </table:table-cell>
          <table:table-cell office:value-type="string">
            <text:p>APAJE - Associacao de Pais Diretos e Indiretos do Tribunal de JustiA�A?�a do Estado de Sa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rada da Coli?nia NA?� 110</text:p>
          </table:table-cell>
          <table:table-cell office:value-type="string">
            <text:p>11174</text:p>
          </table:table-cell>
          <table:table-cell office:value-type="string">
            <text:p>Sao GonA�A?�a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ge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cao Nego NagA�A?�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Felice Tosi, 6
CEP 03928-180
Conjunto Habitacional Teoti?nio Vilela</text:p>
          </table:table-cell>
          <table:table-cell office:value-type="string">
            <text:p>11182</text:p>
          </table:table-cell>
          <table:table-cell office:value-type="string">
            <text:p>Teotonio Vile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Bueno, 384</text:p>
          </table:table-cell>
          <table:table-cell office:value-type="string">
            <text:p>14177</text:p>
          </table:table-cell>
          <table:table-cell office:value-type="string">
            <text:p>C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96</text:p>
          </table:table-cell>
          <table:table-cell office:value-type="string">
            <text:p>Jardim Joaniz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Prisco, 100, Bloco 08, Apto. 03</text:p>
          </table:table-cell>
          <table:table-cell office:value-type="string">
            <text:p>29508</text:p>
          </table:table-cell>
          <table:table-cell office:value-type="string">
            <text:p>Capao Redond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Francisco Sacco, 32, Jd. Herculano, 04920-020</text:p>
          </table:table-cell>
          <table:table-cell office:value-type="string">
            <text:p>28558</text:p>
          </table:table-cell>
          <table:table-cell office:value-type="string">
            <text:p>Nakamu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ei Anti?nio Faggiano, 720 - 08255-140</text:p>
          </table:table-cell>
          <table:table-cell office:value-type="string">
            <text:p>11183</text:p>
          </table:table-cell>
          <table:table-cell office:value-type="string">
            <text:p>Sao Sebasti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 Inoci?ncio 121 B - Jardim Sao Gabriel</text:p>
          </table:table-cell>
          <table:table-cell office:value-type="string">
            <text:p>11189</text:p>
          </table:table-cell>
          <table:table-cell office:value-type="string">
            <text:p>Jd. E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rvasio  leite  Rebelo,  1299, jd Pery  alto,  cep 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ilda Dispa, Marsilac, 04893-058</text:p>
          </table:table-cell>
          <table:table-cell office:value-type="string">
            <text:p>28560</text:p>
          </table:table-cell>
          <table:table-cell office:value-type="string">
            <text:p>Papai Noel/ Marsilac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Giovanni pisano 98</text:p>
          </table:table-cell>
          <table:table-cell office:value-type="string">
            <text:p>24489</text:p>
          </table:table-cell>
          <table:table-cell office:value-type="string">
            <text:p>Favelinha do Lem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a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puava  346</text:p>
          </table:table-cell>
          <table:table-cell office:value-type="string">
            <text:p>27597</text:p>
          </table:table-cell>
          <table:table-cell office:value-type="string">
            <text:p>rua guarapuava  34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cao para o Desenvolvimento integral do Down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temberg, S/N - Campo Belo</text:p>
          </table:table-cell>
          <table:table-cell office:value-type="string">
            <text:p>11170</text:p>
          </table:table-cell>
          <table:table-cell office:value-type="string">
            <text:p>SA�A?�nia Ribeiro (Favela do Piolh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igino Angles, 86 - Jardim Vazani - Vila Si?nia</text:p>
          </table:table-cell>
          <table:table-cell office:value-type="string">
            <text:p>27314</text:p>
          </table:table-cell>
          <table:table-cell office:value-type="string">
            <text:p>VI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lha da Queimada n-4A</text:p>
          </table:table-cell>
          <table:table-cell office:value-type="string">
            <text:p>27170</text:p>
          </table:table-cell>
          <table:table-cell office:value-type="string">
            <text:p>Parque Boa EsperanA�A?�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acio de Araujo 53</text:p>
          </table:table-cell>
          <table:table-cell office:value-type="string">
            <text:p>27607</text:p>
          </table:table-cell>
          <table:table-cell office:value-type="string">
            <text:p>rua Inacio de Arauj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dependi?ncia 14 A 
(Proximo a Rua da Mina e Estrada das Lagrimas)</text:p>
          </table:table-cell>
          <table:table-cell office:value-type="string">
            <text:p>11184</text:p>
          </table:table-cell>
          <table:table-cell office:value-type="string">
            <text:p>Copa Rio e Piloto (Heliopoli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 , 513 A?�� Caninde</text:p>
          </table:table-cell>
          <table:table-cell office:value-type="string">
            <text:p>12104</text:p>
          </table:table-cell>
          <table:table-cell office:value-type="string">
            <text:p>ADRB  -  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vinhema, 152, Belenzinho, 03020-010</text:p>
          </table:table-cell>
          <table:table-cell office:value-type="string">
            <text:p>29511</text:p>
          </table:table-cell>
          <table:table-cell office:value-type="string">
            <text:p>Belenzinh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Jean Albert,  251 - Vila  Praia</text:p>
          </table:table-cell>
          <table:table-cell office:value-type="string">
            <text:p>27574</text:p>
          </table:table-cell>
          <table:table-cell office:value-type="string">
            <text:p>FAVELA VIL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eri?nimo de Albuquerque 49</text:p>
          </table:table-cell>
          <table:table-cell office:value-type="string">
            <text:p>23427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ao Teodoro, 1052, Bras</text:p>
          </table:table-cell>
          <table:table-cell office:value-type="string">
            <text:p>12135</text:p>
          </table:table-cell>
          <table:table-cell office:value-type="string">
            <text:p>FLACSO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o Tobias, 271, Belenzinho 03163-060</text:p>
          </table:table-cell>
          <table:table-cell office:value-type="string">
            <text:p>12129</text:p>
          </table:table-cell>
          <table:table-cell office:value-type="string">
            <text:p>Associacao Beneficente e Promocional BelA�A?�m -                    1AA?�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na paiva 41</text:p>
          </table:table-cell>
          <table:table-cell office:value-type="string">
            <text:p>27612</text:p>
          </table:table-cell>
          <table:table-cell office:value-type="string">
            <text:p>rua joaquina paiva 4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de Queiroz Matos, 216 - Jd. Grimaldi</text:p>
          </table:table-cell>
          <table:table-cell office:value-type="string">
            <text:p>12134</text:p>
          </table:table-cell>
          <table:table-cell office:value-type="string">
            <text:p>Associacao dos Idosos de Sapopemba 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Dias da Costa, 703</text:p>
          </table:table-cell>
          <table:table-cell office:value-type="string">
            <text:p>11163</text:p>
          </table:table-cell>
          <table:table-cell office:value-type="string">
            <text:p>Pinhei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Francisco Chaves, Viela 4, n. 4, Jardim Paulistano,  02812-020</text:p>
          </table:table-cell>
          <table:table-cell office:value-type="string">
            <text:p>12115</text:p>
          </table:table-cell>
          <table:table-cell office:value-type="string">
            <text:p>EsperanA�A?�a Garcia - EducaA�A?�ao, Arte e Cultura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Gaspar, 52 - Americanopolis</text:p>
          </table:table-cell>
          <table:table-cell office:value-type="string">
            <text:p>28554</text:p>
          </table:table-cell>
          <table:table-cell office:value-type="string">
            <text:p>Antonio Agostin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5</text:p>
          </table:table-cell>
          <table:table-cell office:value-type="string">
            <text:p>Jova Ru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6</text:p>
          </table:table-cell>
          <table:table-cell office:value-type="string">
            <text:p>Filhos da Ter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Pereira Cruz 81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Gabriela Mistral, 635 A?�� Penha, Sao Paulo A?�� SP A?�� 03701-010</text:p>
          </table:table-cell>
          <table:table-cell office:value-type="string">
            <text:p>14173</text:p>
          </table:table-cell>
          <table:table-cell office:value-type="string">
            <text:p>Associacao Paulista de Autism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A�A?�rio e Social do Jardim Lourdes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z Geraldo da Silva, 220 - Vila Reg. Feijo, Sao Paulo - SP, CEP 03345-060</text:p>
          </table:table-cell>
          <table:table-cell office:value-type="string">
            <text:p>14144</text:p>
          </table:table-cell>
          <table:table-cell office:value-type="string">
            <text:p>Lar Shek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arisotto, 37, PQ. Bancario, 03923-010</text:p>
          </table:table-cell>
          <table:table-cell office:value-type="string">
            <text:p>28562</text:p>
          </table:table-cell>
          <table:table-cell office:value-type="string">
            <text:p>Etel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Lupercio de Souza Cortez NA?�59A
(liderani?a:  Joao Soares de Melo)</text:p>
          </table:table-cell>
          <table:table-cell office:value-type="string">
            <text:p>11176</text:p>
          </table:table-cell>
          <table:table-cell office:value-type="string">
            <text:p>Lupercio de Souza Cor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percio de Souza Cortez, 59A</text:p>
          </table:table-cell>
          <table:table-cell office:value-type="string">
            <text:p>11177</text:p>
          </table:table-cell>
          <table:table-cell office:value-type="string">
            <text:p>Piscin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nhufe, 94 - Vila Tolstoi</text:p>
          </table:table-cell>
          <table:table-cell office:value-type="string">
            <text:p>27309</text:p>
          </table:table-cell>
          <table:table-cell office:value-type="string">
            <text:p>Tolsto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 numero 36 Jd Sao Saverio</text:p>
          </table:table-cell>
          <table:table-cell office:value-type="string">
            <text:p>27224</text:p>
          </table:table-cell>
          <table:table-cell office:value-type="string">
            <text:p>Jardim Celes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ao Saverio</text:p>
          </table:table-cell>
          <table:table-cell office:value-type="string">
            <text:p>27207</text:p>
          </table:table-cell>
          <table:table-cell office:value-type="string">
            <text:p>Jose do Patroci?n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, Jd Sao Saverio</text:p>
          </table:table-cell>
          <table:table-cell office:value-type="string">
            <text:p>27300</text:p>
          </table:table-cell>
          <table:table-cell office:value-type="string">
            <text:p>Sao pedro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ia Benedita Rodrigues, 295</text:p>
          </table:table-cell>
          <table:table-cell office:value-type="string">
            <text:p>11194</text:p>
          </table:table-cell>
          <table:table-cell office:value-type="string">
            <text:p>Jardim Campo de Fora / Santo Anton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ria Jose, NA?� 410- Bela Vista</text:p>
          </table:table-cell>
          <table:table-cell office:value-type="string">
            <text:p>23433</text:p>
          </table:table-cell>
          <table:table-cell office:value-type="string">
            <text:p>Rua Maria Jose, NAA?� 410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Rosa Falcao, 39 - Vila Chuca</text:p>
          </table:table-cell>
          <table:table-cell office:value-type="string">
            <text:p>24487</text:p>
          </table:table-cell>
          <table:table-cell office:value-type="string">
            <text:p>Vila Chuc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Maria Tereza de Andrade, 2a travessa a direita, no.14, Si?tio Represa</text:p>
          </table:table-cell>
          <table:table-cell office:value-type="string">
            <text:p>12136</text:p>
          </table:table-cell>
          <table:table-cell office:value-type="string">
            <text:p>Associacao Beneficente Cantinho da Terceira Idade  - 1AA?�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guel Ribas, 249 - Jardim Ipanema</text:p>
          </table:table-cell>
          <table:table-cell office:value-type="string">
            <text:p>11195</text:p>
          </table:table-cell>
          <table:table-cell office:value-type="string">
            <text:p>Jardim Ipane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reira de Godoi, 456 - Ipiranga- CEP 04266-060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rcisa Amalia, 73, Limao, Cep 02558-020</text:p>
          </table:table-cell>
          <table:table-cell office:value-type="string">
            <text:p>12109</text:p>
          </table:table-cell>
          <table:table-cell office:value-type="string">
            <text:p>Casarao Brasil i?A?��A?��Associacao LGBTI 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o Castelo Branco, 13 A - Jardim Rincao</text:p>
          </table:table-cell>
          <table:table-cell office:value-type="string">
            <text:p>24516</text:p>
          </table:table-cell>
          <table:table-cell office:value-type="string">
            <text:p>Jardim DonA�A?�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ogueira do cravo, 500 - Jardim Guaruja</text:p>
          </table:table-cell>
          <table:table-cell office:value-type="string">
            <text:p>26537</text:p>
          </table:table-cell>
          <table:table-cell office:value-type="string">
            <text:p>Jardim GaurujA�A?�/ Jardim Sao Bento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Novo Oriente do Piaui?, 160, Vila Silvia, Cangai?ba</text:p>
          </table:table-cell>
          <table:table-cell office:value-type="string">
            <text:p>12124</text:p>
          </table:table-cell>
          <table:table-cell office:value-type="string">
            <text:p>Grupo da Melhor Idade do Jardim Popular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ODILON DANTAS CORTEZ 249,  02324-050</text:p>
          </table:table-cell>
          <table:table-cell office:value-type="string">
            <text:p>27253</text:p>
          </table:table-cell>
          <table:table-cell office:value-type="string">
            <text:p>NOVA PAR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Osvaldo de Souza Pinto nA?�211 A - Morro Doce - Jd Anhanguera 
CEP 05267220 (Igreja Nossa Senhora das Grai?as)</text:p>
          </table:table-cell>
          <table:table-cell office:value-type="string">
            <text:p>14104</text:p>
          </table:table-cell>
          <table:table-cell office:value-type="string">
            <text:p>IPDA - Instituto de Pessoas com DeficiA�A?�ncia do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CanindA�A?�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acio Monroe, 34 - Taipas</text:p>
          </table:table-cell>
          <table:table-cell office:value-type="string">
            <text:p>24493</text:p>
          </table:table-cell>
          <table:table-cell office:value-type="string">
            <text:p>Parque Taipas 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579</text:p>
          </table:table-cell>
          <table:table-cell office:value-type="string">
            <text:p>City Jaragua - Nucle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6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3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4a Etap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-6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lagia Starbulov,320- Pq Grajau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 -               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or do Sol, 20 - Viela M. Jd. Bandeirantes</text:p>
          </table:table-cell>
          <table:table-cell office:value-type="string">
            <text:p>27167</text:p>
          </table:table-cell>
          <table:table-cell office:value-type="string">
            <text:p>Bandeirante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ates, 1101 - Bom Retiro, Sao Paulo</text:p>
          </table:table-cell>
          <table:table-cell office:value-type="string">
            <text:p>12142</text:p>
          </table:table-cell>
          <table:table-cell office:value-type="string">
            <text:p>Pop. Trans de centros de acolhimento (So kit higiene) 1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Sylas Baltazar de Araujo, 220, Vila Arapua</text:p>
          </table:table-cell>
          <table:table-cell office:value-type="string">
            <text:p>21123</text:p>
          </table:table-cell>
          <table:table-cell office:value-type="string">
            <text:p>CDC Parque Fonga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ubens Porta Nova s/n com Rua Quirinino dos Santos -Barra Funda</text:p>
          </table:table-cell>
          <table:table-cell office:value-type="string">
            <text:p>11166</text:p>
          </table:table-cell>
          <table:table-cell office:value-type="string">
            <text:p>Rubens Porta Nova (Favela do Quirin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 Barbosa, NA?� 453</text:p>
          </table:table-cell>
          <table:table-cell office:value-type="string">
            <text:p>23428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Rui Barbosa, NA?� 543 - Bela vista</text:p>
          </table:table-cell>
          <table:table-cell office:value-type="string">
            <text:p>23434</text:p>
          </table:table-cell>
          <table:table-cell office:value-type="string">
            <text:p>Rua Rui Barbosa, NAA?� 543 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nta Davina - Jardim Helena</text:p>
          </table:table-cell>
          <table:table-cell office:value-type="string">
            <text:p>28555</text:p>
          </table:table-cell>
          <table:table-cell office:value-type="string">
            <text:p>Santa Da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o Dias, 12 - CEP 02814-200. Em frente ao ponto final da Lotai?ao 1025 Jardim Carumbe/Petri?nio Portela.</text:p>
          </table:table-cell>
          <table:table-cell office:value-type="string">
            <text:p>23423</text:p>
          </table:table-cell>
          <table:table-cell office:value-type="string">
            <text:p>Ocupacao na Area Verde 07 e Lote 12, Brasilandia B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o Gabriel de Souza Lopes, 195  -             02282-055</text:p>
          </table:table-cell>
          <table:table-cell office:value-type="string">
            <text:p>27557</text:p>
          </table:table-cell>
          <table:table-cell office:value-type="string">
            <text:p>Favela dos Doz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Jose do Divino NA?� 65
(liderani?a: Andressa dos Santos/ Marcelo Junior Menezes do Nascimento )</text:p>
          </table:table-cell>
          <table:table-cell office:value-type="string">
            <text:p>11180</text:p>
          </table:table-cell>
          <table:table-cell office:value-type="string">
            <text:p>Tanque  Ita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Jose do Divino NA?� 65
(liderani?a: Andressa dos Santos/ Marcelo Junior Menezes do Nascimento)</text:p>
          </table:table-cell>
          <table:table-cell office:value-type="string">
            <text:p>11181</text:p>
          </table:table-cell>
          <table:table-cell office:value-type="string">
            <text:p>Favela ItA�A?�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Miguel dos milagres 01 A jd paulistano</text:p>
          </table:table-cell>
          <table:table-cell office:value-type="string">
            <text:p>27608</text:p>
          </table:table-cell>
          <table:table-cell office:value-type="string">
            <text:p>Jardim das Ped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bastiao Sarmento Mena, 58</text:p>
          </table:table-cell>
          <table:table-cell office:value-type="string">
            <text:p>27576</text:p>
          </table:table-cell>
          <table:table-cell office:value-type="string">
            <text:p>Marist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rra de Capivarui?u, 274 -</text:p>
          </table:table-cell>
          <table:table-cell office:value-type="string">
            <text:p>26487</text:p>
          </table:table-cell>
          <table:table-cell office:value-type="string">
            <text:p>Jardim Elb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cao Feira Kantuta                          1AA?�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io Cassiano, 171</text:p>
          </table:table-cell>
          <table:table-cell office:value-type="string">
            <text:p>24492</text:p>
          </table:table-cell>
          <table:table-cell office:value-type="string">
            <text:p>Vista Alegr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ol, 125 cid satelite/jd santa barbara</text:p>
          </table:table-cell>
          <table:table-cell office:value-type="string">
            <text:p>24511</text:p>
          </table:table-cell>
          <table:table-cell office:value-type="string">
            <text:p>Jardim Vila Carr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enente Miguel Delia, 96 - Vila Rosaria</text:p>
          </table:table-cell>
          <table:table-cell office:value-type="string">
            <text:p>14178</text:p>
          </table:table-cell>
          <table:table-cell office:value-type="string">
            <text:p>ILPI Sa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rezine, 113, Jardim Ideal, GRAJAU      04846-680  -</text:p>
          </table:table-cell>
          <table:table-cell office:value-type="string">
            <text:p>27575</text:p>
          </table:table-cell>
          <table:table-cell office:value-type="string">
            <text:p>JARDIM IDEAL -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rra Brasileira, 265 - Cidade Antonio Estevao de Carvalho</text:p>
          </table:table-cell>
          <table:table-cell office:value-type="string">
            <text:p>12105</text:p>
          </table:table-cell>
          <table:table-cell office:value-type="string">
            <text:p>Associacao Beneficente Esporte, Cultura e Lazer Nosso Sonho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cao Nova Projeto EducaA�A?�a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Uruguaiana 109</text:p>
          </table:table-cell>
          <table:table-cell office:value-type="string">
            <text:p>27599</text:p>
          </table:table-cell>
          <table:table-cell office:value-type="string">
            <text:p>rua Uruguaiana 10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�A?�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�A?�ndia-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�A?�ndi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nte um de abril 448</text:p>
          </table:table-cell>
          <table:table-cell office:value-type="string">
            <text:p>27591</text:p>
          </table:table-cell>
          <table:table-cell office:value-type="string">
            <text:p>rua vinte um de abril 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sc. de Parnai?ba, 1316 - Mooca,</text:p>
          </table:table-cell>
          <table:table-cell office:value-type="string">
            <text:p>12123</text:p>
          </table:table-cell>
          <table:table-cell office:value-type="string">
            <text:p>Presenca da America Latina-PAL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yoshimara minamoto 656</text:p>
          </table:table-cell>
          <table:table-cell office:value-type="string">
            <text:p>27580</text:p>
          </table:table-cell>
          <table:table-cell office:value-type="string">
            <text:p>PRO MORAR SAO LU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. Cardomomo da Terra, 208</text:p>
          </table:table-cell>
          <table:table-cell office:value-type="string">
            <text:p>11191</text:p>
          </table:table-cell>
          <table:table-cell office:value-type="string">
            <text:p>ChA�A?�cara do Me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nida cachoeira de Paulo Afonso, 25, Cidade Tiradentes, 08473 240</text:p>
          </table:table-cell>
          <table:table-cell office:value-type="string">
            <text:p>29507</text:p>
          </table:table-cell>
          <table:table-cell office:value-type="string">
            <text:p>Amazonas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pascoal Rossi, 5</text:p>
          </table:table-cell>
          <table:table-cell office:value-type="string">
            <text:p>24515</text:p>
          </table:table-cell>
          <table:table-cell office:value-type="string">
            <text:p>Barro Branc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Viela Lui?s Figueira s/n. Final da rua Joao Aires, Jd Bandeirantes</text:p>
          </table:table-cell>
          <table:table-cell office:value-type="string">
            <text:p>27578</text:p>
          </table:table-cell>
          <table:table-cell office:value-type="string">
            <text:p>Conquista - Estr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l. Campestre</text:p>
          </table:table-cell>
          <table:table-cell office:value-type="string">
            <text:p>11070</text:p>
          </table:table-cell>
          <table:table-cell office:value-type="string">
            <text:p>Rene Fernand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arapiranga, 3658,  04911-005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8563</text:p>
          </table:table-cell>
          <table:table-cell office:value-type="string">
            <text:p>Leonidas Mor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Leonardo da Vinci, 2650 Vila Guarani - CEP 4313-002</text:p>
          </table:table-cell>
          <table:table-cell office:value-type="string">
            <text:p>14138</text:p>
          </table:table-cell>
          <table:table-cell office:value-type="string">
            <text:p>ASSOCIACA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 5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8</text:p>
          </table:table-cell>
          <table:table-cell office:value-type="string">
            <text:p>Parque Cavalo Bran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2</text:p>
          </table:table-cell>
          <table:table-cell office:value-type="string">
            <text:p>Jardim Cal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3</text:p>
          </table:table-cell>
          <table:table-cell office:value-type="string">
            <text:p>Buraco do Sap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2a 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9</text:p>
          </table:table-cell>
          <table:table-cell office:value-type="string">
            <text:p>Casas da Coha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7</text:p>
          </table:table-cell>
          <table:table-cell office:value-type="string">
            <text:p>Pantan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8</text:p>
          </table:table-cell>
          <table:table-cell office:value-type="string">
            <text:p>Jardim Zai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A?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Alcides De Campos, 115</text:p>
          </table:table-cell>
          <table:table-cell office:value-type="string">
            <text:p>11126</text:p>
          </table:table-cell>
          <table:table-cell office:value-type="string">
            <text:p>Cond. PA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454</text:p>
          </table:table-cell>
          <table:table-cell office:value-type="string">
            <text:p>11119</text:p>
          </table:table-cell>
          <table:table-cell office:value-type="string">
            <text:p>Le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lvador Dali, 55</text:p>
          </table:table-cell>
          <table:table-cell office:value-type="string">
            <text:p>11120</text:p>
          </table:table-cell>
          <table:table-cell office:value-type="string">
            <text:p>Avi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lvorada Do Porto, 54</text:p>
          </table:table-cell>
          <table:table-cell office:value-type="string">
            <text:p>24498</text:p>
          </table:table-cell>
          <table:table-cell office:value-type="string">
            <text:p>Jardim Noronha Porto Ve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64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arao De Suassuna, 65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95</text:p>
          </table:table-cell>
          <table:table-cell office:value-type="string">
            <text:p>Capao Redo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Jangadas, 125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, 601</text:p>
          </table:table-cell>
          <table:table-cell office:value-type="string">
            <text:p>12101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lores De Nilo,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Travessa Noz Da Sorte, 212
</text:p>
          </table:table-cell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Praca Centenario, 43</text:p>
          </table:table-cell>
          <table:table-cell office:value-type="string">
            <text:p>12120</text:p>
          </table:table-cell>
          <table:table-cell office:value-type="string">
            <text:p>Populacao Lgbti  Centr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Carlos Decort, 220</text:p>
          </table:table-cell>
          <table:table-cell office:value-type="string">
            <text:p>12126</text:p>
          </table:table-cell>
          <table:table-cell office:value-type="string">
            <text:p>Associacao ComunitA?ria Do Jardim Sao Jorg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axinA?, 284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, 318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Hassegawa, 1198</text:p>
          </table:table-cell>
          <table:table-cell office:value-type="string">
            <text:p>14116</text:p>
          </table:table-cell>
          <table:table-cell office:value-type="string">
            <text:p>Associacao Pro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canga, 300</text:p>
          </table:table-cell>
          <table:table-cell office:value-type="string">
            <text:p>14118</text:p>
          </table:table-cell>
          <table:table-cell office:value-type="string">
            <text:p>Casa Da CrianA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</text:p>
          </table:table-cell>
          <table:table-cell office:value-type="string">
            <text:p>14120</text:p>
          </table:table-cell>
          <table:table-cell office:value-type="string">
            <text:p>Instituto �severino Fabriani� Para CrianA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vA?dio Lopes, 253</text:p>
          </table:table-cell>
          <table:table-cell office:value-type="string">
            <text:p>30459</text:p>
          </table:table-cell>
          <table:table-cell office:value-type="string">
            <text:p>Centro De PromoA?ao Humana Lar Vicentino Ermelino Matarazzo</text:p>
          </table:table-cell>
          <table:table-cell office:value-type="string">
            <text:p>Gabi</text:p>
          </table:table-cell>
        </table:table-row>
        <table:table-row>
          <table:table-cell office:value-type="string">
            <text:p>Rua Haddock Lobo, 1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Prestes Maia, 241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, 1620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</text:p>
          </table:table-cell>
          <table:table-cell office:value-type="string">
            <text:p>14122</text:p>
          </table:table-cell>
          <table:table-cell office:value-type="string">
            <text:p>Instituto Canto De Luz 
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0</text:p>
          </table:table-cell>
          <table:table-cell office:value-type="string">
            <text:p>Morro Do Pel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1</text:p>
          </table:table-cell>
          <table:table-cell office:value-type="string">
            <text:p>Haiti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2</text:p>
          </table:table-cell>
          <table:table-cell office:value-type="string">
            <text:p>Presidente Wilson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3</text:p>
          </table:table-cell>
          <table:table-cell office:value-type="string">
            <text:p>Ilha Das Cobra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4</text:p>
          </table:table-cell>
          <table:table-cell office:value-type="string">
            <text:p>Viela Santa Terezinh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5</text:p>
          </table:table-cell>
          <table:table-cell office:value-type="string">
            <text:p>Rua Porto Seguro 6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6</text:p>
          </table:table-cell>
          <table:table-cell office:value-type="string">
            <text:p>Avenida Lins De Vasconcelos N� 269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7</text:p>
          </table:table-cell>
          <table:table-cell office:value-type="string">
            <text:p>Rua Francisco JosA? De Azevedo NA?mer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8</text:p>
          </table:table-cell>
          <table:table-cell office:value-type="string">
            <text:p>Largo Nossa Senhora Da Conceicao 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9</text:p>
          </table:table-cell>
          <table:table-cell office:value-type="string">
            <text:p>Rua Jose Kauer 13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0</text:p>
          </table:table-cell>
          <table:table-cell office:value-type="string">
            <text:p>Rua Do Hipodrom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1</text:p>
          </table:table-cell>
          <table:table-cell office:value-type="string">
            <text:p>Rua Brigadeiro Machado 41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2</text:p>
          </table:table-cell>
          <table:table-cell office:value-type="string">
            <text:p>Rua Vinte De Abril 8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3</text:p>
          </table:table-cell>
          <table:table-cell office:value-type="string">
            <text:p>Rua Coimbra 4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4</text:p>
          </table:table-cell>
          <table:table-cell office:value-type="string">
            <text:p>Rua Marques De Abrantes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5</text:p>
          </table:table-cell>
          <table:table-cell office:value-type="string">
            <text:p>Rua Sao Leopoldo 49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6</text:p>
          </table:table-cell>
          <table:table-cell office:value-type="string">
            <text:p>Avenida Celso Garcia 11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7</text:p>
          </table:table-cell>
          <table:table-cell office:value-type="string">
            <text:p>Rua Catumbi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8</text:p>
          </table:table-cell>
          <table:table-cell office:value-type="string">
            <text:p>Rua Arnaldo Cintra 2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9</text:p>
          </table:table-cell>
          <table:table-cell office:value-type="string">
            <text:p>Av Celso Garcia 15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0</text:p>
          </table:table-cell>
          <table:table-cell office:value-type="string">
            <text:p>Rua Valdemar Doria 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1</text:p>
          </table:table-cell>
          <table:table-cell office:value-type="string">
            <text:p>Rua Nelso Cru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echal Marques Porto, 76</text:p>
          </table:table-cell>
          <table:table-cell office:value-type="string">
            <text:p>27482</text:p>
          </table:table-cell>
          <table:table-cell office:value-type="string">
            <text:p>Rua Marechal Marques Porto 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</text:p>
          </table:table-cell>
          <table:table-cell office:value-type="string">
            <text:p>26483</text:p>
          </table:table-cell>
          <table:table-cell office:value-type="string">
            <text:p>B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Georgina Mongruel, 49</text:p>
          </table:table-cell>
          <table:table-cell office:value-type="string">
            <text:p>26484</text:p>
          </table:table-cell>
          <table:table-cell office:value-type="string">
            <text:p>Vila Sao Joa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5</text:p>
          </table:table-cell>
          <table:table-cell office:value-type="string">
            <text:p>Jd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a De Medeiros, 1287</text:p>
          </table:table-cell>
          <table:table-cell office:value-type="string">
            <text:p>26486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Leonardo De Oliveira, 159</text:p>
          </table:table-cell>
          <table:table-cell office:value-type="string">
            <text:p>26487</text:p>
          </table:table-cell>
          <table:table-cell office:value-type="string">
            <text:p>Jardim Sapopem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erra De CapivaraA?u, 274</text:p>
          </table:table-cell>
          <table:table-cell office:value-type="string">
            <text:p>26488</text:p>
          </table:table-cell>
          <table:table-cell office:value-type="string">
            <text:p>Jardim El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o Rasconi, 69</text:p>
          </table:table-cell>
          <table:table-cell office:value-type="string">
            <text:p>26489</text:p>
          </table:table-cell>
          <table:table-cell office:value-type="string">
            <text:p>Conjunto Jose BonifA?ci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0</text:p>
          </table:table-cell>
          <table:table-cell office:value-type="string">
            <text:p>Rua Dr Benedito Estavam 7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1</text:p>
          </table:table-cell>
          <table:table-cell office:value-type="string">
            <text:p>Rua VigA?rio Joao Alvares 7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lacete Das A?guias, 753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</text:p>
          </table:table-cell>
          <table:table-cell office:value-type="string">
            <text:p>14124</text:p>
          </table:table-cell>
          <table:table-cell office:value-type="string">
            <text:p>Instituto JA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</text:p>
          </table:table-cell>
          <table:table-cell office:value-type="string">
            <text:p>14130</text:p>
          </table:table-cell>
          <table:table-cell office:value-type="string">
            <text:p>Larzinho Das IrmA?s - Lar Da Divina Miserico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o Estado, 300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Joao Paulo Da Silva, 48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</text:p>
          </table:table-cell>
          <table:table-cell office:value-type="string">
            <text:p>15102</text:p>
          </table:table-cell>
          <table:table-cell office:value-type="string">
            <text:p>Coopercaps - Paraiso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noel Guilherme Dos Reis, 483</text:p>
          </table:table-cell>
          <table:table-cell office:value-type="string">
            <text:p>21107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Avenida Paranagua, 1633</text:p>
          </table:table-cell>
          <table:table-cell office:value-type="string">
            <text:p>21100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Manoel De Souza Azevedo, 48</text:p>
          </table:table-cell>
          <table:table-cell office:value-type="string">
            <text:p>21103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aldomero Carqueja, 214</text:p>
          </table:table-cell>
          <table:table-cell office:value-type="string">
            <text:p>21106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ento Barroso Pererira, 2</text:p>
          </table:table-cell>
          <table:table-cell office:value-type="string">
            <text:p>21105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Periguari, 31</text:p>
          </table:table-cell>
          <table:table-cell office:value-type="string">
            <text:p>21102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Travessa Cambaratiba, 5</text:p>
          </table:table-cell>
          <table:table-cell office:value-type="string">
            <text:p>21104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Vicente Franco Toletino, 45</text:p>
          </table:table-cell>
          <table:table-cell office:value-type="string">
            <text:p>21101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Amaro Alves Rosario 3313</text:p>
          </table:table-cell>
          <table:table-cell office:value-type="string">
            <text:p>28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uzambinho 221</text:p>
          </table:table-cell>
          <table:table-cell office:value-type="string">
            <text:p>281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dreas Clamear 38</text:p>
          </table:table-cell>
          <table:table-cell office:value-type="string">
            <text:p>281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ires Do Rio 3185</text:p>
          </table:table-cell>
          <table:table-cell office:value-type="string">
            <text:p>281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Rodriges Montemor</text:p>
          </table:table-cell>
          <table:table-cell office:value-type="string">
            <text:p>281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2131</text:p>
          </table:table-cell>
          <table:table-cell office:value-type="string">
            <text:p>281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Guarapiranga 3658</text:p>
          </table:table-cell>
          <table:table-cell office:value-type="string">
            <text:p>2811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noel Guilherme Reis 491</text:p>
          </table:table-cell>
          <table:table-cell office:value-type="string">
            <text:p>261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ssa De Sao Joaquim</text:p>
          </table:table-cell>
          <table:table-cell office:value-type="string">
            <text:p>261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100</text:p>
          </table:table-cell>
          <table:table-cell office:value-type="string">
            <text:p>2612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Delhi, 333</text:p>
          </table:table-cell>
          <table:table-cell office:value-type="string">
            <text:p>261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quianes 109</text:p>
          </table:table-cell>
          <table:table-cell office:value-type="string">
            <text:p>261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6775</text:p>
          </table:table-cell>
          <table:table-cell office:value-type="string">
            <text:p>2613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Bourroul 120</text:p>
          </table:table-cell>
          <table:table-cell office:value-type="string">
            <text:p>261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7440</text:p>
          </table:table-cell>
          <table:table-cell office:value-type="string">
            <text:p>261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tor Urban 52</text:p>
          </table:table-cell>
          <table:table-cell office:value-type="string">
            <text:p>261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 Dos Limas, 08</text:p>
          </table:table-cell>
          <table:table-cell office:value-type="string">
            <text:p>2613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Dante Costa</text:p>
          </table:table-cell>
          <table:table-cell office:value-type="string">
            <text:p>2613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ssa Sra De Nazare 51</text:p>
          </table:table-cell>
          <table:table-cell office:value-type="string">
            <text:p>2614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Ferreira De Freitas 55</text:p>
          </table:table-cell>
          <table:table-cell office:value-type="string">
            <text:p>2614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Rio Dos Touros, Sn, Cohab Raposo Tavares</text:p>
          </table:table-cell>
          <table:table-cell office:value-type="string">
            <text:p>2614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80</text:p>
          </table:table-cell>
          <table:table-cell office:value-type="string">
            <text:p>261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Paulista 900</text:p>
          </table:table-cell>
          <table:table-cell office:value-type="string">
            <text:p>2614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tinda 1434</text:p>
          </table:table-cell>
          <table:table-cell office:value-type="string">
            <text:p>2615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nercy Rocha 1502</text:p>
          </table:table-cell>
          <table:table-cell office:value-type="string">
            <text:p>2615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ena Forte Mendes 30</text:p>
          </table:table-cell>
          <table:table-cell office:value-type="string">
            <text:p>261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lha Da Vitoria 88 Jardim Da Paz</text:p>
          </table:table-cell>
          <table:table-cell office:value-type="string">
            <text:p>2615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lameda Eduardo Prado 276</text:p>
          </table:table-cell>
          <table:table-cell office:value-type="string">
            <text:p>271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Castro Lima Filho</text:p>
          </table:table-cell>
          <table:table-cell office:value-type="string">
            <text:p>271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reira Viana 1b</text:p>
          </table:table-cell>
          <table:table-cell office:value-type="string">
            <text:p>2721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apmor Pero De Gois 28</text:p>
          </table:table-cell>
          <table:table-cell office:value-type="string">
            <text:p>271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enha</text:p>
          </table:table-cell>
          <table:table-cell office:value-type="string">
            <text:p>271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Das Tres Marias 16</text:p>
          </table:table-cell>
          <table:table-cell office:value-type="string">
            <text:p>271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ida Carlos De Campos 233</text:p>
          </table:table-cell>
          <table:table-cell office:value-type="string">
            <text:p>271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Arentino 900</text:p>
          </table:table-cell>
          <table:table-cell office:value-type="string">
            <text:p>271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elia Cordelli Cardenuto 40</text:p>
          </table:table-cell>
          <table:table-cell office:value-type="string">
            <text:p>271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Pinto Zili, Sao Paulo</text:p>
          </table:table-cell>
          <table:table-cell office:value-type="string">
            <text:p>271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Canal Do Cocaia 4400</text:p>
          </table:table-cell>
          <table:table-cell office:value-type="string">
            <text:p>271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Jardim Das Taboas Palmas Sao Paulo</text:p>
          </table:table-cell>
          <table:table-cell office:value-type="string">
            <text:p>271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rque Residencial Cocaia</text:p>
          </table:table-cell>
          <table:table-cell office:value-type="string">
            <text:p>271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Engenheiro Armando Arruda Pereira 5275</text:p>
          </table:table-cell>
          <table:table-cell office:value-type="string">
            <text:p>271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essora Nicia De Paula</text:p>
          </table:table-cell>
          <table:table-cell office:value-type="string">
            <text:p>272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ugustin Luberti 1053</text:p>
          </table:table-cell>
          <table:table-cell office:value-type="string">
            <text:p>2721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minopolis</text:p>
          </table:table-cell>
          <table:table-cell office:value-type="string">
            <text:p>272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aquaracu De Minas</text:p>
          </table:table-cell>
          <table:table-cell office:value-type="string">
            <text:p>272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e Sao Bartolomeu</text:p>
          </table:table-cell>
          <table:table-cell office:value-type="string">
            <text:p>2721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Do Oratorio 6556</text:p>
          </table:table-cell>
          <table:table-cell office:value-type="string">
            <text:p>272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morial De Aires</text:p>
          </table:table-cell>
          <table:table-cell office:value-type="string">
            <text:p>272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rof Hermogenes De Freitas Leitao Filho 3213</text:p>
          </table:table-cell>
          <table:table-cell office:value-type="string">
            <text:p>272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Jovina 11</text:p>
          </table:table-cell>
          <table:table-cell office:value-type="string">
            <text:p>272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elina Linhares</text:p>
          </table:table-cell>
          <table:table-cell office:value-type="string">
            <text:p>272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alto Fernandes</text:p>
          </table:table-cell>
          <table:table-cell office:value-type="string">
            <text:p>272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rrastao</text:p>
          </table:table-cell>
          <table:table-cell office:value-type="string">
            <text:p>2723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el Euclides Machado</text:p>
          </table:table-cell>
          <table:table-cell office:value-type="string">
            <text:p>2724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Antunes Maciel 301</text:p>
          </table:table-cell>
          <table:table-cell office:value-type="string">
            <text:p>272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7 De Abril 176</text:p>
          </table:table-cell>
          <table:table-cell office:value-type="string">
            <text:p>272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exandre Gusmao, 572</text:p>
          </table:table-cell>
          <table:table-cell office:value-type="string">
            <text:p>2726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Nestor Pereira 169</text:p>
          </table:table-cell>
          <table:table-cell office:value-type="string">
            <text:p>272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ubens Luccats 240</text:p>
          </table:table-cell>
          <table:table-cell office:value-type="string">
            <text:p>272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cos Arruda, 203</text:p>
          </table:table-cell>
          <table:table-cell office:value-type="string">
            <text:p>272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etos 153</text:p>
          </table:table-cell>
          <table:table-cell office:value-type="string">
            <text:p>272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zario De Souza 39</text:p>
          </table:table-cell>
          <table:table-cell office:value-type="string">
            <text:p>272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sario De Souza 29</text:p>
          </table:table-cell>
          <table:table-cell office:value-type="string">
            <text:p>272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Ubaldino 145</text:p>
          </table:table-cell>
          <table:table-cell office:value-type="string">
            <text:p>272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esser 1602</text:p>
          </table:table-cell>
          <table:table-cell office:value-type="string">
            <text:p>272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jor Marcelino 344</text:p>
          </table:table-cell>
          <table:table-cell office:value-type="string">
            <text:p>272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ueno De Andrade 208</text:p>
          </table:table-cell>
          <table:table-cell office:value-type="string">
            <text:p>2728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Tiradentes 1346</text:p>
          </table:table-cell>
          <table:table-cell office:value-type="string">
            <text:p>272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tariri 29</text:p>
          </table:table-cell>
          <table:table-cell office:value-type="string">
            <text:p>2728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tor Airosa 184</text:p>
          </table:table-cell>
          <table:table-cell office:value-type="string">
            <text:p>272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Rodrigo De Barros 339</text:p>
          </table:table-cell>
          <table:table-cell office:value-type="string">
            <text:p>272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licerio 533</text:p>
          </table:table-cell>
          <table:table-cell office:value-type="string">
            <text:p>272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inimbu 13</text:p>
          </table:table-cell>
          <table:table-cell office:value-type="string">
            <text:p>272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eixeira Leite 467</text:p>
          </table:table-cell>
          <table:table-cell office:value-type="string">
            <text:p>272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781</text:p>
          </table:table-cell>
          <table:table-cell office:value-type="string">
            <text:p>272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Paulo</text:p>
          </table:table-cell>
          <table:table-cell office:value-type="string">
            <text:p>272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oluntarios Da Patria 349</text:p>
          </table:table-cell>
          <table:table-cell office:value-type="string">
            <text:p>272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Quatinga 41</text:p>
          </table:table-cell>
          <table:table-cell office:value-type="string">
            <text:p>272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nino Do Engenho 269</text:p>
          </table:table-cell>
          <table:table-cell office:value-type="string">
            <text:p>273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 7142</text:p>
          </table:table-cell>
          <table:table-cell office:value-type="string">
            <text:p>273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ustodia De Sa e Faria</text:p>
          </table:table-cell>
          <table:table-cell office:value-type="string">
            <text:p>273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Henrique Da Silva 550</text:p>
          </table:table-cell>
          <table:table-cell office:value-type="string">
            <text:p>273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vanni Da Conegliano</text:p>
          </table:table-cell>
          <table:table-cell office:value-type="string">
            <text:p>273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Vila Ema</text:p>
          </table:table-cell>
          <table:table-cell office:value-type="string">
            <text:p>273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Brigadeiro Luiz Antonio 1625</text:p>
          </table:table-cell>
          <table:table-cell office:value-type="string">
            <text:p>233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396</text:p>
          </table:table-cell>
          <table:table-cell office:value-type="string">
            <text:p>2334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611605</text:p>
          </table:table-cell>
          <table:table-cell office:value-type="string">
            <text:p>233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52</text:p>
          </table:table-cell>
          <table:table-cell office:value-type="string">
            <text:p>233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6100</text:p>
          </table:table-cell>
          <table:table-cell office:value-type="string">
            <text:p>243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lamecy</text:p>
          </table:table-cell>
          <table:table-cell office:value-type="string">
            <text:p>2436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Jose De Matos 386</text:p>
          </table:table-cell>
          <table:table-cell office:value-type="string">
            <text:p>243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varo De Carvalho 427</text:p>
          </table:table-cell>
          <table:table-cell office:value-type="string">
            <text:p>243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io Branco 47</text:p>
          </table:table-cell>
          <table:table-cell office:value-type="string">
            <text:p>2236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Bonifacio 137</text:p>
          </table:table-cell>
          <table:table-cell office:value-type="string">
            <text:p>223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oluntarios Da Patria 663</text:p>
          </table:table-cell>
          <table:table-cell office:value-type="string">
            <text:p>2436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njamim Constant</text:p>
          </table:table-cell>
          <table:table-cell office:value-type="string">
            <text:p>223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zzini 11</text:p>
          </table:table-cell>
          <table:table-cell office:value-type="string">
            <text:p>243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as Melo 20</text:p>
          </table:table-cell>
          <table:table-cell office:value-type="string">
            <text:p>243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klin Magalhaes 10</text:p>
          </table:table-cell>
          <table:table-cell office:value-type="string">
            <text:p>223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181182</text:p>
          </table:table-cell>
          <table:table-cell office:value-type="string">
            <text:p>243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342</text:p>
          </table:table-cell>
          <table:table-cell office:value-type="string">
            <text:p>243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Domingos 247</text:p>
          </table:table-cell>
          <table:table-cell office:value-type="string">
            <text:p>243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386</text:p>
          </table:table-cell>
          <table:table-cell office:value-type="string">
            <text:p>243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131</text:p>
          </table:table-cell>
          <table:table-cell office:value-type="string">
            <text:p>243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ntos Dias 12</text:p>
          </table:table-cell>
          <table:table-cell office:value-type="string">
            <text:p>233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regorio Pomar 213</text:p>
          </table:table-cell>
          <table:table-cell office:value-type="string">
            <text:p>233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Jose, 311</text:p>
          </table:table-cell>
          <table:table-cell office:value-type="string">
            <text:p>243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uis Do Couto, 132</text:p>
          </table:table-cell>
          <table:table-cell office:value-type="string">
            <text:p>253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prigio Da Silva, 59</text:p>
          </table:table-cell>
          <table:table-cell office:value-type="string">
            <text:p>233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rge Bekesy 07</text:p>
          </table:table-cell>
          <table:table-cell office:value-type="string">
            <text:p>233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na Felicia  01</text:p>
          </table:table-cell>
          <table:table-cell office:value-type="string">
            <text:p>233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or De Indio  102</text:p>
          </table:table-cell>
          <table:table-cell office:value-type="string">
            <text:p>243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Um - Jardim Sao Luis</text:p>
          </table:table-cell>
          <table:table-cell office:value-type="string">
            <text:p>281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mato Sobrinho 828</text:p>
          </table:table-cell>
          <table:table-cell office:value-type="string">
            <text:p>272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cisco Nunes Rodrigues 152</text:p>
          </table:table-cell>
          <table:table-cell office:value-type="string">
            <text:p>243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Francisco 81</text:p>
          </table:table-cell>
          <table:table-cell office:value-type="string">
            <text:p>272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365</text:p>
          </table:table-cell>
          <table:table-cell office:value-type="string">
            <text:p>2728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Fernando Figueiredo Lins, 1600</text:p>
          </table:table-cell>
          <table:table-cell office:value-type="string">
            <text:p>253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576</text:p>
          </table:table-cell>
          <table:table-cell office:value-type="string">
            <text:p>2334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ivan I</text:p>
          </table:table-cell>
          <table:table-cell office:value-type="string">
            <text:p>272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Sebastiao Afonso</text:p>
          </table:table-cell>
          <table:table-cell office:value-type="string">
            <text:p>2727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ssagem Ii</text:p>
          </table:table-cell>
          <table:table-cell office:value-type="string">
            <text:p>2725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ebastiao Sarmento Mena, 58, Jd. Maristela</text:p>
          </table:table-cell>
          <table:table-cell office:value-type="string">
            <text:p>281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a Trindade 41 Casa 6</text:p>
          </table:table-cell>
          <table:table-cell office:value-type="string">
            <text:p>223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Franco Tolentino,45</text:p>
          </table:table-cell>
          <table:table-cell office:value-type="string">
            <text:p>2339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, 7142</text:p>
          </table:table-cell>
          <table:table-cell office:value-type="string">
            <text:p>233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Saturnino Pereira,2200 - Conj. Hab.santa Hetelvina I</text:p>
          </table:table-cell>
          <table:table-cell office:value-type="string">
            <text:p>2339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tlantico Meridional,82</text:p>
          </table:table-cell>
          <table:table-cell office:value-type="string">
            <text:p>2339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urelio Neves, 01</text:p>
          </table:table-cell>
          <table:table-cell office:value-type="string">
            <text:p>2339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Elza Guimaraes, 276</text:p>
          </table:table-cell>
          <table:table-cell office:value-type="string">
            <text:p>234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Joao Da Paia, 88</text:p>
          </table:table-cell>
          <table:table-cell office:value-type="string">
            <text:p>234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abaxi, 618</text:p>
          </table:table-cell>
          <table:table-cell office:value-type="string">
            <text:p>234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Edmundo Abreu,359</text:p>
          </table:table-cell>
          <table:table-cell office:value-type="string">
            <text:p>234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Henrique Farias,524</text:p>
          </table:table-cell>
          <table:table-cell office:value-type="string">
            <text:p>2340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eira Neto, 456a</text:p>
          </table:table-cell>
          <table:table-cell office:value-type="string">
            <text:p>234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ubixaba</text:p>
          </table:table-cell>
          <table:table-cell office:value-type="string">
            <text:p>234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hassegawa, 2020</text:p>
          </table:table-cell>
          <table:table-cell office:value-type="string">
            <text:p>2340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Suburbano Coracao, 53</text:p>
          </table:table-cell>
          <table:table-cell office:value-type="string">
            <text:p>2340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bares,59</text:p>
          </table:table-cell>
          <table:table-cell office:value-type="string">
            <text:p>234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gelandia,16</text:p>
          </table:table-cell>
          <table:table-cell office:value-type="string">
            <text:p>234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. Parada Pinto,1770</text:p>
          </table:table-cell>
          <table:table-cell office:value-type="string">
            <text:p>233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Guaicuri I</text:p>
          </table:table-cell>
          <table:table-cell office:value-type="string">
            <text:p>11092</text:p>
          </table:table-cell>
          <table:table-cell office:value-type="string">
            <text:p>Guaicuri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nta Amelia</text:p>
          </table:table-cell>
          <table:table-cell office:value-type="string">
            <text:p>11098</text:p>
          </table:table-cell>
          <table:table-cell office:value-type="string">
            <text:p>Santa Amel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to Da Alegria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gua Podre</text:p>
          </table:table-cell>
          <table:table-cell office:value-type="string">
            <text:p>11102</text:p>
          </table:table-cell>
          <table:table-cell office:value-type="string">
            <text:p>Agua Pod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que Do Gato</text:p>
          </table:table-cell>
          <table:table-cell office:value-type="string">
            <text:p>11005</text:p>
          </table:table-cell>
          <table:table-cell office:value-type="string">
            <text:p>Parque Do Ga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eal Parque</text:p>
          </table:table-cell>
          <table:table-cell office:value-type="string">
            <text:p>11081</text:p>
          </table:table-cell>
          <table:table-cell office:value-type="string">
            <text:p>Real Parqu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oulevard Da Paz</text:p>
          </table:table-cell>
          <table:table-cell office:value-type="string">
            <text:p>11084</text:p>
          </table:table-cell>
          <table:table-cell office:value-type="string">
            <text:p>Boulevard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Zaki Narchi</text:p>
          </table:table-cell>
          <table:table-cell office:value-type="string">
            <text:p>11027</text:p>
          </table:table-cell>
          <table:table-cell office:value-type="string">
            <text:p>Zaki Narch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cademia Terreno A</text:p>
          </table:table-cell>
          <table:table-cell office:value-type="string">
            <text:p>11028</text:p>
          </table:table-cell>
          <table:table-cell office:value-type="string">
            <text:p>Academia Terreno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ouza Dantas</text:p>
          </table:table-cell>
          <table:table-cell office:value-type="string">
            <text:p>11057</text:p>
          </table:table-cell>
          <table:table-cell office:value-type="string">
            <text:p>Souza Dan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aquaritiba</text:p>
          </table:table-cell>
          <table:table-cell office:value-type="string">
            <text:p>11058</text:p>
          </table:table-cell>
          <table:table-cell office:value-type="string">
            <text:p>Taquariti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Henrique Mindlin</text:p>
          </table:table-cell>
          <table:table-cell office:value-type="string">
            <text:p>11051</text:p>
          </table:table-cell>
          <table:table-cell office:value-type="string">
            <text:p>Henrique Mindli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Guian Corruiras</text:p>
          </table:table-cell>
          <table:table-cell office:value-type="string">
            <text:p>11050</text:p>
          </table:table-cell>
          <table:table-cell office:value-type="string">
            <text:p>Guian Corru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Imigrantes</text:p>
          </table:table-cell>
          <table:table-cell office:value-type="string">
            <text:p>11052</text:p>
          </table:table-cell>
          <table:table-cell office:value-type="string">
            <text:p>Imig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aguai</text:p>
          </table:table-cell>
          <table:table-cell office:value-type="string">
            <text:p>11054</text:p>
          </table:table-cell>
          <table:table-cell office:value-type="string">
            <text:p>Paragua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onte Da Fonte Sao Bento</text:p>
          </table:table-cell>
          <table:table-cell office:value-type="string">
            <text:p>11055</text:p>
          </table:table-cell>
          <table:table-cell office:value-type="string">
            <text:p>Ponte Da Fonte Sao Be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abilonia</text:p>
          </table:table-cell>
          <table:table-cell office:value-type="string">
            <text:p>11048</text:p>
          </table:table-cell>
          <table:table-cell office:value-type="string">
            <text:p>Babilon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ba</text:p>
          </table:table-cell>
          <table:table-cell office:value-type="string">
            <text:p>11045</text:p>
          </table:table-cell>
          <table:table-cell office:value-type="string">
            <text:p>A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fira Iv</text:p>
          </table:table-cell>
          <table:table-cell office:value-type="string">
            <text:p>11040</text:p>
          </table:table-cell>
          <table:table-cell office:value-type="string">
            <text:p>Safira Iv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rco Verde</text:p>
          </table:table-cell>
          <table:table-cell office:value-type="string">
            <text:p>11047</text:p>
          </table:table-cell>
          <table:table-cell office:value-type="string">
            <text:p>Arco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ity Jaragua</text:p>
          </table:table-cell>
          <table:table-cell office:value-type="string">
            <text:p>11011</text:p>
          </table:table-cell>
          <table:table-cell office:value-type="string">
            <text:p>City Jaragu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la Da Paz</text:p>
          </table:table-cell>
          <table:table-cell office:value-type="string">
            <text:p>11104</text:p>
          </table:table-cell>
          <table:table-cell office:value-type="string">
            <text:p>Vi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pe</text:p>
          </table:table-cell>
          <table:table-cell office:value-type="string">
            <text:p>11103</text:p>
          </table:table-cell>
          <table:table-cell office:value-type="string">
            <text:p>Sap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Lidiane</text:p>
          </table:table-cell>
          <table:table-cell office:value-type="string">
            <text:p>11017</text:p>
          </table:table-cell>
          <table:table-cell office:value-type="string">
            <text:p>Lidia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tna</text:p>
          </table:table-cell>
          <table:table-cell office:value-type="string">
            <text:p>11059</text:p>
          </table:table-cell>
          <table:table-cell office:value-type="string">
            <text:p>Viet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ocinha Paulistana</text:p>
          </table:table-cell>
          <table:table-cell office:value-type="string">
            <text:p>11056</text:p>
          </table:table-cell>
          <table:table-cell office:value-type="string">
            <text:p>Rocinha Paulista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Muzambinho</text:p>
          </table:table-cell>
          <table:table-cell office:value-type="string">
            <text:p>11053</text:p>
          </table:table-cell>
          <table:table-cell office:value-type="string">
            <text:p>Muzamb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mericanopolis</text:p>
          </table:table-cell>
          <table:table-cell office:value-type="string">
            <text:p>11046</text:p>
          </table:table-cell>
          <table:table-cell office:value-type="string">
            <text:p>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iloes Apura</text:p>
          </table:table-cell>
          <table:table-cell office:value-type="string">
            <text:p>11097</text:p>
          </table:table-cell>
          <table:table-cell office:value-type="string">
            <text:p>Piloes Apu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varenga Ii</text:p>
          </table:table-cell>
          <table:table-cell office:value-type="string">
            <text:p>11090</text:p>
          </table:table-cell>
          <table:table-cell office:value-type="string">
            <text:p>Alvareng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la Nova Galvao Ii</text:p>
          </table:table-cell>
          <table:table-cell office:value-type="string">
            <text:p>11008</text:p>
          </table:table-cell>
          <table:table-cell office:value-type="string">
            <text:p>Vila Nova Galv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</text:p>
          </table:table-cell>
          <table:table-cell office:value-type="string">
            <text:p>1210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Itaqui, 513</text:p>
          </table:table-cell>
          <table:table-cell office:value-type="string">
            <text:p>1210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Terra Brasileira, 265</text:p>
          </table:table-cell>
          <table:table-cell office:value-type="string">
            <text:p>1210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Gen. Olimpio Da Silveira, 427</text:p>
          </table:table-cell>
          <table:table-cell office:value-type="string">
            <text:p>1210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lameda Nothmann, 485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Mendonca e Vasconcelos, 690</text:p>
          </table:table-cell>
          <table:table-cell office:value-type="string">
            <text:p>1210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Farajala Namur, 54</text:p>
          </table:table-cell>
          <table:table-cell office:value-type="string">
            <text:p>12110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Jose Dias Da Costa</text:p>
          </table:table-cell>
          <table:table-cell office:value-type="string">
            <text:p>1211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</text:p>
          </table:table-cell>
          <table:table-cell office:value-type="string">
            <text:p>1211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Barra Do Sirinhaen, 289</text:p>
          </table:table-cell>
          <table:table-cell office:value-type="string">
            <text:p>1211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Travessa Aurelio Linhares, 113</text:p>
          </table:table-cell>
          <table:table-cell office:value-type="string">
            <text:p>1211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r. Mario De Campos, 191</text:p>
          </table:table-cell>
          <table:table-cell office:value-type="string">
            <text:p>1211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Olga Bernardes</text:p>
          </table:table-cell>
          <table:table-cell office:value-type="string">
            <text:p>1211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Bras Da Rocha Cardoso</text:p>
          </table:table-cell>
          <table:table-cell office:value-type="string">
            <text:p>1211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Itu, 673</text:p>
          </table:table-cell>
          <table:table-cell office:value-type="string">
            <text:p>1212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Nordestina, 496</text:p>
          </table:table-cell>
          <table:table-cell office:value-type="string">
            <text:p>1212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Visc. De Parnaiba, 1316</text:p>
          </table:table-cell>
          <table:table-cell office:value-type="string">
            <text:p>1212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Novo Oriente Do Piaui, 160</text:p>
          </table:table-cell>
          <table:table-cell office:value-type="string">
            <text:p>1212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Roland Garros, 1065</text:p>
          </table:table-cell>
          <table:table-cell office:value-type="string">
            <text:p>1212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ricanduv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Paranagua, 1492-ermelino Matarazzo</text:p>
          </table:table-cell>
          <table:table-cell/>
          <table:table-cell office:value-type="string">
            <text:p>Cras - Ermelino Matarazz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ranaiba, 22</text:p>
          </table:table-cell>
          <table:table-cell/>
          <table:table-cell office:value-type="string">
            <text:p>Cras - Guaianas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ruz Do Espirito Santo, 1142 C</text:p>
          </table:table-cell>
          <table:table-cell/>
          <table:table-cell office:value-type="string">
            <text:p>Cras - Lajea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. Joao Nery, 58 - Itaim Paulista</text:p>
          </table:table-cell>
          <table:table-cell/>
          <table:table-cell office:value-type="string">
            <text:p>Cras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ca, 341</text:p>
          </table:table-cell>
          <table:table-cell/>
          <table:table-cell office:value-type="string">
            <text:p>Cras - Vila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Miller, 347</text:p>
          </table:table-cell>
          <table:table-cell/>
          <table:table-cell office:value-type="string">
            <text:p>Cras -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ascer Do Sol, 529</text:p>
          </table:table-cell>
          <table:table-cell/>
          <table:table-cell office:value-type="string">
            <text:p>Cras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maria Luiza Americano, 2681</text:p>
          </table:table-cell>
          <table:table-cell/>
          <table:table-cell office:value-type="string">
            <text:p>Cras - Cidade Lide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ontoura Xavier, 695</text:p>
          </table:table-cell>
          <table:table-cell/>
          <table:table-cell office:value-type="string">
            <text:p>Cras -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Sertorio, 175, Tatuape</text:p>
          </table:table-cell>
          <table:table-cell/>
          <table:table-cell office:value-type="string">
            <text:p>Cras -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Jacobs, 788 - Vila Santa Tereza</text:p>
          </table:table-cell>
          <table:table-cell/>
          <table:table-cell office:value-type="string">
            <text:p>Cras - Artur Alv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Rodovalho Jr, 676, Penha</text:p>
          </table:table-cell>
          <table:table-cell/>
          <table:table-cell office:value-type="string">
            <text:p>Cras - Pe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orge Barros, 88/92. Jd. Roseli</text:p>
          </table:table-cell>
          <table:table-cell/>
          <table:table-cell office:value-type="string">
            <text:p>Cras - Iguatem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lisio Ferreira, 519</text:p>
          </table:table-cell>
          <table:table-cell/>
          <table:table-cell office:value-type="string">
            <text:p>Cras - Sao Mate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Jose Guilherme Eiras, 182, Sao Miguel Pta.</text:p>
          </table:table-cell>
          <table:table-cell/>
          <table:table-cell office:value-type="string">
            <text:p>Cras -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padre Damiao, 102</text:p>
          </table:table-cell>
          <table:table-cell/>
          <table:table-cell office:value-type="string">
            <text:p>Cras - Vila Prudente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enedito Jacinto Mendes, 54, Jd. Grimaldi.</text:p>
          </table:table-cell>
          <table:table-cell/>
          <table:table-cell office:value-type="string">
            <text:p>Cras - Vila Prudente /sapopem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tista Crespo, 321, Jd. Pirajussara.</text:p>
          </table:table-cell>
          <table:table-cell/>
          <table:table-cell office:value-type="string">
            <text:p>Cras -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oberto Sampaio Ferreira, 233</text:p>
          </table:table-cell>
          <table:table-cell/>
          <table:table-cell office:value-type="string">
            <text:p>Cras - Capa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oao P. De Oliveira, 26, Jardim Morumbi</text:p>
          </table:table-cell>
          <table:table-cell/>
          <table:table-cell office:value-type="string">
            <text:p>Cras -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nterlagos, 5.980 - Interlagos</text:p>
          </table:table-cell>
          <table:table-cell/>
          <table:table-cell office:value-type="string">
            <text:p>Cras - Capela Do Socor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so, 333</text:p>
          </table:table-cell>
          <table:table-cell/>
          <table:table-cell office:value-type="string">
            <text:p>Cras - Graja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upece, 2278</text:p>
          </table:table-cell>
          <table:table-cell/>
          <table:table-cell office:value-type="string">
            <text:p>Cras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o Alvarenga, 3657</text:p>
          </table:table-cell>
          <table:table-cell/>
          <table:table-cell office:value-type="string">
            <text:p>Cras - Pedrei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upece, 5699</text:p>
          </table:table-cell>
          <table:table-cell/>
          <table:table-cell office:value-type="string">
            <text:p>Cras - Cidade Ademar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chim, 290 - Vila Vera</text:p>
          </table:table-cell>
          <table:table-cell/>
          <table:table-cell office:value-type="string">
            <text:p>Cras -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s Jornalistas, 48, Cidade Vargas</text:p>
          </table:table-cell>
          <table:table-cell/>
          <table:table-cell office:value-type="string">
            <text:p>Cras - Jabaqua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anuel Vieira Sarmento, 26</text:p>
          </table:table-cell>
          <table:table-cell/>
          <table:table-cell office:value-type="string">
            <text:p>Cras - M'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z Baldinato, n 150</text:p>
          </table:table-cell>
          <table:table-cell/>
          <table:table-cell office:value-type="string">
            <text:p>Cras -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noel Camisa Nova, 100</text:p>
          </table:table-cell>
          <table:table-cell/>
          <table:table-cell office:value-type="string">
            <text:p>Cras - Jardim Sa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Klein Do Nascimento, 100 - Parelheiros</text:p>
          </table:table-cell>
          <table:table-cell/>
          <table:table-cell office:value-type="string">
            <text:p>Cras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ilva, 68</text:p>
          </table:table-cell>
          <table:table-cell/>
          <table:table-cell office:value-type="string">
            <text:p>Cras-marsilac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/>
          <table:table-cell office:value-type="string">
            <text:p>Cras -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-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mirim, 4328, V. Nova Cachoeirinha.</text:p>
          </table:table-cell>
          <table:table-cell/>
          <table:table-cell office:value-type="string">
            <text:p>Cras -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. Caetano Alvares, 3054, Casa Verde</text:p>
          </table:table-cell>
          <table:table-cell/>
          <table:table-cell office:value-type="string">
            <text:p>Cras -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apira, 2145, Jacana</text:p>
          </table:table-cell>
          <table:table-cell/>
          <table:table-cell office:value-type="string">
            <text:p>Cras - Jac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Mario Pernambuco, 43, Vila Mazzei</text:p>
          </table:table-cell>
          <table:table-cell/>
          <table:table-cell office:value-type="string">
            <text:p>Cras - Trememb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aio Gracco, 421</text:p>
          </table:table-cell>
          <table:table-cell/>
          <table:table-cell office:value-type="string">
            <text:p>Cras -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 Voluntarios Da Patria, 4649, Mandaqui.</text:p>
          </table:table-cell>
          <table:table-cell/>
          <table:table-cell office:value-type="string">
            <text:p>Cras -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stavo Adolfo, n 2202-vila Medeiros</text:p>
          </table:table-cell>
          <table:table-cell/>
          <table:table-cell office:value-type="string">
            <text:p>Cras - Vila Med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unta Mizumoto, 591</text:p>
          </table:table-cell>
          <table:table-cell/>
          <table:table-cell office:value-type="string">
            <text:p>Cras -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Santo Angelo, 147</text:p>
          </table:table-cell>
          <table:table-cell/>
          <table:table-cell office:value-type="string">
            <text:p>Cras - Brasilandi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3666, J. Elisa Maria</text:p>
          </table:table-cell>
          <table:table-cell/>
          <table:table-cell office:value-type="string">
            <text:p>Cras - Brasilandi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Ibiraiaras, 372, Jd. Vista Alegre.</text:p>
          </table:table-cell>
          <table:table-cell/>
          <table:table-cell office:value-type="string">
            <text:p>Cras - Brasilandi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924, Freguesia Do O</text:p>
          </table:table-cell>
          <table:table-cell/>
          <table:table-cell office:value-type="string">
            <text:p>Cras - Freguesia Do 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Padre Manuel Campello, 40, Perus.</text:p>
          </table:table-cell>
          <table:table-cell/>
          <table:table-cell office:value-type="string">
            <text:p>Cras -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rra Da Forquilha, 300, Pq. Panamericano</text:p>
          </table:table-cell>
          <table:table-cell/>
          <table:table-cell office:value-type="string">
            <text:p>Cras - 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Guerino Giovani Leardini, 290</text:p>
          </table:table-cell>
          <table:table-cell/>
          <table:table-cell office:value-type="string">
            <text:p>Cras -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iradentes, 749, Bom Retiro.</text:p>
          </table:table-cell>
          <table:table-cell/>
          <table:table-cell office:value-type="string">
            <text:p>Cras - S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Caetano Alvares, 3054</text:p>
          </table:table-cell>
          <table:table-cell/>
          <table:table-cell office:value-type="string">
            <text:p>Cras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</text:p>
          </table:table-cell>
          <table:table-cell/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</text:p>
          </table:table-cell>
          <table:table-cell/>
          <table:table-cell office:value-type="string">
            <text:p>Sasf Lajeado /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ca Velha</text:p>
          </table:table-cell>
          <table:table-cell/>
          <table:table-cell office:value-type="string">
            <text:p>Sasf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e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uaicurus, 1000</text:p>
          </table:table-cell>
          <table:table-cell/>
          <table:table-cell office:value-type="string">
            <text:p>Subprefeitura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361</text:p>
          </table:table-cell>
          <table:table-cell/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 Independencia, 564 - Paraisopolis</text:p>
          </table:table-cell>
          <table:table-cell/>
          <table:table-cell office:value-type="string">
            <text:p>Sasf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Heitor Antonio Eiras Garcia, 5985 - Cep 05568-0</text:p>
          </table:table-cell>
          <table:table-cell/>
          <table:table-cell office:value-type="string">
            <text:p>Sasf Rapo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</text:p>
          </table:table-cell>
          <table:table-cell/>
          <table:table-cell office:value-type="string">
            <text:p>Sasf Iii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aes, 578 - Pque Sao Miguel</text:p>
          </table:table-cell>
          <table:table-cell/>
          <table:table-cell office:value-type="string">
            <text:p>Sasf Grajau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Luis Carlos Berrine, 1877 - Brooklin</text:p>
          </table:table-cell>
          <table:table-cell/>
          <table:table-cell office:value-type="string">
            <text:p>Conj. Res. Jardim Edi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utor Almiro Leal Da Costa, 22 - Jd. Das Oliveiras</text:p>
          </table:table-cell>
          <table:table-cell/>
          <table:table-cell office:value-type="string">
            <text:p>Sasf Ii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ibenhos, 38 - Jardim Varginha</text:p>
          </table:table-cell>
          <table:table-cell/>
          <table:table-cell office:value-type="string">
            <text:p>Sasf Grajau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e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ugusto Avancini, 248 - Jd. S. Jorge Cep 05568-050</text:p>
          </table:table-cell>
          <table:table-cell/>
          <table:table-cell office:value-type="string">
            <text:p>Cca Nosso L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Nascer Do Sol, 529</text:p>
          </table:table-cell>
          <table:table-cell/>
          <table:table-cell office:value-type="string">
            <text:p>Cras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motor Gabriel Nettuzzi Peres, 81</text:p>
          </table:table-cell>
          <table:table-cell/>
          <table:table-cell office:value-type="string">
            <text:p>Centro Pop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</text:p>
          </table:table-cell>
          <table:table-cell/>
          <table:table-cell office:value-type="string">
            <text:p>Sasf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rifeu De Azevedo Marques, 3596 - Cep: 05340-000</text:p>
          </table:table-cell>
          <table:table-cell/>
          <table:table-cell office:value-type="string">
            <text:p>Supervisao De Saude Do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arechal Tito, 3012</text:p>
          </table:table-cell>
          <table:table-cell/>
          <table:table-cell office:value-type="string">
            <text:p>Subprefeitura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Otacilio Tomanik, 155 - Rio Pequeno</text:p>
          </table:table-cell>
          <table:table-cell/>
          <table:table-cell office:value-type="string">
            <text:p>Nci Sao Patri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 17 Cidade Ipava</text:p>
          </table:table-cell>
          <table:table-cell/>
          <table:table-cell office:value-type="string">
            <text:p>Sasf 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Yervant Kissajikian,</text:p>
          </table:table-cell>
          <table:table-cell/>
          <table:table-cell office:value-type="string">
            <text:p>Subprefeitura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mendador Santana, 1932 Jardim Sao Jose</text:p>
          </table:table-cell>
          <table:table-cell/>
          <table:table-cell office:value-type="string">
            <text:p>Sasf Iv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Oratorio, 172 - Vila Prudente</text:p>
          </table:table-cell>
          <table:table-cell/>
          <table:table-cell office:value-type="string">
            <text:p>Subprefeitura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Francisco Tranchesi, 483 Pq Do Carmo</text:p>
          </table:table-cell>
          <table:table-cell/>
          <table:table-cell office:value-type="string">
            <text:p>Sasf Parque Do Carm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Paes De Barros, 3345</text:p>
          </table:table-cell>
          <table:table-cell/>
          <table:table-cell office:value-type="string">
            <text:p>Cre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a, 1740</text:p>
          </table:table-cell>
          <table:table-cell/>
          <table:table-cell office:value-type="string">
            <text:p>Sasf Guaianases /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Ministro Laudo Ferreira De Camargo, 230</text:p>
          </table:table-cell>
          <table:table-cell/>
          <table:table-cell office:value-type="string">
            <text:p>Cre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Floriano Peixoto, 54</text:p>
          </table:table-cell>
          <table:table-cell/>
          <table:table-cell office:value-type="string">
            <text:p>Subprefeitura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</text:p>
          </table:table-cell>
          <table:table-cell/>
          <table:table-cell office:value-type="string">
            <text:p>Sasf Ubunt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onio,371 /conjunto Promorar Rio Claro - Sao Ma</text:p>
          </table:table-cell>
          <table:table-cell/>
          <table:table-cell office:value-type="string">
            <text:p>Sasf Sa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enio Wanderley, 160 - Fazenda Da Juta</text:p>
          </table:table-cell>
          <table:table-cell/>
          <table:table-cell office:value-type="string">
            <text:p>Sasf Sapopemba Iii (jut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</text:p>
          </table:table-cell>
          <table:table-cell/>
          <table:table-cell office:value-type="string">
            <text:p>Sasf Autonom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irio Da Paz, 1616 - Jd. Sinha</text:p>
          </table:table-cell>
          <table:table-cell/>
          <table:table-cell office:value-type="string">
            <text:p>Sasf Sapopemba Ii (jd Sinh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, 549</text:p>
          </table:table-cell>
          <table:table-cell/>
          <table:table-cell office:value-type="string">
            <text:p>Subprefeitura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Cj Jose Bonifacio</text:p>
          </table:table-cell>
          <table:table-cell/>
          <table:table-cell office:value-type="string">
            <text:p>Sasf Jose Bonif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ea Appiani, 182 - Parque Regina</text:p>
          </table:table-cell>
          <table:table-cell/>
          <table:table-cell office:value-type="string">
            <text:p>Sasf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sio Da Silveira Machado, 441 - Jd. Robru</text:p>
          </table:table-cell>
          <table:table-cell/>
          <table:table-cell office:value-type="string">
            <text:p>Sasf Casa Da Fami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ebraio Filho, 53 - Pque Das Arvores</text:p>
          </table:table-cell>
          <table:table-cell/>
          <table:table-cell office:value-type="string">
            <text:p>Sasf Cidade Dutr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calves Da Silva, 196 X</text:p>
          </table:table-cell>
          <table:table-cell/>
          <table:table-cell office:value-type="string">
            <text:p>Sasf Cidade Dutr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disia, 01 - Vila Progresso</text:p>
          </table:table-cell>
          <table:table-cell/>
          <table:table-cell office:value-type="string">
            <text:p>Cca Vila Progres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no</text:p>
          </table:table-cell>
          <table:table-cell/>
          <table:table-cell office:value-type="string">
            <text:p>Sasf Jardim Helen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nco Das Palmas, 361</text:p>
          </table:table-cell>
          <table:table-cell/>
          <table:table-cell office:value-type="string">
            <text:p>Centro Pop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Calera, 8-a - Vila Santa Ines</text:p>
          </table:table-cell>
          <table:table-cell/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nedito Brandao, 06 C Uniao De Vila Nova</text:p>
          </table:table-cell>
          <table:table-cell/>
          <table:table-cell office:value-type="string">
            <text:p>Cca Nova Unia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 Jardim Peri</text:p>
          </table:table-cell>
          <table:table-cell/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</text:p>
          </table:table-cell>
          <table:table-cell/>
          <table:table-cell office:value-type="string">
            <text:p>Sasf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Itaquera</text:p>
          </table:table-cell>
          <table:table-cell/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</text:p>
          </table:table-cell>
          <table:table-cell/>
          <table:table-cell office:value-type="string">
            <text:p>Sasf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, Parque Santo Antonio</text:p>
          </table:table-cell>
          <table:table-cell/>
          <table:table-cell office:value-type="string">
            <text:p>Sasf Sao Luis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dalberto Dos Santos, 30 Vila Piracicaba</text:p>
          </table:table-cell>
          <table:table-cell/>
          <table:table-cell office:value-type="string">
            <text:p>Nci Legiao Unida Da Sabedo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/>
          <table:table-cell office:value-type="string">
            <text:p>Sasf I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De Azevedo, 79</text:p>
          </table:table-cell>
          <table:table-cell/>
          <table:table-cell office:value-type="string">
            <text:p>Sasf Cam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que Residencial Cocaia</text:p>
          </table:table-cell>
          <table:table-cell/>
          <table:table-cell office:value-type="string">
            <text:p>Sasf Grajau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</text:p>
          </table:table-cell>
          <table:table-cell/>
          <table:table-cell office:value-type="string">
            <text:p>Sasf Sa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mos Comenius, 1109 - Jd. Sao Bernardo</text:p>
          </table:table-cell>
          <table:table-cell/>
          <table:table-cell office:value-type="string">
            <text:p>Sasf Grajau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ria Homem De Montes, 26</text:p>
          </table:table-cell>
          <table:table-cell/>
          <table:table-cell office:value-type="string">
            <text:p>Sasf Ii 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Pereira Cardoso, 183 - Sao Miguel</text:p>
          </table:table-cell>
          <table:table-cell/>
          <table:table-cell office:value-type="string">
            <text:p>Npj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ndolfo De Andrade, 200 - Parque Maria Helena</text:p>
          </table:table-cell>
          <table:table-cell/>
          <table:table-cell office:value-type="string">
            <text:p>Creas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ino Coutinho, 444</text:p>
          </table:table-cell>
          <table:table-cell/>
          <table:table-cell office:value-type="string">
            <text:p>Subprefeitura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s Carneiro, 193</text:p>
          </table:table-cell>
          <table:table-cell/>
          <table:table-cell office:value-type="string">
            <text:p>Subprefeitura Pirituba/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N 284 Jardim Angela</text:p>
          </table:table-cell>
          <table:table-cell/>
          <table:table-cell office:value-type="string">
            <text:p>Sasf I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 215 - Jardim Vera Cruz</text:p>
          </table:table-cell>
          <table:table-cell/>
          <table:table-cell office:value-type="string">
            <text:p>Sasf 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ossa Senhora Do Bom Conselho, 59</text:p>
          </table:table-cell>
          <table:table-cell/>
          <table:table-cell office:value-type="string">
            <text:p>Subprefeitura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onio De Franco, 22</text:p>
          </table:table-cell>
          <table:table-cell/>
          <table:table-cell office:value-type="string">
            <text:p>Sasf Sao Luis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linas De Mossoro, 197 Vila Itaim</text:p>
          </table:table-cell>
          <table:table-cell/>
          <table:table-cell office:value-type="string">
            <text:p>Cca Vila Ita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o Francisco Do Humaita, 107 - Pque Tiete</text:p>
          </table:table-cell>
          <table:table-cell/>
          <table:table-cell office:value-type="string">
            <text:p>Sasf Jardim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ao Luis</text:p>
          </table:table-cell>
          <table:table-cell/>
          <table:table-cell office:value-type="string">
            <text:p>Sasf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Jardim Helena</text:p>
          </table:table-cell>
          <table:table-cell/>
          <table:table-cell office:value-type="string">
            <text:p>Sasf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, Jd. Zilda</text:p>
          </table:table-cell>
          <table:table-cell/>
          <table:table-cell office:value-type="string">
            <text:p>Sasf Grajau 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Junta Mizumoto, 591 - Jardim Peri-peri</text:p>
          </table:table-cell>
          <table:table-cell/>
          <table:table-cell office:value-type="string">
            <text:p>Cr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mirim, 4328 - Imirim</text:p>
          </table:table-cell>
          <table:table-cell/>
          <table:table-cell office:value-type="string">
            <text:p>Cras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 104 - Pinheiros</text:p>
          </table:table-cell>
          <table:table-cell/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</text:p>
          </table:table-cell>
          <table:table-cell/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Padre Damiao, 102 - Vila Prudente</text:p>
          </table:table-cell>
          <table:table-cell/>
          <table:table-cell office:value-type="string">
            <text:p>Cr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Eunice Bechara De Oliveira 860 - Vila Fazzeon</text:p>
          </table:table-cell>
          <table:table-cell/>
          <table:table-cell office:value-type="string">
            <text:p>Sasf Capao Redondo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mingos Elias De Almeida 161 - Pq. Residencial Bandeira</text:p>
          </table:table-cell>
          <table:table-cell/>
          <table:table-cell office:value-type="string">
            <text:p>Sasf Capao Redondo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1143</text:p>
          </table:table-cell>
          <table:table-cell office:value-type="string">
            <text:p>ESPANHA - PARQUE DOS BUFALOS - COND AVILA (LOTE 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5</text:p>
          </table:table-cell>
          <table:table-cell office:value-type="string">
            <text:p>ESPANHA - PARQUE DOS BUFALOS - COND IBIZA (LOTE 5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6</text:p>
          </table:table-cell>
          <table:table-cell office:value-type="string">
            <text:p>ESPANHA - PARQUE DOS BUFALOS - COND SALAMANCA (LOTE 13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1</text:p>
          </table:table-cell>
          <table:table-cell office:value-type="string">
            <text:p>ESPANHA - PARQUE DOS BUFALOS - COND VALENCIA (LOTE 1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8</text:p>
          </table:table-cell>
          <table:table-cell office:value-type="string">
            <text:p>ESPANHA - PARQUE DOS BUFALOS - COND VALVERDE (LOTE 10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0</text:p>
          </table:table-cell>
          <table:table-cell office:value-type="string">
            <text:p>ESPANHA - PARQUE DOS BUFALOS - COND CEUTA (LOTE 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2</text:p>
          </table:table-cell>
          <table:table-cell office:value-type="string">
            <text:p>ESPANHA - PARQUE DOS BUFALOS - COND LEAO (LOTE 6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7</text:p>
          </table:table-cell>
          <table:table-cell office:value-type="string">
            <text:p>ESPANHA - PARQUE DOS BUFALOS - COND MELILLA (LOTE 8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8</text:p>
          </table:table-cell>
          <table:table-cell office:value-type="string">
            <text:p>ESPANHA - PARQUE DOS BUFALOS - COND PAMPLONA (LOTE 1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9</text:p>
          </table:table-cell>
          <table:table-cell office:value-type="string">
            <text:p>ESPANHA - PARQUE DOS BUFALOS - COND TERUEL (LOTE 9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22</text:p>
          </table:table-cell>
          <table:table-cell office:value-type="string">
            <text:p>PEDRO BRASIL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02</text:p>
          </table:table-cell>
          <table:table-cell office:value-type="string">
            <text:p>Asdrubal do Nasciment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34</text:p>
          </table:table-cell>
          <table:table-cell office:value-type="string">
            <text:p>LAJEADO A B C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4</text:p>
          </table:table-cell>
          <table:table-cell office:value-type="string">
            <text:p>HELIOPOLIS - SABESP 1 - GAIVOT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3</text:p>
          </table:table-cell>
          <table:table-cell office:value-type="string">
            <text:p>Jardim Edite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4</text:p>
          </table:table-cell>
          <table:table-cell office:value-type="string">
            <text:p>Jardim Edite I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5</text:p>
          </table:table-cell>
          <table:table-cell office:value-type="string">
            <text:p>Corruir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86</text:p>
          </table:table-cell>
          <table:table-cell office:value-type="string">
            <text:p>CHi?CARA DO CONDE GLEBA 01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12</text:p>
          </table:table-cell>
          <table:table-cell office:value-type="string">
            <text:p>Jardim Jap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9</text:p>
          </table:table-cell>
          <table:table-cell office:value-type="string">
            <text:p>Boqueir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2</text:p>
          </table:table-cell>
          <table:table-cell office:value-type="string">
            <text:p>Camarazal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7</text:p>
          </table:table-cell>
          <table:table-cell office:value-type="string">
            <text:p>Nova Esperanca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0</text:p>
          </table:table-cell>
          <table:table-cell office:value-type="string">
            <text:p>Eucalipto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3</text:p>
          </table:table-cell>
          <table:table-cell office:value-type="string">
            <text:p>Heli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Estados, 300 - CanindA?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. Joao Paulo da Silva, 48 - Vila da Paz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 - Vila Andrade</text:p>
          </table:table-cell>
          <table:table-cell office:value-type="string">
            <text:p>15102</text:p>
          </table:table-cell>
          <table:table-cell office:value-type="string">
            <text:p>COOPERCAPS - PARAIS??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io Madeira, 167 - Vila da Paz ??? Intelargos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edeiros</text:p>
          </table:table-cell>
          <table:table-cell office:value-type="string">
            <text:p>26482</text:p>
          </table:table-cell>
          <table:table-cell office:value-type="string">
            <text:p>B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ina Mongruel, 49 - Jardim Iaguatemir - Saao Mateus</text:p>
          </table:table-cell>
          <table:table-cell office:value-type="string">
            <text:p>26483</text:p>
          </table:table-cell>
          <table:table-cell office:value-type="string">
            <text:p>Vila 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eonardo de Oliveira, 159 - Jardim Sapopemba</text:p>
          </table:table-cell>
          <table:table-cell office:value-type="string">
            <text:p>26486</text:p>
          </table:table-cell>
          <table:table-cell office:value-type="string">
            <text:p>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CapivaraA?u, 274 - Jardim Elba - Sapopemba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o Rasconi, 69 - Conj. JosA? BonifA?cio - Itaquera</text:p>
          </table:table-cell>
          <table:table-cell office:value-type="string">
            <text:p>26488</text:p>
          </table:table-cell>
          <table:table-cell office:value-type="string">
            <text:p>Conjunto Jose BonifA?c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uro Vital, 78</text:p>
          </table:table-cell>
          <table:table-cell office:value-type="string">
            <text:p>26535</text:p>
          </table:table-cell>
          <table:table-cell office:value-type="string">
            <text:p>Cohab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A?u, 622 - Jardim Acarati</text:p>
          </table:table-cell>
          <table:table-cell office:value-type="string">
            <text:p>26536</text:p>
          </table:table-cell>
          <table:table-cell office:value-type="string">
            <text:p>GuaA?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gueira do Cravo, 500 - Jardim GuarujA?</text:p>
          </table:table-cell>
          <table:table-cell office:value-type="string">
            <text:p>26537</text:p>
          </table:table-cell>
          <table:table-cell office:value-type="string">
            <text:p>Jardim GuarujA?/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ao Salomao, 55 - PaissandA?</text:p>
          </table:table-cell>
          <table:table-cell office:value-type="string">
            <text:p>26538</text:p>
          </table:table-cell>
          <table:table-cell office:value-type="string">
            <text:p>Capitao salom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s 390, Jd. Raposo Tavares.SP</text:p>
          </table:table-cell>
          <table:table-cell office:value-type="string">
            <text:p>26539</text:p>
          </table:table-cell>
          <table:table-cell office:value-type="string">
            <text:p>ButantA? ll. Jd Raposo Tavares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ao, 07, Valo Velho- Capao Redondo</text:p>
          </table:table-cell>
          <table:table-cell office:value-type="string">
            <text:p>29548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39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s Dias, 12</text:p>
          </table:table-cell>
          <table:table-cell office:value-type="string">
            <text:p>23392</text:p>
          </table:table-cell>
          <table:table-cell office:value-type="string">
            <text:p>BrasilA?ndia B7 e B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selheiro Moreira de Barros, 3161- Lauzane Paulista</text:p>
          </table:table-cell>
          <table:table-cell office:value-type="string">
            <text:p>23412</text:p>
          </table:table-cell>
          <table:table-cell office:value-type="string">
            <text:p>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rquiteto Vila Nova Artigas 366</text:p>
          </table:table-cell>
          <table:table-cell office:value-type="string">
            <text:p>23414</text:p>
          </table:table-cell>
          <table:table-cell office:value-type="string">
            <text:p>Promorar Teotonio /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Ramiro Sobrinho, 11 - Jardim Imperador</text:p>
          </table:table-cell>
          <table:table-cell office:value-type="string">
            <text:p>23415</text:p>
          </table:table-cell>
          <table:table-cell office:value-type="string">
            <text:p>Assoc.Estado do Amazonas Inhu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omi, 657- Vila Formosa</text:p>
          </table:table-cell>
          <table:table-cell office:value-type="string">
            <text:p>23417</text:p>
          </table:table-cell>
          <table:table-cell office:value-type="string">
            <text:p>Santo Eduar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</text:p>
          </table:table-cell>
          <table:table-cell office:value-type="string">
            <text:p>23418</text:p>
          </table:table-cell>
          <table:table-cell office:value-type="string">
            <text:p>OCUPACAO DA TOR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ubei Takahashi 650</text:p>
          </table:table-cell>
          <table:table-cell office:value-type="string">
            <text:p>23419</text:p>
          </table:table-cell>
          <table:table-cell office:value-type="string">
            <text:p>COMUNIDA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vA?dio Lopes, 253 ??? Ermelino Matarazzo</text:p>
          </table:table-cell>
          <table:table-cell office:value-type="string">
            <text:p>30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a da areia 60, Jd Brasil</text:p>
          </table:table-cell>
          <table:table-cell office:value-type="string">
            <text:p>28541</text:p>
          </table:table-cell>
          <table:table-cell office:value-type="string">
            <text:p>Borace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sar Abadal, 33 - Vila Santista,</text:p>
          </table:table-cell>
          <table:table-cell office:value-type="string">
            <text:p>28542</text:p>
          </table:table-cell>
          <table:table-cell office:value-type="string">
            <text:p>Ceu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Ten. Sotomano, 1209 - Jardim Brasil,</text:p>
          </table:table-cell>
          <table:table-cell office:value-type="string">
            <text:p>28543</text:p>
          </table:table-cell>
          <table:table-cell office:value-type="string">
            <text:p>Vil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strela Azul, 75-B,�08180-200</text:p>
          </table:table-cell>
          <table:table-cell office:value-type="string">
            <text:p>28544</text:p>
          </table:table-cell>
          <table:table-cell office:value-type="string">
            <text:p>Estrela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�Jardim Laura,�08142-235</text:p>
          </table:table-cell>
          <table:table-cell office:value-type="string">
            <text:p>28545</text:p>
          </table:table-cell>
          <table:table-cell office:value-type="string">
            <text:p>Vila La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macho, 287, Sao Miguel Paulista</text:p>
          </table:table-cell>
          <table:table-cell office:value-type="string">
            <text:p>28546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ssiano, 151, Jd. Senice, 08150-540</text:p>
          </table:table-cell>
          <table:table-cell office:value-type="string">
            <text:p>28547</text:p>
          </table:table-cell>
          <table:table-cell office:value-type="string">
            <text:p>Jd.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BASTI??O SARMENTO MENA, 58, JD. MARISTELA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1</text:p>
          </table:table-cell>
          <table:table-cell office:value-type="string">
            <text:p>Morro do P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2</text:p>
          </table:table-cell>
          <table:table-cell office:value-type="string">
            <text:p>Hai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Presidente Wils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Viela Santa Terez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4</text:p>
          </table:table-cell>
          <table:table-cell office:value-type="string">
            <text:p>Ilha das Co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- Jd Sidney</text:p>
          </table:table-cell>
          <table:table-cell office:value-type="string">
            <text:p>24418</text:p>
          </table:table-cell>
          <table:table-cell office:value-type="string">
            <text:p>Vila Mir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 vitoria 88, Perus</text:p>
          </table:table-cell>
          <table:table-cell office:value-type="string">
            <text:p>24419</text:p>
          </table:table-cell>
          <table:table-cell office:value-type="string">
            <text:p>Associacao comunitA?ria habitacional guerreiros da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2</text:p>
          </table:table-cell>
          <table:table-cell office:value-type="string">
            <text:p>Cidade de Abr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3</text:p>
          </table:table-cell>
          <table:table-cell office:value-type="string">
            <text:p>Jardim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4</text:p>
          </table:table-cell>
          <table:table-cell office:value-type="string">
            <text:p>Jardim Carum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5</text:p>
          </table:table-cell>
          <table:table-cell office:value-type="string">
            <text:p>Jardim LA?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6</text:p>
          </table:table-cell>
          <table:table-cell office:value-type="string">
            <text:p>Bom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7</text:p>
          </table:table-cell>
          <table:table-cell office:value-type="string">
            <text:p>Vila Nossa Senhora do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8</text:p>
          </table:table-cell>
          <table:table-cell office:value-type="string">
            <text:p>Vila Jaragu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maica, 42, Chacara Tres Meninas</text:p>
          </table:table-cell>
          <table:table-cell office:value-type="string">
            <text:p>24429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Final da Rua Milton Jansen de Faria</text:p>
          </table:table-cell>
          <table:table-cell office:value-type="string">
            <text:p>24430</text:p>
          </table:table-cell>
          <table:table-cell office:value-type="string">
            <text:p>Nova Un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benning, 19</text:p>
          </table:table-cell>
          <table:table-cell office:value-type="string">
            <text:p>24431</text:p>
          </table:table-cell>
          <table:table-cell office:value-type="string">
            <text:p>Morro da L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</text:p>
          </table:table-cell>
          <table:table-cell office:value-type="string">
            <text:p>24432</text:p>
          </table:table-cell>
          <table:table-cell office:value-type="string">
            <text:p>Jardim Ing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isA?rio Ferreira Lima,12, Jardim Bela Vista</text:p>
          </table:table-cell>
          <table:table-cell office:value-type="string">
            <text:p>24433</text:p>
          </table:table-cell>
          <table:table-cell office:value-type="string">
            <text:p>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s, 38, Jardim Sao Rafael</text:p>
          </table:table-cell>
          <table:table-cell office:value-type="string">
            <text:p>24434</text:p>
          </table:table-cell>
          <table:table-cell office:value-type="string">
            <text:p>Jd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5</text:p>
          </table:table-cell>
          <table:table-cell office:value-type="string">
            <text:p>Dom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49</text:p>
          </table:table-cell>
          <table:table-cell office:value-type="string">
            <text:p>Presidente Jordan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ia Serra das Lages 151 jardim Amalia</text:p>
          </table:table-cell>
          <table:table-cell office:value-type="string">
            <text:p>24455</text:p>
          </table:table-cell>
          <table:table-cell office:value-type="string">
            <text:p>Jd Ama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isteza do Jeca, 108, Jardim Conquista</text:p>
          </table:table-cell>
          <table:table-cell office:value-type="string">
            <text:p>24456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ercy Rocha, altura do 1500</text:p>
          </table:table-cell>
          <table:table-cell office:value-type="string">
            <text:p>24457</text:p>
          </table:table-cell>
          <table:table-cell office:value-type="string">
            <text:p>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astos, 15, Sao Joao</text:p>
          </table:table-cell>
          <table:table-cell office:value-type="string">
            <text:p>24458</text:p>
          </table:table-cell>
          <table:table-cell office:value-type="string">
            <text:p>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ho yoshioka, 104, Jardim da Gloria</text:p>
          </table:table-cell>
          <table:table-cell office:value-type="string">
            <text:p>24459</text:p>
          </table:table-cell>
          <table:table-cell office:value-type="string">
            <text:p>Jardim Novo Horizonte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0</text:p>
          </table:table-cell>
          <table:table-cell office:value-type="string">
            <text:p>LOTEAMENTO PROFILURB P??SSEGO/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??? Jd. Sidney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 ??? Jd. Guanabara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 - Parque Regina</text:p>
          </table:table-cell>
          <table:table-cell office:value-type="string">
            <text:p>24481</text:p>
          </table:table-cell>
          <table:table-cell office:value-type="string">
            <text:p>Favela do Po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Archipenko 251</text:p>
          </table:table-cell>
          <table:table-cell office:value-type="string">
            <text:p>24482</text:p>
          </table:table-cell>
          <table:table-cell office:value-type="string">
            <text:p>Parque Rebou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3</text:p>
          </table:table-cell>
          <table:table-cell office:value-type="string">
            <text:p>Panamericano/ Pq Nacoes Un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Cohab Adventista</text:p>
          </table:table-cell>
          <table:table-cell office:value-type="string">
            <text:p>29500</text:p>
          </table:table-cell>
          <table:table-cell office:value-type="string">
            <text:p>Saf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delar, Cohab Adventista</text:p>
          </table:table-cell>
          <table:table-cell office:value-type="string">
            <text:p>29501</text:p>
          </table:table-cell>
          <table:table-cell office:value-type="string">
            <text:p>Cohab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gard, Jd. Sao Bento</text:p>
          </table:table-cell>
          <table:table-cell office:value-type="string">
            <text:p>29502</text:p>
          </table:table-cell>
          <table:table-cell office:value-type="string">
            <text:p>Comer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ina de Minas, 407, Jd. Tupi</text:p>
          </table:table-cell>
          <table:table-cell office:value-type="string">
            <text:p>29503</text:p>
          </table:table-cell>
          <table:table-cell office:value-type="string">
            <text:p>Tup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Zelaia, Jd. Sao Luis</text:p>
          </table:table-cell>
          <table:table-cell office:value-type="string">
            <text:p>29504</text:p>
          </table:table-cell>
          <table:table-cell office:value-type="string">
            <text:p>Ibirap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Doppler, 870,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Freitas, 35, Republica</text:p>
          </table:table-cell>
          <table:table-cell office:value-type="string">
            <text:p>29506</text:p>
          </table:table-cell>
          <table:table-cell office:value-type="string">
            <text:p>Republ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mpre Viva, n� 01 - Parque das Flores</text:p>
          </table:table-cell>
          <table:table-cell office:value-type="string">
            <text:p>11036</text:p>
          </table:table-cell>
          <table:table-cell office:value-type="string">
            <text:p>Parque das Flores/ Jardim Continent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orro das Pedras, 206</text:p>
          </table:table-cell>
          <table:table-cell office:value-type="string">
            <text:p>11041</text:p>
          </table:table-cell>
          <table:table-cell office:value-type="string">
            <text:p>Sao Francis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lexandre Kipnnis, 18A</text:p>
          </table:table-cell>
          <table:table-cell office:value-type="string">
            <text:p>11095</text:p>
          </table:table-cell>
          <table:table-cell office:value-type="string">
            <text:p>MATA VIRGEM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guari, 250 - Parque Novo Mundo</text:p>
          </table:table-cell>
          <table:table-cell office:value-type="string">
            <text:p>11105</text:p>
          </table:table-cell>
          <table:table-cell office:value-type="string">
            <text:p>DOUGLAS RODRIGU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6</text:p>
          </table:table-cell>
          <table:table-cell office:value-type="string">
            <text:p>JARDIM ARIZ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7</text:p>
          </table:table-cell>
          <table:table-cell office:value-type="string">
            <text:p>JARDIM TANCRE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8</text:p>
          </table:table-cell>
          <table:table-cell office:value-type="string">
            <text:p>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9</text:p>
          </table:table-cell>
          <table:table-cell office:value-type="string">
            <text:p>TERRA PROMETID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Fialho, 83</text:p>
          </table:table-cell>
          <table:table-cell office:value-type="string">
            <text:p>11110</text:p>
          </table:table-cell>
          <table:table-cell office:value-type="string">
            <text:p>CAP??O REDON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mpo das Pitangueiras, 440 - Jardim Sao Nicolau</text:p>
          </table:table-cell>
          <table:table-cell office:value-type="string">
            <text:p>11111</text:p>
          </table:table-cell>
          <table:table-cell office:value-type="string">
            <text:p>EMPREENDIMENTO CAMPO DAS PITANGUE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A?der</text:p>
          </table:table-cell>
          <table:table-cell office:value-type="string">
            <text:p>11112</text:p>
          </table:table-cell>
          <table:table-cell office:value-type="string">
            <text:p>EMPREENDIMENTO SAFIR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20 - Cidade LA?der</text:p>
          </table:table-cell>
          <table:table-cell office:value-type="string">
            <text:p>11113</text:p>
          </table:table-cell>
          <table:table-cell office:value-type="string">
            <text:p>EMPREENDIMENTO SAFIR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A?der</text:p>
          </table:table-cell>
          <table:table-cell office:value-type="string">
            <text:p>11114</text:p>
          </table:table-cell>
          <table:table-cell office:value-type="string">
            <text:p>EMPREENDIMENTO SAFIRA I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ilindo Betio, 242 - Jardim Keralux</text:p>
          </table:table-cell>
          <table:table-cell office:value-type="string">
            <text:p>11115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ispo e Martins, 17</text:p>
          </table:table-cell>
          <table:table-cell office:value-type="string">
            <text:p>11116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� 1078</text:p>
          </table:table-cell>
          <table:table-cell office:value-type="string">
            <text:p>11117</text:p>
          </table:table-cell>
          <table:table-cell office:value-type="string">
            <text:p>JARDIM PARANA?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� 1078</text:p>
          </table:table-cell>
          <table:table-cell office:value-type="string">
            <text:p>11118</text:p>
          </table:table-cell>
          <table:table-cell office:value-type="string">
            <text:p>JARDIM PARANA? (PAI 5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RESIDENCIAL ESPANHA - 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RESIDENCIAL ESPANHA - 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�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lores de Nilo, N�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I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</text:p>
          </table:table-cell>
          <table:table-cell office:value-type="string">
            <text:p>11126</text:p>
          </table:table-cell>
          <table:table-cell office:value-type="string">
            <text:p>CONDOMA?NIO P?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esser 601</text:p>
          </table:table-cell>
          <table:table-cell office:value-type="string">
            <text:p>12127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26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ome Afonso de Moura, 345 - Vila Amelia</text:p>
          </table:table-cell>
          <table:table-cell office:value-type="string">
            <text:p>14101</text:p>
          </table:table-cell>
          <table:table-cell office:value-type="string">
            <text:p>ARCA DO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ao Dias, Km 82</text:p>
          </table:table-cell>
          <table:table-cell office:value-type="string">
            <text:p>14102</text:p>
          </table:table-cell>
          <table:table-cell office:value-type="string">
            <text:p>CASA DE DAVID ??? GUARULH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A?aba, 216</text:p>
          </table:table-cell>
          <table:table-cell office:value-type="string">
            <text:p>14103</text:p>
          </table:table-cell>
          <table:table-cell office:value-type="string">
            <text:p>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JA??AN??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� 855 - Barra Funda</text:p>
          </table:table-cell>
          <table:table-cell office:value-type="string">
            <text:p>14106</text:p>
          </table:table-cell>
          <table:table-cell office:value-type="string">
            <text:p>FIC- CASA ABRIGO FRATERNIDADE IRM?? CL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A?cio Cervantes, 630 ??? Raposo Tavares Km 19 - Parque IpA?</text:p>
          </table:table-cell>
          <table:table-cell office:value-type="string">
            <text:p>14107</text:p>
          </table:table-cell>
          <table:table-cell office:value-type="string">
            <text:p>LAR TERNU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arico Franco Caiubi 1051, JaraguA?</text:p>
          </table:table-cell>
          <table:table-cell office:value-type="string">
            <text:p>14109</text:p>
          </table:table-cell>
          <table:table-cell office:value-type="string">
            <text:p>Projeto CrianA?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A?, 284 - Vila RA?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  318 - 7�andar - Centro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</text:p>
          </table:table-cell>
          <table:table-cell office:value-type="string">
            <text:p>14116</text:p>
          </table:table-cell>
          <table:table-cell office:value-type="string">
            <text:p>ASSOCIACAO PR?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. Vacanga, 300 - Vila Carrao, Sao Paulo - SP, 03433-020</text:p>
          </table:table-cell>
          <table:table-cell office:value-type="string">
            <text:p>14118</text:p>
          </table:table-cell>
          <table:table-cell office:value-type="string">
            <text:p>CASA DA CRIAN?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??? Jd. NazarA?</text:p>
          </table:table-cell>
          <table:table-cell office:value-type="string">
            <text:p>14120</text:p>
          </table:table-cell>
          <table:table-cell office:value-type="string">
            <text:p>INSTITUTO ???SEVERINO FABRIANI??? PARA CRIAN?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Ipiranga</text:p>
          </table:table-cell>
          <table:table-cell office:value-type="string">
            <text:p>14124</text:p>
          </table:table-cell>
          <table:table-cell office:value-type="string">
            <text:p>INSTITUTO J?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.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  TatuapA?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oca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AS - LAR DA DIVINA MISERIC??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 - Mooca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 - Mooca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estes Maia, 241 - RepA?blica,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A?guias, 753, Vila Mascote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79</text:p>
          </table:table-cell>
          <table:table-cell office:value-type="string">
            <text:p>Celso gar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 67</text:p>
          </table:table-cell>
          <table:table-cell office:value-type="string">
            <text:p>27158</text:p>
          </table:table-cell>
          <table:table-cell office:value-type="string">
            <text:p>Cabo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94</text:p>
          </table:table-cell>
          <table:table-cell office:value-type="string">
            <text:p>Vila California / vila Alp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ias da Silva,15 jardim santa EmA?lia /sp</text:p>
          </table:table-cell>
          <table:table-cell office:value-type="string">
            <text:p>27203</text:p>
          </table:table-cell>
          <table:table-cell office:value-type="string">
            <text:p>favela da Ze do Bo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Pereira Cruz 81 Parque Bristol</text:p>
          </table:table-cell>
          <table:table-cell office:value-type="string">
            <text:p>27262</text:p>
          </table:table-cell>
          <table:table-cell office:value-type="string">
            <text:p>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o Paulo, 700</text:p>
          </table:table-cell>
          <table:table-cell office:value-type="string">
            <text:p>27411</text:p>
          </table:table-cell>
          <table:table-cell office:value-type="string">
            <text:p>Jardim Gaivotas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rto Seguro 63</text:p>
          </table:table-cell>
          <table:table-cell office:value-type="string">
            <text:p>27511</text:p>
          </table:table-cell>
          <table:table-cell office:value-type="string">
            <text:p>Rua porto Seguro 6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ngadas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benedito estavam 72</text:p>
          </table:table-cell>
          <table:table-cell office:value-type="string">
            <text:p>27512</text:p>
          </table:table-cell>
          <table:table-cell office:value-type="string">
            <text:p>Rua Dr benedito estavam 7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echal Marques porto 76</text:p>
          </table:table-cell>
          <table:table-cell office:value-type="string">
            <text:p>27530</text:p>
          </table:table-cell>
          <table:table-cell office:value-type="string">
            <text:p>Rua Marechal Marques porto 7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480</text:p>
          </table:table-cell>
          <table:table-cell office:value-type="string">
            <text:p>ULCM_ rua vieira de martins 2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58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6</text:p>
          </table:table-cell>
          <table:table-cell office:value-type="string">
            <text:p>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7</text:p>
          </table:table-cell>
          <table:table-cell office:value-type="string">
            <text:p>Parque Fernand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8</text:p>
          </table:table-cell>
          <table:table-cell office:value-type="string">
            <text:p>Jardim Comercial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9</text:p>
          </table:table-cell>
          <table:table-cell office:value-type="string">
            <text:p>Conjunto habitacional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0</text:p>
          </table:table-cell>
          <table:table-cell office:value-type="string">
            <text:p>Jardim Piracuama !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1</text:p>
          </table:table-cell>
          <table:table-cell office:value-type="string">
            <text:p>Ip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2</text:p>
          </table:table-cell>
          <table:table-cell office:value-type="string">
            <text:p>Jd Umuar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3</text:p>
          </table:table-cell>
          <table:table-cell office:value-type="string">
            <text:p>Jd Catandu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4</text:p>
          </table:table-cell>
          <table:table-cell office:value-type="string">
            <text:p>Jd Pa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5</text:p>
          </table:table-cell>
          <table:table-cell office:value-type="string">
            <text:p>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6</text:p>
          </table:table-cell>
          <table:table-cell office:value-type="string">
            <text:p>Jd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7</text:p>
          </table:table-cell>
          <table:table-cell office:value-type="string">
            <text:p>Jd Faria 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8</text:p>
          </table:table-cell>
          <table:table-cell office:value-type="string">
            <text:p>Jd Maria Virg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0</text:p>
          </table:table-cell>
          <table:table-cell office:value-type="string">
            <text:p>Jardim Presid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1</text:p>
          </table:table-cell>
          <table:table-cell office:value-type="string">
            <text:p>Jardim dos ManacA?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2</text:p>
          </table:table-cell>
          <table:table-cell office:value-type="string">
            <text:p>Parque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3</text:p>
          </table:table-cell>
          <table:table-cell office:value-type="string">
            <text:p>Jardim Asano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4</text:p>
          </table:table-cell>
          <table:table-cell office:value-type="string">
            <text:p>BalneA?rio Novo Sao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1</text:p>
          </table:table-cell>
          <table:table-cell office:value-type="string">
            <text:p>JARDIM MARA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2</text:p>
          </table:table-cell>
          <table:table-cell office:value-type="string">
            <text:p>FRANCISCO MUNHOZ FI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3</text:p>
          </table:table-cell>
          <table:table-cell office:value-type="string">
            <text:p>VILA NOVA YOR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4</text:p>
          </table:table-cell>
          <table:table-cell office:value-type="string">
            <text:p>JARDIM DAS CAMELIAS / VILA TIR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5</text:p>
          </table:table-cell>
          <table:table-cell office:value-type="string">
            <text:p>CIDADE A. E. CARVALHO - GLEBAS 1,2,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6</text:p>
          </table:table-cell>
          <table:table-cell office:value-type="string">
            <text:p>CIDADE SATELITE SANTA BAR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7</text:p>
          </table:table-cell>
          <table:table-cell office:value-type="string">
            <text:p>VILMA FL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8</text:p>
          </table:table-cell>
          <table:table-cell office:value-type="string">
            <text:p>VILA COSMOPOL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9</text:p>
          </table:table-cell>
          <table:table-cell office:value-type="string">
            <text:p>JARDIM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0</text:p>
          </table:table-cell>
          <table:table-cell office:value-type="string">
            <text:p>JARDIM ALTO ALEGRE/SITO 2 CORRE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1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2</text:p>
          </table:table-cell>
          <table:table-cell office:value-type="string">
            <text:p>MORADA DO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3</text:p>
          </table:table-cell>
          <table:table-cell office:value-type="string">
            <text:p>LOTEAMENTO V. CARMOSINA-SE????O COLONIAL LOTES 401/40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4</text:p>
          </table:table-cell>
          <table:table-cell office:value-type="string">
            <text:p>JARDIM NOVA HARMONIA-INVASAO/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5</text:p>
          </table:table-cell>
          <table:table-cell office:value-type="string">
            <text:p>JARDIM NOV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6</text:p>
          </table:table-cell>
          <table:table-cell office:value-type="string">
            <text:p>LUPERCIO DE SOUZA C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7</text:p>
          </table:table-cell>
          <table:table-cell office:value-type="string">
            <text:p>VILA IRACEMA-SEC.COLONIAL-LOTE 41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8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4</text:p>
          </table:table-cell>
          <table:table-cell office:value-type="string">
            <text:p>Arabia/ Conjunto Habitacional Palm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gA?rio joao alvares 77</text:p>
          </table:table-cell>
          <table:table-cell office:value-type="string">
            <text:p>27513</text:p>
          </table:table-cell>
          <table:table-cell office:value-type="string">
            <text:p>rua vigA?rio joao alvares 7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ins de Vasconcelos n269.</text:p>
          </table:table-cell>
          <table:table-cell office:value-type="string">
            <text:p>27514</text:p>
          </table:table-cell>
          <table:table-cell office:value-type="string">
            <text:p>Avenida Lins de Vasconcelos n269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Nossa Senhora da ConceiA?ao  37</text:p>
          </table:table-cell>
          <table:table-cell office:value-type="string">
            <text:p>27516</text:p>
          </table:table-cell>
          <table:table-cell office:value-type="string">
            <text:p>Largo Nossa Senhora da Conceicao  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kauer 138</text:p>
          </table:table-cell>
          <table:table-cell office:value-type="string">
            <text:p>27517</text:p>
          </table:table-cell>
          <table:table-cell office:value-type="string">
            <text:p>Rua jose kauer 13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hipodromo</text:p>
          </table:table-cell>
          <table:table-cell office:value-type="string">
            <text:p>27518</text:p>
          </table:table-cell>
          <table:table-cell office:value-type="string">
            <text:p>Rua do hipodro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machado 416</text:p>
          </table:table-cell>
          <table:table-cell office:value-type="string">
            <text:p>27519</text:p>
          </table:table-cell>
          <table:table-cell office:value-type="string">
            <text:p>Rua Brigadeiro machado 41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nte de abril 837</text:p>
          </table:table-cell>
          <table:table-cell office:value-type="string">
            <text:p>27520</text:p>
          </table:table-cell>
          <table:table-cell office:value-type="string">
            <text:p>rua vinte de abril 8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imbra 413</text:p>
          </table:table-cell>
          <table:table-cell office:value-type="string">
            <text:p>27521</text:p>
          </table:table-cell>
          <table:table-cell office:value-type="string">
            <text:p>rua Coimbra 4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ques de abrantes 58</text:p>
          </table:table-cell>
          <table:table-cell office:value-type="string">
            <text:p>27522</text:p>
          </table:table-cell>
          <table:table-cell office:value-type="string">
            <text:p>rua marques de abrantes 5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Leopoldo 490</text:p>
          </table:table-cell>
          <table:table-cell office:value-type="string">
            <text:p>27523</text:p>
          </table:table-cell>
          <table:table-cell office:value-type="string">
            <text:p>Rua sao Leopoldo 49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1113</text:p>
          </table:table-cell>
          <table:table-cell office:value-type="string">
            <text:p>27523</text:p>
          </table:table-cell>
          <table:table-cell office:value-type="string">
            <text:p>Avenida Celso Garcia 11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umbi 107</text:p>
          </table:table-cell>
          <table:table-cell office:value-type="string">
            <text:p>27525</text:p>
          </table:table-cell>
          <table:table-cell office:value-type="string">
            <text:p>Rua Catumbi 10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cintra 217</text:p>
          </table:table-cell>
          <table:table-cell office:value-type="string">
            <text:p>27526</text:p>
          </table:table-cell>
          <table:table-cell office:value-type="string">
            <text:p>rua arnaldo cintra 21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1510</text:p>
          </table:table-cell>
          <table:table-cell office:value-type="string">
            <text:p>27527</text:p>
          </table:table-cell>
          <table:table-cell office:value-type="string">
            <text:p>AV celso Garcia 15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elso Cruz</text:p>
          </table:table-cell>
          <table:table-cell office:value-type="string">
            <text:p>27529</text:p>
          </table:table-cell>
          <table:table-cell office:value-type="string">
            <text:p>Rua nelso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Augusto Pasqual 22</text:p>
          </table:table-cell>
          <table:table-cell office:value-type="string">
            <text:p>11065</text:p>
          </table:table-cell>
          <table:table-cell office:value-type="string">
            <text:p>OUCAE AREA INDIRETA - Imprensa Colon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lopolis, 72 - casa 02 - Jabaquara</text:p>
          </table:table-cell>
          <table:table-cell office:value-type="string">
            <text:p>11066</text:p>
          </table:table-cell>
          <table:table-cell office:value-type="string">
            <text:p>OUCAE AREA INDIRETA -  Imprensa Nil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io Graco, 421/423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, Tatuape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, Jardim Santa Fe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, Perus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ilac, 471</text:p>
          </table:table-cell>
          <table:table-cell office:value-type="string">
            <text:p>27164</text:p>
          </table:table-cell>
          <table:table-cell office:value-type="string">
            <text:p>Associai?ao de Moradores Anchieta Grajau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497</text:p>
          </table:table-cell>
          <table:table-cell office:value-type="string">
            <text:p>Alto Rivie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r. Mario de Campos, 405 - Americanopolis</text:p>
          </table:table-cell>
          <table:table-cell office:value-type="string">
            <text:p>11061</text:p>
          </table:table-cell>
          <table:table-cell office:value-type="string">
            <text:p>OUCAE AREA INDIRETA -  Cidade de Sant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21 - Jardim Vila Formosa</text:p>
          </table:table-cell>
          <table:table-cell office:value-type="string">
            <text:p>11146</text:p>
          </table:table-cell>
          <table:table-cell office:value-type="string">
            <text:p>FLUORIT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45 - Jardim Vila Fomosa</text:p>
          </table:table-cell>
          <table:table-cell office:value-type="string">
            <text:p>11147</text:p>
          </table:table-cell>
          <table:table-cell office:value-type="string">
            <text:p>FLUORIT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as Machado Lima, 50 - Jd. Piqueroby</text:p>
          </table:table-cell>
          <table:table-cell office:value-type="string">
            <text:p>13104</text:p>
          </table:table-cell>
          <table:table-cell office:value-type="string">
            <text:p>SASF ARICANDUVA - ESPAA?O DA COMUNIDADE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a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Bottoni 15 B perus.</text:p>
          </table:table-cell>
          <table:table-cell office:value-type="string">
            <text:p>27260</text:p>
          </table:table-cell>
          <table:table-cell office:value-type="string">
            <text:p>Per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EMbitiba, Sao Paulo</text:p>
          </table:table-cell>
          <table:table-cell office:value-type="string">
            <text:p>27307</text:p>
          </table:table-cell>
          <table:table-cell office:value-type="string">
            <text:p>tAB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ietro Torri, 125 - Conj. Promorar Rio ClaroSao Paulo - SP, 08395-100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Cambaratiba, 05 (ref. De fretne i? Estai?ao da CPTM) Perus</text:p>
          </table:table-cell>
          <table:table-cell office:value-type="string">
            <text:p>21104</text:p>
          </table:table-cell>
          <table:table-cell office:value-type="string">
            <text:p>Associai?ao Cultural Quilombaque /  Cursinho Uneaf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Vitorio, 77, Vila Prel</text:p>
          </table:table-cell>
          <table:table-cell office:value-type="string">
            <text:p>21106</text:p>
          </table:table-cell>
          <table:table-cell office:value-type="string">
            <text:p>Sarau do Binho / Cia Brava de Teat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 office:value-type="string">
            <text:p>Teatro do Pessoal do faroest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Archi?ngelo Archina, 587 - Cidade Sao Mateus</text:p>
          </table:table-cell>
          <table:table-cell office:value-type="string">
            <text:p>21109</text:p>
          </table:table-cell>
          <table:table-cell office:value-type="string">
            <text:p>Sao Mateus em Moviment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o Cirilo de Alexandria , 37 Jardim Fontalis</text:p>
          </table:table-cell>
          <table:table-cell office:value-type="string">
            <text:p>21110</text:p>
          </table:table-cell>
          <table:table-cell office:value-type="string">
            <text:p>Rede Geracao Solidari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arra da Areia 60 - Jardim Brasil</text:p>
          </table:table-cell>
          <table:table-cell office:value-type="string">
            <text:p>21111</text:p>
          </table:table-cell>
          <table:table-cell office:value-type="string">
            <text:p>Associai?ao Estrela da Manh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endes da Rocha, 1742</text:p>
          </table:table-cell>
          <table:table-cell office:value-type="string">
            <text:p>21112</text:p>
          </table:table-cell>
          <table:table-cell office:value-type="string">
            <text:p>Casa do Meio do Mun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Maria Amalia Lopes de Azevedo, 4180</text:p>
          </table:table-cell>
          <table:table-cell office:value-type="string">
            <text:p>21113</text:p>
          </table:table-cell>
          <table:table-cell office:value-type="string">
            <text:p>Casa Cultural Hip Hop Jai?an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lmeiropolis s/n ( ao lado da EMEF Jd. Monte Belo)</text:p>
          </table:table-cell>
          <table:table-cell office:value-type="string">
            <text:p>21114</text:p>
          </table:table-cell>
          <table:table-cell office:value-type="string">
            <text:p>IPJ - Instituto Paulista de Juventu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ento Barroso Pereira, 2 - Jd Ibirapuera/ Jd Sao Luiz</text:p>
          </table:table-cell>
          <table:table-cell office:value-type="string">
            <text:p>21115</text:p>
          </table:table-cell>
          <table:table-cell office:value-type="string">
            <text:p>Sarau da Coopperifa/Bloco do Beco 2A?� etap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Taquandava, 827, Cidade Ipava</text:p>
          </table:table-cell>
          <table:table-cell office:value-type="string">
            <text:p>21116</text:p>
          </table:table-cell>
          <table:table-cell office:value-type="string">
            <text:p>Ubuntu - Rede de cursinho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icardo Macedo, 208 - Parque Sao Miguel - Grajau</text:p>
          </table:table-cell>
          <table:table-cell office:value-type="string">
            <text:p>21117</text:p>
          </table:table-cell>
          <table:table-cell office:value-type="string">
            <text:p>Girassol SBA/ Rede Paulista de Futebol de Ru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ari Balades Correia, 08 - Jd Miriam</text:p>
          </table:table-cell>
          <table:table-cell office:value-type="string">
            <text:p>21118</text:p>
          </table:table-cell>
          <table:table-cell office:value-type="string">
            <text:p>JAMAC- Jardim Miriam Arte Club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rah Kubitschek, 165-A</text:p>
          </table:table-cell>
          <table:table-cell office:value-type="string">
            <text:p>21119</text:p>
          </table:table-cell>
          <table:table-cell office:value-type="string">
            <text:p>Colmeia Tiradente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Xavier dos Passaros, 39, Jd Rincao, CEP 02991-100</text:p>
          </table:table-cell>
          <table:table-cell office:value-type="string">
            <text:p>24498</text:p>
          </table:table-cell>
          <table:table-cell office:value-type="string">
            <text:p>Jardim Alvin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 Vila Mirante</text:p>
          </table:table-cell>
          <table:table-cell office:value-type="string">
            <text:p>24499</text:p>
          </table:table-cell>
          <table:table-cell office:value-type="string">
            <text:p>Mira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00</text:p>
          </table:table-cell>
          <table:table-cell office:value-type="string">
            <text:p>Jardim Rinc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Antonio Carlos Benjamin, 2764</text:p>
          </table:table-cell>
          <table:table-cell office:value-type="string">
            <text:p>24501</text:p>
          </table:table-cell>
          <table:table-cell office:value-type="string">
            <text:p>Comunidade Vila Uni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Esmeralda Monteiro, 79, Vila Campestre CEP 04332-120</text:p>
          </table:table-cell>
          <table:table-cell office:value-type="string">
            <text:p>11064</text:p>
          </table:table-cell>
          <table:table-cell office:value-type="string">
            <text:p>OUCAE AREA INDIRETA -  Esmeralda Mont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8</text:p>
          </table:table-cell>
          <table:table-cell office:value-type="string">
            <text:p>OCUPACAO MADEIRIT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9</text:p>
          </table:table-cell>
          <table:table-cell office:value-type="string">
            <text:p>Favela Japiai?u/ Favela do Nov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Manoel Bandeira 145, sao paulo</text:p>
          </table:table-cell>
          <table:table-cell office:value-type="string">
            <text:p>11150</text:p>
          </table:table-cell>
          <table:table-cell office:value-type="string">
            <text:p>Favela da L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ibal Augusto Sardinha, 88, Jai?ana</text:p>
          </table:table-cell>
          <table:table-cell office:value-type="string">
            <text:p>13133</text:p>
          </table:table-cell>
          <table:table-cell office:value-type="string">
            <text:p>SASF JAA?AN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e</text:p>
          </table:table-cell>
          <table:table-cell office:value-type="string">
            <text:p>13134</text:p>
          </table:table-cell>
          <table:table-cell office:value-type="string">
            <text:p>SASF TREMEMB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vapes, 1123 - Cambuci - 01519-000</text:p>
          </table:table-cell>
          <table:table-cell office:value-type="string">
            <text:p>14147</text:p>
          </table:table-cell>
          <table:table-cell office:value-type="string">
            <text:p>Instituto AMA - Amigos do Aut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ario, 412- Loja reactor - Bras</text:p>
          </table:table-cell>
          <table:table-cell office:value-type="string">
            <text:p>14149</text:p>
          </table:table-cell>
          <table:table-cell office:value-type="string">
            <text:p>Casa Hunt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?s Elson, 248 B , Anhanguera CEP 05267-160</text:p>
          </table:table-cell>
          <table:table-cell office:value-type="string">
            <text:p>14150</text:p>
          </table:table-cell>
          <table:table-cell office:value-type="string">
            <text:p>Nucleo de Apoio i? Inclusao Social para Pessoas com Deficii?ncia II e III- Criando Asas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Anapurus, 1787 - Moema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i?a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31,</text:p>
          </table:table-cell>
          <table:table-cell office:value-type="string">
            <text:p>11155</text:p>
          </table:table-cell>
          <table:table-cell office:value-type="string">
            <text:p>CORTIACOS - OPERACAO URBANA CENT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guel Rachid, 611 - Vila Paranagua</text:p>
          </table:table-cell>
          <table:table-cell office:value-type="string">
            <text:p>21120</text:p>
          </table:table-cell>
          <table:table-cell office:value-type="string">
            <text:p>CASA POA?TIC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Jose Pereira Crus, 81 - Parque Bristol</text:p>
          </table:table-cell>
          <table:table-cell office:value-type="string">
            <text:p>21121</text:p>
          </table:table-cell>
          <table:table-cell office:value-type="string">
            <text:p>PERIFATIVIDA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e, 438 - Vila Re</text:p>
          </table:table-cell>
          <table:table-cell office:value-type="string">
            <text:p>21122</text:p>
          </table:table-cell>
          <table:table-cell office:value-type="string">
            <text:p>SLAM DA GUILHERMINA / COLETIVO ACAA?A AXA? O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, Bela Vista</text:p>
          </table:table-cell>
          <table:table-cell office:value-type="string">
            <text:p>13154</text:p>
          </table:table-cell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, Bom Retiro</text:p>
          </table:table-cell>
          <table:table-cell office:value-type="string">
            <text:p>13155</text:p>
          </table:table-cell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, Cambuci</text:p>
          </table:table-cell>
          <table:table-cell office:value-type="string">
            <text:p>13156</text:p>
          </table:table-cell>
          <table:table-cell office:value-type="string">
            <text:p>SASF (SAS SA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ao Salomao, 27</text:p>
          </table:table-cell>
          <table:table-cell office:value-type="string">
            <text:p>14133</text:p>
          </table:table-cell>
          <table:table-cell office:value-type="string">
            <text:p>UNADEF - Uniao Nacional de Deficientes Fi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Ce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, 103 Cidade Kemel CEP 08130 380</text:p>
          </table:table-cell>
          <table:table-cell office:value-type="string">
            <text:p>14156</text:p>
          </table:table-cell>
          <table:table-cell office:value-type="string">
            <text:p>ASSOCIACAO COMUNITARIA DOS MORADORES DA CIDADE KEMEL ITAIM PAULISTA E AD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a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 286</text:p>
          </table:table-cell>
          <table:table-cell office:value-type="string">
            <text:p>14158</text:p>
          </table:table-cell>
          <table:table-cell office:value-type="string">
            <text:p>ADEFAV- Centro de Referi?ncia nas areas da Surdocegueira, Deficii?ncia Multipla e Deficii?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</text:p>
          </table:table-cell>
          <table:table-cell office:value-type="string">
            <text:p>14159</text:p>
          </table:table-cell>
          <table:table-cell office:value-type="string">
            <text:p>ILPI - Instituii?ao de Longa Permanencia para Idosos Sa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i?ncio Aires, 793, casa 3, Vila Pompeia, CEP 05024-030</text:p>
          </table:table-cell>
          <table:table-cell office:value-type="string">
            <text:p>14160</text:p>
          </table:table-cell>
          <table:table-cell office:value-type="string">
            <text:p>INSTITUTO DE ARTES E EDUCAA?A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eira de Martins, 2a</text:p>
          </table:table-cell>
          <table:table-cell office:value-type="string">
            <text:p>27244</text:p>
          </table:table-cell>
          <table:table-cell office:value-type="string">
            <text:p>Mariza Leti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08370-530</text:p>
          </table:table-cell>
          <table:table-cell office:value-type="string">
            <text:p>27296</text:p>
          </table:table-cell>
          <table:table-cell office:value-type="string">
            <text:p>SA?O JOA?O / ORI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i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, 1302</text:p>
          </table:table-cell>
          <table:table-cell office:value-type="string">
            <text:p>27550</text:p>
          </table:table-cell>
          <table:table-cell office:value-type="string">
            <text:p>Favela Chica Luiz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udio Ghirelli, 559 pq Sao Lui?s.</text:p>
          </table:table-cell>
          <table:table-cell office:value-type="string">
            <text:p>27552</text:p>
          </table:table-cell>
          <table:table-cell office:value-type="string">
            <text:p>Favela do P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Deputado Canti?dio Sampaio n, 4595</text:p>
          </table:table-cell>
          <table:table-cell office:value-type="string">
            <text:p>27553</text:p>
          </table:table-cell>
          <table:table-cell office:value-type="string">
            <text:p>Favela da Capado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3</text:p>
          </table:table-cell>
          <table:table-cell office:value-type="string">
            <text:p>Aracat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4</text:p>
          </table:table-cell>
          <table:table-cell office:value-type="string">
            <text:p>Parque do Lag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lia Irma de Oliveira, 60  CEP 04890-500</text:p>
          </table:table-cell>
          <table:table-cell office:value-type="string">
            <text:p>24505</text:p>
          </table:table-cell>
          <table:table-cell office:value-type="string">
            <text:p>Chacara Eldor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Honorio da Silva, 3</text:p>
          </table:table-cell>
          <table:table-cell office:value-type="string">
            <text:p>24506</text:p>
          </table:table-cell>
          <table:table-cell office:value-type="string">
            <text:p>Paulist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 Elias Chaves, 49  - Campos Eli?seos</text:p>
          </table:table-cell>
          <table:table-cell office:value-type="string">
            <text:p>11156</text:p>
          </table:table-cell>
          <table:table-cell office:value-type="string">
            <text:p>FAVELA DO MO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Faustino 96  Pq Vila Maria</text:p>
          </table:table-cell>
          <table:table-cell office:value-type="string">
            <text:p>11157</text:p>
          </table:table-cell>
          <table:table-cell office:value-type="string">
            <text:p>VILA MA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i?nio Wanderley, 160 - Fazenda da Juta</text:p>
          </table:table-cell>
          <table:table-cell office:value-type="string">
            <text:p>13152</text:p>
          </table:table-cell>
          <table:table-cell office:value-type="string">
            <text:p>SASF SAPOPEMB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Cerri, 560</text:p>
          </table:table-cell>
          <table:table-cell office:value-type="string">
            <text:p>24507</text:p>
          </table:table-cell>
          <table:table-cell office:value-type="string">
            <text:p>DAMASCE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pitao Teixeira Nogueira, 383 Vila Leopoldina</text:p>
          </table:table-cell>
          <table:table-cell office:value-type="string">
            <text:p>11099</text:p>
          </table:table-cell>
          <table:table-cell office:value-type="string">
            <text:p>i?gua Branca - Prov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 Fortuna, 102 CEP 04960-210</text:p>
          </table:table-cell>
          <table:table-cell office:value-type="string">
            <text:p>27571</text:p>
          </table:table-cell>
          <table:table-cell office:value-type="string">
            <text:p>JARDIM CAP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z Vonach, 122,  CEP 02280-060</text:p>
          </table:table-cell>
          <table:table-cell office:value-type="string">
            <text:p>27572</text:p>
          </table:table-cell>
          <table:table-cell office:value-type="string">
            <text:p>VILA NOVA GALVA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Francisco, 81, Sao Paulo</text:p>
          </table:table-cell>
          <table:table-cell office:value-type="string">
            <text:p>22367</text:p>
          </table:table-cell>
          <table:table-cell office:value-type="string">
            <text:p>Sao Francisco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Avenida Nove de Julho, 398 - Bela Vista</text:p>
          </table:table-cell>
          <table:table-cell office:value-type="string">
            <text:p>22371</text:p>
          </table:table-cell>
          <table:table-cell office:value-type="string">
            <text:p>Av Nove de Julho,396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0</text:p>
          </table:table-cell>
          <table:table-cell office:value-type="string">
            <text:p>Demanda Cambridge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1</text:p>
          </table:table-cell>
          <table:table-cell office:value-type="string">
            <text:p>Demanda Maria Felip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Fonte da Saudade, 219, jardim sao carlos, sao paul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8</text:p>
          </table:table-cell>
          <table:table-cell office:value-type="string">
            <text:p>SABESP II - NASCER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9</text:p>
          </table:table-cell>
          <table:table-cell office:value-type="string">
            <text:p>SABESP II - IMPERIO DELAMA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60</text:p>
          </table:table-cell>
          <table:table-cell office:value-type="string">
            <text:p>SABESP II - RESIDENCIAL GIRAS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Garcia, 134 - Cangai?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i?nio, 371 - Conjunto Promorar Rio Claro, Sao Rafael</text:p>
          </table:table-cell>
          <table:table-cell office:value-type="string">
            <text:p>13157</text:p>
          </table:table-cell>
          <table:table-cell office:value-type="string">
            <text:p>SASF SA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i?alves Pereira, 177 - Pq Novo Mundo</text:p>
          </table:table-cell>
          <table:table-cell office:value-type="string">
            <text:p>13318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6101</text:p>
          </table:table-cell>
          <table:table-cell office:value-type="string">
            <text:p>Largo do Rosario</text:p>
          </table:table-cell>
          <table:table-cell office:value-type="string">
            <text:p>SMC</text:p>
          </table:table-cell>
        </table:table-row>
        <table:table-row>
          <table:table-cell office:value-type="string">
            <text:p>Rua Gervasio Leite Rebelo, 1299, Jd Pery Alto,  CEP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u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vao, 105</text:p>
          </table:table-cell>
          <table:table-cell office:value-type="string">
            <text:p>23420</text:p>
          </table:table-cell>
          <table:table-cell office:value-type="string">
            <text:p>RECANTO PARAi?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Professor Jose Ozi, 100 Heliopolis CEP 04230-044</text:p>
          </table:table-cell>
          <table:table-cell office:value-type="string">
            <text:p>11161</text:p>
          </table:table-cell>
          <table:table-cell office:value-type="string">
            <text:p>L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, Mandaqui</text:p>
          </table:table-cell>
          <table:table-cell office:value-type="string">
            <text:p>13158</text:p>
          </table:table-cell>
          <table:table-cell office:value-type="string">
            <text:p>SASF DOM Mi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, Sao Lucas</text:p>
          </table:table-cell>
          <table:table-cell office:value-type="string">
            <text:p>13159</text:p>
          </table:table-cell>
          <table:table-cell office:value-type="string">
            <text:p>SASF SA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Tobias, 271, Belenzinho Cep 03163-060</text:p>
          </table:table-cell>
          <table:table-cell office:value-type="string">
            <text:p>12129</text:p>
          </table:table-cell>
          <table:table-cell office:value-type="string">
            <text:p>Associai?ao Beneficente e Promocional Bele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vares Penteado, 49</text:p>
          </table:table-cell>
          <table:table-cell office:value-type="string">
            <text:p>17101</text:p>
          </table:table-cell>
          <table:table-cell office:value-type="string">
            <text:p>PRACA DA SE - GRUPO VULNERi?VEL</text:p>
          </table:table-cell>
          <table:table-cell office:value-type="string">
            <text:p>SUBPREFEITURA S�?</text:p>
          </table:table-cell>
        </table:table-row>
        <table:table-row>
          <table:table-cell office:value-type="string">
            <text:p>Rua Quinta da Magnolia, 347, Jardim Ipanema</text:p>
          </table:table-cell>
          <table:table-cell office:value-type="string">
            <text:p>23421</text:p>
          </table:table-cell>
          <table:table-cell office:value-type="string">
            <text:p>FAVELA LINHA?O DA ELETROPAUL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Giovani Nasco, 500</text:p>
          </table:table-cell>
          <table:table-cell office:value-type="string">
            <text:p>23422</text:p>
          </table:table-cell>
          <table:table-cell office:value-type="string">
            <text:p>COMUNIDADE SANTO ROSi?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icente Lazzari,A?� Sao Paulo</text:p>
          </table:table-cell>
          <table:table-cell office:value-type="string">
            <text:p>24509</text:p>
          </table:table-cell>
          <table:table-cell office:value-type="string">
            <text:p>JARDIM PRINCES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ao dos Reis 19 - Vila Princesa Isabel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2</text:p>
          </table:table-cell>
          <table:table-cell office:value-type="string">
            <text:p>Sabesp I - Condominio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al. Porfirio da Paz, 1616, Vila Cunha Bueno, Sapopemba, Sao Paulo, Southeast Region, 03988-000, Brazil</text:p>
          </table:table-cell>
          <table:table-cell office:value-type="string">
            <text:p>13153</text:p>
          </table:table-cell>
          <table:table-cell office:value-type="string">
            <text:p>SASF JARDIM S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ico Verissimo, Sao Paulo</text:p>
          </table:table-cell>
          <table:table-cell office:value-type="string">
            <text:p>27198</text:p>
          </table:table-cell>
          <table:table-cell office:value-type="string">
            <text:p>Erico Verissimo - Mot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1</text:p>
          </table:table-cell>
          <table:table-cell office:value-type="string">
            <text:p>Sabesp I - Condominio 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3</text:p>
          </table:table-cell>
          <table:table-cell office:value-type="string">
            <text:p>Sabesp I - Condominio 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4</text:p>
          </table:table-cell>
          <table:table-cell office:value-type="string">
            <text:p>Viela das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GOVEIA FRANCO 388</text:p>
          </table:table-cell>
          <table:table-cell office:value-type="string">
            <text:p>300198</text:p>
          </table:table-cell>
          <table:table-cell office:value-type="string">
            <text:p>Comunidade   jardim Tie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ILIO CESAR 570</text:p>
          </table:table-cell>
          <table:table-cell office:value-type="string">
            <text:p>300479</text:p>
          </table:table-cell>
          <table:table-cell office:value-type="string">
            <text:p>Comunidades do Jardim Jangadeiro, Jardim Paranap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GOTTZFRITZ FILHO 18 JD REGIS SAO PAULO SP</text:p>
          </table:table-cell>
          <table:table-cell office:value-type="string">
            <text:p>300778</text:p>
          </table:table-cell>
          <table:table-cell office:value-type="string">
            <text:p>Morro da Mandioca, Ocupa??o Anchieta, Vila Cheba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ORIO DE TORRES 540 SALA 1</text:p>
          </table:table-cell>
          <table:table-cell office:value-type="string">
            <text:p>300292</text:p>
          </table:table-cell>
          <table:table-cell office:value-type="string">
            <text:p>Comunidade Jdm Iporanga...e arred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ROSA 57</text:p>
          </table:table-cell>
          <table:table-cell office:value-type="string">
            <text:p>300586</text:p>
          </table:table-cell>
          <table:table-cell office:value-type="string">
            <text:p>extremo da zona leste ( jd limoeiro, 3? divis?o, 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CAMPINHO 39 BAIRRO ENGENHEIRO GOULART CEP 03726 055</text:p>
          </table:table-cell>
          <table:table-cell office:value-type="string">
            <text:p>300558</text:p>
          </table:table-cell>
          <table:table-cell office:value-type="string">
            <text:p>Sede de Atividades da Miss?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AN NOVERRE 82 PARQUE DOS BANCARIOS</text:p>
          </table:table-cell>
          <table:table-cell office:value-type="string">
            <text:p>300225</text:p>
          </table:table-cell>
          <table:table-cell office:value-type="string">
            <text:p>Comunidade do Parque Banc?rio  e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POMPEU 57 BAIRRO JARDIM JAPAO CEP 02 135 020</text:p>
          </table:table-cell>
          <table:table-cell office:value-type="string">
            <text:p>300423</text:p>
          </table:table-cell>
          <table:table-cell office:value-type="string">
            <text:p>Comunidades do Parque Vila Maria, Parque Novo Mun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I 236 VILA ISOLINA MAZZEI SAO PAULO SP 02083 070</text:p>
          </table:table-cell>
          <table:table-cell office:value-type="string">
            <text:p>300418</text:p>
          </table:table-cell>
          <table:table-cell office:value-type="string">
            <text:p>Comunidades do Jardim Brasil, Vila medeiros,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DANTAS CORTEZ 1510 VILA GUSTAVO CEP 02206 000</text:p>
          </table:table-cell>
          <table:table-cell office:value-type="string">
            <text:p>300435</text:p>
          </table:table-cell>
          <table:table-cell office:value-type="string">
            <text:p>Comunidades da Vila Gustavo, Vila Guilherme, Jard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LOBO 10</text:p>
          </table:table-cell>
          <table:table-cell office:value-type="string">
            <text:p>300490</text:p>
          </table:table-cell>
          <table:table-cell office:value-type="string">
            <text:p>Parque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JOSE DA CONCEICAO NUMERO 700 VILA ANDRADE</text:p>
          </table:table-cell>
          <table:table-cell office:value-type="string">
            <text:p>300126</text:p>
          </table:table-cell>
          <table:table-cell office:value-type="string">
            <text:p>sociedade amigos de 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OFILANDIA 98 JARDIM INADIA ITAIM PAULISTA CEP 08141 135</text:p>
          </table:table-cell>
          <table:table-cell office:value-type="string">
            <text:p>300266</text:p>
          </table:table-cell>
          <table:table-cell office:value-type="string">
            <text:p>Para atender as fam?lias cadastradas que s?o 250 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EDEMIA DE SAO PAULO 715 SAO DA ASSOCIA?AO</text:p>
          </table:table-cell>
          <table:table-cell office:value-type="string">
            <text:p>300019</text:p>
          </table:table-cell>
          <table:table-cell office:value-type="string">
            <text:p>Jardim Elza, Jardim Mabel, Jardim N?lia, Jardim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TAJUIBE CORREGO ITAIM PAULISTA</text:p>
          </table:table-cell>
          <table:table-cell office:value-type="string">
            <text:p>300336</text:p>
          </table:table-cell>
          <table:table-cell office:value-type="string">
            <text:p>Pessoas que moram area  de extrema vulnerabil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ILIO CAMPELO 279</text:p>
          </table:table-cell>
          <table:table-cell office:value-type="string">
            <text:p>300026</text:p>
          </table:table-cell>
          <table:table-cell office:value-type="string">
            <text:p>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GOT FONTEYN 25 CEP 08121 710</text:p>
          </table:table-cell>
          <table:table-cell office:value-type="string">
            <text:p>300024</text:p>
          </table:table-cell>
          <table:table-cell office:value-type="string">
            <text:p>Conjunto Encosta Norte -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OEL DA MAIA 131</text:p>
          </table:table-cell>
          <table:table-cell office:value-type="string">
            <text:p>300249</text:p>
          </table:table-cell>
          <table:table-cell office:value-type="string">
            <text:p>Bairros do distrito do Graja?: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2117 BRAS 03015 000 SAO PAULO SP</text:p>
          </table:table-cell>
          <table:table-cell office:value-type="string">
            <text:p>300099</text:p>
          </table:table-cell>
          <table:table-cell office:value-type="string">
            <text:p>OCUPACAO NELSON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PERERE 18 JD VISTA ALEGRE</text:p>
          </table:table-cell>
          <table:table-cell office:value-type="string">
            <text:p>300792</text:p>
          </table:table-cell>
          <table:table-cell office:value-type="string">
            <text:p>JD VISTA ALEGRE, JD PAULISTANO,JD CARUMBE,JD DA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JASMINS 46</text:p>
          </table:table-cell>
          <table:table-cell office:value-type="string">
            <text:p>300439</text:p>
          </table:table-cell>
          <table:table-cell office:value-type="string">
            <text:p>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RDIM JAPAO 1587</text:p>
          </table:table-cell>
          <table:table-cell office:value-type="string">
            <text:p>300980</text:p>
          </table:table-cell>
          <table:table-cell office:value-type="string">
            <text:p>SAV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FLUENCIA DA FORQUILHA 1103 BAIRRO VILA ITAIM CEP 08190 400</text:p>
          </table:table-cell>
          <table:table-cell office:value-type="string">
            <text:p>300891</text:p>
          </table:table-cell>
          <table:table-cell office:value-type="string">
            <text:p>rubbensfilho23@Vila Itaim, Jardim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RGE DA SILVA N? 777 CIDADE LIDER ITAQUERA SP</text:p>
          </table:table-cell>
          <table:table-cell office:value-type="string">
            <text:p>300969</text:p>
          </table:table-cell>
          <table:table-cell office:value-type="string">
            <text:p>OSC PROJETO POVO DA PERIFE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 63 A CEP 04843 470 SAO PAULO/ SP</text:p>
          </table:table-cell>
          <table:table-cell office:value-type="string">
            <text:p>301218</text:p>
          </table:table-cell>
          <table:table-cell office:value-type="string">
            <text:p>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DILHEIRA DO ARARIPE 142 JD NOEMIA SAO PAULO/ SP CEP 08180 120</text:p>
          </table:table-cell>
          <table:table-cell office:value-type="string">
            <text:p>301210</text:p>
          </table:table-cell>
          <table:table-cell office:value-type="string">
            <text:p>Jd. Helena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QUITETO PROFESSOR CHAVES 13 VIELAS</text:p>
          </table:table-cell>
          <table:table-cell office:value-type="string">
            <text:p>30023</text:p>
          </table:table-cell>
          <table:table-cell office:value-type="string">
            <text:p>Associa��o cultural Esportiva Colorado Castro Al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RNESTO SOUZA CRUZ 636</text:p>
          </table:table-cell>
          <table:table-cell office:value-type="string">
            <text:p>30028</text:p>
          </table:table-cell>
          <table:table-cell office:value-type="string">
            <text:p>Associac�o Cidade A E Carvalho Vila Nova Adjac�n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INACIO SOLANO 61</text:p>
          </table:table-cell>
          <table:table-cell office:value-type="string">
            <text:p>30039</text:p>
          </table:table-cell>
          <table:table-cell office:value-type="string">
            <text:p>A��o social de apoio aos moradores do cantinho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 270 JARDIM BOA VISTA SEDE</text:p>
          </table:table-cell>
          <table:table-cell office:value-type="string">
            <text:p>30048</text:p>
          </table:table-cell>
          <table:table-cell office:value-type="string">
            <text:p>G.R.C.E.S.MOCIDADE ACAD�MICA SAI DA FR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VAL 91 BELENZINHO 03062 000 SAO PAULO SP</text:p>
          </table:table-cell>
          <table:table-cell office:value-type="string">
            <text:p>30097</text:p>
          </table:table-cell>
          <table:table-cell office:value-type="string">
            <text:p>INSTITUTO RADIO T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 93 SALA 07 ALT</text:p>
          </table:table-cell>
          <table:table-cell office:value-type="string">
            <text:p>30121</text:p>
          </table:table-cell>
          <table:table-cell office:value-type="string">
            <text:p>Associa��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TRINDADE 77</text:p>
          </table:table-cell>
          <table:table-cell office:value-type="string">
            <text:p>30284</text:p>
          </table:table-cell>
          <table:table-cell office:value-type="string">
            <text:p>Associa��o crian�a carente do bairro Jardim ypor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JOAO BATISTA DE CARVALHO 26</text:p>
          </table:table-cell>
          <table:table-cell office:value-type="string">
            <text:p>30286</text:p>
          </table:table-cell>
          <table:table-cell office:value-type="string">
            <text:p>Associa��o desportiva comunitaria rio bon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 658 VILA HUGAREZA</text:p>
          </table:table-cell>
          <table:table-cell office:value-type="string">
            <text:p>30324</text:p>
          </table:table-cell>
          <table:table-cell office:value-type="string">
            <text:p>INSTITUTO ATI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MIRANTE BARROSO 832 BRAS</text:p>
          </table:table-cell>
          <table:table-cell office:value-type="string">
            <text:p>30334</text:p>
          </table:table-cell>
          <table:table-cell office:value-type="string">
            <text:p>Instituto de Desenvolvimento Educacional e Assist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DOS PEQUIS 730 SAO PAULO CAPITAL</text:p>
          </table:table-cell>
          <table:table-cell office:value-type="string">
            <text:p>30362</text:p>
          </table:table-cell>
          <table:table-cell office:value-type="string">
            <text:p>Associa��o amigos do Jardim Vila Form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VAD ASSUN?AO LOPES</text:p>
          </table:table-cell>
          <table:table-cell office:value-type="string">
            <text:p>30367</text:p>
          </table:table-cell>
          <table:table-cell office:value-type="string">
            <text:p>Associa��o dos moradores do jd Elizabeth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MAI 127</text:p>
          </table:table-cell>
          <table:table-cell office:value-type="string">
            <text:p>30370</text:p>
          </table:table-cell>
          <table:table-cell office:value-type="string">
            <text:p>ASSOCIACAO ARCA D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BADUE I378 85 SETOR GRAFICOS</text:p>
          </table:table-cell>
          <table:table-cell office:value-type="string">
            <text:p>30399</text:p>
          </table:table-cell>
          <table:table-cell office:value-type="string">
            <text:p>Associa��o Ile Ache Omo 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DE ULTRAMAR 20</text:p>
          </table:table-cell>
          <table:table-cell office:value-type="string">
            <text:p>30493</text:p>
          </table:table-cell>
          <table:table-cell office:value-type="string">
            <text:p>Associa��o Beneficente Andr� Everaldo de Ma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DE OLIVEIRA RAMOS</text:p>
          </table:table-cell>
          <table:table-cell office:value-type="string">
            <text:p>30525</text:p>
          </table:table-cell>
          <table:table-cell office:value-type="string">
            <text:p>Associa��o de moradores Mont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OSORIO FILHO 995</text:p>
          </table:table-cell>
          <table:table-cell office:value-type="string">
            <text:p>30673</text:p>
          </table:table-cell>
          <table:table-cell office:value-type="string">
            <text:p>Igreja Dinam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VILIA COM DOMENICO DEL PANE LUCAS LUSSIUS</text:p>
          </table:table-cell>
          <table:table-cell office:value-type="string">
            <text:p>30704</text:p>
          </table:table-cell>
          <table:table-cell office:value-type="string">
            <text:p>Associa��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DE POITIERS 185</text:p>
          </table:table-cell>
          <table:table-cell office:value-type="string">
            <text:p>30720</text:p>
          </table:table-cell>
          <table:table-cell office:value-type="string">
            <text:p>Associa��o Guar� de Promo��o 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D ORION</text:p>
          </table:table-cell>
          <table:table-cell office:value-type="string">
            <text:p>30722</text:p>
          </table:table-cell>
          <table:table-cell office:value-type="string">
            <text:p>Sociedade amigos de bair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 DISTRIBUI?AO DAS CESTAS BASICA PELO INSTITUTO POSSUI 5 PONTES FIXAS DE ENTREGA E MAIS AS PESSOAS QUE MORAM NO ENTORNO DO INSTITUTO QUE BUSCAM MENSALMENTE ESTAS CESTAS</text:p>
          </table:table-cell>
          <table:table-cell office:value-type="string">
            <text:p>30800</text:p>
          </table:table-cell>
          <table:table-cell office:value-type="string">
            <text:p>Instituto C�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ACAM RUA MARTINHO DE CAMPOS RUA BOTOCUDOS RUA BENEDITO CAMPOS DE MORAES RUA ARAGUATINS RUA BARTOMOLOU PAES RUA ALVARENGA PEIXOTO</text:p>
          </table:table-cell>
          <table:table-cell office:value-type="string">
            <text:p>30810</text:p>
          </table:table-cell>
          <table:table-cell office:value-type="string">
            <text:p>ASSOCIA��O FILOSOFICA E FILANTROPICA INDEPEND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I FRANCISCO 226 JARDIM HELENA ESCRITORIO DA ONG</text:p>
          </table:table-cell>
          <table:table-cell office:value-type="string">
            <text:p>30811</text:p>
          </table:table-cell>
          <table:table-cell office:value-type="string">
            <text:p>Associa��o Beneficente dos Empregados e Desempre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30 CEP 08390355 SAO PAULO</text:p>
          </table:table-cell>
          <table:table-cell office:value-type="string">
            <text:p>30839</text:p>
          </table:table-cell>
          <table:table-cell office:value-type="string">
            <text:p>ASSOCIA�AO BENEFICENTE ANJ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LES ROSEN TRAVESSA BAHIA 14 BAIRRO JARDIM GAIVOTAS</text:p>
          </table:table-cell>
          <table:table-cell office:value-type="string">
            <text:p>30848</text:p>
          </table:table-cell>
          <table:table-cell office:value-type="string">
            <text:p>Grupo de apoio comunit�rio Gaivo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L DO PANAMA 199 VILA SANTA CATARINA CEP 04375 070 SAO PAULO / SP JABAQUARA</text:p>
          </table:table-cell>
          <table:table-cell office:value-type="string">
            <text:p>30874</text:p>
          </table:table-cell>
          <table:table-cell office:value-type="string">
            <text:p>ASSOCIACAO CRISTA BRASILEIRA DE BENEFIC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MAGALHAES 1</text:p>
          </table:table-cell>
          <table:table-cell office:value-type="string">
            <text:p>30911</text:p>
          </table:table-cell>
          <table:table-cell office:value-type="string">
            <text:p>Cyganus Moto Clube Instituto Educacional e Profis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O AMARO, 2949</text:p>
          </table:table-cell>
          <table:table-cell office:value-type="string">
            <text:p>30921</text:p>
          </table:table-cell>
          <table:table-cell office:value-type="string">
            <text:p>ASA - Assist�ncia Social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CACHOEIRA MA?ARANDUBA E ADJACENCIAS</text:p>
          </table:table-cell>
          <table:table-cell office:value-type="string">
            <text:p>301002</text:p>
          </table:table-cell>
          <table:table-cell office:value-type="string">
            <text:p>Instituto Camacan e Jacobina de A��o Social Educa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RABRIEL DE SOUZA LOPES 195</text:p>
          </table:table-cell>
          <table:table-cell office:value-type="string">
            <text:p>301081</text:p>
          </table:table-cell>
          <table:table-cell office:value-type="string">
            <text:p>ABRASC - ASSOCIA��O BRASILEIRA SANT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ARINO CAVO 73</text:p>
          </table:table-cell>
          <table:table-cell office:value-type="string">
            <text:p>301104</text:p>
          </table:table-cell>
          <table:table-cell office:value-type="string">
            <text:p>Companhia Maja de teatro e Dan�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O CARVALHO DO AMPARO 58</text:p>
          </table:table-cell>
          <table:table-cell office:value-type="string">
            <text:p>301125</text:p>
          </table:table-cell>
          <table:table-cell office:value-type="string">
            <text:p>Associacao de moradores Nova quint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ERNAO MENDES PINTO 160</text:p>
          </table:table-cell>
          <table:table-cell office:value-type="string">
            <text:p>301178</text:p>
          </table:table-cell>
          <table:table-cell office:value-type="string">
            <text:p>Igreja Miss�o Pentecostal Herdeir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ESTEVAO PIMENTEL 383 ? VILA FORMOSA ? SAO PAULO SP CEP 03378 050</text:p>
          </table:table-cell>
          <table:table-cell office:value-type="string">
            <text:p>301186</text:p>
          </table:table-cell>
          <table:table-cell office:value-type="string">
            <text:p>Funda��o Gets�mani ? Robson Monta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HAIRA 12 B</text:p>
          </table:table-cell>
          <table:table-cell office:value-type="string">
            <text:p>301230</text:p>
          </table:table-cell>
          <table:table-cell office:value-type="string">
            <text:p>Associa��o Amigos do Bairro Ch�cara Sant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BRIELA MISTRAL 600</text:p>
          </table:table-cell>
          <table:table-cell office:value-type="string">
            <text:p>301408</text:p>
          </table:table-cell>
          <table:table-cell office:value-type="string">
            <text:p>Assoacia��o Comunit�ria Projeto Noites Solid�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VAO NATAL 351 PQ SANTA CECILIA</text:p>
          </table:table-cell>
          <table:table-cell office:value-type="string">
            <text:p>301412</text:p>
          </table:table-cell>
          <table:table-cell office:value-type="string">
            <text:p>Associa��o Jaguar� Esporte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VILA BELA 53 JD IPORA</text:p>
          </table:table-cell>
          <table:table-cell office:value-type="string">
            <text:p>301422</text:p>
          </table:table-cell>
          <table:table-cell office:value-type="string">
            <text:p>ASSOCIA��O UNIDOS DO JD IPOR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IGARAPE PRIMAVERA 286</text:p>
          </table:table-cell>
          <table:table-cell office:value-type="string">
            <text:p>301423</text:p>
          </table:table-cell>
          <table:table-cell office:value-type="string">
            <text:p>Associa��o Mount Blue 3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LVA PAVAO 67</text:p>
          </table:table-cell>
          <table:table-cell office:value-type="string">
            <text:p>301426</text:p>
          </table:table-cell>
          <table:table-cell office:value-type="string">
            <text:p>Projeto Social Amigos Solid�ri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DALION 184</text:p>
          </table:table-cell>
          <table:table-cell office:value-type="string">
            <text:p>301430</text:p>
          </table:table-cell>
          <table:table-cell office:value-type="string">
            <text:p>Par�quia Nossa Senhora dos Anjos Mitra diocesana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AO DIAS 3320 JD MIRANTE</text:p>
          </table:table-cell>
          <table:table-cell office:value-type="string">
            <text:p>301433</text:p>
          </table:table-cell>
          <table:table-cell office:value-type="string">
            <text:p>G.r.c.e.s.e.s Imperatriz d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LUCIA DE AMICIS 309 JD VERA CRUZ</text:p>
          </table:table-cell>
          <table:table-cell office:value-type="string">
            <text:p>301438</text:p>
          </table:table-cell>
          <table:table-cell office:value-type="string">
            <text:p>INSTITUTO PRO RE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INDIO PERI 13</text:p>
          </table:table-cell>
          <table:table-cell office:value-type="string">
            <text:p>301440</text:p>
          </table:table-cell>
          <table:table-cell office:value-type="string">
            <text:p>Igreja Assembleia de Deus Minist�rio Amigos de C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ACASSIO DE PAULA FERREIRA 13 JD ICARAI CAMPO DO INTER</text:p>
          </table:table-cell>
          <table:table-cell office:value-type="string">
            <text:p>301441</text:p>
          </table:table-cell>
          <table:table-cell office:value-type="string">
            <text:p>Gigantao do ica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�polis Associa��o Comunit�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�polis Associa��o Comunit�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�polis Associa��o Comunit�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DRE AGOSTINHO PONCET 134</text:p>
          </table:table-cell>
          <table:table-cell office:value-type="string">
            <text:p>301451</text:p>
          </table:table-cell>
          <table:table-cell office:value-type="string">
            <text:p>Par�quia Santa Luz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LAGUARDIA 108</text:p>
          </table:table-cell>
          <table:table-cell office:value-type="string">
            <text:p>301456</text:p>
          </table:table-cell>
          <table:table-cell office:value-type="string">
            <text:p>associa��o metodista em camargo n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NTUNES CERDEIRA 71 PQ AMERICA GRAJAU SP</text:p>
          </table:table-cell>
          <table:table-cell office:value-type="string">
            <text:p>301457</text:p>
          </table:table-cell>
          <table:table-cell office:value-type="string">
            <text:p>G.R.C.E.S. Estrela do Terceiro Mil�n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INOPOLIS 453</text:p>
          </table:table-cell>
          <table:table-cell office:value-type="string">
            <text:p>301458</text:p>
          </table:table-cell>
          <table:table-cell office:value-type="string">
            <text:p>Cdc J�lio bote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 220</text:p>
          </table:table-cell>
          <table:table-cell office:value-type="string">
            <text:p>301463</text:p>
          </table:table-cell>
          <table:table-cell office:value-type="string">
            <text:p>Associa��o dos Sem Terra da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LVARO RAMOS 366 BELENZINHO SAO PAULO SP CEP 03058 060</text:p>
          </table:table-cell>
          <table:table-cell office:value-type="string">
            <text:p>301468</text:p>
          </table:table-cell>
          <table:table-cell office:value-type="string">
            <text:p>Mitra Arquidiocesana de S�o Paulo - Regi�o Episco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ENIO FALKE 13</text:p>
          </table:table-cell>
          <table:table-cell office:value-type="string">
            <text:p>301477</text:p>
          </table:table-cell>
          <table:table-cell office:value-type="string">
            <text:p>Centro de Estudos Brasil Pop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VA VIDA 1631</text:p>
          </table:table-cell>
          <table:table-cell office:value-type="string">
            <text:p>301478</text:p>
          </table:table-cell>
          <table:table-cell office:value-type="string">
            <text:p>unidos pela palav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XIMIANO BRANDAO 333</text:p>
          </table:table-cell>
          <table:table-cell office:value-type="string">
            <text:p>301479</text:p>
          </table:table-cell>
          <table:table-cell office:value-type="string">
            <text:p>igreja evangelica pentecostal unidos para ve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NUEL CINTRA 10</text:p>
          </table:table-cell>
          <table:table-cell office:value-type="string">
            <text:p>301484</text:p>
          </table:table-cell>
          <table:table-cell office:value-type="string">
            <text:p>Associa��o Fa�a 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O MARTINS 224 AMERICANOPOLIS</text:p>
          </table:table-cell>
          <table:table-cell office:value-type="string">
            <text:p>301489</text:p>
          </table:table-cell>
          <table:table-cell office:value-type="string">
            <text:p>Asetesp associa��o dos sem teto do estado de S�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NACIO LEOPOLDO DE CAMARGO 47 CASA 2</text:p>
          </table:table-cell>
          <table:table-cell office:value-type="string">
            <text:p>301495</text:p>
          </table:table-cell>
          <table:table-cell office:value-type="string">
            <text:p>AMAVB Associa��o de Moradores do Alto da Vila 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DAGASCAR 100 JARDIM SUZANA ZONA SUL</text:p>
          </table:table-cell>
          <table:table-cell office:value-type="string">
            <text:p>301497</text:p>
          </table:table-cell>
          <table:table-cell office:value-type="string">
            <text:p>Clube da Comunidade Jardim Suz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PAINEIRAS 500 JARDIM DOS LAGOS</text:p>
          </table:table-cell>
          <table:table-cell office:value-type="string">
            <text:p>301498</text:p>
          </table:table-cell>
          <table:table-cell office:value-type="string">
            <text:p>CDC VEL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S FIDELIS 172</text:p>
          </table:table-cell>
          <table:table-cell office:value-type="string">
            <text:p>301504</text:p>
          </table:table-cell>
          <table:table-cell office:value-type="string">
            <text:p>INSTITUTO SOCIAL EDUCATIVO CULTURAL E DE TRANSFOR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STAVO BERTHIER 62 AO LADO DO POSTO DE SAUDE VILA DALVA</text:p>
          </table:table-cell>
          <table:table-cell office:value-type="string">
            <text:p>301507</text:p>
          </table:table-cell>
          <table:table-cell office:value-type="string">
            <text:p>Centro comunit�rio de cidadania e cultura Vila D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GIO DE AZEVEDO VALENTE 146 VILA BRASILINA SAO PAULO SP</text:p>
          </table:table-cell>
          <table:table-cell office:value-type="string">
            <text:p>301512</text:p>
          </table:table-cell>
          <table:table-cell office:value-type="string">
            <text:p>Casa de Acolhida para migrantes e refugiados Dom 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ONIO RAMOS JUNIOR 19 JARDIM MARINGA</text:p>
          </table:table-cell>
          <table:table-cell office:value-type="string">
            <text:p>301521</text:p>
          </table:table-cell>
          <table:table-cell office:value-type="string">
            <text:p>Associa��o clube das m�es Santa R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FIC MALUF 400</text:p>
          </table:table-cell>
          <table:table-cell office:value-type="string">
            <text:p>301524</text:p>
          </table:table-cell>
          <table:table-cell office:value-type="string">
            <text:p>Centro Assiatencial Lar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RRA DA ESPERANÃ‡A 190 CAMPO LIMPO CEP 05 788 330</text:p>
          </table:table-cell>
          <table:table-cell office:value-type="string">
            <text:p>301527</text:p>
          </table:table-cell>
          <table:table-cell office:value-type="string">
            <text:p>CARITAS DIOCESANA DE CAMPO LIMPO-CDC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ABIQUARAS 107 JARDIM GUACURI 04475075</text:p>
          </table:table-cell>
          <table:table-cell office:value-type="string">
            <text:p>301529</text:p>
          </table:table-cell>
          <table:table-cell office:value-type="string">
            <text:p>GR�MIO RECREATIVO FAVELA PROJETO CULTURAL � PELA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ARICANDUVA 36</text:p>
          </table:table-cell>
          <table:table-cell office:value-type="string">
            <text:p>301533</text:p>
          </table:table-cell>
          <table:table-cell office:value-type="string">
            <text:p>Associa��o Beneficente S�bio Prof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ALMEIDA 130 BAIRRO JARDIM CELESTE CEP 05 527 080</text:p>
          </table:table-cell>
          <table:table-cell office:value-type="string">
            <text:p>301534</text:p>
          </table:table-cell>
          <table:table-cell office:value-type="string">
            <text:p>Projeto Social Pequeno Samu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VIDA NOVA 80 COHAB RAPOSO TAVARES AO LADO DA IGREJA CATOLICA</text:p>
          </table:table-cell>
          <table:table-cell office:value-type="string">
            <text:p>301549</text:p>
          </table:table-cell>
          <table:table-cell office:value-type="string">
            <text:p>Centro Comunit�rio Raposo Tav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O CESAR MOREIRA 82</text:p>
          </table:table-cell>
          <table:table-cell office:value-type="string">
            <text:p>301554</text:p>
          </table:table-cell>
          <table:table-cell office:value-type="string">
            <text:p>Rotary Club SP S�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ONESA DE ITU 639</text:p>
          </table:table-cell>
          <table:table-cell office:value-type="string">
            <text:p>301556</text:p>
          </table:table-cell>
          <table:table-cell office:value-type="string">
            <text:p>Bibli-AS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RVAL MARTINS DE SIQUEIRA 80 TERREO CEP 04844440</text:p>
          </table:table-cell>
          <table:table-cell office:value-type="string">
            <text:p>301558</text:p>
          </table:table-cell>
          <table:table-cell office:value-type="string">
            <text:p>ASSOCIA��O DE MORADORES �GUIA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ONÃ‡ALO DO RIO DAS PEDRAS 13</text:p>
          </table:table-cell>
          <table:table-cell office:value-type="string">
            <text:p>301560</text:p>
          </table:table-cell>
          <table:table-cell office:value-type="string">
            <text:p>Associa��o de microempreendedores individuais d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DE SOUTOMAIOR 622 CEP 08141 013 JARDIM LOURDES SAO PAULO SP</text:p>
          </table:table-cell>
          <table:table-cell office:value-type="string">
            <text:p>301562</text:p>
          </table:table-cell>
          <table:table-cell office:value-type="string">
            <text:p>MOVIMENTO DE HABITA��O POPULAR DE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CUNDINO DOMINGUES 701 JARDIM INDEPENDENCIA</text:p>
          </table:table-cell>
          <table:table-cell office:value-type="string">
            <text:p>301567</text:p>
          </table:table-cell>
          <table:table-cell office:value-type="string">
            <text:p>Igreja Evang�lica Minist�rio Internacional Torre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MARIA WHITAKER 2480</text:p>
          </table:table-cell>
          <table:table-cell office:value-type="string">
            <text:p>301571</text:p>
          </table:table-cell>
          <table:table-cell office:value-type="string">
            <text:p>Associa��o de moradores da favela whitaker ma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OSE BORGES DO CANTO 90</text:p>
          </table:table-cell>
          <table:table-cell office:value-type="string">
            <text:p>301578</text:p>
          </table:table-cell>
          <table:table-cell office:value-type="string">
            <text:p>IGREJA VIDAS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ALFREDO PUJOL 242 SANTANA SAO PAULO SP 02017 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SSANO DEL GRAPA 203 JD CARRAOZINHO SAO MATHEUS SAO PAULO</text:p>
          </table:table-cell>
          <table:table-cell office:value-type="string">
            <text:p>301598</text:p>
          </table:table-cell>
          <table:table-cell office:value-type="string">
            <text:p>CONEX�O JARDIM CARRAO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VOKURKA 54</text:p>
          </table:table-cell>
          <table:table-cell office:value-type="string">
            <text:p>301604</text:p>
          </table:table-cell>
          <table:table-cell office:value-type="string">
            <text:p>Associa��o unidos do Jardim Evana, Jardim santa E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SIQUEIRA FERREIRA 97 JD PERI PERI</text:p>
          </table:table-cell>
          <table:table-cell office:value-type="string">
            <text:p>301608</text:p>
          </table:table-cell>
          <table:table-cell office:value-type="string">
            <text:p>Associa��o dos Moradores e Amigos do Jardim das 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UIZ GUSHIKEN 2238 CEP 05818370</text:p>
          </table:table-cell>
          <table:table-cell office:value-type="string">
            <text:p>301610</text:p>
          </table:table-cell>
          <table:table-cell office:value-type="string">
            <text:p>Clube de m�es do ch�cara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DA SILVA 100 APTO 33 PARQUE NAÃ‡OES UNIDAS CEP 02 996 140</text:p>
          </table:table-cell>
          <table:table-cell office:value-type="string">
            <text:p>301613</text:p>
          </table:table-cell>
          <table:table-cell office:value-type="string">
            <text:p>INSTITUTO CONSTRUINDO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ES RANCHOS 36 CEP 02679 090 JARDIM ANTARTICA SAO PAULO SP</text:p>
          </table:table-cell>
          <table:table-cell office:value-type="string">
            <text:p>301615</text:p>
          </table:table-cell>
          <table:table-cell office:value-type="string">
            <text:p>Instituto Ping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ERRA DAS DIVISOES 504 BAIRRO CIDADE LIDER CEP 03 587 000</text:p>
          </table:table-cell>
          <table:table-cell office:value-type="string">
            <text:p>301623</text:p>
          </table:table-cell>
          <table:table-cell office:value-type="string">
            <text:p>Igreja Plena - Minist�rio Casa do lev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COS DE NORONHA E BRITO 110 BAIRRO JARDIM FERNANDES CEP 03 580 100</text:p>
          </table:table-cell>
          <table:table-cell office:value-type="string">
            <text:p>301624</text:p>
          </table:table-cell>
          <table:table-cell office:value-type="string">
            <text:p>Associa��o de Trabalhos Sociais, Culturais, Desp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DE ALMEIDA FERNANDES 188 BAIRRO ITAQUERA CEP 08 215 430</text:p>
          </table:table-cell>
          <table:table-cell office:value-type="string">
            <text:p>301626</text:p>
          </table:table-cell>
          <table:table-cell office:value-type="string">
            <text:p>Associa��o estrela Dom Bo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 PRATA 58 JARDIM MONTE BELO 05 272 040 ANTIGO R GONZAGUINHA 58</text:p>
          </table:table-cell>
          <table:table-cell office:value-type="string">
            <text:p>301628</text:p>
          </table:table-cell>
          <table:table-cell office:value-type="string">
            <text:p>INSTITUTO DAS PESSOAS COM DEFICIENCIA DA ANHANGU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OIO TRIUNFO 175</text:p>
          </table:table-cell>
          <table:table-cell office:value-type="string">
            <text:p>301631</text:p>
          </table:table-cell>
          <table:table-cell office:value-type="string">
            <text:p>ASSOCIA��O GRANDES CORA��ES - AGR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FRIA DE GOIAS 94 JD MONTE BELO SAO PAULO CEP 05272 040</text:p>
          </table:table-cell>
          <table:table-cell office:value-type="string">
            <text:p>301635</text:p>
          </table:table-cell>
          <table:table-cell office:value-type="string">
            <text:p>Instituto Rosemere Cha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ES CHAGAS DE LIRA 60</text:p>
          </table:table-cell>
          <table:table-cell office:value-type="string">
            <text:p>301638</text:p>
          </table:table-cell>
          <table:table-cell office:value-type="string">
            <text:p>Sociedade Amigos do Jardim Independ�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GENERAL PENHA BRASIL 1926 VILA NOVA CACHOEIRINHA</text:p>
          </table:table-cell>
          <table:table-cell office:value-type="string">
            <text:p>301651</text:p>
          </table:table-cell>
          <table:table-cell office:value-type="string">
            <text:p>Minist�rio Prof�tico Curando Na��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IA GRANDE 495</text:p>
          </table:table-cell>
          <table:table-cell office:value-type="string">
            <text:p>301654</text:p>
          </table:table-cell>
          <table:table-cell office:value-type="string">
            <text:p>Instituto Bina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NATO 1289 VILA RE SAO PAULO</text:p>
          </table:table-cell>
          <table:table-cell office:value-type="string">
            <text:p>301673</text:p>
          </table:table-cell>
          <table:table-cell office:value-type="string">
            <text:p>Associa��o Beneficente Cultural Solid�ria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IDONIO APOLINARIO 41 JARDIM SANTA FE</text:p>
          </table:table-cell>
          <table:table-cell office:value-type="string">
            <text:p>301674</text:p>
          </table:table-cell>
          <table:table-cell office:value-type="string">
            <text:p>Associa��o dos Sem Casa d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NOGUEIRA SILVA 294</text:p>
          </table:table-cell>
          <table:table-cell office:value-type="string">
            <text:p>301678</text:p>
          </table:table-cell>
          <table:table-cell office:value-type="string">
            <text:p>NCI- Nucleo de Convivencia do Idoso Nossa Senh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TANHO MIRIM 385</text:p>
          </table:table-cell>
          <table:table-cell office:value-type="string">
            <text:p>301679</text:p>
          </table:table-cell>
          <table:table-cell office:value-type="string">
            <text:p>Igreja pentecostal A fam�lia de Jesus un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UERU 25 A</text:p>
          </table:table-cell>
          <table:table-cell office:value-type="string">
            <text:p>301681</text:p>
          </table:table-cell>
          <table:table-cell office:value-type="string">
            <text:p>Associa��o de moradores da Penha S�o Paulo SAM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DRE ESTANISLAU DE CAMPOS 379</text:p>
          </table:table-cell>
          <table:table-cell office:value-type="string">
            <text:p>301682</text:p>
          </table:table-cell>
          <table:table-cell office:value-type="string">
            <text:p>Associa��o dos Mutu�rios e Moradores da COHAB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ATISTA MACIEL 105</text:p>
          </table:table-cell>
          <table:table-cell office:value-type="string">
            <text:p>301683</text:p>
          </table:table-cell>
          <table:table-cell office:value-type="string">
            <text:p>ASSOCIACAO MOVIMENTO SOLIDA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PORA 241</text:p>
          </table:table-cell>
          <table:table-cell office:value-type="string">
            <text:p>301688</text:p>
          </table:table-cell>
          <table:table-cell office:value-type="string">
            <text:p>Cure 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QUIRITUBA 2030 PARQUE AMERICA SAO PAULO SP CEP 04842 045</text:p>
          </table:table-cell>
          <table:table-cell office:value-type="string">
            <text:p>301692</text:p>
          </table:table-cell>
          <table:table-cell office:value-type="string">
            <text:p>IGREJA BATISTA NO PARQUE AM�R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 IQUE SAN MINDLIN 1818</text:p>
          </table:table-cell>
          <table:table-cell office:value-type="string">
            <text:p>301693</text:p>
          </table:table-cell>
          <table:table-cell office:value-type="string">
            <text:p>ASSOCIA��O AMIGOS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APURA 224 BAIRRO BELA VISTA CEP 01 319 030</text:p>
          </table:table-cell>
          <table:table-cell office:value-type="string">
            <text:p>301697</text:p>
          </table:table-cell>
          <table:table-cell office:value-type="string">
            <text:p>CEIFA CASA ESPIRITA IRM�O F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 ESPERANÃ‡A 15 CEP04851709 AV PRES JOAO GOULART 971 JARDINMALLIA CEP 04821010 RUA 3 DE OUTUBRO91 CEP 08090284</text:p>
          </table:table-cell>
          <table:table-cell office:value-type="string">
            <text:p>301698</text:p>
          </table:table-cell>
          <table:table-cell office:value-type="string">
            <text:p>Associa��o Comunitaria de Desenvolviment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NELOPE 82 JARDIM ITAJAI CEP 04855 130 SAO PAULO</text:p>
          </table:table-cell>
          <table:table-cell office:value-type="string">
            <text:p>301703</text:p>
          </table:table-cell>
          <table:table-cell office:value-type="string">
            <text:p>Associa��o dos Idosos da Zona Sul Rosa de Sa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RIAÃ‡OES MUSICAIS 100</text:p>
          </table:table-cell>
          <table:table-cell office:value-type="string">
            <text:p>301705</text:p>
          </table:table-cell>
          <table:table-cell office:value-type="string">
            <text:p>INSTITUTO PILAR I INSTITUTO DE TRANSFORMA��O SO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NOS 746 PARQUE FERNANDA</text:p>
          </table:table-cell>
          <table:table-cell office:value-type="string">
            <text:p>301706</text:p>
          </table:table-cell>
          <table:table-cell office:value-type="string">
            <text:p>PRIMEIRA IGREJA BATISTA EM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A JAÃ‡ANA ALTAIR 13</text:p>
          </table:table-cell>
          <table:table-cell office:value-type="string">
            <text:p>301711</text:p>
          </table:table-cell>
          <table:table-cell office:value-type="string">
            <text:p>Associa��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ROBERTO DE ALMEIDA 218</text:p>
          </table:table-cell>
          <table:table-cell office:value-type="string">
            <text:p>301716</text:p>
          </table:table-cell>
          <table:table-cell office:value-type="string">
            <text:p>Sociedade c�vico cultural amigos de engenheiro Go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NETO CALDEIRA 500 VILA ANTONIETA CEP 03475 040 SAO PAULO SP</text:p>
          </table:table-cell>
          <table:table-cell office:value-type="string">
            <text:p>301717</text:p>
          </table:table-cell>
          <table:table-cell office:value-type="string">
            <text:p>Instituto Arnaldo Moraes de Mir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AO DE MEDEIROS 700 ITAIM PAULISTA</text:p>
          </table:table-cell>
          <table:table-cell office:value-type="string">
            <text:p>301719</text:p>
          </table:table-cell>
          <table:table-cell office:value-type="string">
            <text:p>CONDOMINIO SOL DE VER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DA CUNHA LOBO 101</text:p>
          </table:table-cell>
          <table:table-cell office:value-type="string">
            <text:p>301722</text:p>
          </table:table-cell>
          <table:table-cell office:value-type="string">
            <text:p>Associa��o beneficente vila Araguaia e adjac�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UNA 940</text:p>
          </table:table-cell>
          <table:table-cell office:value-type="string">
            <text:p>301732</text:p>
          </table:table-cell>
          <table:table-cell office:value-type="string">
            <text:p>Igreja Apost�lica e Prof�tica �gu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AYROLLA 274</text:p>
          </table:table-cell>
          <table:table-cell office:value-type="string">
            <text:p>301735</text:p>
          </table:table-cell>
          <table:table-cell office:value-type="string">
            <text:p>ONG Jovens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AO 228</text:p>
          </table:table-cell>
          <table:table-cell office:value-type="string">
            <text:p>301737</text:p>
          </table:table-cell>
          <table:table-cell office:value-type="string">
            <text:p>ASSOCIA��O DE AMIGOS DO PARQUE SANTA EDWIGES E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UTA DE FINGAL 15 BAIRRO JARDIM SAO BERNARDO CEP 04844 540</text:p>
          </table:table-cell>
          <table:table-cell office:value-type="string">
            <text:p>301739</text:p>
          </table:table-cell>
          <table:table-cell office:value-type="string">
            <text:p>associa��o de moradores Jardim S�o Bernardo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COIMBRA 866 COMPLEMENTO 870 BAIRRO PENHA CEP 03 639 000</text:p>
          </table:table-cell>
          <table:table-cell office:value-type="string">
            <text:p>301746</text:p>
          </table:table-cell>
          <table:table-cell office:value-type="string">
            <text:p>NOME EMPRESARIAL COMUNIDADE EVANGELICA CASA DE 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MAX PLANCK 57 BAIRRO JARDIM COIMBRA CEP 03 693 030</text:p>
          </table:table-cell>
          <table:table-cell office:value-type="string">
            <text:p>301747</text:p>
          </table:table-cell>
          <table:table-cell office:value-type="string">
            <text:p>IGREJA DO EVANGELHO QUADRANG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BRASILANDIA ZONA NORTE E VILA NOVA CACHOEIRINHA</text:p>
          </table:table-cell>
          <table:table-cell office:value-type="string">
            <text:p>301748</text:p>
          </table:table-cell>
          <table:table-cell office:value-type="string">
            <text:p>Instituto Resgatando Vidas Rede Gerando Falc�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SANTO HONORIO 208</text:p>
          </table:table-cell>
          <table:table-cell office:value-type="string">
            <text:p>301749</text:p>
          </table:table-cell>
          <table:table-cell office:value-type="string">
            <text:p>Associacao  comunit�ria dos moradores do jardim 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CARVALHO DO AMPARO 18</text:p>
          </table:table-cell>
          <table:table-cell office:value-type="string">
            <text:p>301752</text:p>
          </table:table-cell>
          <table:table-cell office:value-type="string">
            <text:p>Associacao  dos moradores terra nas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FORA 90 JARDIM BRASILIA</text:p>
          </table:table-cell>
          <table:table-cell office:value-type="string">
            <text:p>301759</text:p>
          </table:table-cell>
          <table:table-cell office:value-type="string">
            <text:p>ENTIDADE JARDINS UNIDOS NUM TRABALHO DE OBRAS SO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IMEIRO DE MAIO 52 JD SAO FRANCISCO CEP 08390 240</text:p>
          </table:table-cell>
          <table:table-cell office:value-type="string">
            <text:p>301761</text:p>
          </table:table-cell>
          <table:table-cell office:value-type="string">
            <text:p>Primeiro de maio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RODRIGUES DE SANTAREM 500 CEP 03968 010</text:p>
          </table:table-cell>
          <table:table-cell office:value-type="string">
            <text:p>301763</text:p>
          </table:table-cell>
          <table:table-cell office:value-type="string">
            <text:p>Associa��o dos amigos do Jardim Colonial de S�o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MA BONFANTE 97</text:p>
          </table:table-cell>
          <table:table-cell office:value-type="string">
            <text:p>301765</text:p>
          </table:table-cell>
          <table:table-cell office:value-type="string">
            <text:p>Centro Muticultural Esportivo Jardim Santo Andr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ADARIO TEIXEIRA 80</text:p>
          </table:table-cell>
          <table:table-cell office:value-type="string">
            <text:p>301766</text:p>
          </table:table-cell>
          <table:table-cell office:value-type="string">
            <text:p>CASI Centro de Apoio � Sa�de do Ido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UCILIA PERES 256 BAIRRO JARDIM ESTER YOLANDA CEP 05 374 150</text:p>
          </table:table-cell>
          <table:table-cell office:value-type="string">
            <text:p>301767</text:p>
          </table:table-cell>
          <table:table-cell office:value-type="string">
            <text:p>IGREJA MISSAO MUNDIAL MILAGRES EM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OAO JOSE DOS SANTOS 380 BAIRRO JARDIM OLYMPIA CEP 05 542 020</text:p>
          </table:table-cell>
          <table:table-cell office:value-type="string">
            <text:p>301769</text:p>
          </table:table-cell>
          <table:table-cell office:value-type="string">
            <text:p>NSTITUTO SOCIAL BOLA NA RE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EPUBLICA DE SAN MARINO 59 BAIRRO BURGO PAULISTA CEP 03 682 080</text:p>
          </table:table-cell>
          <table:table-cell office:value-type="string">
            <text:p>301771</text:p>
          </table:table-cell>
          <table:table-cell office:value-type="string">
            <text:p>ONG AMOR E CARIDADE DR. BEZERRA DE MENEZ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FORMIGA 35</text:p>
          </table:table-cell>
          <table:table-cell office:value-type="string">
            <text:p>301773</text:p>
          </table:table-cell>
          <table:table-cell office:value-type="string">
            <text:p>Associacao desportiva social e cultural debate fu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DAS FLORES 171 PROMORAR ME SAPOPEMBA SP</text:p>
          </table:table-cell>
          <table:table-cell office:value-type="string">
            <text:p>301774</text:p>
          </table:table-cell>
          <table:table-cell office:value-type="string">
            <text:p>Instituto de Educa��o e Cultura Alut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CEGUAVA 1823</text:p>
          </table:table-cell>
          <table:table-cell office:value-type="string">
            <text:p>301780</text:p>
          </table:table-cell>
          <table:table-cell office:value-type="string">
            <text:p>Portal do a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OTELO FRANCO 23 A</text:p>
          </table:table-cell>
          <table:table-cell office:value-type="string">
            <text:p>301782</text:p>
          </table:table-cell>
          <table:table-cell office:value-type="string">
            <text:p>Igreja Uni�o Penteco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e Santa Rosa, 261 - Parque Cisper - Sï¿½o Paulo</text:p>
          </table:table-cell>
          <table:table-cell office:value-type="string">
            <text:p>301802</text:p>
          </table:table-cell>
          <table:table-cell office:value-type="string">
            <text:p>ASSOCIA��O BENEFICENT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ria Terezinha de Albuquerque 30 jd Santa Francisca CEP 04844676</text:p>
          </table:table-cell>
          <table:table-cell office:value-type="string">
            <text:p>301806</text:p>
          </table:table-cell>
          <table:table-cell office:value-type="string">
            <text:p>ONG F�NIX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rles Mion 447 - Jardim Pirituba cep 02984010</text:p>
          </table:table-cell>
          <table:table-cell office:value-type="string">
            <text:p>301808</text:p>
          </table:table-cell>
          <table:table-cell office:value-type="string">
            <text:p>Associa��o Projeto Social Cabe�a B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ngelo Tarchi n 1897 jd. Vera Cruz</text:p>
          </table:table-cell>
          <table:table-cell office:value-type="string">
            <text:p>301811</text:p>
          </table:table-cell>
          <table:table-cell office:value-type="string">
            <text:p>Clube da comunidade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Cï¿½sar,76</text:p>
          </table:table-cell>
          <table:table-cell office:value-type="string">
            <text:p>301816</text:p>
          </table:table-cell>
          <table:table-cell office:value-type="string">
            <text:p>Associa��o Cultural e Esportiva Viva Z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Lourenï¿½o Cabreira, 504 JD Ana Lucia - CEP 04812-010 - Sï¿½o Paulo -SP</text:p>
          </table:table-cell>
          <table:table-cell office:value-type="string">
            <text:p>301831</text:p>
          </table:table-cell>
          <table:table-cell office:value-type="string">
            <text:p>Associa��o Acez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ares Afonso 43 Parque Vitï¿½ria Tucuruvi SP</text:p>
          </table:table-cell>
          <table:table-cell office:value-type="string">
            <text:p>301833</text:p>
          </table:table-cell>
          <table:table-cell office:value-type="string">
            <text:p>CACI - Casa de Apoio ao Cidad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. Raimundo Bezerra Lima , 35 - V. Brasilï¿½ndia</text:p>
          </table:table-cell>
          <table:table-cell office:value-type="string">
            <text:p>301836</text:p>
          </table:table-cell>
          <table:table-cell office:value-type="string">
            <text:p>ASSOCIA��O COMUNITARIA DO JD.TIRO AO POM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,1073 - Jaragua - Sï¿½o Paulo-SP</text:p>
          </table:table-cell>
          <table:table-cell office:value-type="string">
            <text:p>301840</text:p>
          </table:table-cell>
          <table:table-cell office:value-type="string">
            <text:p>INSTITUTO IKE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662</text:p>
          </table:table-cell>
          <table:table-cell office:value-type="string">
            <text:p>301843</text:p>
          </table:table-cell>
          <table:table-cell office:value-type="string">
            <text:p>Associa��o Uni�o de Amigos do Jardim S�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en Venda, 826 - Jardim Kioto - Sï¿½o Paulo - SP</text:p>
          </table:table-cell>
          <table:table-cell office:value-type="string">
            <text:p>301844</text:p>
          </table:table-cell>
          <table:table-cell office:value-type="string">
            <text:p>ONG SELMA PARC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dique Coutinho, 956</text:p>
          </table:table-cell>
          <table:table-cell office:value-type="string">
            <text:p>301848</text:p>
          </table:table-cell>
          <table:table-cell office:value-type="string">
            <text:p>Casa de Nossa Senhor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a Canero, 245, ï¿½gua Rasa, Sï¿½o Paulo - SP</text:p>
          </table:table-cell>
          <table:table-cell office:value-type="string">
            <text:p>301853</text:p>
          </table:table-cell>
          <table:table-cell office:value-type="string">
            <text:p>Instituto Familiar N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Joao Peres de Aboim 56</text:p>
          </table:table-cell>
          <table:table-cell office:value-type="string">
            <text:p>301855</text:p>
          </table:table-cell>
          <table:table-cell office:value-type="string">
            <text:p>Clube da Melhor Idade Luz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movimento10</text:p>
          </table:table-cell>
          <table:table-cell office:value-type="string">
            <text:p>301856</text:p>
          </table:table-cell>
          <table:table-cell office:value-type="string">
            <text:p>Clube de maes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Claudio Franchi, 545 Jardim Monte Kemel Cep 05.633-000</text:p>
          </table:table-cell>
          <table:table-cell office:value-type="string">
            <text:p>301859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ULO SERGIO DE MACEDO Nï¿½MERO 205 JD LAR SAO PAULO CEP 05.639-100</text:p>
          </table:table-cell>
          <table:table-cell office:value-type="string">
            <text:p>301864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is Barreto, 145 - Vila Maria - CEP 02.120-040 Sï¿½o Paulo - SP</text:p>
          </table:table-cell>
          <table:table-cell office:value-type="string">
            <text:p>301867</text:p>
          </table:table-cell>
          <table:table-cell office:value-type="string">
            <text:p>IGREJA BATISTA FILAD�LFIA  EM VIL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TZ JANK N. 40 BAIRRO PARQUE NOVO MUNDO CEP 02.181-120</text:p>
          </table:table-cell>
          <table:table-cell office:value-type="string">
            <text:p>301869</text:p>
          </table:table-cell>
          <table:table-cell office:value-type="string">
            <text:p>MITRA DIOCESANA DE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LMAR SOARES, 137</text:p>
          </table:table-cell>
          <table:table-cell office:value-type="string">
            <text:p>301872</text:p>
          </table:table-cell>
          <table:table-cell office:value-type="string">
            <text:p>GRUPO ESPIRITA SAMARI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 Antonio de Almeida, 279 - Vila Mendes - Sï¿½o Paulo</text:p>
          </table:table-cell>
          <table:table-cell office:value-type="string">
            <text:p>301875</text:p>
          </table:table-cell>
          <table:table-cell office:value-type="string">
            <text:p>Instituto Hefziba - Assembleia de Deus Casa d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Mï¿½rcio Martins Ferreira, 68 - Cidade Ademar - Sï¿½o Paulo</text:p>
          </table:table-cell>
          <table:table-cell office:value-type="string">
            <text:p>301876</text:p>
          </table:table-cell>
          <table:table-cell office:value-type="string">
            <text:p>Igreja Evang�lica Assembleia de Deus em S�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elano de Castro</text:p>
          </table:table-cell>
          <table:table-cell office:value-type="string">
            <text:p>301885</text:p>
          </table:table-cell>
          <table:table-cell office:value-type="string">
            <text:p>Associa��o Beneficente e comunit�ria do p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uisio,17 vila constanï¿½a / cep . 02258-300 / Sï¿½o Paulo - SP</text:p>
          </table:table-cell>
          <table:table-cell office:value-type="string">
            <text:p>301891</text:p>
          </table:table-cell>
          <table:table-cell office:value-type="string">
            <text:p>ILE OMO ONYRA ASE EF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cente de arraujo n 925 cep 08150 580</text:p>
          </table:table-cell>
          <table:table-cell office:value-type="string">
            <text:p>301892</text:p>
          </table:table-cell>
          <table:table-cell office:value-type="string">
            <text:p>Sociedade Amigos do jardim robr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cachoeira de Paulo Afonso 25</text:p>
          </table:table-cell>
          <table:table-cell office:value-type="string">
            <text:p>301901</text:p>
          </table:table-cell>
          <table:table-cell office:value-type="string">
            <text:p>Acs s�o Vicente de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Candido Gomes</text:p>
          </table:table-cell>
          <table:table-cell office:value-type="string">
            <text:p>301902</text:p>
          </table:table-cell>
          <table:table-cell office:value-type="string">
            <text:p>Unie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martins rodrigues n 235 cep 04349-240 bairro jardim oriental</text:p>
          </table:table-cell>
          <table:table-cell office:value-type="string">
            <text:p>301905</text:p>
          </table:table-cell>
          <table:table-cell office:value-type="string">
            <text:p>Associacao de moradores simplesmente 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Gosselin, 31 (Antiga chï¿½cara cinco estrela) - CEP 04852-022</text:p>
          </table:table-cell>
          <table:table-cell office:value-type="string">
            <text:p>301912</text:p>
          </table:table-cell>
          <table:table-cell office:value-type="string">
            <text:p>CREARC - Centro de Reabilita��o e Renova��o Crist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ï¿½A MIGUEL RAMOS DE MOURA 86 - JD. IV. CENTENï¿½RIO</text:p>
          </table:table-cell>
          <table:table-cell office:value-type="string">
            <text:p>301916</text:p>
          </table:table-cell>
          <table:table-cell office:value-type="string">
            <text:p>MITRA ARQUIDIOCESANA DE S�O PAULO - PAR�QUIA S�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redo Lï¿½cio, 775</text:p>
          </table:table-cell>
          <table:table-cell office:value-type="string">
            <text:p>301921</text:p>
          </table:table-cell>
          <table:table-cell office:value-type="string">
            <text:p>Instituto Pedro Henriqu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Vereador Joï¿½o de luca , 1290</text:p>
          </table:table-cell>
          <table:table-cell office:value-type="string">
            <text:p>301922</text:p>
          </table:table-cell>
          <table:table-cell office:value-type="string">
            <text:p>Associa��o Amigos Da Cupec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ï¿½ INACIO DA SILVA, 197A JD ESMERALDA -Sï¿½O PAULO - SP CEP 04828-060</text:p>
          </table:table-cell>
          <table:table-cell office:value-type="string">
            <text:p>301932</text:p>
          </table:table-cell>
          <table:table-cell office:value-type="string">
            <text:p>COMUNIDADE ESMERALDA ESPERAN�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C NOSSA SRA DA CANDELARIA Nï¿½MERO 1 CEP 02.122-050 BAIRRO VILA MARIA</text:p>
          </table:table-cell>
          <table:table-cell office:value-type="string">
            <text:p>301936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Borï¿½s, 87 - Vila Guacuri - SP - CEP 04475-230</text:p>
          </table:table-cell>
          <table:table-cell office:value-type="string">
            <text:p>301937</text:p>
          </table:table-cell>
          <table:table-cell office:value-type="string">
            <text:p>Associa��o Beneficente Projeto 12 De Outub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Cairuguaï¿½u 396 Jardim Romano - CEP 08191280</text:p>
          </table:table-cell>
          <table:table-cell office:value-type="string">
            <text:p>301940</text:p>
          </table:table-cell>
          <table:table-cell office:value-type="string">
            <text:p>Associa��o e uni�o de moradores de jardim ce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a vista 92</text:p>
          </table:table-cell>
          <table:table-cell office:value-type="string">
            <text:p>301941</text:p>
          </table:table-cell>
          <table:table-cell office:value-type="string">
            <text:p>Associa��o clube de m�es pioneiras da vila ros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NOVA YORK Nï¿½MERO 75 CEP 03.923-170 BAIRRO/DISTRITO JARDIM DONA SINHA</text:p>
          </table:table-cell>
          <table:table-cell office:value-type="string">
            <text:p>301945</text:p>
          </table:table-cell>
          <table:table-cell office:value-type="string">
            <text:p>SANTA CRUZ FUTEBOL CLUBE DO JARDIM DONA S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Sï¿½o Caetano 128 - Jardim Peri - Sï¿½o Paulo/SP</text:p>
          </table:table-cell>
          <table:table-cell office:value-type="string">
            <text:p>301946</text:p>
          </table:table-cell>
          <table:table-cell office:value-type="string">
            <text:p>ESCOLA PROFISSIONALIZANTE DOUTOR LUIZ DIOGENES ZE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Das Corvinas ,54 - Santa Amï¿½lia</text:p>
          </table:table-cell>
          <table:table-cell office:value-type="string">
            <text:p>301947</text:p>
          </table:table-cell>
          <table:table-cell office:value-type="string">
            <text:p>Associa��o Constrindo Novos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ximiliano Martinez, 26 Jd Lallo</text:p>
          </table:table-cell>
          <table:table-cell office:value-type="string">
            <text:p>301951</text:p>
          </table:table-cell>
          <table:table-cell office:value-type="string">
            <text:p>CLUBE DA COMUNIDADE LOUREN�O CAB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8B</text:p>
          </table:table-cell>
          <table:table-cell office:value-type="string">
            <text:p>301953</text:p>
          </table:table-cell>
          <table:table-cell office:value-type="string">
            <text:p>Cech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ï¿½o Gottzfritz Filho, 293 Jd Rï¿½gis Cep 04811210</text:p>
          </table:table-cell>
          <table:table-cell office:value-type="string">
            <text:p>301955</text:p>
          </table:table-cell>
          <table:table-cell office:value-type="string">
            <text:p>Projeto Escola da B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, 698 JD RAPOSO TAVARES</text:p>
          </table:table-cell>
          <table:table-cell office:value-type="string">
            <text:p>301958</text:p>
          </table:table-cell>
          <table:table-cell office:value-type="string">
            <text:p>ASSOCIA��O COMUNIT�RIA ASSISTENCIAL, CULTURAL E 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serta , 66</text:p>
          </table:table-cell>
          <table:table-cell office:value-type="string">
            <text:p>301960</text:p>
          </table:table-cell>
          <table:table-cell office:value-type="string">
            <text:p>ONG-Cia.Ateli� das A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��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��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ul n 7- Vila Carrï¿½o</text:p>
          </table:table-cell>
          <table:table-cell office:value-type="string">
            <text:p>301962</text:p>
          </table:table-cell>
          <table:table-cell office:value-type="string">
            <text:p>Comunidade Evang�lica Maravilhas de Cristo- Vila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guas Virtuosas 876</text:p>
          </table:table-cell>
          <table:table-cell office:value-type="string">
            <text:p>301965</text:p>
          </table:table-cell>
          <table:table-cell office:value-type="string">
            <text:p>Uni�o Assistencial Esp�rita Andr� Lui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154, Cohab I</text:p>
          </table:table-cell>
          <table:table-cell office:value-type="string">
            <text:p>301967</text:p>
          </table:table-cell>
          <table:table-cell office:value-type="string">
            <text:p>71 Grupo Escoteiro Minu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Vila Nova 6-C antiga Rua Benedito Brandï¿½o</text:p>
          </table:table-cell>
          <table:table-cell office:value-type="string">
            <text:p>301973</text:p>
          </table:table-cell>
          <table:table-cell office:value-type="string">
            <text:p>Instituto Nova Uni�o da 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da Alfa, 75</text:p>
          </table:table-cell>
          <table:table-cell office:value-type="string">
            <text:p>301985</text:p>
          </table:table-cell>
          <table:table-cell office:value-type="string">
            <text:p>LIGA ESPORTIVA DE GUAIANASES &amp;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OLIVEIRA FREIRE Nï¿½ 1368</text:p>
          </table:table-cell>
          <table:table-cell office:value-type="string">
            <text:p>301990</text:p>
          </table:table-cell>
          <table:table-cell office:value-type="string">
            <text:p>ASSOCIA��O BENEFICENTE MARIA EM�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ão Batista Santiago , 282 Parque Santa Rita</text:p>
          </table:table-cell>
          <table:table-cell office:value-type="string">
            <text:p>302002</text:p>
          </table:table-cell>
          <table:table-cell office:value-type="string">
            <text:p>Igreja Crist� Firm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boas noites</text:p>
          </table:table-cell>
          <table:table-cell office:value-type="string">
            <text:p>302009</text:p>
          </table:table-cell>
          <table:table-cell office:value-type="string">
            <text:p>Centro Social Caminhando para 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oneiros, 56</text:p>
          </table:table-cell>
          <table:table-cell office:value-type="string">
            <text:p>302014</text:p>
          </table:table-cell>
          <table:table-cell office:value-type="string">
            <text:p>Ter�a Af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VICENZO DANTI NÚMERO 40 CEP 05.772-080 BAIRRO/DISTRITO PARQUE REGINA</text:p>
          </table:table-cell>
          <table:table-cell office:value-type="string">
            <text:p>302016</text:p>
          </table:table-cell>
          <table:table-cell office:value-type="string">
            <text:p>ASSOCIACAO DOS MORADORES DO JARDIM NOVO ORIENTE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lívio colli, n72</text:p>
          </table:table-cell>
          <table:table-cell office:value-type="string">
            <text:p>302021</text:p>
          </table:table-cell>
          <table:table-cell office:value-type="string">
            <text:p>Associa��o de Mulheres do Jardim Aurora e Adjac�n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BURGO 503 CASA 1</text:p>
          </table:table-cell>
          <table:table-cell office:value-type="string">
            <text:p>302026</text:p>
          </table:table-cell>
          <table:table-cell office:value-type="string">
            <text:p>ASSOCIA��O UNIDOS NA LUTA I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aduto Nove de Julho, 190</text:p>
          </table:table-cell>
          <table:table-cell office:value-type="string">
            <text:p>302029</text:p>
          </table:table-cell>
          <table:table-cell office:value-type="string">
            <text:p>Ong Respland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iranga N ° 273</text:p>
          </table:table-cell>
          <table:table-cell office:value-type="string">
            <text:p>302030</text:p>
          </table:table-cell>
          <table:table-cell office:value-type="string">
            <text:p>Tr�s Irm�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Papovici N?54 Jd. Sapopemba São Paulo (SP)</text:p>
          </table:table-cell>
          <table:table-cell office:value-type="string">
            <text:p>302031</text:p>
          </table:table-cell>
          <table:table-cell office:value-type="string">
            <text:p>Igreja Internacional A Voz Do Que  Cl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censo Fernandes 1108</text:p>
          </table:table-cell>
          <table:table-cell office:value-type="string">
            <text:p>302045</text:p>
          </table:table-cell>
          <table:table-cell office:value-type="string">
            <text:p>Associa��o Educacional Kau� Mar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erotides de campos 93 jardim brasil</text:p>
          </table:table-cell>
          <table:table-cell office:value-type="string">
            <text:p>302052</text:p>
          </table:table-cell>
          <table:table-cell office:value-type="string">
            <text:p>associa�ao familia nova alian�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Emanuel Dias 226 Vila Santa Tereza Arthur Alvin</text:p>
          </table:table-cell>
          <table:table-cell office:value-type="string">
            <text:p>302054</text:p>
          </table:table-cell>
          <table:table-cell office:value-type="string">
            <text:p>Associa��o Beneficente Lima Cruza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Hely Lopes Meirelles , nº1450</text:p>
          </table:table-cell>
          <table:table-cell office:value-type="string">
            <text:p>302058</text:p>
          </table:table-cell>
          <table:table-cell office:value-type="string">
            <text:p>ASSOCIA��O COMUNIT�RIA DAS FAM�LIAS UNIDAS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BAUMANN MENDONÇA N°172</text:p>
          </table:table-cell>
          <table:table-cell office:value-type="string">
            <text:p>302063</text:p>
          </table:table-cell>
          <table:table-cell office:value-type="string">
            <text:p>ASSOCIA��O BENEFICENTE  LUZ DE UM NOV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Vázea Grande, 222</text:p>
          </table:table-cell>
          <table:table-cell office:value-type="string">
            <text:p>302066</text:p>
          </table:table-cell>
          <table:table-cell office:value-type="string">
            <text:p>Igreja  Evangelica Minist�rio Genu�no de Deus Sem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José Pedro de Carvalho Lima, 333</text:p>
          </table:table-cell>
          <table:table-cell office:value-type="string">
            <text:p>302067</text:p>
          </table:table-cell>
          <table:table-cell office:value-type="string">
            <text:p>INSTITUTO ANGL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Soriano de Albuquerque,163 cep.05894- 390 Jd. Macedônia</text:p>
          </table:table-cell>
          <table:table-cell office:value-type="string">
            <text:p>302071</text:p>
          </table:table-cell>
          <table:table-cell office:value-type="string">
            <text:p>Associa��o Cidadania Ativa do Maced�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alvares pimentel n°1351</text:p>
          </table:table-cell>
          <table:table-cell office:value-type="string">
            <text:p>302079</text:p>
          </table:table-cell>
          <table:table-cell office:value-type="string">
            <text:p>asembleia de Deus ministerio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GABRIEL OREFICE, N. 261 CEP 02.084-090 BAIRRO VILA BARIRI</text:p>
          </table:table-cell>
          <table:table-cell office:value-type="string">
            <text:p>302085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assi Mazzali, Rua Rua Mendonça Junior, Avenida João dos Santos Abreu</text:p>
          </table:table-cell>
          <table:table-cell office:value-type="string">
            <text:p>302087</text:p>
          </table:table-cell>
          <table:table-cell office:value-type="string">
            <text:p>ACEB ASSOCIA��O CULTURAL ESPORTIVA E BENEFICENTE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Lopes de Medeiros, 66 - Jardim Eliana - CEP:04851-100</text:p>
          </table:table-cell>
          <table:table-cell office:value-type="string">
            <text:p>302098</text:p>
          </table:table-cell>
          <table:table-cell office:value-type="string">
            <text:p>CDC Jardim Eli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Nossa Senhora de Loreto nº914 - Vila Medeiros - São Paulo</text:p>
          </table:table-cell>
          <table:table-cell office:value-type="string">
            <text:p>302099</text:p>
          </table:table-cell>
          <table:table-cell office:value-type="string">
            <text:p>Par�quia Nossa Senhora de Lore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guaia n° 40 - Jd Iguatemi - Sao Paulo/SP</text:p>
          </table:table-cell>
          <table:table-cell office:value-type="string">
            <text:p>302103</text:p>
          </table:table-cell>
          <table:table-cell office:value-type="string">
            <text:p>Associa�ao dos Moradores e Amigos do Jardim Vila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,270 jd. Boa vista</text:p>
          </table:table-cell>
          <table:table-cell office:value-type="string">
            <text:p>302104</text:p>
          </table:table-cell>
          <table:table-cell office:value-type="string">
            <text:p>Instituto Maria Joaquina dos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819</text:p>
          </table:table-cell>
          <table:table-cell office:value-type="string">
            <text:p>302114</text:p>
          </table:table-cell>
          <table:table-cell office:value-type="string">
            <text:p>associa��o dos moradores residencial casar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GERÔNIMO BARBOSA DA SILVA,777 JARDIM NAZARÉ-ZL</text:p>
          </table:table-cell>
          <table:table-cell office:value-type="string">
            <text:p>302116</text:p>
          </table:table-cell>
          <table:table-cell office:value-type="string">
            <text:p>Igreja Evang�lica Movidos pela F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Humberto cerruti,151 jardim Mabel</text:p>
          </table:table-cell>
          <table:table-cell office:value-type="string">
            <text:p>302117</text:p>
          </table:table-cell>
          <table:table-cell office:value-type="string">
            <text:p>Espa�o nelia Mabel espa�o comunit�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accio Fontoura n 568 Vila São jose</text:p>
          </table:table-cell>
          <table:table-cell office:value-type="string">
            <text:p>302121</text:p>
          </table:table-cell>
          <table:table-cell office:value-type="string">
            <text:p>Igreja Internacional alian�a com Deus jardim v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Seraceni n.32 Jardim Fraternidade</text:p>
          </table:table-cell>
          <table:table-cell office:value-type="string">
            <text:p>302123</text:p>
          </table:table-cell>
          <table:table-cell office:value-type="string">
            <text:p>Associa��o Comunit�ria Amigos da Fam�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Guilherme Belfort Sabino, 715</text:p>
          </table:table-cell>
          <table:table-cell office:value-type="string">
            <text:p>302132</text:p>
          </table:table-cell>
          <table:table-cell office:value-type="string">
            <text:p>Gaia grupo de assist�ncia ao idoso a inf�ncia 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José Francisco Brandão, 514 - Cidade Tiradentes, São Paulo - SP, 08470-790</text:p>
          </table:table-cell>
          <table:table-cell office:value-type="string">
            <text:p>302134</text:p>
          </table:table-cell>
          <table:table-cell office:value-type="string">
            <text:p>Amar- Associa��o de M�es e Amigos da crian�a 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beiro de Lima, s/n Parque da Luz Bom Retiro</text:p>
          </table:table-cell>
          <table:table-cell office:value-type="string">
            <text:p>302135</text:p>
          </table:table-cell>
          <table:table-cell office:value-type="string">
            <text:p>Associa��o agentes da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la de Pedestre Vicente Alelsandre, 17 ? CEP: 08431-645 São Paulo /SP</text:p>
          </table:table-cell>
          <table:table-cell office:value-type="string">
            <text:p>302139</text:p>
          </table:table-cell>
          <table:table-cell office:value-type="string">
            <text:p>Associa��o Consabs II Miguel Ack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Benedito de Camargo, 10 ? Penha ? CEP: 03602-020 ? São Paulo/SP</text:p>
          </table:table-cell>
          <table:table-cell office:value-type="string">
            <text:p>302140</text:p>
          </table:table-cell>
          <table:table-cell office:value-type="string">
            <text:p>Associa��o Cultural da Pluralidade Sexual - ACP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RETIRO,</text:p>
          </table:table-cell>
          <table:table-cell office:value-type="string">
            <text:p>302142</text:p>
          </table:table-cell>
          <table:table-cell office:value-type="string">
            <text:p>ASSOCIA��O ATL�TICA UNIDOS CERD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piru</text:p>
          </table:table-cell>
          <table:table-cell office:value-type="string">
            <text:p>302152</text:p>
          </table:table-cell>
          <table:table-cell office:value-type="string">
            <text:p>C�u pel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Teodoro Bernardo do Nascimento 726</text:p>
          </table:table-cell>
          <table:table-cell office:value-type="string">
            <text:p>302160</text:p>
          </table:table-cell>
          <table:table-cell office:value-type="string">
            <text:p>Associa��o Raio De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ÍCERO PAULO 71</text:p>
          </table:table-cell>
          <table:table-cell office:value-type="string">
            <text:p>302161</text:p>
          </table:table-cell>
          <table:table-cell office:value-type="string">
            <text:p>ASSOCIA��O DE MORADORES DA COMUNIDADE VILA SILV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ão, 7 - paróquia - altura do número 2000</text:p>
          </table:table-cell>
          <table:table-cell office:value-type="string">
            <text:p>302162</text:p>
          </table:table-cell>
          <table:table-cell office:value-type="string">
            <text:p>Par�quia S�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la Caiz, 68</text:p>
          </table:table-cell>
          <table:table-cell office:value-type="string">
            <text:p>302163</text:p>
          </table:table-cell>
          <table:table-cell office:value-type="string">
            <text:p>Instituto Novos Va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LMEIRA BACABA N. 270 CEP 03.980-050 BAIRRO PARQUE SANTA MADALENA</text:p>
          </table:table-cell>
          <table:table-cell office:value-type="string">
            <text:p>302165</text:p>
          </table:table-cell>
          <table:table-cell office:value-type="string">
            <text:p>IGREJA PENTECOSTAL A MENINA DOS OLHOS DO SEN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2168</text:p>
          </table:table-cell>
          <table:table-cell office:value-type="string">
            <text:p>Associa��o uniao pelos direitos dos moradores jar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ENTO DE SOUZA N 41 COMPLEMENTO PIRAPORINHA CEP 04.913-000 BAIRRO SANTO AMARO</text:p>
          </table:table-cell>
          <table:table-cell office:value-type="string">
            <text:p>302172</text:p>
          </table:table-cell>
          <table:table-cell office:value-type="string">
            <text:p>ASSOCIACAO DE MORADORES COM MUITA GAR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n30</text:p>
          </table:table-cell>
          <table:table-cell office:value-type="string">
            <text:p>302173</text:p>
          </table:table-cell>
          <table:table-cell office:value-type="string">
            <text:p>Ong Filantropica de atividades comunitarias san g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EI MANOEL DO DESTERRO N. 45 COMPLEMENTO B CEP 03.647-050 BAIRRO VILA ESPERANCA</text:p>
          </table:table-cell>
          <table:table-cell office:value-type="string">
            <text:p>302175</text:p>
          </table:table-cell>
          <table:table-cell office:value-type="string">
            <text:p>SOS FAMILIA E SOLIDARIE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gílio Campelo,270 encosta norte</text:p>
          </table:table-cell>
          <table:table-cell office:value-type="string">
            <text:p>302207</text:p>
          </table:table-cell>
          <table:table-cell office:value-type="string">
            <text:p>Associa��o beneficente todos unidos por um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 n 651 vila helena</text:p>
          </table:table-cell>
          <table:table-cell office:value-type="string">
            <text:p>302213</text:p>
          </table:table-cell>
          <table:table-cell office:value-type="string">
            <text:p>ASSOCIA��O BENEFICENTE EDUCACIONAL CORUJ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oturussu, 233 Parque Boturussu</text:p>
          </table:table-cell>
          <table:table-cell office:value-type="string">
            <text:p>302230</text:p>
          </table:table-cell>
          <table:table-cell office:value-type="string">
            <text:p>Associa��o Beneficente Bra�os F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ilon chaves,1500 Jd nazare</text:p>
          </table:table-cell>
          <table:table-cell office:value-type="string">
            <text:p>302259</text:p>
          </table:table-cell>
          <table:table-cell office:value-type="string">
            <text:p>Associa��o beneficente Santa Barbara d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uz Gomes 215 B</text:p>
          </table:table-cell>
          <table:table-cell office:value-type="string">
            <text:p>302288</text:p>
          </table:table-cell>
          <table:table-cell office:value-type="string">
            <text:p>Grupo 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NA URSULA, 103</text:p>
          </table:table-cell>
          <table:table-cell office:value-type="string">
            <text:p>302289</text:p>
          </table:table-cell>
          <table:table-cell office:value-type="string">
            <text:p>ASSOCIA��O DE MORADORES DO BAIRRO DO JARDIM JARAG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Campinas, 529 - Campos Elíseos</text:p>
          </table:table-cell>
          <table:table-cell office:value-type="string">
            <text:p>302291</text:p>
          </table:table-cell>
          <table:table-cell office:value-type="string">
            <text:p>Moinho ConVida - A Pr�xima Companhia e coletiv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eca, 60 - Vila Piauí - SP</text:p>
          </table:table-cell>
          <table:table-cell office:value-type="string">
            <text:p>302297</text:p>
          </table:table-cell>
          <table:table-cell office:value-type="string">
            <text:p>SOCIEDADE AMIGOS DE VILA PIAU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rio da Serra 276. Jardim Das Camélias</text:p>
          </table:table-cell>
          <table:table-cell office:value-type="string">
            <text:p>302331</text:p>
          </table:table-cell>
          <table:table-cell office:value-type="string">
            <text:p>Associa��o Comunit�ria Florestan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as Barras, 154 Vila California - São Laulo - SP</text:p>
          </table:table-cell>
          <table:table-cell office:value-type="string">
            <text:p>302346</text:p>
          </table:table-cell>
          <table:table-cell office:value-type="string">
            <text:p>ASSOCIA��O BENEFICENTE SOCIAL DESPORTIVA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têxteis 2945</text:p>
          </table:table-cell>
          <table:table-cell office:value-type="string">
            <text:p>302347</text:p>
          </table:table-cell>
          <table:table-cell office:value-type="string">
            <text:p>ong Aveccc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Paulo de Barros Whitaker, 14 - Cidade Dutra - CEP 04807-000</text:p>
          </table:table-cell>
          <table:table-cell office:value-type="string">
            <text:p>302354</text:p>
          </table:table-cell>
          <table:table-cell office:value-type="string">
            <text:p>Instituto Miss�o 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Neves Nogueira n 45</text:p>
          </table:table-cell>
          <table:table-cell office:value-type="string">
            <text:p>302365</text:p>
          </table:table-cell>
          <table:table-cell office:value-type="string">
            <text:p>Instituto Unia��o Oliveira Br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ador José Gomes de Moraes Neto, 60 - 04849-030 - Parque Residencial Cocaia - Grajaú - São Paulo.</text:p>
          </table:table-cell>
          <table:table-cell office:value-type="string">
            <text:p>302370</text:p>
          </table:table-cell>
          <table:table-cell office:value-type="string">
            <text:p>Associa��o Cultural Cari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Raimundo Pereira de Magalhães,6480</text:p>
          </table:table-cell>
          <table:table-cell office:value-type="string">
            <text:p>302371</text:p>
          </table:table-cell>
          <table:table-cell office:value-type="string">
            <text:p>Uni�o de moradores e amigos de vila Pereira Barre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ário Quarini, n°97,conjunto residência José Bonifácio SP /cep 08255_620 71</text:p>
          </table:table-cell>
          <table:table-cell office:value-type="string">
            <text:p>302373</text:p>
          </table:table-cell>
          <table:table-cell office:value-type="string">
            <text:p>INSTITUTO DE MULHERES PRINCESAS LEOPOLD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João Noranha 208 Mandaqui</text:p>
          </table:table-cell>
          <table:table-cell office:value-type="string">
            <text:p>302375</text:p>
          </table:table-cell>
          <table:table-cell office:value-type="string">
            <text:p>Projeto de Incentivo a Vida PIV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L CÉSAR BAPTISTA MARQUES, 36</text:p>
          </table:table-cell>
          <table:table-cell office:value-type="string">
            <text:p>302380</text:p>
          </table:table-cell>
          <table:table-cell office:value-type="string">
            <text:p>ASSOCIA��O AMIGOS FUTURO MEL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eixes n 33 Vila Carão CEP 08340-440</text:p>
          </table:table-cell>
          <table:table-cell office:value-type="string">
            <text:p>302383</text:p>
          </table:table-cell>
          <table:table-cell office:value-type="string">
            <text:p>ASSOCIA��O SOCIAL DIREITOS E IGUALDADE PARA TO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as Fernandes Pinto 170 Parque São Rafael</text:p>
          </table:table-cell>
          <table:table-cell office:value-type="string">
            <text:p>302384</text:p>
          </table:table-cell>
          <table:table-cell office:value-type="string">
            <text:p>Associa��o ALM do Parque S�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ititu e adjacências e Rua Waldemar Tietz e adjacências</text:p>
          </table:table-cell>
          <table:table-cell office:value-type="string">
            <text:p>302388</text:p>
          </table:table-cell>
          <table:table-cell office:value-type="string">
            <text:p>Centro de Apoio a Sa�de da Leste-Cas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rticular Elos 06</text:p>
          </table:table-cell>
          <table:table-cell office:value-type="string">
            <text:p>302389</text:p>
          </table:table-cell>
          <table:table-cell office:value-type="string">
            <text:p>associa��o visao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muel Arnold 490</text:p>
          </table:table-cell>
          <table:table-cell office:value-type="string">
            <text:p>302393</text:p>
          </table:table-cell>
          <table:table-cell office:value-type="string">
            <text:p>Associa��o de Catadores e Catadoras do Jardim Ma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uoca 82</text:p>
          </table:table-cell>
          <table:table-cell office:value-type="string">
            <text:p>302397</text:p>
          </table:table-cell>
          <table:table-cell office:value-type="string">
            <text:p>Associa��o Viva Feliz projeto geruz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Raimundo Pereira de Magalhães 6701</text:p>
          </table:table-cell>
          <table:table-cell office:value-type="string">
            <text:p>302399</text:p>
          </table:table-cell>
          <table:table-cell office:value-type="string">
            <text:p>Associa��o uni�o da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AZEMAS, 15</text:p>
          </table:table-cell>
          <table:table-cell office:value-type="string">
            <text:p>302400</text:p>
          </table:table-cell>
          <table:table-cell office:value-type="string">
            <text:p>ESPA�O POPULAR DE A��O E INCLUS�O SOCIAL DO JARD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mercanteis n54F vila fasione cep 05884000</text:p>
          </table:table-cell>
          <table:table-cell office:value-type="string">
            <text:p>302406</text:p>
          </table:table-cell>
          <table:table-cell office:value-type="string">
            <text:p>Centro de reabilita��o Filad�lf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AIA Nº18 A PARQUE GUARANI - ITAQUERA</text:p>
          </table:table-cell>
          <table:table-cell office:value-type="string">
            <text:p>302416</text:p>
          </table:table-cell>
          <table:table-cell office:value-type="string">
            <text:p>ASSOCIA�AO POR UMA SEMENTE DE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e Venancio Dias, 408</text:p>
          </table:table-cell>
          <table:table-cell office:value-type="string">
            <text:p>302417</text:p>
          </table:table-cell>
          <table:table-cell office:value-type="string">
            <text:p>Instituto Sergio Escad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Manoel Gaya,1516 A Bairro:vila Mazzei CEP:02313-001</text:p>
          </table:table-cell>
          <table:table-cell office:value-type="string">
            <text:p>302423</text:p>
          </table:table-cell>
          <table:table-cell office:value-type="string">
            <text:p>Igreja Evang�lica Jesus Salvando V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MILTON DA ROCHA, 109</text:p>
          </table:table-cell>
          <table:table-cell office:value-type="string">
            <text:p>302424</text:p>
          </table:table-cell>
          <table:table-cell office:value-type="string">
            <text:p>ASSOCI��O COMUNIT�RIA GERA��O ATITU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man Rechter, 43 Vila Penteado</text:p>
          </table:table-cell>
          <table:table-cell office:value-type="string">
            <text:p>302446</text:p>
          </table:table-cell>
          <table:table-cell office:value-type="string">
            <text:p>Sociedade Beneficente Caminhando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ênio Albini, 150</text:p>
          </table:table-cell>
          <table:table-cell office:value-type="string">
            <text:p>302448</text:p>
          </table:table-cell>
          <table:table-cell office:value-type="string">
            <text:p>Central Sindical e Popular - CSP Conlu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Escorcio n* 1000</text:p>
          </table:table-cell>
          <table:table-cell office:value-type="string">
            <text:p>302451</text:p>
          </table:table-cell>
          <table:table-cell office:value-type="string">
            <text:p>Associa��o e Centro Cultural Acredit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ão, 695, Pq. Figueira Grande, São Paulo - SP</text:p>
          </table:table-cell>
          <table:table-cell office:value-type="string">
            <text:p>302454</text:p>
          </table:table-cell>
          <table:table-cell office:value-type="string">
            <text:p>Igreja Pentecostal Cas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a Mônica, 525</text:p>
          </table:table-cell>
          <table:table-cell office:value-type="string">
            <text:p>302461</text:p>
          </table:table-cell>
          <table:table-cell office:value-type="string">
            <text:p>Grc bloco  vov� bol�o  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Lara barberes 66</text:p>
          </table:table-cell>
          <table:table-cell office:value-type="string">
            <text:p>302465</text:p>
          </table:table-cell>
          <table:table-cell office:value-type="string">
            <text:p>Clube da comunidade Santos cidade dut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a Forquilha, 620</text:p>
          </table:table-cell>
          <table:table-cell office:value-type="string">
            <text:p>302466</text:p>
          </table:table-cell>
          <table:table-cell office:value-type="string">
            <text:p>Associa��o de Amigos do Parque Panamer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doso de Abreu,275</text:p>
          </table:table-cell>
          <table:table-cell office:value-type="string">
            <text:p>302479</text:p>
          </table:table-cell>
          <table:table-cell office:value-type="string">
            <text:p>INSTITUTO CAMINHO DA VIT�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Xavier de Lira, 92 - Jardim Aparecida - São Miguel Paulista - CEP 08020-140</text:p>
          </table:table-cell>
          <table:table-cell office:value-type="string">
            <text:p>302480</text:p>
          </table:table-cell>
          <table:table-cell office:value-type="string">
            <text:p>ASSOCIACAO BRASILEIRA CAPELANIA MISSIONARIA SOLDA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Abissínia, 465</text:p>
          </table:table-cell>
          <table:table-cell office:value-type="string">
            <text:p>302481</text:p>
          </table:table-cell>
          <table:table-cell office:value-type="string">
            <text:p>Comunidade Crist� Recome�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sabel Urbina 146</text:p>
          </table:table-cell>
          <table:table-cell office:value-type="string">
            <text:p>302486</text:p>
          </table:table-cell>
          <table:table-cell office:value-type="string">
            <text:p>ASSOCIA��O RECANTO GARRA FEMININA DO CONJ. JOS� 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ICARDO MACEDO 12, PARQUE SÃO MIGUEL, SP</text:p>
          </table:table-cell>
          <table:table-cell office:value-type="string">
            <text:p>302487</text:p>
          </table:table-cell>
          <table:table-cell office:value-type="string">
            <text:p>ASSOCIA��O DE BAIRRO CASA BANCA PARQUE S�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ititu , 1150 - Cidade A.E Carvalho</text:p>
          </table:table-cell>
          <table:table-cell office:value-type="string">
            <text:p>302489</text:p>
          </table:table-cell>
          <table:table-cell office:value-type="string">
            <text:p>Associa��o Habitacional Morado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Capivari, 88 - ASSOCIAÇÃO SOS MARSILAC</text:p>
          </table:table-cell>
          <table:table-cell office:value-type="string">
            <text:p>302492</text:p>
          </table:table-cell>
          <table:table-cell office:value-type="string">
            <text:p>ASSOCIA��O DE MORADORES DO MARSILAC - SOS MARSIL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s marias 801 travessa jerusalem 30 na sede</text:p>
          </table:table-cell>
          <table:table-cell office:value-type="string">
            <text:p>302494</text:p>
          </table:table-cell>
          <table:table-cell office:value-type="string">
            <text:p>associacao dos moradores tres m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funda 367 são Paulo SP</text:p>
          </table:table-cell>
          <table:table-cell office:value-type="string">
            <text:p>302495</text:p>
          </table:table-cell>
          <table:table-cell office:value-type="string">
            <text:p>Associa��o SOS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é Gladiador 264 - Casa 2 - CEP 05267000</text:p>
          </table:table-cell>
          <table:table-cell office:value-type="string">
            <text:p>302496</text:p>
          </table:table-cell>
          <table:table-cell office:value-type="string">
            <text:p>Associa��o Habitacional Morada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50</text:p>
          </table:table-cell>
          <table:table-cell office:value-type="string">
            <text:p>302505</text:p>
          </table:table-cell>
          <table:table-cell office:value-type="string">
            <text:p>Associa��o recanto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ORLOV 200 JARDIM DONARIA SP</text:p>
          </table:table-cell>
          <table:table-cell office:value-type="string">
            <text:p>302506</text:p>
          </table:table-cell>
          <table:table-cell office:value-type="string">
            <text:p>Igreja Pentecostal Missionaria Apocalipse 3.7 no B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BIAPIRI 17 JARDIM DOS REIS</text:p>
          </table:table-cell>
          <table:table-cell office:value-type="string">
            <text:p>302507</text:p>
          </table:table-cell>
          <table:table-cell office:value-type="string">
            <text:p>Associa��o Uni�o e progresso do jardim dos Reis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VESSA DEUSA DO ASFALTO 2 JD DA CONQUISTA CEP 08343120</text:p>
          </table:table-cell>
          <table:table-cell office:value-type="string">
            <text:p>302509</text:p>
          </table:table-cell>
          <table:table-cell office:value-type="string">
            <text:p>Associa��o do Movimento Social Nov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SE VAZ 264</text:p>
          </table:table-cell>
          <table:table-cell office:value-type="string">
            <text:p>302512</text:p>
          </table:table-cell>
          <table:table-cell office:value-type="string">
            <text:p>TALES - N�CLEO DE A��O CULTURAL TALENTO ALEGRIA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ANTA INES 3790</text:p>
          </table:table-cell>
          <table:table-cell office:value-type="string">
            <text:p>302514</text:p>
          </table:table-cell>
          <table:table-cell office:value-type="string">
            <text:p>INSTITUTO SENSEI DIV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A LIGA�AO 343 JARDIM PRAINHA SAO PAULO SP</text:p>
          </table:table-cell>
          <table:table-cell office:value-type="string">
            <text:p>302517</text:p>
          </table:table-cell>
          <table:table-cell office:value-type="string">
            <text:p>ENTIDADE. Comunidade assistencial Jardim Pra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ESTRELLA 17A</text:p>
          </table:table-cell>
          <table:table-cell office:value-type="string">
            <text:p>302521</text:p>
          </table:table-cell>
          <table:table-cell office:value-type="string">
            <text:p>Associa�ao esportiva malok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CASTRO LIMA 478 REAL PARQUE</text:p>
          </table:table-cell>
          <table:table-cell office:value-type="string">
            <text:p>302522</text:p>
          </table:table-cell>
          <table:table-cell office:value-type="string">
            <text:p>Centro para Crian�as e adolescentes Ludovico Pav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CURSINO 4305 VILA MORAES CEP 04169 000</text:p>
          </table:table-cell>
          <table:table-cell office:value-type="string">
            <text:p>302524</text:p>
          </table:table-cell>
          <table:table-cell office:value-type="string">
            <text:p>CENTRO OSCAR ROMERO DE DEFESA DOS 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VICENTE DIORIO 64</text:p>
          </table:table-cell>
          <table:table-cell office:value-type="string">
            <text:p>302530</text:p>
          </table:table-cell>
          <table:table-cell office:value-type="string">
            <text:p>Instituto V� Kalu Pereira da Silva Oliv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IOS DE JUPITER 70</text:p>
          </table:table-cell>
          <table:table-cell office:value-type="string">
            <text:p>302531</text:p>
          </table:table-cell>
          <table:table-cell office:value-type="string">
            <text:p>Associa��o Raios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DOLFO MARCOS TEOFILO 340 POREM A DISTRIBUI�AO ESTA OCORRENDO NO NUMERO 340A DA MESMA RUA POIS NOSSA ENTIDADE PERMANECE FECHADA</text:p>
          </table:table-cell>
          <table:table-cell office:value-type="string">
            <text:p>302535</text:p>
          </table:table-cell>
          <table:table-cell office:value-type="string">
            <text:p>CENTRO ESP�RITA SEMEADORES DO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LINO VITAL DE MORAIS 188 PARQUE MARIA HELENA</text:p>
          </table:table-cell>
          <table:table-cell office:value-type="string">
            <text:p>302536</text:p>
          </table:table-cell>
          <table:table-cell office:value-type="string">
            <text:p>Associa��o Pr� Moradia Uni�o e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AO NERY 4383</text:p>
          </table:table-cell>
          <table:table-cell office:value-type="string">
            <text:p>302537</text:p>
          </table:table-cell>
          <table:table-cell office:value-type="string">
            <text:p>Associa��o de Mulheres consci�ncia feminin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EDRO FIGUEIRO 82 CEP 03 270 070 BAIRRO VILA TOLSTOI</text:p>
          </table:table-cell>
          <table:table-cell office:value-type="string">
            <text:p>302539</text:p>
          </table:table-cell>
          <table:table-cell office:value-type="string">
            <text:p>IGREJA FORMOSA D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7 DE ABRIL 15</text:p>
          </table:table-cell>
          <table:table-cell office:value-type="string">
            <text:p>302543</text:p>
          </table:table-cell>
          <table:table-cell office:value-type="string">
            <text:p>Instituto Novas Estrel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ANTONI 17</text:p>
          </table:table-cell>
          <table:table-cell office:value-type="string">
            <text:p>302544</text:p>
          </table:table-cell>
          <table:table-cell office:value-type="string">
            <text:p>ONG Remi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NHEIROS 85 CEP 08473 520 VILA YOLANDA II SAO PAULO SP</text:p>
          </table:table-cell>
          <table:table-cell office:value-type="string">
            <text:p>302552</text:p>
          </table:table-cell>
          <table:table-cell office:value-type="string">
            <text:p>ASSOCIA��O DOS MORADORES SITIO PAIOL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VAO 105</text:p>
          </table:table-cell>
          <table:table-cell office:value-type="string">
            <text:p>302557</text:p>
          </table:table-cell>
          <table:table-cell office:value-type="string">
            <text:p>ACDP- Associa��o Comunit�rio do Distrito de 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ITAPECERICA 5310 APT 4 BL A JARDIM VISTA LINDA CEP 05858 000 SAO PAULO SP</text:p>
          </table:table-cell>
          <table:table-cell office:value-type="string">
            <text:p>302559</text:p>
          </table:table-cell>
          <table:table-cell office:value-type="string">
            <text:p>ASSOCIA��O DE MORADIA JARDIM CASA BRANCA II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HUNGRIA 800 EUROPA II GUARAPIRANGA CEP 04912_065</text:p>
          </table:table-cell>
          <table:table-cell office:value-type="string">
            <text:p>302560</text:p>
          </table:table-cell>
          <table:table-cell office:value-type="string">
            <text:p>Associa��o de moradores do conjunto.Habitacional 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 DO SOL 59 B</text:p>
          </table:table-cell>
          <table:table-cell office:value-type="string">
            <text:p>302564</text:p>
          </table:table-cell>
          <table:table-cell office:value-type="string">
            <text:p>ASSOCIA��O BRASIL�NDIA B-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CORONEL JOSE GLADIADOR E REGIAO MORRO DOCE</text:p>
          </table:table-cell>
          <table:table-cell office:value-type="string">
            <text:p>302565</text:p>
          </table:table-cell>
          <table:table-cell office:value-type="string">
            <text:p>Comunidade Crist� Ref�gio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IAL DO BONFIM 117</text:p>
          </table:table-cell>
          <table:table-cell office:value-type="string">
            <text:p>302571</text:p>
          </table:table-cell>
          <table:table-cell office:value-type="string">
            <text:p>Associa��o estrela Dalva de Heli�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BERTO I 743 ? VILA VERMELHA ?SAO PAULO</text:p>
          </table:table-cell>
          <table:table-cell office:value-type="string">
            <text:p>302586</text:p>
          </table:table-cell>
          <table:table-cell office:value-type="string">
            <text:p>Associa��o de Comunica��o Educativa e Comunit�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BANCHIERI 172 ? JD MARIA ESTELA ? CEP 04176 010</text:p>
          </table:table-cell>
          <table:table-cell office:value-type="string">
            <text:p>302589</text:p>
          </table:table-cell>
          <table:table-cell office:value-type="string">
            <text:p>Associa��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GUA VERMELHA 06 PARQUE GUAIANASES</text:p>
          </table:table-cell>
          <table:table-cell office:value-type="string">
            <text:p>302593</text:p>
          </table:table-cell>
          <table:table-cell office:value-type="string">
            <text:p>Associa��o Habitacional Esportiva Amanda em Apo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MELINA VIEIRA NASCIMENTO 145 PARQUE SANTO ANTONIO CEP 05851160</text:p>
          </table:table-cell>
          <table:table-cell office:value-type="string">
            <text:p>302598</text:p>
          </table:table-cell>
          <table:table-cell office:value-type="string">
            <text:p>Instituto josefina Bakh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RIO TOTTA 333</text:p>
          </table:table-cell>
          <table:table-cell office:value-type="string">
            <text:p>302600</text:p>
          </table:table-cell>
          <table:table-cell office:value-type="string">
            <text:p>Igreja assembleia de Deus minist�rio adorar-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ERGIO JABUR MALUF 114 PQ MARIA HELENA SAO PAULO/SP</text:p>
          </table:table-cell>
          <table:table-cell office:value-type="string">
            <text:p>302602</text:p>
          </table:table-cell>
          <table:table-cell office:value-type="string">
            <text:p>Associa��o  Alicerce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ANIBAL 03 JD SAPOPEMBA</text:p>
          </table:table-cell>
          <table:table-cell office:value-type="string">
            <text:p>302604</text:p>
          </table:table-cell>
          <table:table-cell office:value-type="string">
            <text:p>Associa��o de clube de M�es do 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RCI MANO 56 VILA ODETE SAO PAULO</text:p>
          </table:table-cell>
          <table:table-cell office:value-type="string">
            <text:p>302609</text:p>
          </table:table-cell>
          <table:table-cell office:value-type="string">
            <text:p>Uni�o dos Povos pela A��o e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 28 JARDIM ARACATI/ CHACARA FLORA CEP 04949 175</text:p>
          </table:table-cell>
          <table:table-cell office:value-type="string">
            <text:p>302615</text:p>
          </table:table-cell>
          <table:table-cell office:value-type="string">
            <text:p>Arca da Esperan�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DOCE DE MANTENA 271 JOAQUIM GON�ALVES ROCHA 357 RUA BALTZAR DE CAMPOS 124 AV ELISIO TEIXEIRA LEITE 7400</text:p>
          </table:table-cell>
          <table:table-cell office:value-type="string">
            <text:p>302619</text:p>
          </table:table-cell>
          <table:table-cell office:value-type="string">
            <text:p>ASSAPT - ASSOCIA��O DOS AMIGOS DA PARADA DE TA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SAO VICENTE DE PAULA 73</text:p>
          </table:table-cell>
          <table:table-cell office:value-type="string">
            <text:p>302625</text:p>
          </table:table-cell>
          <table:table-cell office:value-type="string">
            <text:p>Assicoacao comercial de Heli�polis e regi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QUARA�U DE MINAS</text:p>
          </table:table-cell>
          <table:table-cell office:value-type="string">
            <text:p>302635</text:p>
          </table:table-cell>
          <table:table-cell office:value-type="string">
            <text:p>CHEGA A HORA E ESSA - ASSOCIACAO ASSISTENCIAL D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EM 129</text:p>
          </table:table-cell>
          <table:table-cell office:value-type="string">
            <text:p>302642</text:p>
          </table:table-cell>
          <table:table-cell office:value-type="string">
            <text:p>Educandario S�o Jos� do Bel�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LILEU TORRANO 26</text:p>
          </table:table-cell>
          <table:table-cell office:value-type="string">
            <text:p>302643</text:p>
          </table:table-cell>
          <table:table-cell office:value-type="string">
            <text:p>Tenda espiritual de umbanda ABASS� de OXOSS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ENA 13</text:p>
          </table:table-cell>
          <table:table-cell office:value-type="string">
            <text:p>302647</text:p>
          </table:table-cell>
          <table:table-cell office:value-type="string">
            <text:p>Corpo de Representa��o e A��o Comunit�ria de uni�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EGO ANTONIO MANZI 664 B JD ROBRU CEP 08150 310 S PAULO SP</text:p>
          </table:table-cell>
          <table:table-cell office:value-type="string">
            <text:p>302650</text:p>
          </table:table-cell>
          <table:table-cell office:value-type="string">
            <text:p>Associa��o Para o Bem da Comunidade Paulistinha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2655</text:p>
          </table:table-cell>
          <table:table-cell office:value-type="string">
            <text:p>Instituto Recriar Educar e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OLHER LOPES 110</text:p>
          </table:table-cell>
          <table:table-cell office:value-type="string">
            <text:p>302660</text:p>
          </table:table-cell>
          <table:table-cell office:value-type="string">
            <text:p>Passarela Alternati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DOS SANTOS 549 JARDIM GUARUJA SAO PAULO SP CEP 05820 030</text:p>
          </table:table-cell>
          <table:table-cell office:value-type="string">
            <text:p>302663</text:p>
          </table:table-cell>
          <table:table-cell office:value-type="string">
            <text:p>ASSOCIA��O COMUNITARIA MANGA R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ILDEBRANDO FRANK 65</text:p>
          </table:table-cell>
          <table:table-cell office:value-type="string">
            <text:p>302665</text:p>
          </table:table-cell>
          <table:table-cell office:value-type="string">
            <text:p>Associa��o comunidade Vila das pra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FERNANDO MENDES DE ALMEIDA 1050 A PARQUE DE TAIPAS</text:p>
          </table:table-cell>
          <table:table-cell office:value-type="string">
            <text:p>302667</text:p>
          </table:table-cell>
          <table:table-cell office:value-type="string">
            <text:p>igreja assembleia de deus  .minist siga Jesus c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PEU DE SOL 67</text:p>
          </table:table-cell>
          <table:table-cell office:value-type="string">
            <text:p>302672</text:p>
          </table:table-cell>
          <table:table-cell office:value-type="string">
            <text:p>Associa��o beneficiente gera��o f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 1940 PQ NA�OES UNIDAS SAO PAULO CAPITAL CEP 0299100P</text:p>
          </table:table-cell>
          <table:table-cell office:value-type="string">
            <text:p>302678</text:p>
          </table:table-cell>
          <table:table-cell office:value-type="string">
            <text:p>Clube da comunidade  L�zaro Correia de Mace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iranda 41</text:p>
          </table:table-cell>
          <table:table-cell office:value-type="string">
            <text:p>302682</text:p>
          </table:table-cell>
          <table:table-cell office:value-type="string">
            <text:p>Associa��o Vida Nova jd Imb�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 692 jardim penha</text:p>
          </table:table-cell>
          <table:table-cell office:value-type="string">
            <text:p>302683</text:p>
          </table:table-cell>
          <table:table-cell office:value-type="string">
            <text:p>Associa��o da patrulha Defensora das mulheres v�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�o Jos� Cerqueira Leite 251, 05888-020, Parque Fernanda, S�o Paulo-SP</text:p>
          </table:table-cell>
          <table:table-cell office:value-type="string">
            <text:p>302690</text:p>
          </table:table-cell>
          <table:table-cell office:value-type="string">
            <text:p>AFIM ASSOCIACAO FILANTROPICA IRMANDADE MAOS DA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en. Jos� Erm�rio de Moraes 523 - Trememb�, S�o Paulo - SP, 02356-003</text:p>
          </table:table-cell>
          <table:table-cell office:value-type="string">
            <text:p>302692</text:p>
          </table:table-cell>
          <table:table-cell office:value-type="string">
            <text:p>Instituto Edifica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Stefanini 67 casa 2 Jd das Oliveiras Itaim Paulista</text:p>
          </table:table-cell>
          <table:table-cell office:value-type="string">
            <text:p>302695</text:p>
          </table:table-cell>
          <table:table-cell office:value-type="string">
            <text:p>ASSOSSIAC�O BENEFICENTE ARCANJO SALATI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uacanga 1101</text:p>
          </table:table-cell>
          <table:table-cell office:value-type="string">
            <text:p>302696</text:p>
          </table:table-cell>
          <table:table-cell office:value-type="string">
            <text:p>Associa��o Esportiva unidos do Parque Paiolzinho 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�S 293 - BAIRRO DO LIM�O, CASA VERDE ALTA, VILA CAROLINA, VILA SANTA MARIA.</text:p>
          </table:table-cell>
          <table:table-cell office:value-type="string">
            <text:p>302697</text:p>
          </table:table-cell>
          <table:table-cell office:value-type="string">
            <text:p>ASSOCIA��O ROSSETTO D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jubaquara 340 - Parais�polis, S�o Paulo - SP</text:p>
          </table:table-cell>
          <table:table-cell office:value-type="string">
            <text:p>302699</text:p>
          </table:table-cell>
          <table:table-cell office:value-type="string">
            <text:p>Par�quia S�o Jos� Parais�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as Lajes, Rua Serra das Vertentes</text:p>
          </table:table-cell>
          <table:table-cell office:value-type="string">
            <text:p>302701</text:p>
          </table:table-cell>
          <table:table-cell office:value-type="string">
            <text:p>INSTITUTO LUZ VIDA E ESPERAN�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xinguinha 259 Jd Claudia, CEP 05546-010</text:p>
          </table:table-cell>
          <table:table-cell office:value-type="string">
            <text:p>302711</text:p>
          </table:table-cell>
          <table:table-cell office:value-type="string">
            <text:p>A Casinha - Levante Mulh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ernando Mendes de Almeida 784 -B taipas</text:p>
          </table:table-cell>
          <table:table-cell office:value-type="string">
            <text:p>302713</text:p>
          </table:table-cell>
          <table:table-cell office:value-type="string">
            <text:p>Associa��o beneficente educando pela vida - Pr� -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ion�sio de alexandria 15 Jardim Novo Horizonte</text:p>
          </table:table-cell>
          <table:table-cell office:value-type="string">
            <text:p>302715</text:p>
          </table:table-cell>
          <table:table-cell office:value-type="string">
            <text:p>IGREJ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orgio Mortara 40 - Jardim P�rola II CEP 08474-380/ Rua Doutor Virg�lio Magano, 12 - Jardim S�o Paulo CEP 08461-390</text:p>
          </table:table-cell>
          <table:table-cell office:value-type="string">
            <text:p>302716</text:p>
          </table:table-cell>
          <table:table-cell office:value-type="string">
            <text:p>Associca��o Comunit�ria Barro Bran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Rua Cerqueira Cesar, 185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ésar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José Maria da Silva, 106 - Jaguaré</text:p>
          </table:table-cell>
          <table:table-cell office:value-type="string">
            <text:p>18168</text:p>
          </table:table-cell>
          <table:table-cell office:value-type="string">
            <text:p>Av José Maria da Silva, 106 - Jaguar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 Taquandava, 827, Cidade Ipava</text:p>
          </table:table-cell>
          <table:table-cell office:value-type="string">
            <text:p>21116</text:p>
          </table:table-cell>
          <table:table-cell office:value-type="string">
            <text:p>Av Taquandava, 827, Cidade Ipav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. COMENDADOR SANTANA, 1932 - JD. S�?O JOS�?</text:p>
          </table:table-cell>
          <table:table-cell office:value-type="string">
            <text:p>13137</text:p>
          </table:table-cell>
          <table:table-cell office:value-type="string">
            <text:p>Av. Comendador Santana, 1932 - Jd. São José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Duque de Caxias, 925</text:p>
          </table:table-cell>
          <table:table-cell office:value-type="string">
            <text:p>13334</text:p>
          </table:table-cell>
          <table:table-cell office:value-type="string">
            <text:p>Av. Duque de Caxias, 925 - Campos Elíse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ng° Feijó Bittencourt, 04 - Vila Primavera</text:p>
          </table:table-cell>
          <table:table-cell office:value-type="string">
            <text:p>18188</text:p>
          </table:table-cell>
          <table:table-cell office:value-type="string">
            <text:p>Av. Eng° Feijó Bittencourt, 04 - Vila Primaver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ULÁLIA, 278 - VILA FACHINNI</text:p>
          </table:table-cell>
          <table:table-cell office:value-type="string">
            <text:p>13132</text:p>
          </table:table-cell>
          <table:table-cell office:value-type="string">
            <text:p>Av. Eulália, 278 - Vila Fachinn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ose Higino Neves, 1624</text:p>
          </table:table-cell>
          <table:table-cell office:value-type="string">
            <text:p>18171</text:p>
          </table:table-cell>
          <table:table-cell office:value-type="string">
            <text:p>AV JOSE HIGINO NEVES, 1624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auro Xérfan, 390 - Jardim Iva</text:p>
          </table:table-cell>
          <table:table-cell office:value-type="string">
            <text:p>18184</text:p>
          </table:table-cell>
          <table:table-cell office:value-type="string">
            <text:p>Av. Lauro Xérfan, 390 - Jardim Iv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ateo Bei, 1055 - São Mateus -</text:p>
          </table:table-cell>
          <table:table-cell office:value-type="string">
            <text:p>18174</text:p>
          </table:table-cell>
          <table:table-cell office:value-type="string">
            <text:p>Av. Mateo Bei, 1055 - São Mateus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Presidente Castelo Branco, 5.200 - Bom Retiro</text:p>
          </table:table-cell>
          <table:table-cell office:value-type="string">
            <text:p>14244</text:p>
          </table:table-cell>
          <table:table-cell office:value-type="string">
            <text:p>Av. Presidente Castelo Branco, 5.200 - Bom Reti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imavera de Caiena, 338 - Parque Santa Madalena</text:p>
          </table:table-cell>
          <table:table-cell office:value-type="string">
            <text:p>14175</text:p>
          </table:table-cell>
          <table:table-cell office:value-type="string">
            <text:p>Av. Primavera de Caiena, 338 - Parque Santa Madale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Roland Garros, 1065 A �?? sala 2 �?? Vila Medeiros</text:p>
          </table:table-cell>
          <table:table-cell office:value-type="string">
            <text:p>12125</text:p>
          </table:table-cell>
          <table:table-cell office:value-type="string">
            <text:p>Av. Roland Garros, 1065 A �?? sala 2 �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�?? sala 2 �?? Vila Medeiros</text:p>
          </table:table-cell>
          <table:table-cell office:value-type="string">
            <text:p>12125</text:p>
          </table:table-cell>
          <table:table-cell office:value-type="string">
            <text:p>Av. Roland Garros, 1065 A �?? sala 2 �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�?? sala 2 �?? Vila Medeiros</text:p>
          </table:table-cell>
          <table:table-cell office:value-type="string">
            <text:p>12125</text:p>
          </table:table-cell>
          <table:table-cell office:value-type="string">
            <text:p>Av. Roland Garros, 1065 A �?? sala 2 �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TAQUANDAVA, 17 - CIDADE IPAVA</text:p>
          </table:table-cell>
          <table:table-cell office:value-type="string">
            <text:p>13136</text:p>
          </table:table-cell>
          <table:table-cell office:value-type="string">
            <text:p>Av. Taquandava, 17 - CIidade Ipava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omás Lopes de Camargo, 75, Jd. Romano</text:p>
          </table:table-cell>
          <table:table-cell office:value-type="string">
            <text:p>18187</text:p>
          </table:table-cell>
          <table:table-cell office:value-type="string">
            <text:p>Av. Tomás Lopes de Camargo, 75, Jd. Rom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Ana Felícia, 01- Chácara do Conde - Grajaú</text:p>
          </table:table-cell>
          <table:table-cell office:value-type="string">
            <text:p>23393</text:p>
          </table:table-cell>
          <table:table-cell office:value-type="string">
            <text:p>Avenida Ana Felícia, 01- Chácara do Conde - Grajaú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Av Augustin Luberti, 10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arão do Rego Barros, 179 - Campo Belo.</text:p>
          </table:table-cell>
          <table:table-cell office:value-type="string">
            <text:p>14218</text:p>
          </table:table-cell>
          <table:table-cell office:value-type="string">
            <text:p>Avenida Barão do Rego Barros, 179 - Campo Belo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CARLOS CAMPOS, 840</text:p>
          </table:table-cell>
          <table:table-cell office:value-type="string">
            <text:p>11007</text:p>
          </table:table-cell>
          <table:table-cell office:value-type="string">
            <text:p>Av. Carlos de Campos, 8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ESTADO, 300 - CANIND�?</text:p>
          </table:table-cell>
          <table:table-cell office:value-type="string">
            <text:p>15100</text:p>
          </table:table-cell>
          <table:table-cell office:value-type="string">
            <text:p>AVENIDA DO ESTADO, 300 - CANIND�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 ESTADO, 300 - CANIND�?</text:p>
          </table:table-cell>
          <table:table-cell office:value-type="string">
            <text:p>15100</text:p>
          </table:table-cell>
          <table:table-cell office:value-type="string">
            <text:p>AVENIDA DO ESTADO, 300 - CANIND�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utor Guilherme de Abreu Sodre, 1045</text:p>
          </table:table-cell>
          <table:table-cell office:value-type="string">
            <text:p>18170</text:p>
          </table:table-cell>
          <table:table-cell office:value-type="string">
            <text:p>Avenida Doutor Guilherme de Abreu Sodre, 104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Dr. Almiro Leal da Costa - Itaim Paulisa</text:p>
          </table:table-cell>
          <table:table-cell office:value-type="string">
            <text:p>14240</text:p>
          </table:table-cell>
          <table:table-cell office:value-type="string">
            <text:p>Avenida Dr. Almiro Leal da Costa - Itaim Pauli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ngenheiro Armando de Arruda Pereira, 5275 - VILA DO ENCONTRO</text:p>
          </table:table-cell>
          <table:table-cell office:value-type="string">
            <text:p>28570</text:p>
          </table:table-cell>
          <table:table-cell office:value-type="string">
            <text:p>Avenida Engenheiro Armando de Arruda Pereira, 5275 - VILA DO ENCONTR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14</text:p>
          </table:table-cell>
          <table:table-cell office:value-type="string">
            <text:p>AVENIDA GUARAPIRANGA, 3658 - GUARAPIRAN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IDO CALOI</text:p>
          </table:table-cell>
          <table:table-cell office:value-type="string">
            <text:p>11075</text:p>
          </table:table-cell>
          <table:table-cell office:value-type="string">
            <text:p>Avenida Guido Caloi, 93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IMPERATRIZ DONA AM�?LIA, 200 - VILA TIRADENTES</text:p>
          </table:table-cell>
          <table:table-cell office:value-type="string">
            <text:p>11262</text:p>
          </table:table-cell>
          <table:table-cell office:value-type="string">
            <text:p>AVENIDA IMPERATRIZ DONA AM�?LIA, 200 - VILA TIRADE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Joaquim da Costa Miranda, 745</text:p>
          </table:table-cell>
          <table:table-cell office:value-type="string">
            <text:p>11236</text:p>
          </table:table-cell>
          <table:table-cell office:value-type="string">
            <text:p>Avenida Joaquim da Costa Miranda, 7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Avenida Miruna, 1762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venida Morvan Dias de Figueiredo, 2.801 - Vila Guilherm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aylor de Oliverira, 200</text:p>
          </table:table-cell>
          <table:table-cell office:value-type="string">
            <text:p>11247</text:p>
          </table:table-cell>
          <table:table-cell office:value-type="string">
            <text:p>Avenida Naylor de Oliverira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itro Química, 39</text:p>
          </table:table-cell>
          <table:table-cell office:value-type="string">
            <text:p>18191</text:p>
          </table:table-cell>
          <table:table-cell office:value-type="string">
            <text:p>Avenida Nitro Química, 39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NORDESTINA, 496 - S�?O MIGUEL</text:p>
          </table:table-cell>
          <table:table-cell office:value-type="string">
            <text:p>12149</text:p>
          </table:table-cell>
          <table:table-cell office:value-type="string">
            <text:p>AVENIDA NORDESTINA, 496 - S�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�?O MIGUEL</text:p>
          </table:table-cell>
          <table:table-cell office:value-type="string">
            <text:p>12149</text:p>
          </table:table-cell>
          <table:table-cell office:value-type="string">
            <text:p>AVENIDA NORDESTINA, 496 - S�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�?O MIGUEL</text:p>
          </table:table-cell>
          <table:table-cell office:value-type="string">
            <text:p>12149</text:p>
          </table:table-cell>
          <table:table-cell office:value-type="string">
            <text:p>AVENIDA NORDESTINA, 496 - S�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7270</text:p>
          </table:table-cell>
          <table:table-cell office:value-type="string">
            <text:p>11257</text:p>
          </table:table-cell>
          <table:table-cell office:value-type="string">
            <text:p>Avenida Nordestina, 727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ossa Senhora do Loreto, 1162</text:p>
          </table:table-cell>
          <table:table-cell office:value-type="string">
            <text:p>18173</text:p>
          </table:table-cell>
          <table:table-cell office:value-type="string">
            <text:p>Avenida Nossa Senhora do Loreto, 116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OSVALDO VALLE CORDEIRO</text:p>
          </table:table-cell>
          <table:table-cell office:value-type="string">
            <text:p>11040</text:p>
          </table:table-cell>
          <table:table-cell office:value-type="string">
            <text:p>Av  Osvado Valle Cordeiro,  1360 - 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IRES DO RIO, 3185 - VILA PROGRESSO</text:p>
          </table:table-cell>
          <table:table-cell office:value-type="string">
            <text:p>28566</text:p>
          </table:table-cell>
          <table:table-cell office:value-type="string">
            <text:p>AVENIDA PIRES DO RIO, 3185 - VILA PROGRESS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SALIM FARAH MALUF, 179 - TATUAP�?</text:p>
          </table:table-cell>
          <table:table-cell office:value-type="string">
            <text:p>15106</text:p>
          </table:table-cell>
          <table:table-cell office:value-type="string">
            <text:p>AVENIDA SALIM FARAH MALUF, 179 - TATUAP�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�?</text:p>
          </table:table-cell>
          <table:table-cell office:value-type="string">
            <text:p>15106</text:p>
          </table:table-cell>
          <table:table-cell office:value-type="string">
            <text:p>AVENIDA SALIM FARAH MALUF, 179 - TATUAP�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�?</text:p>
          </table:table-cell>
          <table:table-cell office:value-type="string">
            <text:p>15106</text:p>
          </table:table-cell>
          <table:table-cell office:value-type="string">
            <text:p>AVENIDA SALIM FARAH MALUF, 179 - TATUAP�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�?O JO�?O, 613</text:p>
          </table:table-cell>
          <table:table-cell office:value-type="string">
            <text:p>11004</text:p>
          </table:table-cell>
          <table:table-cell office:value-type="string">
            <text:p>Avenida São João, 61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�?O MIGUEL, 6500 - VILA NORMA</text:p>
          </table:table-cell>
          <table:table-cell office:value-type="string">
            <text:p>11190</text:p>
          </table:table-cell>
          <table:table-cell office:value-type="string">
            <text:p>AVENIDA S�?O MIGUEL, 6500 - VILA NOR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09892-330</text:p>
          </table:table-cell>
          <table:table-cell office:value-type="string">
            <text:p>11249</text:p>
          </table:table-cell>
          <table:table-cell office:value-type="string">
            <text:p>Avenida São Paulo, 7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ERAFIM GON�?ALVES PEREIRA, 177 - PARQUE NOVO MUNDO</text:p>
          </table:table-cell>
          <table:table-cell office:value-type="string">
            <text:p>13141</text:p>
          </table:table-cell>
          <table:table-cell office:value-type="string">
            <text:p>AVENIDA SERAFIM GON�?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�?ALVES PEREIRA, 177 - PARQUE NOVO MUNDO</text:p>
          </table:table-cell>
          <table:table-cell office:value-type="string">
            <text:p>13141</text:p>
          </table:table-cell>
          <table:table-cell office:value-type="string">
            <text:p>AV. Serafim Gonç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rada da Baronesa, 54, Jd. Herculano</text:p>
          </table:table-cell>
          <table:table-cell office:value-type="string">
            <text:p>18178</text:p>
          </table:table-cell>
          <table:table-cell office:value-type="string">
            <text:p>Estrada da Baronesa, 54, Jd. Hercul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LAC, 10145</text:p>
          </table:table-cell>
          <table:table-cell office:value-type="string">
            <text:p>11260</text:p>
          </table:table-cell>
          <table:table-cell office:value-type="string">
            <text:p>ESTRADA ENGENHEIRO MARSILLAC, 10.1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João Bosco Penido Burnier</text:p>
          </table:table-cell>
          <table:table-cell office:value-type="string">
            <text:p>11242</text:p>
          </table:table-cell>
          <table:table-cell office:value-type="string">
            <text:p>Praça João Bosco Penido Burnier, 7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5 de Dezembro, 25, São Paulo</text:p>
          </table:table-cell>
          <table:table-cell office:value-type="string">
            <text:p>27230</text:p>
          </table:table-cell>
          <table:table-cell office:value-type="string">
            <text:p>Rua 25 de Dezembro, 2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28 de Janeiro, 119 - Vila Bela Vista</text:p>
          </table:table-cell>
          <table:table-cell office:value-type="string">
            <text:p>18155</text:p>
          </table:table-cell>
          <table:table-cell office:value-type="string">
            <text:p>Rua 28 de Janeiro, 119 - Vila Bela V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CADEMIA DE S�?O PAULO, 850 - JARDIM CAMARGO NOVO</text:p>
          </table:table-cell>
          <table:table-cell office:value-type="string">
            <text:p>11028</text:p>
          </table:table-cell>
          <table:table-cell office:value-type="string">
            <text:p>RUA ACADEMIA DE S�?O PAULO, 850 - JARDIM CAMARGO NOV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2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3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gave, 260, Pq. Guarani</text:p>
          </table:table-cell>
          <table:table-cell office:value-type="string">
            <text:p>18172</text:p>
          </table:table-cell>
          <table:table-cell office:value-type="string">
            <text:p>Rua Agave, 260, Pq. Guaran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LAYDE DE SOUZA COSTA, 276</text:p>
          </table:table-cell>
          <table:table-cell office:value-type="string">
            <text:p>13126</text:p>
          </table:table-cell>
          <table:table-cell office:value-type="string">
            <text:p>Rua Alayde de Souza Costa, 276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o leal, 110 �?? Pq. Jabaquara �?? São Paulo �?? SP.</text:p>
          </table:table-cell>
          <table:table-cell office:value-type="string">
            <text:p>14227</text:p>
          </table:table-cell>
          <table:table-cell office:value-type="string">
            <text:p>Rua Alberto leal, 110 �?? Pq. Jabaquara �?? São Paulo �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eal, 110 �?? Pq. Jabaquara �?? São Paulo �?? SP.</text:p>
          </table:table-cell>
          <table:table-cell office:value-type="string">
            <text:p>14227</text:p>
          </table:table-cell>
          <table:table-cell office:value-type="string">
            <text:p>Rua Alberto leal, 110 �?? Pq. Jabaquara �?? São Paulo �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 -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ice candida da Silveira, 159,</text:p>
          </table:table-cell>
          <table:table-cell office:value-type="string">
            <text:p>28588</text:p>
          </table:table-cell>
          <table:table-cell office:value-type="string">
            <text:p>Rua Alice candida da Silveira, 159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ZIRO PINHEIRO MAGALH�?ES, 578 - PARQUE S�?O MIGUEL</text:p>
          </table:table-cell>
          <table:table-cell office:value-type="string">
            <text:p>13114</text:p>
          </table:table-cell>
          <table:table-cell office:value-type="string">
            <text:p>RUA ALZIRO PINHEIRO MAGALH�?ES, 578 - PARQUE S�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�?ES, 578 - PARQUE S�?O MIGUEL</text:p>
          </table:table-cell>
          <table:table-cell office:value-type="string">
            <text:p>13114</text:p>
          </table:table-cell>
          <table:table-cell office:value-type="string">
            <text:p>RUA ALZIRO PINHEIRO MAGALH�?ES, 578 - PARQUE S�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mália Cordelli Cardenuto, 40</text:p>
          </table:table-cell>
          <table:table-cell office:value-type="string">
            <text:p>27183</text:p>
          </table:table-cell>
          <table:table-cell office:value-type="string">
            <text:p>Rua Amália Cordelli Cardenuto, 40 - São Mate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a Aslan, 999</text:p>
          </table:table-cell>
          <table:table-cell office:value-type="string">
            <text:p>23439</text:p>
          </table:table-cell>
          <table:table-cell office:value-type="string">
            <text:p>Rua Ana Aslan, 999 - Parque do Engen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ália Dolácio Albino, 77 - Parque Maria Helena</text:p>
          </table:table-cell>
          <table:table-cell office:value-type="string">
            <text:p>18150</text:p>
          </table:table-cell>
          <table:table-cell office:value-type="string">
            <text:p>Rua Anália Dolácio Albino, 77 - Parque Maria Hele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DR�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�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</text:p>
          </table:table-cell>
          <table:table-cell office:value-type="string">
            <text:p>13133</text:p>
          </table:table-cell>
          <table:table-cell office:value-type="string">
            <text:p>Rua Anibal Augusto Sardinha, 88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ÍSIO DA SILVEIRA MACHADO, 441 - JD. ROBRU</text:p>
          </table:table-cell>
          <table:table-cell office:value-type="string">
            <text:p>13131</text:p>
          </table:table-cell>
          <table:table-cell office:value-type="string">
            <text:p>Rua Anísio Da Silveira Machado, 441 - Jd. Robr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�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�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�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�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onio Pinto da Costa, 10, Parque Tietê</text:p>
          </table:table-cell>
          <table:table-cell office:value-type="string">
            <text:p>18193</text:p>
          </table:table-cell>
          <table:table-cell office:value-type="string">
            <text:p>Rua Antonio Pinto da Costa, 10, Parque Tietê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QUIANES, 118 - VILA BUTANT�?</text:p>
          </table:table-cell>
          <table:table-cell office:value-type="string">
            <text:p>26128</text:p>
          </table:table-cell>
          <table:table-cell office:value-type="string">
            <text:p>RUA AQUIANES, 118 - VILA BUTANT�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ANES, 118 - VILA BUTANT�?</text:p>
          </table:table-cell>
          <table:table-cell office:value-type="string">
            <text:p>26128</text:p>
          </table:table-cell>
          <table:table-cell office:value-type="string">
            <text:p>RUA AQUIANES, 118 - VILA BUTANT�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LINO GON�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�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�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�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madilho, 68 �?? Jardim Jaú</text:p>
          </table:table-cell>
          <table:table-cell office:value-type="string">
            <text:p>18161</text:p>
          </table:table-cell>
          <table:table-cell office:value-type="string">
            <text:p>Rua Armadilho, 68 �?? Jardim 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oio Antunes, 71, casa 2,</text:p>
          </table:table-cell>
          <table:table-cell office:value-type="string">
            <text:p>18192</text:p>
          </table:table-cell>
          <table:table-cell office:value-type="string">
            <text:p>Rua Arroio Antunes, 71, casa 2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OIO CHUI, 176 - S�?O MIGUEL PAULISTA</text:p>
          </table:table-cell>
          <table:table-cell office:value-type="string">
            <text:p>14176</text:p>
          </table:table-cell>
          <table:table-cell office:value-type="string">
            <text:p>RUA ARROIO CHUI, 176 - S�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, 176 - S�?O MIGUEL PAULISTA</text:p>
          </table:table-cell>
          <table:table-cell office:value-type="string">
            <text:p>14176</text:p>
          </table:table-cell>
          <table:table-cell office:value-type="string">
            <text:p>RUA ARROIO CHUI, 176 - S�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DRUBAL DO NASCIMENTO, 268</text:p>
          </table:table-cell>
          <table:table-cell office:value-type="string">
            <text:p>11002</text:p>
          </table:table-cell>
          <table:table-cell office:value-type="string">
            <text:p>Rua Asdrúbal do Nascimento, 26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SDRUBAL DO NASCIMENTO, 282 - 274</text:p>
          </table:table-cell>
          <table:table-cell office:value-type="string">
            <text:p>11001</text:p>
          </table:table-cell>
          <table:table-cell office:value-type="string">
            <text:p>Rua Asdrubal do Nascimento, 28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ão Barroso do Amazonas 50</text:p>
          </table:table-cell>
          <table:table-cell office:value-type="string">
            <text:p>27618</text:p>
          </table:table-cell>
          <table:table-cell office:value-type="string">
            <text:p>Rua Barão Barroso do Amazonas 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�?O DE CALERA, 8A - VILA SANTA IN�?S</text:p>
          </table:table-cell>
          <table:table-cell office:value-type="string">
            <text:p>13142</text:p>
          </table:table-cell>
          <table:table-cell office:value-type="string">
            <text:p>RUA BAR�?O DE CALERA, 8A - VILA SANTA IN�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�?O DE CALERA, 8A - VILA SANTA IN�?S</text:p>
          </table:table-cell>
          <table:table-cell office:value-type="string">
            <text:p>13142</text:p>
          </table:table-cell>
          <table:table-cell office:value-type="string">
            <text:p>RUA BAR�?O DE CALERA, 8A - VILA SANTA IN�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�?O DE CALERA, 8A - VILA SANTA IN�?S</text:p>
          </table:table-cell>
          <table:table-cell office:value-type="string">
            <text:p>13142</text:p>
          </table:table-cell>
          <table:table-cell office:value-type="string">
            <text:p>Rua Baraão de Calera, 8A - Vila Santa inê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Geraldo de Rezende, 434, Jardim do Russo</text:p>
          </table:table-cell>
          <table:table-cell office:value-type="string">
            <text:p>14238</text:p>
          </table:table-cell>
          <table:table-cell office:value-type="string">
            <text:p>Rua Barão Geraldo de Rezende, 434, Jardim do Ru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ena, 528 - Vila Silva Teles, Itaim Paulista</text:p>
          </table:table-cell>
          <table:table-cell office:value-type="string">
            <text:p>18186</text:p>
          </table:table-cell>
          <table:table-cell office:value-type="string">
            <text:p>Rua Barena, 528 - Vila Silva Teles,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atriz, 273, Alto Pinheiros</text:p>
          </table:table-cell>
          <table:table-cell office:value-type="string">
            <text:p>14136</text:p>
          </table:table-cell>
          <table:table-cell office:value-type="string">
            <text:p>Rua Beatriz, 273, Alto Pinhei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LFORD DUARTE, 125 - VILA SANTA CATARINA</text:p>
          </table:table-cell>
          <table:table-cell office:value-type="string">
            <text:p>11141</text:p>
          </table:table-cell>
          <table:table-cell office:value-type="string">
            <text:p>RUA BELFORD DUARTE, 125 - VILA SANTA CATAR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ENEDITO CARVALHO VITALINO, 7 - JARDIM CAMARGO NOVO</text:p>
          </table:table-cell>
          <table:table-cell office:value-type="string">
            <text:p>14248</text:p>
          </table:table-cell>
          <table:table-cell office:value-type="string">
            <text:p>RUA BENEDITO CARVALHO VITALINO, 7 -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jamin Cosin, 511</text:p>
          </table:table-cell>
          <table:table-cell office:value-type="string">
            <text:p>11258</text:p>
          </table:table-cell>
          <table:table-cell office:value-type="string">
            <text:p>Rua Benjamin Cosin, 51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choeira da Sorte,131 Barro Branco ll Cidade Tiradentes</text:p>
          </table:table-cell>
          <table:table-cell office:value-type="string">
            <text:p>18159</text:p>
          </table:table-cell>
          <table:table-cell office:value-type="string">
            <text:p>Rua Cachoeira da Sorte,131 Barro Branco ll Cidade Tiradent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achoeira do Campo Grande, 400, Cidade Tiradentes</text:p>
          </table:table-cell>
          <table:table-cell office:value-type="string">
            <text:p>28102</text:p>
          </table:table-cell>
          <table:table-cell office:value-type="string">
            <text:p>Rua Cachoeira do Campo Grande, 400, Cidade Tiradente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MPO DAS PITANGUEIRAS, 440 - JARDIM S�?O NICOLAU</text:p>
          </table:table-cell>
          <table:table-cell office:value-type="string">
            <text:p>11111</text:p>
          </table:table-cell>
          <table:table-cell office:value-type="string">
            <text:p>RUA CAMPO DAS PITANGUEIRAS, 440 - JARDIM S�?O NICOLA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�?�?O DO EXÍLIO, 210 - JD. S�?O SAV�?RIO</text:p>
          </table:table-cell>
          <table:table-cell office:value-type="string">
            <text:p>13124</text:p>
          </table:table-cell>
          <table:table-cell office:value-type="string">
            <text:p>Rua Canção do Exílio, 210 - Jardim São Savé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�?NDIDO RODRIGUES, 21 - JARDIM VILA FORMOSA</text:p>
          </table:table-cell>
          <table:table-cell office:value-type="string">
            <text:p>11146</text:p>
          </table:table-cell>
          <table:table-cell office:value-type="string">
            <text:p>RUA C�?NDIDO RODRIGUES, 21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�?NDIDO RODRIGUES, 45 - JARDIM VILA FORMOSA</text:p>
          </table:table-cell>
          <table:table-cell office:value-type="string">
            <text:p>11147</text:p>
          </table:table-cell>
          <table:table-cell office:value-type="string">
            <text:p>RUA C�?NDIDO RODRIGUES, 45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�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�?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�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ã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olina Soares, 50 - Limao</text:p>
          </table:table-cell>
          <table:table-cell office:value-type="string">
            <text:p>14247</text:p>
          </table:table-cell>
          <table:table-cell office:value-type="string">
            <text:p>Rua Carolina Soares, 50 - Lim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ARAUJO, 6 - JARDIM BELCI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de Araujo, 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Rua Cassandoca, 535 - Moó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iano dos Santos, 236 - Jardim Clipper</text:p>
          </table:table-cell>
          <table:table-cell office:value-type="string">
            <text:p>14225</text:p>
          </table:table-cell>
          <table:table-cell office:value-type="string">
            <text:p>Rua Cassiano dos Santos, 236 - Jardim Clipp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Rua Catarina Lopes, 345 - Vila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Rua Catarina Mauad, 269 - Jardim das Palmei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. Sousa Reis, 197, Tatuapé</text:p>
          </table:table-cell>
          <table:table-cell office:value-type="string">
            <text:p>14138</text:p>
          </table:table-cell>
          <table:table-cell office:value-type="string">
            <text:p>Rua Cel. Sousa Reis, 197, Tatuap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rqueira Cesar, 248 -</text:p>
          </table:table-cell>
          <table:table-cell office:value-type="string">
            <text:p>18176</text:p>
          </table:table-cell>
          <table:table-cell office:value-type="string">
            <text:p>Rua Cerqueira Cesar, 248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INIRA POL�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�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7</text:p>
          </table:table-cell>
          <table:table-cell office:value-type="string">
            <text:p>Rua Clamecy, S/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rinia, 35 - Guaianazes.</text:p>
          </table:table-cell>
          <table:table-cell office:value-type="string">
            <text:p>18162</text:p>
          </table:table-cell>
          <table:table-cell office:value-type="string">
            <text:p>Rua Clarinia, 35 - Guaianazes.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�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�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�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�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�?O JOAQUIM, 179 - BELA VISTA</text:p>
          </table:table-cell>
          <table:table-cell office:value-type="string">
            <text:p>12113</text:p>
          </table:table-cell>
          <table:table-cell office:value-type="string">
            <text:p>RUA CONDE DE S�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�?O JOAQUIM, 179 - BELA VISTA</text:p>
          </table:table-cell>
          <table:table-cell office:value-type="string">
            <text:p>12113</text:p>
          </table:table-cell>
          <table:table-cell office:value-type="string">
            <text:p>RUA CONDE DE S�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ônego Vicente Miguel Marino, 572 �?? Barra Funda</text:p>
          </table:table-cell>
          <table:table-cell office:value-type="string">
            <text:p>14243</text:p>
          </table:table-cell>
          <table:table-cell office:value-type="string">
            <text:p>Rua Cônego Vicente Miguel Marino, 572 �??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Conselheiro Belizário, 412- Loja reactor - Brá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do Acre, 333 - Mooc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Nébias, 314 �?? Campos Eliseos</text:p>
          </table:table-cell>
          <table:table-cell office:value-type="string">
            <text:p>18158</text:p>
          </table:table-cell>
          <table:table-cell office:value-type="string">
            <text:p>Rua Conselheiro Nébias, 314 �?? Campos Elise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ontos Gauchescos, 86 - Vila Santa Catarina</text:p>
          </table:table-cell>
          <table:table-cell office:value-type="string">
            <text:p>14231</text:p>
          </table:table-cell>
          <table:table-cell office:value-type="string">
            <text:p>Rua Contos Gauchescos, 86 - Vila Santa Cata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iolano Durand, 270, bloco A - Vila Santa Catarina</text:p>
          </table:table-cell>
          <table:table-cell office:value-type="string">
            <text:p>22496</text:p>
          </table:table-cell>
          <table:table-cell office:value-type="string">
            <text:p>Rua Coriolano Durand, 270, bloco A - Vila Santa Catarin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d. São Luis</text:p>
          </table:table-cell>
          <table:table-cell office:value-type="string">
            <text:p>28589</text:p>
          </table:table-cell>
          <table:table-cell office:value-type="string">
            <text:p>Rua Corneio Zelaia, Jd. São Lui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utinho Melo, 180, Vl Yolanda</text:p>
          </table:table-cell>
          <table:table-cell office:value-type="string">
            <text:p>18181</text:p>
          </table:table-cell>
          <table:table-cell office:value-type="string">
            <text:p>Rua Coutinho Melo, 180, Vl Yoland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icharas, 203</text:p>
          </table:table-cell>
          <table:table-cell office:value-type="string">
            <text:p>18182</text:p>
          </table:table-cell>
          <table:table-cell office:value-type="string">
            <text:p>Rua Curicharas, 20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ama Entre Verdes, 129 - Vila Nova Curuçá</text:p>
          </table:table-cell>
          <table:table-cell office:value-type="string">
            <text:p>11228</text:p>
          </table:table-cell>
          <table:table-cell office:value-type="string">
            <text:p>Rua Dama Entre Verdes, 129 - Vila Nova Curuç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Abiquaras, 156 - Vila Guacuri</text:p>
          </table:table-cell>
          <table:table-cell office:value-type="string">
            <text:p>11254</text:p>
          </table:table-cell>
          <table:table-cell office:value-type="string">
            <text:p>Rua das Abiquaras, 156 - Vila Guacur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GRUMIXAMAS, 210 - JARDIM ORIENTAL - JABAQUARA</text:p>
          </table:table-cell>
          <table:table-cell office:value-type="string">
            <text:p>14138</text:p>
          </table:table-cell>
          <table:table-cell office:value-type="string">
            <text:p>RUA DAS GRUMIXAMAS, 210 - JARDIM ORIENTAL - JABAQU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OLARIAS, 476</text:p>
          </table:table-cell>
          <table:table-cell office:value-type="string">
            <text:p>11003</text:p>
          </table:table-cell>
          <table:table-cell office:value-type="string">
            <text:p>Rua Araguaia 207 - Canind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Rosas, n° 111, Parque das Flores</text:p>
          </table:table-cell>
          <table:table-cell office:value-type="string">
            <text:p>11235</text:p>
          </table:table-cell>
          <table:table-cell office:value-type="string">
            <text:p>Rua das Rosas, n° 111, Parque das Flor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ocleciano de Oliveira Filho, 404</text:p>
          </table:table-cell>
          <table:table-cell office:value-type="string">
            <text:p>11250</text:p>
          </table:table-cell>
          <table:table-cell office:value-type="string">
            <text:p>Rua Deocleciano de Oliveira Filho, 40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IAN�?POLIS, 4100 - VILA PRUDENTE</text:p>
          </table:table-cell>
          <table:table-cell office:value-type="string">
            <text:p>27328</text:p>
          </table:table-cell>
          <table:table-cell office:value-type="string">
            <text:p>RUA PINDAMONHANGABA, 225 - QUINTA DA PAINEIR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IOGO GARCUA, 254 - PARQUE BOA ESPERAN�?A</text:p>
          </table:table-cell>
          <table:table-cell office:value-type="string">
            <text:p>14143</text:p>
          </table:table-cell>
          <table:table-cell office:value-type="string">
            <text:p>RUA DIOGO GARCUA, 254 - PARQUE BOA ESPERAN�?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° 855 - Barra Funda</text:p>
          </table:table-cell>
          <table:table-cell office:value-type="string">
            <text:p>14106</text:p>
          </table:table-cell>
          <table:table-cell office:value-type="string">
            <text:p>Rua do Bosque 855 -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Manifesto, 2354 Ipiranga</text:p>
          </table:table-cell>
          <table:table-cell office:value-type="string">
            <text:p>14136</text:p>
          </table:table-cell>
          <table:table-cell office:value-type="string">
            <text:p>Rua do Manifesto, 2354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�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�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 Francisco Cardoso Ayres, 289 - Jd Cambará</text:p>
          </table:table-cell>
          <table:table-cell office:value-type="string">
            <text:p>11240</text:p>
          </table:table-cell>
          <table:table-cell office:value-type="string">
            <text:p>Rua Dom Francisco Cardoso Ayres, 289 - Jd Cambar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enico Montella, 392 - Parque Nações Unidas</text:p>
          </table:table-cell>
          <table:table-cell office:value-type="string">
            <text:p>18167</text:p>
          </table:table-cell>
          <table:table-cell office:value-type="string">
            <text:p>Rua Domenico Montella, 392 - Parque Nações Unid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mingo de moraes,1765 - Vila Mariana</text:p>
          </table:table-cell>
          <table:table-cell office:value-type="string">
            <text:p>14234</text:p>
          </table:table-cell>
          <table:table-cell office:value-type="string">
            <text:p>Rua Domingo de moraes,1765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Diorio, 54</text:p>
          </table:table-cell>
          <table:table-cell office:value-type="string">
            <text:p>11259</text:p>
          </table:table-cell>
          <table:table-cell office:value-type="string">
            <text:p>Rua Domingos Diorio, 5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�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�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DALBERTO PEREIRA DA FONSECA, 60 - PARQUE INDEPEND�?NCIA</text:p>
          </table:table-cell>
          <table:table-cell office:value-type="string">
            <text:p>28565</text:p>
          </table:table-cell>
          <table:table-cell office:value-type="string">
            <text:p>RUA DOUTOR ADALBERTO PEREIRA DA FONSECA, 60 - PARQUE INDEPEND�?NC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AUGUSTO AMARAL</text:p>
          </table:table-cell>
          <table:table-cell office:value-type="string">
            <text:p>11014</text:p>
          </table:table-cell>
          <table:table-cell office:value-type="string">
            <text:p>Rua Augusto do Amaral, 94 - Vila N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David Iampolsky, 36 - Bom Retiro</text:p>
          </table:table-cell>
          <table:table-cell office:value-type="string">
            <text:p>18156</text:p>
          </table:table-cell>
          <table:table-cell office:value-type="string">
            <text:p>Rua Doutor David Iampolsky, 36 - Bom Retir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UTOR MÁRIO DE CAMPOS, 191 - AMERICAN�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�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�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Moura - Vila Progresso</text:p>
          </table:table-cell>
          <table:table-cell office:value-type="string">
            <text:p>23467</text:p>
          </table:table-cell>
          <table:table-cell office:value-type="string">
            <text:p>Rua Doutor Mário Moura - Vila Progres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 - CEP. 03035040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�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�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�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�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�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�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ALMIRO LEAL DA COSTA, 22 - JD. DAS OLIVEIRAS</text:p>
          </table:table-cell>
          <table:table-cell office:value-type="string">
            <text:p>13128</text:p>
          </table:table-cell>
          <table:table-cell office:value-type="string">
            <text:p>Rua Dr. Almiro Leal da Costa, 22 - Jd. Das Oliveiras,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URVAL GUERRA DE AZEVEDO, 531 - PARQUE SANTO ANT�?NIO</text:p>
          </table:table-cell>
          <table:table-cell office:value-type="string">
            <text:p>13140</text:p>
          </table:table-cell>
          <table:table-cell office:value-type="string">
            <text:p>Rua Durval Guera de Azevedo, 531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MANUEL LIST, 96 - CHÁCARA FL�?RIDA</text:p>
          </table:table-cell>
          <table:table-cell office:value-type="string">
            <text:p>14192</text:p>
          </table:table-cell>
          <table:table-cell office:value-type="string">
            <text:p>Rua Emanuel List, 96 - Chácara Flór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�?O, 90 - CIDADE S�?O MATEUS</text:p>
          </table:table-cell>
          <table:table-cell office:value-type="string">
            <text:p>14162</text:p>
          </table:table-cell>
          <table:table-cell office:value-type="string">
            <text:p>RUA EMBAIXADOR ILDEFONSO FALC�?O, 90 - CIDADE S�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�?O, 90 - CIDADE S�?O MATEUS</text:p>
          </table:table-cell>
          <table:table-cell office:value-type="string">
            <text:p>14162</text:p>
          </table:table-cell>
          <table:table-cell office:value-type="string">
            <text:p>RUA EMBAIXADOR ILDEFONSO FALC�?O, 90 - CIDADE S�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ilio Ayres, 80 - José Bonifacio</text:p>
          </table:table-cell>
          <table:table-cell office:value-type="string">
            <text:p>28579</text:p>
          </table:table-cell>
          <table:table-cell office:value-type="string">
            <text:p>Rua Emilio Ares, 80 - José Bonifac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storis do Norte, 83</text:p>
          </table:table-cell>
          <table:table-cell office:value-type="string">
            <text:p>11251</text:p>
          </table:table-cell>
          <table:table-cell office:value-type="string">
            <text:p>Rua Esoris do Norte, 8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zo, 597</text:p>
          </table:table-cell>
          <table:table-cell office:value-type="string">
            <text:p>11239</text:p>
          </table:table-cell>
          <table:table-cell office:value-type="string">
            <text:p>Rua Ezequiel Lopes Cardozo, 597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erreira Viana, São Paulo</text:p>
          </table:table-cell>
          <table:table-cell office:value-type="string">
            <text:p>27211</text:p>
          </table:table-cell>
          <table:table-cell office:value-type="string">
            <text:p>Rua Ferreira Viana, 1B, Capela do Socor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êncio Pereira, 70 - Jd Nardini</text:p>
          </table:table-cell>
          <table:table-cell office:value-type="string">
            <text:p>11241</text:p>
          </table:table-cell>
          <table:table-cell office:value-type="string">
            <text:p>Rua Florêncio Pereira, 70 - Jd Nardin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Rua Fonte Nova, 23 (Parelhereiros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rte de São Bartolomeu, 58</text:p>
          </table:table-cell>
          <table:table-cell office:value-type="string">
            <text:p>27215</text:p>
          </table:table-cell>
          <table:table-cell office:value-type="string">
            <text:p>Rua Forte de São Bartolomeu,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BUENO, 384 - TATUAP�?</text:p>
          </table:table-cell>
          <table:table-cell office:value-type="string">
            <text:p>14177</text:p>
          </table:table-cell>
          <table:table-cell office:value-type="string">
            <text:p>RUA FRANCISCO BUENO, 384 - TATUAP�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85</text:p>
          </table:table-cell>
          <table:table-cell office:value-type="string">
            <text:p>27326</text:p>
          </table:table-cell>
          <table:table-cell office:value-type="string">
            <text:p>Rua Francisco Jose Alves, 18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USTINO AZEVEDO, 79 - ACLIMA�?�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 - ACLIMA�?�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Rua Francisco Tranchesi, 483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Pereira de berredo, 70, Jardim Camargo Novo</text:p>
          </table:table-cell>
          <table:table-cell office:value-type="string">
            <text:p>14241</text:p>
          </table:table-cell>
          <table:table-cell office:value-type="string">
            <text:p>Rua General Pereira de berredo, 70,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vásio  Leite  Rebelo, 1299, Jd Pery Alto</text:p>
          </table:table-cell>
          <table:table-cell office:value-type="string">
            <text:p>27214</text:p>
          </table:table-cell>
          <table:table-cell office:value-type="string">
            <text:p>Rua Gervásio Leite Rebelo, 1299, Jd Pery Alt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Ibiraiaras, 400</text:p>
          </table:table-cell>
          <table:table-cell office:value-type="string">
            <text:p>23394</text:p>
          </table:table-cell>
          <table:table-cell office:value-type="string">
            <text:p>Rua Ibiraiaras, 400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nácio Monteiro n.1195</text:p>
          </table:table-cell>
          <table:table-cell office:value-type="string">
            <text:p>18189</text:p>
          </table:table-cell>
          <table:table-cell office:value-type="string">
            <text:p>Rua Inácio Monteiro n.119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Irapará, 151, Paraisópolis</text:p>
          </table:table-cell>
          <table:table-cell office:value-type="string">
            <text:p>15102</text:p>
          </table:table-cell>
          <table:table-cell office:value-type="string">
            <text:p>Rua Irapará, 151 - Vila Andrade - Paraisó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RA, 255 - CIDADE ANT�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�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�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�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é.</text:p>
          </table:table-cell>
          <table:table-cell office:value-type="string">
            <text:p>14221</text:p>
          </table:table-cell>
          <table:table-cell office:value-type="string">
            <text:p>Rua Irma Pia, 78 - Jaguaré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Rua Itaguaçaba, 216 (altura av imirim 1800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qui, 513 �?? Canindé</text:p>
          </table:table-cell>
          <table:table-cell office:value-type="string">
            <text:p>12104</text:p>
          </table:table-cell>
          <table:table-cell office:value-type="string">
            <text:p>Rua Itaqui , 513 �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�?? Canindé</text:p>
          </table:table-cell>
          <table:table-cell office:value-type="string">
            <text:p>12104</text:p>
          </table:table-cell>
          <table:table-cell office:value-type="string">
            <text:p>Rua Itaqui , 513 �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�?? Canindé</text:p>
          </table:table-cell>
          <table:table-cell office:value-type="string">
            <text:p>12104</text:p>
          </table:table-cell>
          <table:table-cell office:value-type="string">
            <text:p>Rua Itaqui , 513 �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RUA JACARAIPE, 224 - 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guaribe, 735 Santa Cecília</text:p>
          </table:table-cell>
          <table:table-cell office:value-type="string">
            <text:p>18166</text:p>
          </table:table-cell>
          <table:table-cell office:value-type="string">
            <text:p>Rua Jaguaribe, 735, Santa Cecíl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Rua Jamaica, 42, Jardim 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ão Amado Coutinho, 1009</text:p>
          </table:table-cell>
          <table:table-cell office:value-type="string">
            <text:p>11252</text:p>
          </table:table-cell>
          <table:table-cell office:value-type="string">
            <text:p>Rua João Amado Coutinho, 100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�?O AMOS COMENIUS, 1.109 - JARDIM S�?O BERNARDO</text:p>
          </table:table-cell>
          <table:table-cell office:value-type="string">
            <text:p>13113</text:p>
          </table:table-cell>
          <table:table-cell office:value-type="string">
            <text:p>RUA JO�?O AMOS COMENIUS, 1.109 - JARDIM S�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�?O AMOS COMENIUS, 1.109 - JARDIM S�?O BERNARDO</text:p>
          </table:table-cell>
          <table:table-cell office:value-type="string">
            <text:p>13113</text:p>
          </table:table-cell>
          <table:table-cell office:value-type="string">
            <text:p>RUA JO�?O AMOS COMENIUS, 1.109 - JARDIM S�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ão da Silva, 1 - Itaim Paulista</text:p>
          </table:table-cell>
          <table:table-cell office:value-type="string">
            <text:p>18177</text:p>
          </table:table-cell>
          <table:table-cell office:value-type="string">
            <text:p>Rua João da Silva, 1 -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ão de Almada, 228</text:p>
          </table:table-cell>
          <table:table-cell office:value-type="string">
            <text:p>11255</text:p>
          </table:table-cell>
          <table:table-cell office:value-type="string">
            <text:p>Rua João de Almada, 22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�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�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almiro Mercado, 29, Vila Terezinha</text:p>
          </table:table-cell>
          <table:table-cell office:value-type="string">
            <text:p>18185</text:p>
          </table:table-cell>
          <table:table-cell office:value-type="string">
            <text:p>Rua Jorge Palmiro Mercado, 29, Vila Terezinh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�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�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�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�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Rua Jose Carlos Heffner, 2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�? MARIA HOMEM DE MONTES, 26 - CIDADE J�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�? MARIA HOMEM DE MONTES, 26 - CIDADE J�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Pereira Cruz, 209</text:p>
          </table:table-cell>
          <table:table-cell office:value-type="string">
            <text:p>27320</text:p>
          </table:table-cell>
          <table:table-cell office:value-type="string">
            <text:p>Rua José Pereira Cruz, 8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úlio de Castilho, 166 - Belém</text:p>
          </table:table-cell>
          <table:table-cell office:value-type="string">
            <text:p>14173</text:p>
          </table:table-cell>
          <table:table-cell office:value-type="string">
            <text:p>Rua Júlio de Castilho, 166 - Belé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Mario Salusse, 21</text:p>
          </table:table-cell>
          <table:table-cell office:value-type="string">
            <text:p>23469</text:p>
          </table:table-cell>
          <table:table-cell office:value-type="string">
            <text:p>Rua Julio Mario Salusse,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K, 140 B, Jd. Vitória Régia</text:p>
          </table:table-cell>
          <table:table-cell office:value-type="string">
            <text:p>18152</text:p>
          </table:table-cell>
          <table:table-cell office:value-type="string">
            <text:p>Rua K, 140 B, Jd. Vitória Rég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avapés, 1123 - Cambuci - 01519-000</text:p>
          </table:table-cell>
          <table:table-cell office:value-type="string">
            <text:p>14147</text:p>
          </table:table-cell>
          <table:table-cell office:value-type="string">
            <text:p>Rua Lavapés, 1123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ís Elson, 248 B - Anhanguera</text:p>
          </table:table-cell>
          <table:table-cell office:value-type="string">
            <text:p>14150</text:p>
          </table:table-cell>
          <table:table-cell office:value-type="string">
            <text:p>Rua Luís Elson, 248 B -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Braz de Lara, 26 - Vila São José</text:p>
          </table:table-cell>
          <table:table-cell office:value-type="string">
            <text:p>18154</text:p>
          </table:table-cell>
          <table:table-cell office:value-type="string">
            <text:p>Rua Luiz Braz de Lara, 26 - Vila São Jos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orrio, 463. 01</text:p>
          </table:table-cell>
          <table:table-cell office:value-type="string">
            <text:p>18157</text:p>
          </table:table-cell>
          <table:table-cell office:value-type="string">
            <text:p>Rua Luiz Porrio, 463. 01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Rua Major Maragliano, 241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lmequer do Campo, 1402</text:p>
          </table:table-cell>
          <table:table-cell office:value-type="string">
            <text:p>11248</text:p>
          </table:table-cell>
          <table:table-cell office:value-type="string">
            <text:p>Rua Malequer do Campo, 14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Raposo,13 - Conj Vila Marilena - Guaianases</text:p>
          </table:table-cell>
          <table:table-cell office:value-type="string">
            <text:p>14242</text:p>
          </table:table-cell>
          <table:table-cell office:value-type="string">
            <text:p>Rua Manoel Raposo,13 - Conj Vila Marilena - Guaianas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GUILHERME DOS REIS, 491 - PARQUE GRAJA�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�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�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�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RAMORES, 36 - JARDIM S�?O SAV�?RIO</text:p>
          </table:table-cell>
          <table:table-cell office:value-type="string">
            <text:p>2720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�?O SAV�?RIO</text:p>
          </table:table-cell>
          <table:table-cell office:value-type="string">
            <text:p>27224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195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CELINO COELHO, 284</text:p>
          </table:table-cell>
          <table:table-cell office:value-type="string">
            <text:p>13138</text:p>
          </table:table-cell>
          <table:table-cell office:value-type="string">
            <text:p>Rua Marcelino Coelho, 284,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ia Conceição Aparecida Bastos Costa, proximo ao 11</text:p>
          </table:table-cell>
          <table:table-cell office:value-type="string">
            <text:p>23468</text:p>
          </table:table-cell>
          <table:table-cell office:value-type="string">
            <text:p>Rua Maria Conceição Aparecida Bastos Costa, proximo ao 1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Rua Maxiné, 284 - Vila 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 - Vila Bancária Munho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é 438, Vila Ré ( Penha)</text:p>
          </table:table-cell>
          <table:table-cell office:value-type="string">
            <text:p>21122</text:p>
          </table:table-cell>
          <table:table-cell office:value-type="string">
            <text:p>Rua Moé 438, Vila Ré ( Penha)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NTENEGRO, 18 - JD. FELICIDADE</text:p>
          </table:table-cell>
          <table:table-cell office:value-type="string">
            <text:p>13134</text:p>
          </table:table-cell>
          <table:table-cell office:value-type="string">
            <text:p>Rua Montenegro, 18 - Jd. Felic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Rua Narcisa Amália, 73 - Lim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ICOLAU BORBONI, 215 - JD. VERA CRUZ</text:p>
          </table:table-cell>
          <table:table-cell office:value-type="string">
            <text:p>13135</text:p>
          </table:table-cell>
          <table:table-cell office:value-type="string">
            <text:p>Rua Nicolau Borboni, 215 - Jd. Ver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Osorio Franco Vilhene, 1099 - Vila Nova Curuça</text:p>
          </table:table-cell>
          <table:table-cell office:value-type="string">
            <text:p>11227</text:p>
          </table:table-cell>
          <table:table-cell office:value-type="string">
            <text:p>Rua Osorio Franco Vilhene, 1099 - Vila Nova Curuç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�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�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José Antonio Romano, 65, Parque Esmeralda</text:p>
          </table:table-cell>
          <table:table-cell office:value-type="string">
            <text:p>21106</text:p>
          </table:table-cell>
          <table:table-cell office:value-type="string">
            <text:p>Rua Padre José Antonio Romano, 65, Parque Esmerald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�?Á VELHA</text:p>
          </table:table-cell>
          <table:table-cell office:value-type="string">
            <text:p>13130</text:p>
          </table:table-cell>
          <table:table-cell office:value-type="string">
            <text:p>Rua Palanque, 40 - Vila Curuçá Vel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meira de Leque, 66 - Jardim Pedro José Nunes</text:p>
          </table:table-cell>
          <table:table-cell office:value-type="string">
            <text:p>14219</text:p>
          </table:table-cell>
          <table:table-cell office:value-type="string">
            <text:p>Rua Palmeira de Leque, 66 - Jardim Pedro José Nun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 office:value-type="string">
            <text:p>Rua Maramores, 36 - Jardim São Saverio - Ipiran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Rua Pedro de Madeiros, 521, 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dos Açores - 310, Jd. Luzitân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Taquari, 549, Mooca ,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Miranda, 41 - Associação Vida Nova Jardim Imbé</text:p>
          </table:table-cell>
          <table:table-cell office:value-type="string">
            <text:p>11238</text:p>
          </table:table-cell>
          <table:table-cell office:value-type="string">
            <text:p>Rua Pedro Miranda, 41 - Associação Vida Nova Jardim Imb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Rodrigues Beja, 75 - Vila Joaniza</text:p>
          </table:table-cell>
          <table:table-cell office:value-type="string">
            <text:p>18165</text:p>
          </table:table-cell>
          <table:table-cell office:value-type="string">
            <text:p>Rua Pedro Rodrigues Beja, 75 - Vila Joaniz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elagia Starbulov, 121 - Parque Grajaú</text:p>
          </table:table-cell>
          <table:table-cell office:value-type="string">
            <text:p>18164</text:p>
          </table:table-cell>
          <table:table-cell office:value-type="string">
            <text:p>Rua Pelagia Starbulov, 121 - Parque Gra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ONTA POR�?, 844 - VILA IPOJUCA</text:p>
          </table:table-cell>
          <table:table-cell office:value-type="string">
            <text:p>14163</text:p>
          </table:table-cell>
          <table:table-cell office:value-type="string">
            <text:p>RUA PONTA POR�?, 844 - VILA IPOJU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- Brooklin</text:p>
          </table:table-cell>
          <table:table-cell office:value-type="string">
            <text:p>14111</text:p>
          </table:table-cell>
          <table:table-cell office:value-type="string">
            <text:p>Rua Princesa Isabel, 548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ANT�?NIO DE FRANCO, 22 - JARDIM S�?O LUIZ</text:p>
          </table:table-cell>
          <table:table-cell office:value-type="string">
            <text:p>13139</text:p>
          </table:table-cell>
          <table:table-cell office:value-type="string">
            <text:p>Rua Professor Antonio de Franco, 22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Rua Professora Jacira de Carvalho, 7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Rua Rafael Alvarez, 79 - Vila do So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ULINO GALDINO DA SILVA, 1.031 - VILA BRASIL�?NDIA</text:p>
          </table:table-cell>
          <table:table-cell office:value-type="string">
            <text:p>11261</text:p>
          </table:table-cell>
          <table:table-cell office:value-type="string">
            <text:p>RUA RAULINO GALDINO DA SILVA, 1.031 - VILA BRASIL�?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EINALDO PEREIRA, 1 - PARQUE SANTO AMARO</text:p>
          </table:table-cell>
          <table:table-cell office:value-type="string">
            <text:p>28564</text:p>
          </table:table-cell>
          <table:table-cell office:value-type="string">
            <text:p>Rua Reinaldo Pereira, 1 - Parque Santo Amaro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RIO BOA ESPERAN�?A, 713 - VILA JACUÍ</text:p>
          </table:table-cell>
          <table:table-cell office:value-type="string">
            <text:p>13145</text:p>
          </table:table-cell>
          <table:table-cell office:value-type="string">
            <text:p>RUA RIO BOA ESPERAN�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BOA ESPERAN�?A, 713 - VILA JACUÍ</text:p>
          </table:table-cell>
          <table:table-cell office:value-type="string">
            <text:p>13145</text:p>
          </table:table-cell>
          <table:table-cell office:value-type="string">
            <text:p>RUA RIO BOA ESPERAN�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�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�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Tefé, 154 - Gleba do Pêssego</text:p>
          </table:table-cell>
          <table:table-cell office:value-type="string">
            <text:p>18169</text:p>
          </table:table-cell>
          <table:table-cell office:value-type="string">
            <text:p>Rua Rio Tefé, 154 - Gleba do Pêsseg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Rizieri Negrini, 356/ 372</text:p>
          </table:table-cell>
          <table:table-cell office:value-type="string">
            <text:p>11256</text:p>
          </table:table-cell>
          <table:table-cell office:value-type="string">
            <text:p>Rua Rizieri Negrini, 356/ 37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BIA LARANJEIRA, 758 - S�?O MIGUEL PAULISTA</text:p>
          </table:table-cell>
          <table:table-cell office:value-type="string">
            <text:p>14145</text:p>
          </table:table-cell>
          <table:table-cell office:value-type="string">
            <text:p>RUA SABIA LARANJEIRA, 758 - S�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�?O MIGUEL PAULISTA</text:p>
          </table:table-cell>
          <table:table-cell office:value-type="string">
            <text:p>14145</text:p>
          </table:table-cell>
          <table:table-cell office:value-type="string">
            <text:p>Rua Sabia Laranjeira , 758 - Sã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nta Rita do Sapucai, 719, Jd. Tupi</text:p>
          </table:table-cell>
          <table:table-cell office:value-type="string">
            <text:p>28587</text:p>
          </table:table-cell>
          <table:table-cell office:value-type="string">
            <text:p>Rua Santa Rita do Sapucai, 719, Jd. Tup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ana do Rio Preto, 64, Cosmopolita, Guaianases</text:p>
          </table:table-cell>
          <table:table-cell office:value-type="string">
            <text:p>18190</text:p>
          </table:table-cell>
          <table:table-cell office:value-type="string">
            <text:p>Rua Santana do Rio Preto, 64, Cosmopolita, Guaianas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ANTO ANT�?NIO DE OSSELA, 475 - PARQUE COCAIA</text:p>
          </table:table-cell>
          <table:table-cell office:value-type="string">
            <text:p>11263</text:p>
          </table:table-cell>
          <table:table-cell office:value-type="string">
            <text:p>RUA SANTO ANT�?NIO DE OSSELA, 475 - PARQUE COCA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�?O FRANCISCO DO HUMAITÁ, 107 - PARQUE TIET�?</text:p>
          </table:table-cell>
          <table:table-cell office:value-type="string">
            <text:p>13121</text:p>
          </table:table-cell>
          <table:table-cell office:value-type="string">
            <text:p>RUA S�?O FRANCISCO DO HUMAITÁ, 107 - PARQUE TIET�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�?O FRANCISCO DO HUMAITÁ, 107 - PARQUE TIET�?</text:p>
          </table:table-cell>
          <table:table-cell office:value-type="string">
            <text:p>13121</text:p>
          </table:table-cell>
          <table:table-cell office:value-type="string">
            <text:p>RUA S�?O FRANCISCO DO HUMAITÁ, 107 - PARQUE TIET�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NADOR FEIJO, 126</text:p>
          </table:table-cell>
          <table:table-cell office:value-type="string">
            <text:p>11006</text:p>
          </table:table-cell>
          <table:table-cell office:value-type="string">
            <text:p>Rua Senador Feijó, 126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erra das Araras, 409 - Vila Yolanda</text:p>
          </table:table-cell>
          <table:table-cell office:value-type="string">
            <text:p>14246</text:p>
          </table:table-cell>
          <table:table-cell office:value-type="string">
            <text:p>Rua Serra das Araras, 409 - Vila Yol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Rua Sera Das Araras, 410 - Vila Iolan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E CAPIVARU�?U, 274 - VILA RENATO</text:p>
          </table:table-cell>
          <table:table-cell office:value-type="string">
            <text:p>26487</text:p>
          </table:table-cell>
          <table:table-cell office:value-type="string">
            <text:p>RUA SERRA DE CAPIVARU�?U, 274 - VILA RENAT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Jairé, 1433</text:p>
          </table:table-cell>
          <table:table-cell office:value-type="string">
            <text:p>14119</text:p>
          </table:table-cell>
          <table:table-cell office:value-type="string">
            <text:p>Rua Serra de Jairé, 143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São Domingos, 1015</text:p>
          </table:table-cell>
          <table:table-cell office:value-type="string">
            <text:p>18179</text:p>
          </table:table-cell>
          <table:table-cell office:value-type="string">
            <text:p>Rua Serra de São Domingos, 101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ilva Bueno, 229 - Ipiranga.</text:p>
          </table:table-cell>
          <table:table-cell office:value-type="string">
            <text:p>14245</text:p>
          </table:table-cell>
          <table:table-cell office:value-type="string">
            <text:p>Rua Silva Bueno, 229 - Ipirang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�?</text:p>
          </table:table-cell>
          <table:table-cell office:value-type="string">
            <text:p>12101</text:p>
          </table:table-cell>
          <table:table-cell office:value-type="string">
            <text:p>RUA SILVEIRA MARTINS, 115 - S�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�?</text:p>
          </table:table-cell>
          <table:table-cell office:value-type="string">
            <text:p>12101</text:p>
          </table:table-cell>
          <table:table-cell office:value-type="string">
            <text:p>RUA SILVEIRA MARTINS, 115 - S�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stro Palma,  52 B</text:p>
          </table:table-cell>
          <table:table-cell office:value-type="string">
            <text:p>11237</text:p>
          </table:table-cell>
          <table:table-cell office:value-type="string">
            <text:p>Rua Silvestro Palma,  52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mão Ragusa, Jardim Maggi - São Paulo SP - CEP 02982-140</text:p>
          </table:table-cell>
          <table:table-cell office:value-type="string">
            <text:p>27310</text:p>
          </table:table-cell>
          <table:table-cell office:value-type="string">
            <text:p>Rua Simão Ragusa (Travessa Moreira), 6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infonia Heróica, 351, Vila Calu</text:p>
          </table:table-cell>
          <table:table-cell office:value-type="string">
            <text:p>28585</text:p>
          </table:table-cell>
          <table:table-cell office:value-type="string">
            <text:p>Rua Sinfonia Heróica, 351, Vila Cal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uzana de Melo, 170</text:p>
          </table:table-cell>
          <table:table-cell office:value-type="string">
            <text:p>18194</text:p>
          </table:table-cell>
          <table:table-cell office:value-type="string">
            <text:p>Rua Suzana de Melo, 170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APUIRANA, 63 - JARDIM S�?O LUIS</text:p>
          </table:table-cell>
          <table:table-cell office:value-type="string">
            <text:p>13129</text:p>
          </table:table-cell>
          <table:table-cell office:value-type="string">
            <text:p>Rua Tapuirana, 63 - Jardim Sã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eixeira Leite , 467</text:p>
          </table:table-cell>
          <table:table-cell office:value-type="string">
            <text:p>2728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nente Mario Barbedo, 615,</text:p>
          </table:table-cell>
          <table:table-cell office:value-type="string">
            <text:p>18183</text:p>
          </table:table-cell>
          <table:table-cell office:value-type="string">
            <text:p>Rua Tenente Mario Barbedo, 615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ERRA BRASILEIRA, 265 - CIDADE ANT�?NIO ESTEV�?O DE CARVALHO</text:p>
          </table:table-cell>
          <table:table-cell office:value-type="string">
            <text:p>12105</text:p>
          </table:table-cell>
          <table:table-cell office:value-type="string">
            <text:p>RUA TERRA BRASILEIRA, 265 - CIDADE ANT�?NIO ESTEV�?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�?NIO ESTEV�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�?NIO ESTEV�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é Afonso de Moura, 345 - Vila Amélia</text:p>
          </table:table-cell>
          <table:table-cell office:value-type="string">
            <text:p>14101</text:p>
          </table:table-cell>
          <table:table-cell office:value-type="string">
            <text:p>Rua Tomé Afonso de Moura, 345 - Vila Amél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maso Giordani, 129</text:p>
          </table:table-cell>
          <table:table-cell office:value-type="string">
            <text:p>11243</text:p>
          </table:table-cell>
          <table:table-cell office:value-type="string">
            <text:p>Rua Tommaso Giordani, 12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ACANGA, 300 - VILA CAR�?O</text:p>
          </table:table-cell>
          <table:table-cell office:value-type="string">
            <text:p>14118</text:p>
          </table:table-cell>
          <table:table-cell office:value-type="string">
            <text:p>RUA VACANGA, 300 - VILA CAR�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le da Amoreira, 53</text:p>
          </table:table-cell>
          <table:table-cell office:value-type="string">
            <text:p>18153</text:p>
          </table:table-cell>
          <table:table-cell office:value-type="string">
            <text:p>Rua Vale da Amoreira, 5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Valente de Novais 185 Itaim Paulista</text:p>
          </table:table-cell>
          <table:table-cell office:value-type="string">
            <text:p>14239</text:p>
          </table:table-cell>
          <table:table-cell office:value-type="string">
            <text:p>Rua Valente de Novais 185 Itaim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tantonio Mastrosa, 362</text:p>
          </table:table-cell>
          <table:table-cell office:value-type="string">
            <text:p>11244</text:p>
          </table:table-cell>
          <table:table-cell office:value-type="string">
            <text:p>Rua Vitantonio Mastrosa, 36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: Alziro Pinheiro de Magalhaes, 1037</text:p>
          </table:table-cell>
          <table:table-cell office:value-type="string">
            <text:p>18175</text:p>
          </table:table-cell>
          <table:table-cell office:value-type="string">
            <text:p>Rua: Alziro Pinheiro de Magalhaes, 1037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ravessa Aurélio Linhares, 113 - Estância Jaraguá</text:p>
          </table:table-cell>
          <table:table-cell office:value-type="string">
            <text:p>12151</text:p>
          </table:table-cell>
          <table:table-cell office:value-type="string">
            <text:p>Travessa Aurélio Linhares, 113 - Estância Jaraguá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Caixa d'água, Vila Nova Esperança.</text:p>
          </table:table-cell>
          <table:table-cell office:value-type="string">
            <text:p>27325</text:p>
          </table:table-cell>
          <table:table-cell office:value-type="string">
            <text:p>Rua da Caixa d'água, Vila Nova Esperanç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, 900</text:p>
          </table:table-cell>
          <table:table-cell office:value-type="string">
            <text:p>27579</text:p>
          </table:table-cell>
          <table:table-cell office:value-type="string">
            <text:p>Rua Paulo Argentino, 9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299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 Deputado Cantídio Sampaio n, 4595</text:p>
          </table:table-cell>
          <table:table-cell office:value-type="string">
            <text:p>27553</text:p>
          </table:table-cell>
          <table:table-cell office:value-type="string">
            <text:p>Av Deputado Cantídio Sampaio n, 45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ácio Monteiro, 6100 - Jardim São Paulo</text:p>
          </table:table-cell>
          <table:table-cell office:value-type="string">
            <text:p>24494</text:p>
          </table:table-cell>
          <table:table-cell office:value-type="string">
            <text:p>Rua Inácio Monteiro, 6100 - Jardim São Paul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oacir Padilha, 28</text:p>
          </table:table-cell>
          <table:table-cell office:value-type="string">
            <text:p>27208</text:p>
          </table:table-cell>
          <table:table-cell office:value-type="string">
            <text:p>Rua Moacir Padilha, 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sé  Pereira  Cruz, 81, Parque Bristol</text:p>
          </table:table-cell>
          <table:table-cell office:value-type="string">
            <text:p>27619</text:p>
          </table:table-cell>
          <table:table-cell office:value-type="string">
            <text:p>Rua José  Pereira  Cruz, 81, Parque Bristo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bert Arruda Pereira, 266</text:p>
          </table:table-cell>
          <table:table-cell office:value-type="string">
            <text:p>27620</text:p>
          </table:table-cell>
          <table:table-cell office:value-type="string">
            <text:p>Rua Herbert Arruda Pereira, 26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tilde Moreno, 220</text:p>
          </table:table-cell>
          <table:table-cell office:value-type="string">
            <text:p>27621</text:p>
          </table:table-cell>
          <table:table-cell office:value-type="string">
            <text:p>Rua Matilde Moreno, 22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aul Lino, 34 - Jardim São Bento Novo</text:p>
          </table:table-cell>
          <table:table-cell office:value-type="string">
            <text:p>14215</text:p>
          </table:table-cell>
          <table:table-cell office:value-type="string">
            <text:p>Rua Raul Lino, 34 - Jardim São Bent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9524</text:p>
          </table:table-cell>
          <table:table-cell office:value-type="string">
            <text:p>Avenida Guarapiranga, 3658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29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59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3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4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5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7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8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0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5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ntnes Maciel, 720 - Parque Sâo Rafael</text:p>
          </table:table-cell>
          <table:table-cell office:value-type="string">
            <text:p>27615</text:p>
          </table:table-cell>
          <table:table-cell office:value-type="string">
            <text:p>Rua Joao Antnes Maciel, 720 - Parque Sâ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abriel Pereira, 17, São Paulo</text:p>
          </table:table-cell>
          <table:table-cell office:value-type="string">
            <text:p>27632</text:p>
          </table:table-cell>
          <table:table-cell office:value-type="string">
            <text:p>Rua Gabriel Pereira, 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633</text:p>
          </table:table-cell>
          <table:table-cell office:value-type="string">
            <text:p>Rua Vale do rio Doce, 26 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53A, bloco 1 apto 51.</text:p>
          </table:table-cell>
          <table:table-cell office:value-type="string">
            <text:p>27634</text:p>
          </table:table-cell>
          <table:table-cell office:value-type="string">
            <text:p>Rua Vale do Rio Doce, 53A, bloco 1 apto 51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ucas Fernando Pinto, 170</text:p>
          </table:table-cell>
          <table:table-cell office:value-type="string">
            <text:p>27636</text:p>
          </table:table-cell>
          <table:table-cell office:value-type="string">
            <text:p>Rua Lucas Fernando Pinto, 17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au Pombo, 150</text:p>
          </table:table-cell>
          <table:table-cell office:value-type="string">
            <text:p>27637</text:p>
          </table:table-cell>
          <table:table-cell office:value-type="string">
            <text:p>Travessa Pau Pombo, 1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ofa. Suraia Aidar Menon, 2045</text:p>
          </table:table-cell>
          <table:table-cell office:value-type="string">
            <text:p>27638</text:p>
          </table:table-cell>
          <table:table-cell office:value-type="string">
            <text:p>Rua Profa. Surai Adair Menon, 2045, casa 5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tero Gomes do Nascimento, 136,</text:p>
          </table:table-cell>
          <table:table-cell office:value-type="string">
            <text:p>27639</text:p>
          </table:table-cell>
          <table:table-cell office:value-type="string">
            <text:p>Rua Antero Gomes do Nascimento, 136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6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ederico Murnau, 18</text:p>
          </table:table-cell>
          <table:table-cell office:value-type="string">
            <text:p>27640</text:p>
          </table:table-cell>
          <table:table-cell office:value-type="string">
            <text:p>Rua Frederico Murnau, 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avessa Recreio Alegre, 45</text:p>
          </table:table-cell>
          <table:table-cell office:value-type="string">
            <text:p>27642</text:p>
          </table:table-cell>
          <table:table-cell office:value-type="string">
            <text:p>Tavessa Recreio Alegre, 4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3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nários, 17</text:p>
          </table:table-cell>
          <table:table-cell office:value-type="string">
            <text:p>27644</text:p>
          </table:table-cell>
          <table:table-cell office:value-type="string">
            <text:p>Canários, 17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ultura Popular, 196</text:p>
          </table:table-cell>
          <table:table-cell office:value-type="string">
            <text:p>27645</text:p>
          </table:table-cell>
          <table:table-cell office:value-type="string">
            <text:p>Rua Cultura Popular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mbirisa, 129</text:p>
          </table:table-cell>
          <table:table-cell office:value-type="string">
            <text:p>27646</text:p>
          </table:table-cell>
          <table:table-cell office:value-type="string">
            <text:p>Rua Cambiriza, 12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eira Martins, 2 - Brás, São Paulo - SP</text:p>
          </table:table-cell>
          <table:table-cell office:value-type="string">
            <text:p>27648</text:p>
          </table:table-cell>
          <table:table-cell office:value-type="string">
            <text:p>R. Vieira Martins, 2 - Brás, São Paulo - SP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Rua Marina Ciufuli Zanfelice, 289 - Lap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  Osvado Valle Cordeiro, 1320 - Cidade Líder</text:p>
          </table:table-cell>
          <table:table-cell office:value-type="string">
            <text:p>11113</text:p>
          </table:table-cell>
          <table:table-cell office:value-type="string">
            <text:p>Av  Osvado Valle Cordeiro, 1320 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 - Americanopolis</text:p>
          </table:table-cell>
          <table:table-cell office:value-type="string">
            <text:p>11126</text:p>
          </table:table-cell>
          <table:table-cell office:value-type="string">
            <text:p>Rua Dr. Alcides de Campos, 115 - 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íder</text:p>
          </table:table-cell>
          <table:table-cell office:value-type="string">
            <text:p>11112</text:p>
          </table:table-cell>
          <table:table-cell office:value-type="string">
            <text:p>Av  Osvado Valle Cordeiro, 1294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rnas Filho, 72 - Vila Paulista São Paulo</text:p>
          </table:table-cell>
          <table:table-cell office:value-type="string">
            <text:p>11144</text:p>
          </table:table-cell>
          <table:table-cell office:value-type="string">
            <text:p>Rua Dornas Filho, 72 - Vila Paulista São Pau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 371, Brasilândia</text:p>
          </table:table-cell>
          <table:table-cell office:value-type="string">
            <text:p>11253</text:p>
          </table:table-cell>
          <table:table-cell office:value-type="string">
            <text:p>Rua Tiro ao Pombo, 371, Brasilâ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íder</text:p>
          </table:table-cell>
          <table:table-cell office:value-type="string">
            <text:p>11114</text:p>
          </table:table-cell>
          <table:table-cell office:value-type="string">
            <text:p>Av  Osvado Valle Cordeiro, 1340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. Hélio Lobo, 81 - Parque Jabaquara  São Paulo - SP
04359-030</text:p>
          </table:table-cell>
          <table:table-cell office:value-type="string">
            <text:p>11137</text:p>
          </table:table-cell>
          <table:table-cell office:value-type="string">
            <text:p>Av. Hélio Lobo, 81 - Parque Jabaquara  São Paulo - SP
04359-03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iz Gushiken, 170 - Jardim Vergueiro</text:p>
          </table:table-cell>
          <table:table-cell office:value-type="string">
            <text:p>11075</text:p>
          </table:table-cell>
          <table:table-cell office:value-type="string">
            <text:p>Avenida Luiz Gushiken, 170 - Jardim Vergu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harles Colomb, 200</text:p>
          </table:table-cell>
          <table:table-cell office:value-type="string">
            <text:p>11134</text:p>
          </table:table-cell>
          <table:table-cell office:value-type="string">
            <text:p>Rua Charles Colomb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orge Ohm, 12</text:p>
          </table:table-cell>
          <table:table-cell/>
          <table:table-cell office:value-type="string">
            <text:p>Rua George Ohm, 12</text:p>
          </table:table-cell>
          <table:table-cell/>
        </table:table-row>
        <table:table-row>
          <table:table-cell office:value-type="string">
            <text:p>Avenida Império Delamare, 3.250 Heliópolis</text:p>
          </table:table-cell>
          <table:table-cell office:value-type="string">
            <text:p>11159</text:p>
          </table:table-cell>
          <table:table-cell office:value-type="string">
            <text:p>Avenida Império Delamare, 3.250 Helió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58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obélia, 59 - Jd Prudência</text:p>
          </table:table-cell>
          <table:table-cell office:value-type="string">
            <text:p>14195</text:p>
          </table:table-cell>
          <table:table-cell office:value-type="string">
            <text:p>Rua Robélia, 59 - Jd Prudê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60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